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0212.0</text:p>
          </table:table-cell>
          <table:table-cell office:value-type="string">
            <text:p>SPARKLING</text:p>
          </table:table-cell>
          <table:table-cell office:value-type="string">
            <text:p>Champagne Brut Reserve </text:p>
          </table:table-cell>
          <table:table-cell office:value-type="string">
            <text:p>Pol Ro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700">
            <text:p>8700</text:p>
          </table:table-cell>
          <table:table-cell office:value-type="float" office:value="4395">
            <text:p>43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btrxfra499jsfa2z0</text:p>
          </table:table-cell>
          <table:table-cell office:value-type="string">
            <text:p>SPARKLING</text:p>
          </table:table-cell>
          <table:table-cell office:value-type="string">
            <text:p>Champagne Réserve Brut</text:p>
          </table:table-cell>
          <table:table-cell office:value-type="string">
            <text:p>Pol Roger</text:p>
          </table:table-cell>
          <table:table-cell office:value-type="float" office:value="40.93952">
            <text:p>40.9395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0221.0</text:p>
          </table:table-cell>
          <table:table-cell office:value-type="string">
            <text:p>SPARKLING</text:p>
          </table:table-cell>
          <table:table-cell office:value-type="string">
            <text:p>Champagne Zero Brut Nature</text:p>
          </table:table-cell>
          <table:table-cell office:value-type="string">
            <text:p>Tarla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3750">
            <text:p>3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6ecbq7whxpq5see53</text:p>
          </table:table-cell>
          <table:table-cell office:value-type="string">
            <text:p>SPARKLING</text:p>
          </table:table-cell>
          <table:table-cell office:value-type="string">
            <text:p>Champagne Zero Brut Nature</text:p>
          </table:table-cell>
          <table:table-cell office:value-type="string">
            <text:p>Tarlant</text:p>
          </table:table-cell>
          <table:table-cell office:value-type="float" office:value="43.0562">
            <text:p>43.0562</text:p>
          </table:table-cell>
        </table:table-row>
        <table:table-row>
          <table:table-cell office:value-type="string"/>
          <table:table-cell office:value-type="string">
            <text:p>10110.0</text:p>
          </table:table-cell>
          <table:table-cell office:value-type="string">
            <text:p>SPARKLING</text:p>
          </table:table-cell>
          <table:table-cell office:value-type="string">
            <text:p>Prosecco di Valdobbiadene, Extra Brut</text:p>
          </table:table-cell>
          <table:table-cell office:value-type="string">
            <text:p>Borto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xd9xq19pmt3rh05k71</text:p>
          </table:table-cell>
          <table:table-cell office:value-type="string">
            <text:p>SPARKLING</text:p>
          </table:table-cell>
          <table:table-cell office:value-type="string">
            <text:p>Valdobbiadene Prosecco Superiore Brut</text:p>
          </table:table-cell>
          <table:table-cell office:value-type="string">
            <text:p>Fratelli Bortolin</text:p>
          </table:table-cell>
          <table:table-cell office:value-type="float" office:value="29.06429">
            <text:p>29.06429</text:p>
          </table:table-cell>
        </table:table-row>
        <table:table-row>
          <table:table-cell office:value-type="string"/>
          <table:table-cell office:value-type="string">
            <text:p>10116.0</text:p>
          </table:table-cell>
          <table:table-cell office:value-type="string">
            <text:p>SPARKLING</text:p>
          </table:table-cell>
          <table:table-cell office:value-type="string">
            <text:p>Arunda Brut Rosè Exellor 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pc3zjjtbtyab67r1p</text:p>
          </table:table-cell>
          <table:table-cell office:value-type="string">
            <text:p>SPARKLING</text:p>
          </table:table-cell>
          <table:table-cell office:value-type="string">
            <text:p>Metodo Classico Excellor Rosé Brut</text:p>
          </table:table-cell>
          <table:table-cell office:value-type="string">
            <text:p>Arunda</text:p>
          </table:table-cell>
          <table:table-cell office:value-type="float" office:value="39.68776">
            <text:p>39.68776</text:p>
          </table:table-cell>
        </table:table-row>
        <table:table-row>
          <table:table-cell office:value-type="string"/>
          <table:table-cell office:value-type="string">
            <text:p>10117.0</text:p>
          </table:table-cell>
          <table:table-cell office:value-type="string">
            <text:p>SPARKLING</text:p>
          </table:table-cell>
          <table:table-cell office:value-type="string">
            <text:p>Hausmannhof Reserve 2013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ts5qwgrhg1850c2bn8</text:p>
          </table:table-cell>
          <table:table-cell office:value-type="string">
            <text:p>WHITE</text:p>
          </table:table-cell>
          <table:table-cell office:value-type="string">
            <text:p>Hausmannhof Gewürztraminer</text:p>
          </table:table-cell>
          <table:table-cell office:value-type="string">
            <text:p>Haderburg</text:p>
          </table:table-cell>
          <table:table-cell office:value-type="float" office:value="41.57416">
            <text:p>41.57416</text:p>
          </table:table-cell>
        </table:table-row>
        <table:table-row>
          <table:table-cell office:value-type="string"/>
          <table:table-cell office:value-type="string">
            <text:p>10118.0</text:p>
          </table:table-cell>
          <table:table-cell office:value-type="string">
            <text:p>SPARKLING</text:p>
          </table:table-cell>
          <table:table-cell office:value-type="string">
            <text:p>Solera Extra Brut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2900">
            <text:p>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z5exfassmjv6eja8e</text:p>
          </table:table-cell>
          <table:table-cell office:value-type="string">
            <text:p>SPARKLING</text:p>
          </table:table-cell>
          <table:table-cell office:value-type="string">
            <text:p>Nove Extra Brut</text:p>
          </table:table-cell>
          <table:table-cell office:value-type="string">
            <text:p>Buvoli</text:p>
          </table:table-cell>
          <table:table-cell office:value-type="float" office:value="36.04838">
            <text:p>36.04838</text:p>
          </table:table-cell>
        </table:table-row>
        <table:table-row>
          <table:table-cell office:value-type="string"/>
          <table:table-cell office:value-type="string">
            <text:p>10119.0</text:p>
          </table:table-cell>
          <table:table-cell office:value-type="string">
            <text:p>SPARKLING</text:p>
          </table:table-cell>
          <table:table-cell office:value-type="string">
            <text:p>Haderburg Spumante Brut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tsmx0p7drhda7fcn87</text:p>
          </table:table-cell>
          <table:table-cell office:value-type="string">
            <text:p>SPARKLING</text:p>
          </table:table-cell>
          <table:table-cell office:value-type="string">
            <text:p>Metodo Classico Brut</text:p>
          </table:table-cell>
          <table:table-cell office:value-type="string">
            <text:p>Haderburg</text:p>
          </table:table-cell>
          <table:table-cell office:value-type="float" office:value="30.96438">
            <text:p>30.96438</text:p>
          </table:table-cell>
        </table:table-row>
        <table:table-row>
          <table:table-cell office:value-type="string"/>
          <table:table-cell office:value-type="string">
            <text:p>10119.0</text:p>
          </table:table-cell>
          <table:table-cell office:value-type="string">
            <text:p>SPARKLING</text:p>
          </table:table-cell>
          <table:table-cell office:value-type="string">
            <text:p>Blanc de noir 7 Anni Extra Brut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700">
            <text:p>7700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cz5exfassmjv6eja8e</text:p>
          </table:table-cell>
          <table:table-cell office:value-type="string">
            <text:p>SPARKLING</text:p>
          </table:table-cell>
          <table:table-cell office:value-type="string">
            <text:p>Nove Extra Brut</text:p>
          </table:table-cell>
          <table:table-cell office:value-type="string">
            <text:p>Buvoli</text:p>
          </table:table-cell>
          <table:table-cell office:value-type="float" office:value="36.04838">
            <text:p>36.04838</text:p>
          </table:table-cell>
        </table:table-row>
        <table:table-row>
          <table:table-cell office:value-type="string"/>
          <table:table-cell office:value-type="string">
            <text:p>10120.0</text:p>
          </table:table-cell>
          <table:table-cell office:value-type="string">
            <text:p>SPARKLING</text:p>
          </table:table-cell>
          <table:table-cell office:value-type="string">
            <text:p>Haderburg Pas dosè 2017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2170">
            <text:p>2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35.803642">
            <text:p>35.803642</text:p>
          </table:table-cell>
        </table:table-row>
        <table:table-row>
          <table:table-cell office:value-type="string"/>
          <table:table-cell office:value-type="string">
            <text:p>10123.0</text:p>
          </table:table-cell>
          <table:table-cell office:value-type="string">
            <text:p>SPARKLING</text:p>
          </table:table-cell>
          <table:table-cell office:value-type="string">
            <text:p>Champagne Longitude Blanc de Blanc </text:p>
          </table:table-cell>
          <table:table-cell office:value-type="string">
            <text:p>Larmandier Bern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5170">
            <text:p>5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qd689j5znds22mzw1x</text:p>
          </table:table-cell>
          <table:table-cell office:value-type="string">
            <text:p>SPARKLING</text:p>
          </table:table-cell>
          <table:table-cell office:value-type="string">
            <text:p>Champagne Blanc de Blancs Premier Cru Longitude Extra Brut Bio</text:p>
          </table:table-cell>
          <table:table-cell office:value-type="string">
            <text:p>Larmandier-Bernier</text:p>
          </table:table-cell>
          <table:table-cell office:value-type="float" office:value="56.832603">
            <text:p>56.832603</text:p>
          </table:table-cell>
        </table:table-row>
        <table:table-row>
          <table:table-cell office:value-type="string"/>
          <table:table-cell office:value-type="string">
            <text:p>10124.0</text:p>
          </table:table-cell>
          <table:table-cell office:value-type="string">
            <text:p>SPARKLING</text:p>
          </table:table-cell>
          <table:table-cell office:value-type="string">
            <text:p>Buvoli Tre Rosè E.B.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450">
            <text:p>2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3npt9sf7sdqjwcszfc</text:p>
          </table:table-cell>
          <table:table-cell office:value-type="string">
            <text:p>SPARKLING</text:p>
          </table:table-cell>
          <table:table-cell office:value-type="string">
            <text:p>Tre Brut Rosé</text:p>
          </table:table-cell>
          <table:table-cell office:value-type="string">
            <text:p>Buvoli</text:p>
          </table:table-cell>
          <table:table-cell office:value-type="float" office:value="35.6316">
            <text:p>35.6316</text:p>
          </table:table-cell>
        </table:table-row>
        <table:table-row>
          <table:table-cell office:value-type="string"/>
          <table:table-cell office:value-type="string">
            <text:p>10125.0</text:p>
          </table:table-cell>
          <table:table-cell office:value-type="string">
            <text:p>SPARKLING</text:p>
          </table:table-cell>
          <table:table-cell office:value-type="string">
            <text:p>Champagner Premier Cru Extra Brut</text:p>
          </table:table-cell>
          <table:table-cell office:value-type="string">
            <text:p>Guy Larmandi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2890">
            <text:p>28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vdb5wxdwrspf4nygdk</text:p>
          </table:table-cell>
          <table:table-cell office:value-type="string">
            <text:p>SPARKLING</text:p>
          </table:table-cell>
          <table:table-cell office:value-type="string">
            <text:p>Champagne Premier Cru Brut</text:p>
          </table:table-cell>
          <table:table-cell office:value-type="string">
            <text:p>Guy Larmandier</text:p>
          </table:table-cell>
          <table:table-cell office:value-type="float" office:value="49.463226">
            <text:p>49.463226</text:p>
          </table:table-cell>
        </table:table-row>
        <table:table-row>
          <table:table-cell office:value-type="string"/>
          <table:table-cell office:value-type="string">
            <text:p>10126.0</text:p>
          </table:table-cell>
          <table:table-cell office:value-type="string">
            <text:p>SPARKLING</text:p>
          </table:table-cell>
          <table:table-cell office:value-type="string">
            <text:p>Extra Brut super 6 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pdy1wx6az4ke0s5pgj</text:p>
          </table:table-cell>
          <table:table-cell office:value-type="string">
            <text:p>SPARKLING</text:p>
          </table:table-cell>
          <table:table-cell office:value-type="string">
            <text:p>Super Otto Extra Brut</text:p>
          </table:table-cell>
          <table:table-cell office:value-type="string">
            <text:p>Buvoli</text:p>
          </table:table-cell>
          <table:table-cell office:value-type="float" office:value="42.348156">
            <text:p>42.348156</text:p>
          </table:table-cell>
        </table:table-row>
        <table:table-row>
          <table:table-cell office:value-type="string"/>
          <table:table-cell office:value-type="string">
            <text:p>10127.0</text:p>
          </table:table-cell>
          <table:table-cell office:value-type="string">
            <text:p>SPARKLING</text:p>
          </table:table-cell>
          <table:table-cell office:value-type="string">
            <text:p>Moscato d'Asti Lumine 2024</text:p>
          </table:table-cell>
          <table:table-cell office:value-type="string">
            <text:p>Ca'd'G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200">
            <text:p>3200</text:p>
          </table:table-cell>
          <table:table-cell office:value-type="float" office:value="955">
            <text:p>9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5mxkz17njcvgpjctwc</text:p>
          </table:table-cell>
          <table:table-cell office:value-type="string">
            <text:p>DESSERT</text:p>
          </table:table-cell>
          <table:table-cell office:value-type="string">
            <text:p>Lumine Moscato d'Asti</text:p>
          </table:table-cell>
          <table:table-cell office:value-type="string">
            <text:p>Ca' d'Gal</text:p>
          </table:table-cell>
          <table:table-cell office:value-type="float" office:value="49.06102">
            <text:p>49.06102</text:p>
          </table:table-cell>
        </table:table-row>
        <table:table-row>
          <table:table-cell office:value-type="string"/>
          <table:table-cell office:value-type="string">
            <text:p>10210.0</text:p>
          </table:table-cell>
          <table:table-cell office:value-type="string">
            <text:p>SPARKLING</text:p>
          </table:table-cell>
          <table:table-cell office:value-type="string">
            <text:p>Champagne Royal Reserve Pas Dose</text:p>
          </table:table-cell>
          <table:table-cell office:value-type="string">
            <text:p>Philipponn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900">
            <text:p>8900</text:p>
          </table:table-cell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3dw1mz9w5ezwc97av</text:p>
          </table:table-cell>
          <table:table-cell office:value-type="string">
            <text:p>SPARKLING</text:p>
          </table:table-cell>
          <table:table-cell office:value-type="string">
            <text:p>Champagne Royale Réserve Non Dosé</text:p>
          </table:table-cell>
          <table:table-cell office:value-type="string">
            <text:p>Philipponnat</text:p>
          </table:table-cell>
          <table:table-cell office:value-type="float" office:value="39.062805">
            <text:p>39.062805</text:p>
          </table:table-cell>
        </table:table-row>
        <table:table-row>
          <table:table-cell office:value-type="string"/>
          <table:table-cell office:value-type="string">
            <text:p>10211.0</text:p>
          </table:table-cell>
          <table:table-cell office:value-type="string">
            <text:p>SPARKLING</text:p>
          </table:table-cell>
          <table:table-cell office:value-type="string">
            <text:p>Champagne Roederer Collection 244</text:p>
          </table:table-cell>
          <table:table-cell office:value-type="string">
            <text:p>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5700">
            <text:p>5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5t3r3m2xqxvqrmzvgc</text:p>
          </table:table-cell>
          <table:table-cell office:value-type="string">
            <text:p>SPARKLING</text:p>
          </table:table-cell>
          <table:table-cell office:value-type="string">
            <text:p>Champagne Collection 244</text:p>
          </table:table-cell>
          <table:table-cell office:value-type="string">
            <text:p>Louis Roederer</text:p>
          </table:table-cell>
          <table:table-cell office:value-type="float" office:value="39.57338">
            <text:p>39.57338</text:p>
          </table:table-cell>
        </table:table-row>
        <table:table-row>
          <table:table-cell office:value-type="string"/>
          <table:table-cell office:value-type="string">
            <text:p>10213.0</text:p>
          </table:table-cell>
          <table:table-cell office:value-type="string">
            <text:p>SPARKLING</text:p>
          </table:table-cell>
          <table:table-cell office:value-type="string">
            <text:p>Champagne Rosè</text:p>
          </table:table-cell>
          <table:table-cell office:value-type="string">
            <text:p>Billecart 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700">
            <text:p>1270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64dqbkc15f7qg7p30e</text:p>
          </table:table-cell>
          <table:table-cell office:value-type="string">
            <text:p>ROSE_SPARKLING</text:p>
          </table:table-cell>
          <table:table-cell office:value-type="string">
            <text:p>Champagne Rosé Brut</text:p>
          </table:table-cell>
          <table:table-cell office:value-type="string">
            <text:p>Billecart-Salmon</text:p>
          </table:table-cell>
          <table:table-cell office:value-type="float" office:value="46.688694">
            <text:p>46.688694</text:p>
          </table:table-cell>
        </table:table-row>
        <table:table-row>
          <table:table-cell office:value-type="string"/>
          <table:table-cell office:value-type="string">
            <text:p>10214.0</text:p>
          </table:table-cell>
          <table:table-cell office:value-type="string">
            <text:p>SPARKLING</text:p>
          </table:table-cell>
          <table:table-cell office:value-type="string">
            <text:p>Frank John Brut Natur Riesling</text:p>
          </table:table-cell>
          <table:table-cell office:value-type="string">
            <text:p>Frank Jo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882">
            <text:p>188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x2b6w2cazee7b9hg9z</text:p>
          </table:table-cell>
          <table:table-cell office:value-type="string">
            <text:p>SPARKLING</text:p>
          </table:table-cell>
          <table:table-cell office:value-type="string">
            <text:p>Brut Nature</text:p>
          </table:table-cell>
          <table:table-cell office:value-type="string">
            <text:p>Frank John</text:p>
          </table:table-cell>
          <table:table-cell office:value-type="float" office:value="38.849205">
            <text:p>38.849205</text:p>
          </table:table-cell>
        </table:table-row>
        <table:table-row>
          <table:table-cell office:value-type="string"/>
          <table:table-cell office:value-type="string">
            <text:p>10215.0</text:p>
          </table:table-cell>
          <table:table-cell office:value-type="string">
            <text:p>SPARKLING</text:p>
          </table:table-cell>
          <table:table-cell office:value-type="string">
            <text:p>Franciacorta Blanc de Blanc Nature</text:p>
          </table:table-cell>
          <table:table-cell office:value-type="string">
            <text:p>Cavall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140">
            <text:p>21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zeyfkys3e4p384kj12</text:p>
          </table:table-cell>
          <table:table-cell office:value-type="string">
            <text:p>SPARKLING</text:p>
          </table:table-cell>
          <table:table-cell office:value-type="string">
            <text:p>Franciacorta Blanc de Blancs Brut Nature</text:p>
          </table:table-cell>
          <table:table-cell office:value-type="string">
            <text:p>Cavalleri</text:p>
          </table:table-cell>
          <table:table-cell office:value-type="float" office:value="42.735554">
            <text:p>42.735554</text:p>
          </table:table-cell>
        </table:table-row>
        <table:table-row>
          <table:table-cell office:value-type="string"/>
          <table:table-cell office:value-type="string">
            <text:p>10216.0</text:p>
          </table:table-cell>
          <table:table-cell office:value-type="string">
            <text:p>SPARKLING</text:p>
          </table:table-cell>
          <table:table-cell office:value-type="string">
            <text:p>Blanc de Blanc Brut Natur</text:p>
          </table:table-cell>
          <table:table-cell office:value-type="string">
            <text:p>Montr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e6jgk2wxq21yh9hwjt</text:p>
          </table:table-cell>
          <table:table-cell office:value-type="string">
            <text:p>SPARKLING</text:p>
          </table:table-cell>
          <table:table-cell office:value-type="string">
            <text:p>Metodo Classico Blanc de Blancs Brut Nature</text:p>
          </table:table-cell>
          <table:table-cell office:value-type="string">
            <text:p>Montris</text:p>
          </table:table-cell>
          <table:table-cell office:value-type="float" office:value="41.600105">
            <text:p>41.600105</text:p>
          </table:table-cell>
        </table:table-row>
        <table:table-row>
          <table:table-cell office:value-type="string"/>
          <table:table-cell office:value-type="string">
            <text:p>10217.0</text:p>
          </table:table-cell>
          <table:table-cell office:value-type="string">
            <text:p>SPARKLING</text:p>
          </table:table-cell>
          <table:table-cell office:value-type="string">
            <text:p>Grand Reserve Blanc de Blanc Brut Nature</text:p>
          </table:table-cell>
          <table:table-cell office:value-type="string">
            <text:p>Fred Loi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e5sz11hbwmh87d745s</text:p>
          </table:table-cell>
          <table:table-cell office:value-type="string">
            <text:p>SPARKLING</text:p>
          </table:table-cell>
          <table:table-cell office:value-type="string">
            <text:p>Langenlois Blanc de Blancs Brut Nature</text:p>
          </table:table-cell>
          <table:table-cell office:value-type="string">
            <text:p>Loimer</text:p>
          </table:table-cell>
          <table:table-cell office:value-type="float" office:value="40.648277">
            <text:p>40.648277</text:p>
          </table:table-cell>
        </table:table-row>
        <table:table-row>
          <table:table-cell office:value-type="string"/>
          <table:table-cell office:value-type="string">
            <text:p>10219.0</text:p>
          </table:table-cell>
          <table:table-cell office:value-type="string">
            <text:p>SPARKLING</text:p>
          </table:table-cell>
          <table:table-cell office:value-type="string">
            <text:p>Champagne Cuvèe 747 E.B.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6000">
            <text:p>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989v4emh1ebxk89jb1yfb1</text:p>
          </table:table-cell>
          <table:table-cell office:value-type="string">
            <text:p>SPARKLING</text:p>
          </table:table-cell>
          <table:table-cell office:value-type="string">
            <text:p>Champagne Cuvée N.747 Extra Brut</text:p>
          </table:table-cell>
          <table:table-cell office:value-type="string">
            <text:p>Jacquesson</text:p>
          </table:table-cell>
          <table:table-cell office:value-type="float" office:value="36.94404">
            <text:p>36.94404</text:p>
          </table:table-cell>
        </table:table-row>
        <table:table-row>
          <table:table-cell office:value-type="string"/>
          <table:table-cell office:value-type="string">
            <text:p>10220.0</text:p>
          </table:table-cell>
          <table:table-cell office:value-type="string">
            <text:p>SPARKLING</text:p>
          </table:table-cell>
          <table:table-cell office:value-type="string">
            <text:p>Champagne Cuvèe 746 Magnum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g7tddsmbdd3hscyf4</text:p>
          </table:table-cell>
          <table:table-cell office:value-type="string">
            <text:p>SPARKLING</text:p>
          </table:table-cell>
          <table:table-cell office:value-type="string">
            <text:p>Champagne Cuvée 746 Extra Brut</text:p>
          </table:table-cell>
          <table:table-cell office:value-type="string">
            <text:p>Jacquesson</text:p>
          </table:table-cell>
          <table:table-cell office:value-type="float" office:value="38.501198">
            <text:p>38.501198</text:p>
          </table:table-cell>
        </table:table-row>
        <table:table-row>
          <table:table-cell office:value-type="string"/>
          <table:table-cell office:value-type="string">
            <text:p>20122.0</text:p>
          </table:table-cell>
          <table:table-cell office:value-type="string">
            <text:p>WHITE</text:p>
          </table:table-cell>
          <table:table-cell office:value-type="string">
            <text:p>Riesling Ried Steinberg 2019</text:p>
          </table:table-cell>
          <table:table-cell office:value-type="string">
            <text:p>Weingut Hajsz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mffmjw26b67kfv5djj</text:p>
          </table:table-cell>
          <table:table-cell office:value-type="string">
            <text:p>WHITE</text:p>
          </table:table-cell>
          <table:table-cell office:value-type="string">
            <text:p>Ried Steinberg Riesling</text:p>
          </table:table-cell>
          <table:table-cell office:value-type="string">
            <text:p>Hajszan Neumann</text:p>
          </table:table-cell>
          <table:table-cell office:value-type="float" office:value="38.442078">
            <text:p>38.442078</text:p>
          </table:table-cell>
        </table:table-row>
        <table:table-row>
          <table:table-cell office:value-type="string"/>
          <table:table-cell office:value-type="string">
            <text:p>20218.0</text:p>
          </table:table-cell>
          <table:table-cell office:value-type="string">
            <text:p>SPARKLING</text:p>
          </table:table-cell>
          <table:table-cell office:value-type="string">
            <text:p>Blanc de Noir Brut 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36yahqbv8pw9zp3y70</text:p>
          </table:table-cell>
          <table:table-cell office:value-type="string">
            <text:p>DESSERT</text:p>
          </table:table-cell>
          <table:table-cell office:value-type="string">
            <text:p>Pinot Brut</text:p>
          </table:table-cell>
          <table:table-cell office:value-type="string">
            <text:p>Weingut Münzberg</text:p>
          </table:table-cell>
          <table:table-cell office:value-type="float" office:value="32.55974">
            <text:p>32.55974</text:p>
          </table:table-cell>
        </table:table-row>
        <table:table-row>
          <table:table-cell office:value-type="string"/>
          <table:table-cell office:value-type="string">
            <text:p>20219.0</text:p>
          </table:table-cell>
          <table:table-cell office:value-type="string">
            <text:p>SPARKLING</text:p>
          </table:table-cell>
          <table:table-cell office:value-type="string">
            <text:p>Cremant Jura Brut Nature </text:p>
          </table:table-cell>
          <table:table-cell office:value-type="string">
            <text:p>Domaine Pign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t7yw9fpq8dzqsa0733</text:p>
          </table:table-cell>
          <table:table-cell office:value-type="string">
            <text:p>SPARKLING</text:p>
          </table:table-cell>
          <table:table-cell office:value-type="string">
            <text:p>L’Autre Crémant du Jura Brut Nature</text:p>
          </table:table-cell>
          <table:table-cell office:value-type="string">
            <text:p>Pignier</text:p>
          </table:table-cell>
          <table:table-cell office:value-type="float" office:value="37.350536">
            <text:p>37.350536</text:p>
          </table:table-cell>
        </table:table-row>
        <table:table-row>
          <table:table-cell office:value-type="string"/>
          <table:table-cell office:value-type="string">
            <text:p>21110.0</text:p>
          </table:table-cell>
          <table:table-cell office:value-type="string">
            <text:p>WHITE</text:p>
          </table:table-cell>
          <table:table-cell office:value-type="string">
            <text:p>Grüner Veltliner Smaragd Ried Kreutless 2022</text:p>
          </table:table-cell>
          <table:table-cell office:value-type="string">
            <text:p>Weingut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700">
            <text:p>570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v82nm17cq351epm9e4</text:p>
          </table:table-cell>
          <table:table-cell office:value-type="string">
            <text:p>WHITE</text:p>
          </table:table-cell>
          <table:table-cell office:value-type="string">
            <text:p>Ried Kreutles Loibner Grüner Veltliner Smaragd</text:p>
          </table:table-cell>
          <table:table-cell office:value-type="string">
            <text:p>Weingut Knoll</text:p>
          </table:table-cell>
          <table:table-cell office:value-type="float" office:value="49.69291">
            <text:p>49.69291</text:p>
          </table:table-cell>
        </table:table-row>
        <table:table-row>
          <table:table-cell office:value-type="string"/>
          <table:table-cell office:value-type="string">
            <text:p>21120.0</text:p>
          </table:table-cell>
          <table:table-cell office:value-type="string">
            <text:p>WHITE</text:p>
          </table:table-cell>
          <table:table-cell office:value-type="string">
            <text:p>Grüner Veltliner Vinotheque 1993</text:p>
          </table:table-cell>
          <table:table-cell office:value-type="string">
            <text:p>Weingut Nikolai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3">
            <text:p>1993</text:p>
          </table:table-cell>
          <table:table-cell office:value-type="float" office:value="12500">
            <text:p>12500</text:p>
          </table:table-cell>
          <table:table-cell office:value-type="float" office:value="4800">
            <text:p>4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r7nypcx9h4a08r0k3</text:p>
          </table:table-cell>
          <table:table-cell office:value-type="string">
            <text:p>WHITE</text:p>
          </table:table-cell>
          <table:table-cell office:value-type="string">
            <text:p>Terrassen Grüner Veltliner</text:p>
          </table:table-cell>
          <table:table-cell office:value-type="string">
            <text:p>Nikolaihof</text:p>
          </table:table-cell>
          <table:table-cell office:value-type="float" office:value="36.438526">
            <text:p>36.438526</text:p>
          </table:table-cell>
        </table:table-row>
        <table:table-row>
          <table:table-cell office:value-type="string"/>
          <table:table-cell office:value-type="string">
            <text:p>21120.0</text:p>
          </table:table-cell>
          <table:table-cell office:value-type="string">
            <text:p>WHITE</text:p>
          </table:table-cell>
          <table:table-cell office:value-type="string">
            <text:p>Grüner Veltliner 2019/20</text:p>
          </table:table-cell>
          <table:table-cell office:value-type="string">
            <text:p>Weingut Garli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200">
            <text:p>32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g05z4fzy8ag4vdsbyx</text:p>
          </table:table-cell>
          <table:table-cell office:value-type="string">
            <text:p>WHITE</text:p>
          </table:table-cell>
          <table:table-cell office:value-type="string">
            <text:p>Grüner Veltliner Bio</text:p>
          </table:table-cell>
          <table:table-cell office:value-type="string">
            <text:p>Garlider</text:p>
          </table:table-cell>
          <table:table-cell office:value-type="float" office:value="40.373062">
            <text:p>40.373062</text:p>
          </table:table-cell>
        </table:table-row>
        <table:table-row>
          <table:table-cell office:value-type="string"/>
          <table:table-cell office:value-type="string">
            <text:p>21121.0</text:p>
          </table:table-cell>
          <table:table-cell office:value-type="string">
            <text:p>WHITE</text:p>
          </table:table-cell>
          <table:table-cell office:value-type="string">
            <text:p>Grüner Veltliner Faß Nr. 4 2022</text:p>
          </table:table-cell>
          <table:table-cell office:value-type="string">
            <text:p>Weingut B.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44gxm4sejjrckq5xk</text:p>
          </table:table-cell>
          <table:table-cell office:value-type="string">
            <text:p>WHITE</text:p>
          </table:table-cell>
          <table:table-cell office:value-type="string">
            <text:p>Grüner Veltliner Fass 4 Bio</text:p>
          </table:table-cell>
          <table:table-cell office:value-type="string">
            <text:p>Bernhard Ott</text:p>
          </table:table-cell>
          <table:table-cell office:value-type="float" office:value="37.63919">
            <text:p>37.63919</text:p>
          </table:table-cell>
        </table:table-row>
        <table:table-row>
          <table:table-cell office:value-type="string"/>
          <table:table-cell office:value-type="string">
            <text:p>21122.0</text:p>
          </table:table-cell>
          <table:table-cell office:value-type="string">
            <text:p>WHITE</text:p>
          </table:table-cell>
          <table:table-cell office:value-type="string">
            <text:p>Grüner Veltliner Der Ott 2022</text:p>
          </table:table-cell>
          <table:table-cell office:value-type="string">
            <text:p>Weingut B.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fxxpxb4cekgknmnd</text:p>
          </table:table-cell>
          <table:table-cell office:value-type="string">
            <text:p>WHITE</text:p>
          </table:table-cell>
          <table:table-cell office:value-type="string">
            <text:p>Grüner Veltliner Der Ott Bio</text:p>
          </table:table-cell>
          <table:table-cell office:value-type="string">
            <text:p>Bernhard Ott</text:p>
          </table:table-cell>
          <table:table-cell office:value-type="float" office:value="36.5019">
            <text:p>36.5019</text:p>
          </table:table-cell>
        </table:table-row>
        <table:table-row>
          <table:table-cell office:value-type="string"/>
          <table:table-cell office:value-type="string">
            <text:p>21130.0</text:p>
          </table:table-cell>
          <table:table-cell office:value-type="string">
            <text:p>WHITE</text:p>
          </table:table-cell>
          <table:table-cell office:value-type="string">
            <text:p>Grüner Veltliner Rosenberg 2019</text:p>
          </table:table-cell>
          <table:table-cell office:value-type="string">
            <text:p>Weingut B.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4xwa20w2my2q0t5g5</text:p>
          </table:table-cell>
          <table:table-cell office:value-type="string">
            <text:p>WHITE</text:p>
          </table:table-cell>
          <table:table-cell office:value-type="string">
            <text:p>Grüner Veltliner Rosenberg Bio</text:p>
          </table:table-cell>
          <table:table-cell office:value-type="string">
            <text:p>Bernhard Ott</text:p>
          </table:table-cell>
          <table:table-cell office:value-type="float" office:value="33.15853">
            <text:p>33.15853</text:p>
          </table:table-cell>
        </table:table-row>
        <table:table-row>
          <table:table-cell office:value-type="string"/>
          <table:table-cell office:value-type="string">
            <text:p>21130.0</text:p>
          </table:table-cell>
          <table:table-cell office:value-type="string">
            <text:p>WHITE</text:p>
          </table:table-cell>
          <table:table-cell office:value-type="string">
            <text:p>Grüner Veltliner Rigger 2021</text:p>
          </table:table-cell>
          <table:table-cell office:value-type="string">
            <text:p>Griess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50">
            <text:p>325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gt9ayde5263nsenywq</text:p>
          </table:table-cell>
          <table:table-cell office:value-type="string">
            <text:p>WHITE</text:p>
          </table:table-cell>
          <table:table-cell office:value-type="string">
            <text:p>Rigger Eisacktal Grüner Veltliner</text:p>
          </table:table-cell>
          <table:table-cell office:value-type="string">
            <text:p>Griesser</text:p>
          </table:table-cell>
          <table:table-cell office:value-type="float" office:value="43.53576">
            <text:p>43.53576</text:p>
          </table:table-cell>
        </table:table-row>
        <table:table-row>
          <table:table-cell office:value-type="string"/>
          <table:table-cell office:value-type="string">
            <text:p>21140.0</text:p>
          </table:table-cell>
          <table:table-cell office:value-type="string">
            <text:p>WHITE</text:p>
          </table:table-cell>
          <table:table-cell office:value-type="string">
            <text:p>Grüner Veltliner Spiegel Feuersbrunn 2020</text:p>
          </table:table-cell>
          <table:table-cell office:value-type="string">
            <text:p>Weingut B. Ot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670">
            <text:p>26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mtnpp0qw10cfavyfkn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Weingut Stefan Ott</text:p>
          </table:table-cell>
          <table:table-cell office:value-type="float" office:value="33.124504">
            <text:p>33.124504</text:p>
          </table:table-cell>
        </table:table-row>
        <table:table-row>
          <table:table-cell office:value-type="string"/>
          <table:table-cell office:value-type="string">
            <text:p>21150.0</text:p>
          </table:table-cell>
          <table:table-cell office:value-type="string">
            <text:p>WHITE</text:p>
          </table:table-cell>
          <table:table-cell office:value-type="string">
            <text:p>Grüner Veltliner Am Berg 2022 Magnum</text:p>
          </table:table-cell>
          <table:table-cell office:value-type="string">
            <text:p>Weingut B. Ot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4pedwgykbhvq1rcm8</text:p>
          </table:table-cell>
          <table:table-cell office:value-type="string">
            <text:p>WHITE</text:p>
          </table:table-cell>
          <table:table-cell office:value-type="string">
            <text:p>Grüner Veltliner Am Berg</text:p>
          </table:table-cell>
          <table:table-cell office:value-type="string">
            <text:p>Bernhard Ott</text:p>
          </table:table-cell>
          <table:table-cell office:value-type="float" office:value="40.174377">
            <text:p>40.174377</text:p>
          </table:table-cell>
        </table:table-row>
        <table:table-row>
          <table:table-cell office:value-type="string"/>
          <table:table-cell office:value-type="string">
            <text:p>21150.0</text:p>
          </table:table-cell>
          <table:table-cell office:value-type="string">
            <text:p>WHITE</text:p>
          </table:table-cell>
          <table:table-cell office:value-type="string">
            <text:p>Grüner Veltlinger Muga 2021</text:p>
          </table:table-cell>
          <table:table-cell office:value-type="string">
            <text:p>Spita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2s36rs488t870d1h45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Tenuta Spitalerhof</text:p>
          </table:table-cell>
          <table:table-cell office:value-type="float" office:value="37.18891">
            <text:p>37.18891</text:p>
          </table:table-cell>
        </table:table-row>
        <table:table-row>
          <table:table-cell office:value-type="string"/>
          <table:table-cell office:value-type="string">
            <text:p>21151.0</text:p>
          </table:table-cell>
          <table:table-cell office:value-type="string">
            <text:p>WHITE</text:p>
          </table:table-cell>
          <table:table-cell office:value-type="string">
            <text:p>Grüner Veltlinger Muga 2020</text:p>
          </table:table-cell>
          <table:table-cell office:value-type="string">
            <text:p>Spita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2s36rs488t870d1h45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Tenuta Spitalerhof</text:p>
          </table:table-cell>
          <table:table-cell office:value-type="float" office:value="37.18891">
            <text:p>37.18891</text:p>
          </table:table-cell>
        </table:table-row>
        <table:table-row>
          <table:table-cell office:value-type="string"/>
          <table:table-cell office:value-type="string">
            <text:p>21159.0</text:p>
          </table:table-cell>
          <table:table-cell office:value-type="string">
            <text:p>WHITE</text:p>
          </table:table-cell>
          <table:table-cell office:value-type="string">
            <text:p>Silvaner 2022</text:p>
          </table:table-cell>
          <table:table-cell office:value-type="string">
            <text:p>Weingut Dani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6f2z06qz9gsfhje61n</text:p>
          </table:table-cell>
          <table:table-cell office:value-type="string">
            <text:p>DESSERT</text:p>
          </table:table-cell>
          <table:table-cell office:value-type="string">
            <text:p>Rivaner Trocken</text:p>
          </table:table-cell>
          <table:table-cell office:value-type="string">
            <text:p>Weingut Daniel Anker</text:p>
          </table:table-cell>
          <table:table-cell office:value-type="float" office:value="23.319115">
            <text:p>23.319115</text:p>
          </table:table-cell>
        </table:table-row>
        <table:table-row>
          <table:table-cell office:value-type="string"/>
          <table:table-cell office:value-type="string">
            <text:p>21160.0</text:p>
          </table:table-cell>
          <table:table-cell office:value-type="string">
            <text:p>WHITE</text:p>
          </table:table-cell>
          <table:table-cell office:value-type="string">
            <text:p>Grüner Veltliner Goldberg 2019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00">
            <text:p>36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pnjt54xamheb2nff5</text:p>
          </table:table-cell>
          <table:table-cell office:value-type="string">
            <text:p>WHITE</text:p>
          </table:table-cell>
          <table:table-cell office:value-type="string">
            <text:p>Goldberg Grüner Veltliner</text:p>
          </table:table-cell>
          <table:table-cell office:value-type="string">
            <text:p>Schönberger</text:p>
          </table:table-cell>
          <table:table-cell office:value-type="float" office:value="46.366722">
            <text:p>46.366722</text:p>
          </table:table-cell>
        </table:table-row>
        <table:table-row>
          <table:table-cell office:value-type="string"/>
          <table:table-cell office:value-type="string">
            <text:p>21160.0</text:p>
          </table:table-cell>
          <table:table-cell office:value-type="string">
            <text:p>WHITE</text:p>
          </table:table-cell>
          <table:table-cell office:value-type="string">
            <text:p>Sylvaner  2021/22</text:p>
          </table:table-cell>
          <table:table-cell office:value-type="string">
            <text:p>Kuenhof P. 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vb3nnqxz1hp1gnqjyt3r9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J.P. Muller</text:p>
          </table:table-cell>
          <table:table-cell office:value-type="float" office:value="16.060661">
            <text:p>16.060661</text:p>
          </table:table-cell>
        </table:table-row>
        <table:table-row>
          <table:table-cell office:value-type="string"/>
          <table:table-cell office:value-type="string">
            <text:p>21169.0</text:p>
          </table:table-cell>
          <table:table-cell office:value-type="string">
            <text:p>WHITE</text:p>
          </table:table-cell>
          <table:table-cell office:value-type="string">
            <text:p>Sylvaner Gols 2021/22</text:p>
          </table:table-cell>
          <table:table-cell office:value-type="string">
            <text:p>Weingut Grie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nnt7v4j967qpdz99q8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Weingut Tauber</text:p>
          </table:table-cell>
          <table:table-cell office:value-type="float" office:value="15.9471445">
            <text:p>15.9471445</text:p>
          </table:table-cell>
        </table:table-row>
        <table:table-row>
          <table:table-cell office:value-type="string"/>
          <table:table-cell office:value-type="string">
            <text:p>21170.0</text:p>
          </table:table-cell>
          <table:table-cell office:value-type="string">
            <text:p>WHITE</text:p>
          </table:table-cell>
          <table:table-cell office:value-type="string">
            <text:p>Grüner Veltliner Goldberg 2020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pnjt54xamheb2nff5</text:p>
          </table:table-cell>
          <table:table-cell office:value-type="string">
            <text:p>WHITE</text:p>
          </table:table-cell>
          <table:table-cell office:value-type="string">
            <text:p>Goldberg Grüner Veltliner</text:p>
          </table:table-cell>
          <table:table-cell office:value-type="string">
            <text:p>Schönberger</text:p>
          </table:table-cell>
          <table:table-cell office:value-type="float" office:value="46.366722">
            <text:p>46.366722</text:p>
          </table:table-cell>
        </table:table-row>
        <table:table-row>
          <table:table-cell office:value-type="string"/>
          <table:table-cell office:value-type="string">
            <text:p>21170.0</text:p>
          </table:table-cell>
          <table:table-cell office:value-type="string">
            <text:p>WHITE</text:p>
          </table:table-cell>
          <table:table-cell office:value-type="string">
            <text:p>Sylvaner 2020721</text:p>
          </table:table-cell>
          <table:table-cell office:value-type="string">
            <text:p>Weingut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400">
            <text:p>34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mv8bq6thfvdrdte4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homas Dorfmann</text:p>
          </table:table-cell>
          <table:table-cell office:value-type="float" office:value="30.68638">
            <text:p>30.68638</text:p>
          </table:table-cell>
        </table:table-row>
        <table:table-row>
          <table:table-cell office:value-type="string"/>
          <table:table-cell office:value-type="string">
            <text:p>21171.0</text:p>
          </table:table-cell>
          <table:table-cell office:value-type="string">
            <text:p>WHITE</text:p>
          </table:table-cell>
          <table:table-cell office:value-type="string">
            <text:p>Grüner Veltliner Käferberg GG 2020</text:p>
          </table:table-cell>
          <table:table-cell office:value-type="string">
            <text:p>Weingut Brü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96zv7wxqqr09rd6t6</text:p>
          </table:table-cell>
          <table:table-cell office:value-type="string">
            <text:p>WHITE</text:p>
          </table:table-cell>
          <table:table-cell office:value-type="string">
            <text:p>Ried Käferberg Grüner Veltliner</text:p>
          </table:table-cell>
          <table:table-cell office:value-type="string">
            <text:p>Weingut Bründlmayer</text:p>
          </table:table-cell>
          <table:table-cell office:value-type="float" office:value="44.95611">
            <text:p>44.95611</text:p>
          </table:table-cell>
        </table:table-row>
        <table:table-row>
          <table:table-cell office:value-type="string"/>
          <table:table-cell office:value-type="string">
            <text:p>21171.0</text:p>
          </table:table-cell>
          <table:table-cell office:value-type="string">
            <text:p>WHITE</text:p>
          </table:table-cell>
          <table:table-cell office:value-type="string">
            <text:p>Sylvaner Preapositus 2022</text:p>
          </table:table-cell>
          <table:table-cell office:value-type="string">
            <text:p>Nuovac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35">
            <text:p>15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0.523363">
            <text:p>30.523363</text:p>
          </table:table-cell>
        </table:table-row>
        <table:table-row>
          <table:table-cell office:value-type="string"/>
          <table:table-cell office:value-type="string">
            <text:p>21172.0</text:p>
          </table:table-cell>
          <table:table-cell office:value-type="string">
            <text:p>WHITE</text:p>
          </table:table-cell>
          <table:table-cell office:value-type="string">
            <text:p>Kerner Preapositus 2021/22</text:p>
          </table:table-cell>
          <table:table-cell office:value-type="string">
            <text:p>Nu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595">
            <text:p>15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Perpm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1.039692">
            <text:p>31.039692</text:p>
          </table:table-cell>
        </table:table-row>
        <table:table-row>
          <table:table-cell office:value-type="string"/>
          <table:table-cell office:value-type="string">
            <text:p>21173.0</text:p>
          </table:table-cell>
          <table:table-cell office:value-type="string">
            <text:p>WHITE</text:p>
          </table:table-cell>
          <table:table-cell office:value-type="string">
            <text:p>Kerner 2022/23</text:p>
          </table:table-cell>
          <table:table-cell office:value-type="string">
            <text:p>Weingut Köf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267">
            <text:p>1267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436ek6qyh1x0vdg86k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öfererhof</text:p>
          </table:table-cell>
          <table:table-cell office:value-type="float" office:value="38.59747">
            <text:p>38.59747</text:p>
          </table:table-cell>
        </table:table-row>
        <table:table-row>
          <table:table-cell office:value-type="string"/>
          <table:table-cell office:value-type="string">
            <text:p>21179.0</text:p>
          </table:table-cell>
          <table:table-cell office:value-type="string">
            <text:p>WHITE</text:p>
          </table:table-cell>
          <table:table-cell office:value-type="string">
            <text:p>Grüner Veltliner Lamm 2019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3379">
            <text:p>337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v5406frw97s7srqr</text:p>
          </table:table-cell>
          <table:table-cell office:value-type="string">
            <text:p>WHITE</text:p>
          </table:table-cell>
          <table:table-cell office:value-type="string">
            <text:p>Grüner Veltliner Lamm 1 ÖTW</text:p>
          </table:table-cell>
          <table:table-cell office:value-type="string">
            <text:p>Schloss Gobelsburg</text:p>
          </table:table-cell>
          <table:table-cell office:value-type="float" office:value="48.740395">
            <text:p>48.740395</text:p>
          </table:table-cell>
        </table:table-row>
        <table:table-row>
          <table:table-cell office:value-type="string"/>
          <table:table-cell office:value-type="string">
            <text:p>21180.0</text:p>
          </table:table-cell>
          <table:table-cell office:value-type="string">
            <text:p>WHITE</text:p>
          </table:table-cell>
          <table:table-cell office:value-type="string">
            <text:p>Grüner Veltliner Lamm 2021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3379">
            <text:p>337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v5406frw97s7srqr</text:p>
          </table:table-cell>
          <table:table-cell office:value-type="string">
            <text:p>WHITE</text:p>
          </table:table-cell>
          <table:table-cell office:value-type="string">
            <text:p>Grüner Veltliner Lamm 1 ÖTW</text:p>
          </table:table-cell>
          <table:table-cell office:value-type="string">
            <text:p>Schloss Gobelsburg</text:p>
          </table:table-cell>
          <table:table-cell office:value-type="float" office:value="48.740395">
            <text:p>48.740395</text:p>
          </table:table-cell>
        </table:table-row>
        <table:table-row>
          <table:table-cell office:value-type="string"/>
          <table:table-cell office:value-type="string">
            <text:p>21180.0</text:p>
          </table:table-cell>
          <table:table-cell office:value-type="string">
            <text:p>WHITE</text:p>
          </table:table-cell>
          <table:table-cell office:value-type="string">
            <text:p>Müller Thurgau Feldmarschall 2021</text:p>
          </table:table-cell>
          <table:table-cell office:value-type="string">
            <text:p>Cantina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5.093597">
            <text:p>45.093597</text:p>
          </table:table-cell>
        </table:table-row>
        <table:table-row>
          <table:table-cell office:value-type="string"/>
          <table:table-cell office:value-type="string">
            <text:p>21181.0</text:p>
          </table:table-cell>
          <table:table-cell office:value-type="string">
            <text:p>WHITE</text:p>
          </table:table-cell>
          <table:table-cell office:value-type="string">
            <text:p>Müller Thurgau Feldmarschall 2016</text:p>
          </table:table-cell>
          <table:table-cell office:value-type="string">
            <text:p>Cantina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800">
            <text:p>68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5.093597">
            <text:p>45.093597</text:p>
          </table:table-cell>
        </table:table-row>
        <table:table-row>
          <table:table-cell office:value-type="string"/>
          <table:table-cell office:value-type="string">
            <text:p>21182.0</text:p>
          </table:table-cell>
          <table:table-cell office:value-type="string">
            <text:p>WHITE</text:p>
          </table:table-cell>
          <table:table-cell office:value-type="string">
            <text:p>Müller Thurgau 2022</text:p>
          </table:table-cell>
          <table:table-cell office:value-type="string">
            <text:p>Weingut Grie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270">
            <text:p>12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122w61rb242e6bv5hj2</text:p>
          </table:table-cell>
          <table:table-cell office:value-type="string">
            <text:p>WHITE</text:p>
          </table:table-cell>
          <table:table-cell office:value-type="string">
            <text:p>Müller-Thurgau</text:p>
          </table:table-cell>
          <table:table-cell office:value-type="string">
            <text:p>Weingut Niro</text:p>
          </table:table-cell>
          <table:table-cell office:value-type="float" office:value="21.506454">
            <text:p>21.506454</text:p>
          </table:table-cell>
        </table:table-row>
        <table:table-row>
          <table:table-cell office:value-type="string"/>
          <table:table-cell office:value-type="string">
            <text:p>21190.0</text:p>
          </table:table-cell>
          <table:table-cell office:value-type="string">
            <text:p>WHITE</text:p>
          </table:table-cell>
          <table:table-cell office:value-type="string">
            <text:p>Grüner Veltliner Senftenberger Piri 2020</text:p>
          </table:table-cell>
          <table:table-cell office:value-type="string">
            <text:p>Weingut Nig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019">
            <text:p>10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gvyastpb2zhw3az9rw</text:p>
          </table:table-cell>
          <table:table-cell office:value-type="string">
            <text:p>WHITE</text:p>
          </table:table-cell>
          <table:table-cell office:value-type="string">
            <text:p>Senftenberger Piri Grüner Veltliner</text:p>
          </table:table-cell>
          <table:table-cell office:value-type="string">
            <text:p>Nigl</text:p>
          </table:table-cell>
          <table:table-cell office:value-type="float" office:value="53.178856">
            <text:p>53.178856</text:p>
          </table:table-cell>
        </table:table-row>
        <table:table-row>
          <table:table-cell office:value-type="string"/>
          <table:table-cell office:value-type="string">
            <text:p>21191.0</text:p>
          </table:table-cell>
          <table:table-cell office:value-type="string">
            <text:p>WHITE</text:p>
          </table:table-cell>
          <table:table-cell office:value-type="string">
            <text:p>Grüner Veltliner Langenlois 2021</text:p>
          </table:table-cell>
          <table:table-cell office:value-type="string">
            <text:p>Weingut Loi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n5js3r3qz5qkgvdg7a</text:p>
          </table:table-cell>
          <table:table-cell office:value-type="string">
            <text:p>WHITE</text:p>
          </table:table-cell>
          <table:table-cell office:value-type="string">
            <text:p>Langenlois Grüner Veltliner</text:p>
          </table:table-cell>
          <table:table-cell office:value-type="string">
            <text:p>Loimer</text:p>
          </table:table-cell>
          <table:table-cell office:value-type="float" office:value="45.795086">
            <text:p>45.795086</text:p>
          </table:table-cell>
        </table:table-row>
        <table:table-row>
          <table:table-cell office:value-type="string"/>
          <table:table-cell office:value-type="string">
            <text:p>21192.0</text:p>
          </table:table-cell>
          <table:table-cell office:value-type="string">
            <text:p>WHITE</text:p>
          </table:table-cell>
          <table:table-cell office:value-type="string">
            <text:p>Grüner Veltliner Federspiel 2022</text:p>
          </table:table-cell>
          <table:table-cell office:value-type="string">
            <text:p>Weingut 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fb4nmdez6j3p7jvy2</text:p>
          </table:table-cell>
          <table:table-cell office:value-type="string">
            <text:p>WHITE</text:p>
          </table:table-cell>
          <table:table-cell office:value-type="string">
            <text:p>Donaugarten - Grüner Veltliner Federspiel</text:p>
          </table:table-cell>
          <table:table-cell office:value-type="string">
            <text:p>Franz Hirtzberger</text:p>
          </table:table-cell>
          <table:table-cell office:value-type="float" office:value="37.65768">
            <text:p>37.65768</text:p>
          </table:table-cell>
        </table:table-row>
        <table:table-row>
          <table:table-cell office:value-type="string"/>
          <table:table-cell office:value-type="string">
            <text:p>21210.0</text:p>
          </table:table-cell>
          <table:table-cell office:value-type="string">
            <text:p>WHITE</text:p>
          </table:table-cell>
          <table:table-cell office:value-type="string">
            <text:p>Grüner Veltliner 2020/22</text:p>
          </table:table-cell>
          <table:table-cell office:value-type="string">
            <text:p>Keunhof P. 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488">
            <text:p>1488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r47dvgkezr8r94pz49</text:p>
          </table:table-cell>
          <table:table-cell office:value-type="string">
            <text:p>DESSERT</text:p>
          </table:table-cell>
          <table:table-cell office:value-type="string">
            <text:p>Grüner Veltliner</text:p>
          </table:table-cell>
          <table:table-cell office:value-type="string">
            <text:p>Gerhard J. Lobner</text:p>
          </table:table-cell>
          <table:table-cell office:value-type="float" office:value="12.520531">
            <text:p>12.520531</text:p>
          </table:table-cell>
        </table:table-row>
        <table:table-row>
          <table:table-cell office:value-type="string"/>
          <table:table-cell office:value-type="string">
            <text:p>22001.0</text:p>
          </table:table-cell>
          <table:table-cell office:value-type="string">
            <text:p>WHITE</text:p>
          </table:table-cell>
          <table:table-cell office:value-type="string">
            <text:p>Weißburgunder Limes 2020/21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910">
            <text:p>19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agat09p3j6fbxnyp</text:p>
          </table:table-cell>
          <table:table-cell office:value-type="string">
            <text:p>WHITE</text:p>
          </table:table-cell>
          <table:table-cell office:value-type="string">
            <text:p>Weissburgunder Limes</text:p>
          </table:table-cell>
          <table:table-cell office:value-type="string">
            <text:p>Ignaz Niedrist</text:p>
          </table:table-cell>
          <table:table-cell office:value-type="float" office:value="37.332394">
            <text:p>37.332394</text:p>
          </table:table-cell>
        </table:table-row>
        <table:table-row>
          <table:table-cell office:value-type="string"/>
          <table:table-cell office:value-type="string">
            <text:p>22002.0</text:p>
          </table:table-cell>
          <table:table-cell office:value-type="string">
            <text:p>WHITE</text:p>
          </table:table-cell>
          <table:table-cell office:value-type="string">
            <text:p>Weißburgunder Bio 2017</text:p>
          </table:table-cell>
          <table:table-cell office:value-type="string">
            <text:p>Thomas Nieder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300">
            <text:p>53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tvxg5azsn3km5twd46</text:p>
          </table:table-cell>
          <table:table-cell office:value-type="string">
            <text:p>WHITE</text:p>
          </table:table-cell>
          <table:table-cell office:value-type="string">
            <text:p>Weissburgunder T.N. 76 Bio</text:p>
          </table:table-cell>
          <table:table-cell office:value-type="string">
            <text:p>Thomas Niedermayr</text:p>
          </table:table-cell>
          <table:table-cell office:value-type="float" office:value="43.696175">
            <text:p>43.696175</text:p>
          </table:table-cell>
        </table:table-row>
        <table:table-row>
          <table:table-cell office:value-type="string"/>
          <table:table-cell office:value-type="string">
            <text:p>22012.0</text:p>
          </table:table-cell>
          <table:table-cell office:value-type="string">
            <text:p>WHITE</text:p>
          </table:table-cell>
          <table:table-cell office:value-type="string">
            <text:p>Weißburgunder St. Sebastian 2021</text:p>
          </table:table-cell>
          <table:table-cell office:value-type="string">
            <text:p>Weingut Schloss Engl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3d5rdbxy0e4fvdrwv9</text:p>
          </table:table-cell>
          <table:table-cell office:value-type="string">
            <text:p>WHITE</text:p>
          </table:table-cell>
          <table:table-cell office:value-type="string">
            <text:p>Pinot Blanc Riserva St. Sebastian</text:p>
          </table:table-cell>
          <table:table-cell office:value-type="string">
            <text:p>Schloss Englar</text:p>
          </table:table-cell>
          <table:table-cell office:value-type="float" office:value="47.5436">
            <text:p>47.5436</text:p>
          </table:table-cell>
        </table:table-row>
        <table:table-row>
          <table:table-cell office:value-type="string"/>
          <table:table-cell office:value-type="string">
            <text:p>22014.0</text:p>
          </table:table-cell>
          <table:table-cell office:value-type="string">
            <text:p>WHITE</text:p>
          </table:table-cell>
          <table:table-cell office:value-type="string">
            <text:p>Weissburgunder Amphora 2020</text:p>
          </table:table-cell>
          <table:table-cell office:value-type="string">
            <text:p>Hochkl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50">
            <text:p>4850</text:p>
          </table:table-cell>
          <table:table-cell office:value-type="float" office:value="2210">
            <text:p>22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nwt2aa2g1qyw0brtr8775zm</text:p>
          </table:table-cell>
          <table:table-cell office:value-type="string">
            <text:p>WHITE</text:p>
          </table:table-cell>
          <table:table-cell office:value-type="string">
            <text:p>Weissburgunder Amphora</text:p>
          </table:table-cell>
          <table:table-cell office:value-type="string">
            <text:p>HochKlaus</text:p>
          </table:table-cell>
          <table:table-cell office:value-type="float" office:value="49.18253">
            <text:p>49.18253</text:p>
          </table:table-cell>
        </table:table-row>
        <table:table-row>
          <table:table-cell office:value-type="string"/>
          <table:table-cell office:value-type="string">
            <text:p>22015.0</text:p>
          </table:table-cell>
          <table:table-cell office:value-type="string">
            <text:p>WHITE</text:p>
          </table:table-cell>
          <table:table-cell office:value-type="string">
            <text:p>Weissburgunder Helios 2019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550">
            <text:p>2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9r3f6zt34bhfamcnv</text:p>
          </table:table-cell>
          <table:table-cell office:value-type="string">
            <text:p>WHITE</text:p>
          </table:table-cell>
          <table:table-cell office:value-type="string">
            <text:p>Weissburgunder Helios</text:p>
          </table:table-cell>
          <table:table-cell office:value-type="string">
            <text:p>Kränzelhof Graf Pfeil</text:p>
          </table:table-cell>
          <table:table-cell office:value-type="float" office:value="35.211136">
            <text:p>35.211136</text:p>
          </table:table-cell>
        </table:table-row>
        <table:table-row>
          <table:table-cell office:value-type="string"/>
          <table:table-cell office:value-type="string">
            <text:p>22016.0</text:p>
          </table:table-cell>
          <table:table-cell office:value-type="string">
            <text:p>WHITE</text:p>
          </table:table-cell>
          <table:table-cell office:value-type="string">
            <text:p>Weissburgunder Vorberg 2012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7.311646">
            <text:p>47.311646</text:p>
          </table:table-cell>
        </table:table-row>
        <table:table-row>
          <table:table-cell office:value-type="string"/>
          <table:table-cell office:value-type="string">
            <text:p>22017.0</text:p>
          </table:table-cell>
          <table:table-cell office:value-type="string">
            <text:p>WHITE</text:p>
          </table:table-cell>
          <table:table-cell office:value-type="string">
            <text:p>Weissburgunder Vorberg 2021/22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330">
            <text:p>2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7.311646">
            <text:p>47.311646</text:p>
          </table:table-cell>
        </table:table-row>
        <table:table-row>
          <table:table-cell office:value-type="string"/>
          <table:table-cell office:value-type="string">
            <text:p>22018.0</text:p>
          </table:table-cell>
          <table:table-cell office:value-type="string">
            <text:p>WHITE</text:p>
          </table:table-cell>
          <table:table-cell office:value-type="string">
            <text:p>Weissburgunder Vorberg 2021 Magnum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4988">
            <text:p>4988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7.311646">
            <text:p>47.311646</text:p>
          </table:table-cell>
        </table:table-row>
        <table:table-row>
          <table:table-cell office:value-type="string"/>
          <table:table-cell office:value-type="string">
            <text:p>22019.0</text:p>
          </table:table-cell>
          <table:table-cell office:value-type="string">
            <text:p>WHITE</text:p>
          </table:table-cell>
          <table:table-cell office:value-type="string">
            <text:p>Weissburgunder Art 2021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25pt7y1fmk9dnq1f1</text:p>
          </table:table-cell>
          <table:table-cell office:value-type="string">
            <text:p>WHITE</text:p>
          </table:table-cell>
          <table:table-cell office:value-type="string">
            <text:p>Pinot Blanc Art</text:p>
          </table:table-cell>
          <table:table-cell office:value-type="string">
            <text:p>Weingut Abraham</text:p>
          </table:table-cell>
          <table:table-cell office:value-type="float" office:value="38.53234">
            <text:p>38.53234</text:p>
          </table:table-cell>
        </table:table-row>
        <table:table-row>
          <table:table-cell office:value-type="string"/>
          <table:table-cell office:value-type="string">
            <text:p>22020.0</text:p>
          </table:table-cell>
          <table:table-cell office:value-type="string">
            <text:p>WHITE</text:p>
          </table:table-cell>
          <table:table-cell office:value-type="string">
            <text:p>Weissburgunder Muschelkalk 2021/22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745">
            <text:p>17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2nfd15xycd4yz3qrh</text:p>
          </table:table-cell>
          <table:table-cell office:value-type="string">
            <text:p>WHITE</text:p>
          </table:table-cell>
          <table:table-cell office:value-type="string">
            <text:p>Weissburgunder Vom Muschelkalk</text:p>
          </table:table-cell>
          <table:table-cell office:value-type="string">
            <text:p>Weingut Abraham</text:p>
          </table:table-cell>
          <table:table-cell office:value-type="float" office:value="44.58703">
            <text:p>44.58703</text:p>
          </table:table-cell>
        </table:table-row>
        <table:table-row>
          <table:table-cell office:value-type="string"/>
          <table:table-cell office:value-type="string">
            <text:p>22021.0</text:p>
          </table:table-cell>
          <table:table-cell office:value-type="string">
            <text:p>WHITE</text:p>
          </table:table-cell>
          <table:table-cell office:value-type="string">
            <text:p>Weissburgunder Lapis 2020</text:p>
          </table:table-cell>
          <table:table-cell office:value-type="string">
            <text:p>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630">
            <text:p>16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2h2jcjxnaf6f47mma</text:p>
          </table:table-cell>
          <table:table-cell office:value-type="string">
            <text:p>WHITE</text:p>
          </table:table-cell>
          <table:table-cell office:value-type="string">
            <text:p>Weissburgunder Lapis</text:p>
          </table:table-cell>
          <table:table-cell office:value-type="string">
            <text:p>Weingut Oberstein</text:p>
          </table:table-cell>
          <table:table-cell office:value-type="float" office:value="41.399387">
            <text:p>41.399387</text:p>
          </table:table-cell>
        </table:table-row>
        <table:table-row>
          <table:table-cell office:value-type="string"/>
          <table:table-cell office:value-type="string">
            <text:p>22030.0</text:p>
          </table:table-cell>
          <table:table-cell office:value-type="string">
            <text:p>WHITE</text:p>
          </table:table-cell>
          <table:table-cell office:value-type="string">
            <text:p>Weissburgunder Klaser Salamander 2021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1340">
            <text:p>13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gsy3z0wqjgxq9rwtvt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Weingut Niklas Rückrich</text:p>
          </table:table-cell>
          <table:table-cell office:value-type="float" office:value="31.410738">
            <text:p>31.410738</text:p>
          </table:table-cell>
        </table:table-row>
        <table:table-row>
          <table:table-cell office:value-type="string"/>
          <table:table-cell office:value-type="string">
            <text:p>22050.0</text:p>
          </table:table-cell>
          <table:table-cell office:value-type="string">
            <text:p>WHITE</text:p>
          </table:table-cell>
          <table:table-cell office:value-type="string">
            <text:p>Weissburgunder Salzberg 2015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900">
            <text:p>59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dmvhf8j766453e0qb</text:p>
          </table:table-cell>
          <table:table-cell office:value-type="string">
            <text:p>WHITE</text:p>
          </table:table-cell>
          <table:table-cell office:value-type="string">
            <text:p>Weissburgunder Salzberg</text:p>
          </table:table-cell>
          <table:table-cell office:value-type="string">
            <text:p>Heinrich</text:p>
          </table:table-cell>
          <table:table-cell office:value-type="float" office:value="36.275787">
            <text:p>36.275787</text:p>
          </table:table-cell>
        </table:table-row>
        <table:table-row>
          <table:table-cell office:value-type="string"/>
          <table:table-cell office:value-type="string">
            <text:p>22051.0</text:p>
          </table:table-cell>
          <table:table-cell office:value-type="string">
            <text:p>WHITE</text:p>
          </table:table-cell>
          <table:table-cell office:value-type="string">
            <text:p>Weißburgunder Leithaberg Alte Reben 2021</text:p>
          </table:table-cell>
          <table:table-cell office:value-type="string">
            <text:p>Weingut Prie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66ffzjf102wyrn7k7m3</text:p>
          </table:table-cell>
          <table:table-cell office:value-type="string">
            <text:p>WHITE</text:p>
          </table:table-cell>
          <table:table-cell office:value-type="string">
            <text:p>Alte Reben Weissburgunder</text:p>
          </table:table-cell>
          <table:table-cell office:value-type="string">
            <text:p>Weingut Tinhof</text:p>
          </table:table-cell>
          <table:table-cell office:value-type="float" office:value="25.930923">
            <text:p>25.930923</text:p>
          </table:table-cell>
        </table:table-row>
        <table:table-row>
          <table:table-cell office:value-type="string"/>
          <table:table-cell office:value-type="string">
            <text:p>22052.0</text:p>
          </table:table-cell>
          <table:table-cell office:value-type="string">
            <text:p>WHITE</text:p>
          </table:table-cell>
          <table:table-cell office:value-type="string">
            <text:p>Weissburgunder Kittenberg 2016</text:p>
          </table:table-cell>
          <table:table-cell office:value-type="string">
            <text:p>Weingut Gros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600">
            <text:p>6600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cvx6snc5mgec0yca2</text:p>
          </table:table-cell>
          <table:table-cell office:value-type="string">
            <text:p>WHITE</text:p>
          </table:table-cell>
          <table:table-cell office:value-type="string">
            <text:p>Kittenberg Weissburgunder</text:p>
          </table:table-cell>
          <table:table-cell office:value-type="string">
            <text:p>Gross</text:p>
          </table:table-cell>
          <table:table-cell office:value-type="float" office:value="40.652397">
            <text:p>40.652397</text:p>
          </table:table-cell>
        </table:table-row>
        <table:table-row>
          <table:table-cell office:value-type="string"/>
          <table:table-cell office:value-type="string">
            <text:p>22053.0</text:p>
          </table:table-cell>
          <table:table-cell office:value-type="string">
            <text:p>WHITE</text:p>
          </table:table-cell>
          <table:table-cell office:value-type="string">
            <text:p>Weissburgunder Kittenberg 2017</text:p>
          </table:table-cell>
          <table:table-cell office:value-type="string">
            <text:p>Weingut Gros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200">
            <text:p>62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cvx6snc5mgec0yca2</text:p>
          </table:table-cell>
          <table:table-cell office:value-type="string">
            <text:p>WHITE</text:p>
          </table:table-cell>
          <table:table-cell office:value-type="string">
            <text:p>Kittenberg Weissburgunder</text:p>
          </table:table-cell>
          <table:table-cell office:value-type="string">
            <text:p>Gross</text:p>
          </table:table-cell>
          <table:table-cell office:value-type="float" office:value="40.652397">
            <text:p>40.652397</text:p>
          </table:table-cell>
        </table:table-row>
        <table:table-row>
          <table:table-cell office:value-type="string"/>
          <table:table-cell office:value-type="string">
            <text:p>22054.0</text:p>
          </table:table-cell>
          <table:table-cell office:value-type="string">
            <text:p>WHITE</text:p>
          </table:table-cell>
          <table:table-cell office:value-type="string">
            <text:p>Weissburgunder Kittenberg 2018</text:p>
          </table:table-cell>
          <table:table-cell office:value-type="string">
            <text:p>Weingut Gros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cvx6snc5mgec0yca2</text:p>
          </table:table-cell>
          <table:table-cell office:value-type="string">
            <text:p>WHITE</text:p>
          </table:table-cell>
          <table:table-cell office:value-type="string">
            <text:p>Kittenberg Weissburgunder</text:p>
          </table:table-cell>
          <table:table-cell office:value-type="string">
            <text:p>Gross</text:p>
          </table:table-cell>
          <table:table-cell office:value-type="float" office:value="40.652397">
            <text:p>40.652397</text:p>
          </table:table-cell>
        </table:table-row>
        <table:table-row>
          <table:table-cell office:value-type="string"/>
          <table:table-cell office:value-type="string">
            <text:p>22060.0</text:p>
          </table:table-cell>
          <table:table-cell office:value-type="string">
            <text:p>WHITE</text:p>
          </table:table-cell>
          <table:table-cell office:value-type="string">
            <text:p>Weißer Burgunder Schnekenberg 2022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680">
            <text:p>16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jq6ayvbrtk0t8yggj</text:p>
          </table:table-cell>
          <table:table-cell office:value-type="string">
            <text:p>WHITE</text:p>
          </table:table-cell>
          <table:table-cell office:value-type="string">
            <text:p>Weisser Burgunder</text:p>
          </table:table-cell>
          <table:table-cell office:value-type="string">
            <text:p>Weingut Münzberg</text:p>
          </table:table-cell>
          <table:table-cell office:value-type="float" office:value="42.404713">
            <text:p>42.404713</text:p>
          </table:table-cell>
        </table:table-row>
        <table:table-row>
          <table:table-cell office:value-type="string"/>
          <table:table-cell office:value-type="string">
            <text:p>22061.0</text:p>
          </table:table-cell>
          <table:table-cell office:value-type="string">
            <text:p>WHITE</text:p>
          </table:table-cell>
          <table:table-cell office:value-type="string">
            <text:p>Weißer Burgunder Schnekenberg 2021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jq6ayvbrtk0t8yggj</text:p>
          </table:table-cell>
          <table:table-cell office:value-type="string">
            <text:p>WHITE</text:p>
          </table:table-cell>
          <table:table-cell office:value-type="string">
            <text:p>Weisser Burgunder</text:p>
          </table:table-cell>
          <table:table-cell office:value-type="string">
            <text:p>Weingut Münzberg</text:p>
          </table:table-cell>
          <table:table-cell office:value-type="float" office:value="42.404713">
            <text:p>42.404713</text:p>
          </table:table-cell>
        </table:table-row>
        <table:table-row>
          <table:table-cell office:value-type="string"/>
          <table:table-cell office:value-type="string">
            <text:p>22062.0</text:p>
          </table:table-cell>
          <table:table-cell office:value-type="string">
            <text:p>WHITE</text:p>
          </table:table-cell>
          <table:table-cell office:value-type="string">
            <text:p>Weißer Burgunder Ochsenloch 2022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2269">
            <text:p>226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n5s8rjwn08ccx36t8j</text:p>
          </table:table-cell>
          <table:table-cell office:value-type="string">
            <text:p>WHITE</text:p>
          </table:table-cell>
          <table:table-cell office:value-type="string">
            <text:p>Weisser Burgunder Godramsteiner Ochsenloch</text:p>
          </table:table-cell>
          <table:table-cell office:value-type="string">
            <text:p>Weingut Münzberg</text:p>
          </table:table-cell>
          <table:table-cell office:value-type="float" office:value="50.975525">
            <text:p>50.975525</text:p>
          </table:table-cell>
        </table:table-row>
        <table:table-row>
          <table:table-cell office:value-type="string"/>
          <table:table-cell office:value-type="string">
            <text:p>22063.0</text:p>
          </table:table-cell>
          <table:table-cell office:value-type="string">
            <text:p>WHITE</text:p>
          </table:table-cell>
          <table:table-cell office:value-type="string">
            <text:p>Weisser Burgunder Schlangenpfiff 2018 Magnum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59bnpp4ae245p6amxn</text:p>
          </table:table-cell>
          <table:table-cell office:value-type="string">
            <text:p>WHITE</text:p>
          </table:table-cell>
          <table:table-cell office:value-type="string">
            <text:p>Schlangenpfiff Weisser Burgunder GG</text:p>
          </table:table-cell>
          <table:table-cell office:value-type="string">
            <text:p>Weingut Münzberg</text:p>
          </table:table-cell>
          <table:table-cell office:value-type="float" office:value="50.675007">
            <text:p>50.675007</text:p>
          </table:table-cell>
        </table:table-row>
        <table:table-row>
          <table:table-cell office:value-type="string"/>
          <table:table-cell office:value-type="string">
            <text:p>22064.0</text:p>
          </table:table-cell>
          <table:table-cell office:value-type="string">
            <text:p>WHITE</text:p>
          </table:table-cell>
          <table:table-cell office:value-type="string">
            <text:p>Weißer Burgunder Schlangenpfiff 2020 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59bnpp4ae245p6amxn</text:p>
          </table:table-cell>
          <table:table-cell office:value-type="string">
            <text:p>WHITE</text:p>
          </table:table-cell>
          <table:table-cell office:value-type="string">
            <text:p>Schlangenpfiff Weisser Burgunder GG</text:p>
          </table:table-cell>
          <table:table-cell office:value-type="string">
            <text:p>Weingut Münzberg</text:p>
          </table:table-cell>
          <table:table-cell office:value-type="float" office:value="50.675007">
            <text:p>50.675007</text:p>
          </table:table-cell>
        </table:table-row>
        <table:table-row>
          <table:table-cell office:value-type="string"/>
          <table:table-cell office:value-type="string">
            <text:p>22065.0</text:p>
          </table:table-cell>
          <table:table-cell office:value-type="string">
            <text:p>WHITE</text:p>
          </table:table-cell>
          <table:table-cell office:value-type="string">
            <text:p>Weißer Burgunder Schlangenpfiff 2017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900">
            <text:p>79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59bnpp4ae245p6amxn</text:p>
          </table:table-cell>
          <table:table-cell office:value-type="string">
            <text:p>WHITE</text:p>
          </table:table-cell>
          <table:table-cell office:value-type="string">
            <text:p>Schlangenpfiff Weisser Burgunder GG</text:p>
          </table:table-cell>
          <table:table-cell office:value-type="string">
            <text:p>Weingut Münzberg</text:p>
          </table:table-cell>
          <table:table-cell office:value-type="float" office:value="50.675007">
            <text:p>50.675007</text:p>
          </table:table-cell>
        </table:table-row>
        <table:table-row>
          <table:table-cell office:value-type="string"/>
          <table:table-cell office:value-type="string">
            <text:p>22066.0</text:p>
          </table:table-cell>
          <table:table-cell office:value-type="string">
            <text:p>WHITE</text:p>
          </table:table-cell>
          <table:table-cell office:value-type="string">
            <text:p>Weißer Burgunder Godramstein 2017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m5fztch9kv7cy7b7k1</text:p>
          </table:table-cell>
          <table:table-cell office:value-type="string">
            <text:p>WHITE</text:p>
          </table:table-cell>
          <table:table-cell office:value-type="string">
            <text:p>Weisser Burgunder Godramstein Kalkgestein</text:p>
          </table:table-cell>
          <table:table-cell office:value-type="string">
            <text:p>Weingut Münzberg</text:p>
          </table:table-cell>
          <table:table-cell office:value-type="float" office:value="49.05368">
            <text:p>49.05368</text:p>
          </table:table-cell>
        </table:table-row>
        <table:table-row>
          <table:table-cell office:value-type="string"/>
          <table:table-cell office:value-type="string">
            <text:p>22067.0</text:p>
          </table:table-cell>
          <table:table-cell office:value-type="string">
            <text:p>WHITE</text:p>
          </table:table-cell>
          <table:table-cell office:value-type="string">
            <text:p>Weißer Burgunder Godramstein 2023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m5fztch9kv7cy7b7k1</text:p>
          </table:table-cell>
          <table:table-cell office:value-type="string">
            <text:p>WHITE</text:p>
          </table:table-cell>
          <table:table-cell office:value-type="string">
            <text:p>Weisser Burgunder Godramstein Kalkgestein</text:p>
          </table:table-cell>
          <table:table-cell office:value-type="string">
            <text:p>Weingut Münzberg</text:p>
          </table:table-cell>
          <table:table-cell office:value-type="float" office:value="49.05368">
            <text:p>49.05368</text:p>
          </table:table-cell>
        </table:table-row>
        <table:table-row>
          <table:table-cell office:value-type="string"/>
          <table:table-cell office:value-type="string">
            <text:p>22070.0</text:p>
          </table:table-cell>
          <table:table-cell office:value-type="string">
            <text:p>WHITE</text:p>
          </table:table-cell>
          <table:table-cell office:value-type="string">
            <text:p>Grauburgunder 2022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mtnjjegkwj342h4tz2</text:p>
          </table:table-cell>
          <table:table-cell office:value-type="string">
            <text:p>WHITE</text:p>
          </table:table-cell>
          <table:table-cell office:value-type="string">
            <text:p>Grauburgunder</text:p>
          </table:table-cell>
          <table:table-cell office:value-type="string">
            <text:p>Wassererhof</text:p>
          </table:table-cell>
          <table:table-cell office:value-type="float" office:value="37.120144">
            <text:p>37.120144</text:p>
          </table:table-cell>
        </table:table-row>
        <table:table-row>
          <table:table-cell office:value-type="string"/>
          <table:table-cell office:value-type="string">
            <text:p>22071.0</text:p>
          </table:table-cell>
          <table:table-cell office:value-type="string">
            <text:p>WHITE</text:p>
          </table:table-cell>
          <table:table-cell office:value-type="string">
            <text:p>Pinot Grigio Castel Ringberg 2022/23</text:p>
          </table:table-cell>
          <table:table-cell office:value-type="string">
            <text:p>Cantina 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705">
            <text:p>170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sm52a0mjjy0q62v0</text:p>
          </table:table-cell>
          <table:table-cell office:value-type="string">
            <text:p>WHITE</text:p>
          </table:table-cell>
          <table:table-cell office:value-type="string">
            <text:p>Pinot Grigio Vigna Castel Ringberg</text:p>
          </table:table-cell>
          <table:table-cell office:value-type="string">
            <text:p>Elena Walch</text:p>
          </table:table-cell>
          <table:table-cell office:value-type="float" office:value="42.350418">
            <text:p>42.350418</text:p>
          </table:table-cell>
        </table:table-row>
        <table:table-row>
          <table:table-cell office:value-type="string"/>
          <table:table-cell office:value-type="string">
            <text:p>22072.0</text:p>
          </table:table-cell>
          <table:table-cell office:value-type="string">
            <text:p>WHITE</text:p>
          </table:table-cell>
          <table:table-cell office:value-type="string">
            <text:p>Pinot Grigio  2022</text:p>
          </table:table-cell>
          <table:table-cell office:value-type="string">
            <text:p>Garli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1302">
            <text:p>130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g11c8stq4ft2b7kmw5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Garlider</text:p>
          </table:table-cell>
          <table:table-cell office:value-type="float" office:value="38.806946">
            <text:p>38.806946</text:p>
          </table:table-cell>
        </table:table-row>
        <table:table-row>
          <table:table-cell office:value-type="string"/>
          <table:table-cell office:value-type="string">
            <text:p>22073.0</text:p>
          </table:table-cell>
          <table:table-cell office:value-type="string">
            <text:p>WHITE</text:p>
          </table:table-cell>
          <table:table-cell office:value-type="string">
            <text:p>Pinot Grigio Dessimis 2020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088005">
            <text:p>52.088005</text:p>
          </table:table-cell>
        </table:table-row>
        <table:table-row>
          <table:table-cell office:value-type="string"/>
          <table:table-cell office:value-type="string">
            <text:p>22074.0</text:p>
          </table:table-cell>
          <table:table-cell office:value-type="string">
            <text:p>WHITE</text:p>
          </table:table-cell>
          <table:table-cell office:value-type="string">
            <text:p>Pinot Grigio Dessimis 2008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088005">
            <text:p>52.088005</text:p>
          </table:table-cell>
        </table:table-row>
        <table:table-row>
          <table:table-cell office:value-type="string"/>
          <table:table-cell office:value-type="string">
            <text:p>22075.0</text:p>
          </table:table-cell>
          <table:table-cell office:value-type="string">
            <text:p>WHITE</text:p>
          </table:table-cell>
          <table:table-cell office:value-type="string">
            <text:p>Grauburgunder Straden 2022</text:p>
          </table:table-cell>
          <table:table-cell office:value-type="string">
            <text:p>Weingut Neumeis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1378">
            <text:p>1378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r4fed93sv57t12bqts</text:p>
          </table:table-cell>
          <table:table-cell office:value-type="string">
            <text:p>WHITE</text:p>
          </table:table-cell>
          <table:table-cell office:value-type="string">
            <text:p>Straden Grauburgunder</text:p>
          </table:table-cell>
          <table:table-cell office:value-type="string">
            <text:p>Neumeister</text:p>
          </table:table-cell>
          <table:table-cell office:value-type="float" office:value="45.53208">
            <text:p>45.53208</text:p>
          </table:table-cell>
        </table:table-row>
        <table:table-row>
          <table:table-cell office:value-type="string"/>
          <table:table-cell office:value-type="string">
            <text:p>22081.0</text:p>
          </table:table-cell>
          <table:table-cell office:value-type="string">
            <text:p>WHITE</text:p>
          </table:table-cell>
          <table:table-cell office:value-type="string">
            <text:p>Graue Fryheit 2021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100">
            <text:p>51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mr7ky05k0cp1jnny</text:p>
          </table:table-cell>
          <table:table-cell office:value-type="string">
            <text:p>WHITE</text:p>
          </table:table-cell>
          <table:table-cell office:value-type="string">
            <text:p>Graue Freyheit Bio</text:p>
          </table:table-cell>
          <table:table-cell office:value-type="string">
            <text:p>Heinrich</text:p>
          </table:table-cell>
          <table:table-cell office:value-type="float" office:value="33.95306">
            <text:p>33.95306</text:p>
          </table:table-cell>
        </table:table-row>
        <table:table-row>
          <table:table-cell office:value-type="string"/>
          <table:table-cell office:value-type="string">
            <text:p>22082.0</text:p>
          </table:table-cell>
          <table:table-cell office:value-type="string">
            <text:p>WHITE</text:p>
          </table:table-cell>
          <table:table-cell office:value-type="string">
            <text:p>Grauer Burgunder Godramsteiner 2021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597">
            <text:p>1597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v75a1bgj8f9mx8cyy2</text:p>
          </table:table-cell>
          <table:table-cell office:value-type="string">
            <text:p>DESSERT</text:p>
          </table:table-cell>
          <table:table-cell office:value-type="string">
            <text:p>Grauer Burgunder Godramsteiner Schneckenberg</text:p>
          </table:table-cell>
          <table:table-cell office:value-type="string">
            <text:p>Weingut Münzberg</text:p>
          </table:table-cell>
          <table:table-cell office:value-type="float" office:value="49.049652">
            <text:p>49.049652</text:p>
          </table:table-cell>
        </table:table-row>
        <table:table-row>
          <table:table-cell office:value-type="string"/>
          <table:table-cell office:value-type="string">
            <text:p>22082.0</text:p>
          </table:table-cell>
          <table:table-cell office:value-type="string">
            <text:p>WHITE</text:p>
          </table:table-cell>
          <table:table-cell office:value-type="string">
            <text:p>Riesling Weingarten Windbichl 2020/22</text:p>
          </table:table-cell>
          <table:table-cell office:value-type="string">
            <text:p>Caste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322">
            <text:p>232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vw08hsa6byhtmc1p9w</text:p>
          </table:table-cell>
          <table:table-cell office:value-type="string">
            <text:p>WHITE</text:p>
          </table:table-cell>
          <table:table-cell office:value-type="string">
            <text:p>Riesling Windbichel</text:p>
          </table:table-cell>
          <table:table-cell office:value-type="string">
            <text:p>Weingut Unterortl - Castel Juval</text:p>
          </table:table-cell>
          <table:table-cell office:value-type="float" office:value="41.998764">
            <text:p>41.998764</text:p>
          </table:table-cell>
        </table:table-row>
        <table:table-row>
          <table:table-cell office:value-type="string"/>
          <table:table-cell office:value-type="string">
            <text:p>22083.0</text:p>
          </table:table-cell>
          <table:table-cell office:value-type="string">
            <text:p>WHITE</text:p>
          </table:table-cell>
          <table:table-cell office:value-type="string">
            <text:p>Grauburgunder 2023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j5xpxp22p5ras26ks</text:p>
          </table:table-cell>
          <table:table-cell office:value-type="string">
            <text:p>WHITE</text:p>
          </table:table-cell>
          <table:table-cell office:value-type="string">
            <text:p>Grauburgunder Trocken</text:p>
          </table:table-cell>
          <table:table-cell office:value-type="string">
            <text:p>Dönnhoff</text:p>
          </table:table-cell>
          <table:table-cell office:value-type="float" office:value="31.615215">
            <text:p>31.615215</text:p>
          </table:table-cell>
        </table:table-row>
        <table:table-row>
          <table:table-cell office:value-type="string"/>
          <table:table-cell office:value-type="string">
            <text:p>22101.0</text:p>
          </table:table-cell>
          <table:table-cell office:value-type="string">
            <text:p>WHITE</text:p>
          </table:table-cell>
          <table:table-cell office:value-type="string">
            <text:p>Riesling Gletscherschliff 2023</text:p>
          </table:table-cell>
          <table:table-cell office:value-type="string">
            <text:p>Castel J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50">
            <text:p>485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sdxn2k83g5prhjp4</text:p>
          </table:table-cell>
          <table:table-cell office:value-type="string">
            <text:p>WHITE</text:p>
          </table:table-cell>
          <table:table-cell office:value-type="string">
            <text:p>Gletscherschliff Riesling</text:p>
          </table:table-cell>
          <table:table-cell office:value-type="string">
            <text:p>Weingut Unterortl - Castel Juval</text:p>
          </table:table-cell>
          <table:table-cell office:value-type="float" office:value="43.77892">
            <text:p>43.77892</text:p>
          </table:table-cell>
        </table:table-row>
        <table:table-row>
          <table:table-cell office:value-type="string"/>
          <table:table-cell office:value-type="string">
            <text:p>22102.0</text:p>
          </table:table-cell>
          <table:table-cell office:value-type="string">
            <text:p>WHITE</text:p>
          </table:table-cell>
          <table:table-cell office:value-type="string">
            <text:p>Riesling Amphora 2020</text:p>
          </table:table-cell>
          <table:table-cell office:value-type="string">
            <text:p>Weingut Hochkl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200">
            <text:p>32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wt2aa2g1qyw0brtr8775zm</text:p>
          </table:table-cell>
          <table:table-cell office:value-type="string">
            <text:p>WHITE</text:p>
          </table:table-cell>
          <table:table-cell office:value-type="string">
            <text:p>Weissburgunder Amphora</text:p>
          </table:table-cell>
          <table:table-cell office:value-type="string">
            <text:p>HochKlaus</text:p>
          </table:table-cell>
          <table:table-cell office:value-type="float" office:value="42.81591">
            <text:p>42.81591</text:p>
          </table:table-cell>
        </table:table-row>
        <table:table-row>
          <table:table-cell office:value-type="string"/>
          <table:table-cell office:value-type="string">
            <text:p>22103.0</text:p>
          </table:table-cell>
          <table:table-cell office:value-type="string">
            <text:p>WHITE</text:p>
          </table:table-cell>
          <table:table-cell office:value-type="string">
            <text:p>Rieslint Unteroltl 2023</text:p>
          </table:table-cell>
          <table:table-cell office:value-type="string">
            <text:p>Castel Juval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mrn49xwep50xat53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Weingut Unterortl - Castel Juval</text:p>
          </table:table-cell>
          <table:table-cell office:value-type="float" office:value="27.889662">
            <text:p>27.889662</text:p>
          </table:table-cell>
        </table:table-row>
        <table:table-row>
          <table:table-cell office:value-type="string"/>
          <table:table-cell office:value-type="string">
            <text:p>22103.0</text:p>
          </table:table-cell>
          <table:table-cell office:value-type="string">
            <text:p>WHITE</text:p>
          </table:table-cell>
          <table:table-cell office:value-type="string">
            <text:p>Riesling Windbichl 2023</text:p>
          </table:table-cell>
          <table:table-cell office:value-type="string">
            <text:p>Castel Juval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08hsa6byhtmc1p9w</text:p>
          </table:table-cell>
          <table:table-cell office:value-type="string">
            <text:p>WHITE</text:p>
          </table:table-cell>
          <table:table-cell office:value-type="string">
            <text:p>Riesling Windbichel</text:p>
          </table:table-cell>
          <table:table-cell office:value-type="string">
            <text:p>Weingut Unterortl - Castel Juval</text:p>
          </table:table-cell>
          <table:table-cell office:value-type="float" office:value="41.998764">
            <text:p>41.998764</text:p>
          </table:table-cell>
        </table:table-row>
        <table:table-row>
          <table:table-cell office:value-type="string"/>
          <table:table-cell office:value-type="string">
            <text:p>22104.0</text:p>
          </table:table-cell>
          <table:table-cell office:value-type="string">
            <text:p>WHITE</text:p>
          </table:table-cell>
          <table:table-cell office:value-type="string">
            <text:p>Loibner Riesling Ried Loibenberg Smaragd 2022</text:p>
          </table:table-cell>
          <table:table-cell office:value-type="string">
            <text:p>Weingut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Sabin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f4989k8ry1r5hfwcg</text:p>
          </table:table-cell>
          <table:table-cell office:value-type="string">
            <text:p>WHITE</text:p>
          </table:table-cell>
          <table:table-cell office:value-type="string">
            <text:p>Ried Loibenberg Loibner Riesling Smaragd</text:p>
          </table:table-cell>
          <table:table-cell office:value-type="string">
            <text:p>Weingut Knoll</text:p>
          </table:table-cell>
          <table:table-cell office:value-type="float" office:value="53.550766">
            <text:p>53.550766</text:p>
          </table:table-cell>
        </table:table-row>
        <table:table-row>
          <table:table-cell office:value-type="string"/>
          <table:table-cell office:value-type="string">
            <text:p>22105.0</text:p>
          </table:table-cell>
          <table:table-cell office:value-type="string">
            <text:p>WHITE</text:p>
          </table:table-cell>
          <table:table-cell office:value-type="string">
            <text:p>Riesling Berg 2022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40">
            <text:p>15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bwyrbwc7bjpeg0nf</text:p>
          </table:table-cell>
          <table:table-cell office:value-type="string">
            <text:p>WHITE</text:p>
          </table:table-cell>
          <table:table-cell office:value-type="string">
            <text:p>Riesling Berg</text:p>
          </table:table-cell>
          <table:table-cell office:value-type="string">
            <text:p>Ignaz Niedrist</text:p>
          </table:table-cell>
          <table:table-cell office:value-type="float" office:value="34.911385">
            <text:p>34.911385</text:p>
          </table:table-cell>
        </table:table-row>
        <table:table-row>
          <table:table-cell office:value-type="string"/>
          <table:table-cell office:value-type="string">
            <text:p>22105.0</text:p>
          </table:table-cell>
          <table:table-cell office:value-type="string">
            <text:p>WHITE</text:p>
          </table:table-cell>
          <table:table-cell office:value-type="string">
            <text:p>Loibner Riesling  Smaragd  2020 Magnum</text:p>
          </table:table-cell>
          <table:table-cell office:value-type="string">
            <text:p>Weingut Knol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Sabin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gwwvq8pbvtvvfhr4h</text:p>
          </table:table-cell>
          <table:table-cell office:value-type="string">
            <text:p>WHITE</text:p>
          </table:table-cell>
          <table:table-cell office:value-type="string">
            <text:p>Loibner Riesling Smaragd</text:p>
          </table:table-cell>
          <table:table-cell office:value-type="string">
            <text:p>Weingut Knoll</text:p>
          </table:table-cell>
          <table:table-cell office:value-type="float" office:value="46.880634">
            <text:p>46.880634</text:p>
          </table:table-cell>
        </table:table-row>
        <table:table-row>
          <table:table-cell office:value-type="string"/>
          <table:table-cell office:value-type="string">
            <text:p>22106.0</text:p>
          </table:table-cell>
          <table:table-cell office:value-type="string">
            <text:p>WHITE</text:p>
          </table:table-cell>
          <table:table-cell office:value-type="string">
            <text:p>Riesling Kaiton 2023</text:p>
          </table:table-cell>
          <table:table-cell office:value-type="string">
            <text:p>Kuenhof P.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edw6bb8xrwqpk6f06fj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J.P. Muller</text:p>
          </table:table-cell>
          <table:table-cell office:value-type="float" office:value="12.5194435">
            <text:p>12.5194435</text:p>
          </table:table-cell>
        </table:table-row>
        <table:table-row>
          <table:table-cell office:value-type="string"/>
          <table:table-cell office:value-type="string">
            <text:p>22107.0</text:p>
          </table:table-cell>
          <table:table-cell office:value-type="string">
            <text:p>WHITE</text:p>
          </table:table-cell>
          <table:table-cell office:value-type="string">
            <text:p>Riesling Federspiel Steinterrassen 2022/23</text:p>
          </table:table-cell>
          <table:table-cell office:value-type="string">
            <text:p>Weingut 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2280">
            <text:p>22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Sabin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f81knzd98am8ry24p</text:p>
          </table:table-cell>
          <table:table-cell office:value-type="string">
            <text:p>WHITE</text:p>
          </table:table-cell>
          <table:table-cell office:value-type="string">
            <text:p>Riesling Steinterrassen Federspiel</text:p>
          </table:table-cell>
          <table:table-cell office:value-type="string">
            <text:p>Franz Hirtzberger</text:p>
          </table:table-cell>
          <table:table-cell office:value-type="float" office:value="43.16633">
            <text:p>43.16633</text:p>
          </table:table-cell>
        </table:table-row>
        <table:table-row>
          <table:table-cell office:value-type="string"/>
          <table:table-cell office:value-type="string">
            <text:p>22109.0</text:p>
          </table:table-cell>
          <table:table-cell office:value-type="string">
            <text:p>WHITE</text:p>
          </table:table-cell>
          <table:table-cell office:value-type="string">
            <text:p>Riesling Singerriedl 2009</text:p>
          </table:table-cell>
          <table:table-cell office:value-type="string">
            <text:p>Weingut Hirtz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8500">
            <text:p>185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2d56f79mtzbbe42s</text:p>
          </table:table-cell>
          <table:table-cell office:value-type="string">
            <text:p>DESSERT</text:p>
          </table:table-cell>
          <table:table-cell office:value-type="string">
            <text:p>Singerriedel - Riesling Trockenbeerenauslese</text:p>
          </table:table-cell>
          <table:table-cell office:value-type="string">
            <text:p>Franz Hirtzberger</text:p>
          </table:table-cell>
          <table:table-cell office:value-type="float" office:value="35.102898">
            <text:p>35.102898</text:p>
          </table:table-cell>
        </table:table-row>
        <table:table-row>
          <table:table-cell office:value-type="string"/>
          <table:table-cell office:value-type="string">
            <text:p>22110.0</text:p>
          </table:table-cell>
          <table:table-cell office:value-type="string">
            <text:p>WHITE</text:p>
          </table:table-cell>
          <table:table-cell office:value-type="string">
            <text:p>Riesling vom Stein Smaragd 2011</text:p>
          </table:table-cell>
          <table:table-cell office:value-type="string">
            <text:p>Weingut Nikolai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500">
            <text:p>8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r1bejk64g4r34wzex</text:p>
          </table:table-cell>
          <table:table-cell office:value-type="string">
            <text:p>WHITE</text:p>
          </table:table-cell>
          <table:table-cell office:value-type="string">
            <text:p>Riesling von Stein Smaragd</text:p>
          </table:table-cell>
          <table:table-cell office:value-type="string">
            <text:p>Nikolaihof</text:p>
          </table:table-cell>
          <table:table-cell office:value-type="float" office:value="46.457462">
            <text:p>46.457462</text:p>
          </table:table-cell>
        </table:table-row>
        <table:table-row>
          <table:table-cell office:value-type="string"/>
          <table:table-cell office:value-type="string">
            <text:p>22111.0</text:p>
          </table:table-cell>
          <table:table-cell office:value-type="string">
            <text:p>WHITE</text:p>
          </table:table-cell>
          <table:table-cell office:value-type="string">
            <text:p>Riesling Vinotheque Smaragd 1997</text:p>
          </table:table-cell>
          <table:table-cell office:value-type="string">
            <text:p>Weingut Nikolai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7">
            <text:p>1997</text:p>
          </table:table-cell>
          <table:table-cell office:value-type="float" office:value="19500">
            <text:p>19500</text:p>
          </table:table-cell>
          <table:table-cell office:value-type="float" office:value="9500">
            <text:p>9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rwvtnxe07cmzkgbgp</text:p>
          </table:table-cell>
          <table:table-cell office:value-type="string">
            <text:p>WHITE</text:p>
          </table:table-cell>
          <table:table-cell office:value-type="string">
            <text:p>Im Weingebirge Riesling Smaragd</text:p>
          </table:table-cell>
          <table:table-cell office:value-type="string">
            <text:p>Nikolaihof</text:p>
          </table:table-cell>
          <table:table-cell office:value-type="float" office:value="35.338264">
            <text:p>35.338264</text:p>
          </table:table-cell>
        </table:table-row>
        <table:table-row>
          <table:table-cell office:value-type="string"/>
          <table:table-cell office:value-type="string">
            <text:p>22112.0</text:p>
          </table:table-cell>
          <table:table-cell office:value-type="string">
            <text:p>WHITE</text:p>
          </table:table-cell>
          <table:table-cell office:value-type="string">
            <text:p>Riesling Steinriegl Federspiel 2016</text:p>
          </table:table-cell>
          <table:table-cell office:value-type="string">
            <text:p>Weingut Pra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900">
            <text:p>4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25khf8dw3e4eq6hsy</text:p>
          </table:table-cell>
          <table:table-cell office:value-type="string">
            <text:p>WHITE</text:p>
          </table:table-cell>
          <table:table-cell office:value-type="string">
            <text:p>Riesling Federspiel Ried Steinriegl</text:p>
          </table:table-cell>
          <table:table-cell office:value-type="string">
            <text:p>Prager</text:p>
          </table:table-cell>
          <table:table-cell office:value-type="float" office:value="45.38233">
            <text:p>45.38233</text:p>
          </table:table-cell>
        </table:table-row>
        <table:table-row>
          <table:table-cell office:value-type="string"/>
          <table:table-cell office:value-type="string">
            <text:p>22115.0</text:p>
          </table:table-cell>
          <table:table-cell office:value-type="string">
            <text:p>WHITE</text:p>
          </table:table-cell>
          <table:table-cell office:value-type="string">
            <text:p>Riesling Heilgenstein 2009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8900">
            <text:p>8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qbdbad6zxdydatg</text:p>
          </table:table-cell>
          <table:table-cell office:value-type="string">
            <text:p>WHITE</text:p>
          </table:table-cell>
          <table:table-cell office:value-type="string">
            <text:p>Ried Heiligenstein 1 ÖTW</text:p>
          </table:table-cell>
          <table:table-cell office:value-type="string">
            <text:p>Schloss Gobelsburg</text:p>
          </table:table-cell>
          <table:table-cell office:value-type="float" office:value="40.768456">
            <text:p>40.768456</text:p>
          </table:table-cell>
        </table:table-row>
        <table:table-row>
          <table:table-cell office:value-type="string"/>
          <table:table-cell office:value-type="string">
            <text:p>22116.0</text:p>
          </table:table-cell>
          <table:table-cell office:value-type="string">
            <text:p>WHITE</text:p>
          </table:table-cell>
          <table:table-cell office:value-type="string">
            <text:p>Riesling Heilgenstein 2015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2580">
            <text:p>25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yv4qbdbad6zxdydatg</text:p>
          </table:table-cell>
          <table:table-cell office:value-type="string">
            <text:p>WHITE</text:p>
          </table:table-cell>
          <table:table-cell office:value-type="string">
            <text:p>Ried Heiligenstein 1 ÖTW</text:p>
          </table:table-cell>
          <table:table-cell office:value-type="string">
            <text:p>Schloss Gobelsburg</text:p>
          </table:table-cell>
          <table:table-cell office:value-type="float" office:value="40.768456">
            <text:p>40.768456</text:p>
          </table:table-cell>
        </table:table-row>
        <table:table-row>
          <table:table-cell office:value-type="string"/>
          <table:table-cell office:value-type="string">
            <text:p>22117.0</text:p>
          </table:table-cell>
          <table:table-cell office:value-type="string">
            <text:p>WHITE</text:p>
          </table:table-cell>
          <table:table-cell office:value-type="string">
            <text:p>Riesling Heiligenstein 2018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qbdbad6zxdydatg</text:p>
          </table:table-cell>
          <table:table-cell office:value-type="string">
            <text:p>WHITE</text:p>
          </table:table-cell>
          <table:table-cell office:value-type="string">
            <text:p>Ried Heiligenstein 1 ÖTW</text:p>
          </table:table-cell>
          <table:table-cell office:value-type="string">
            <text:p>Schloss Gobelsburg</text:p>
          </table:table-cell>
          <table:table-cell office:value-type="float" office:value="41.42739">
            <text:p>41.42739</text:p>
          </table:table-cell>
        </table:table-row>
        <table:table-row>
          <table:table-cell office:value-type="string"/>
          <table:table-cell office:value-type="string">
            <text:p>22118.0</text:p>
          </table:table-cell>
          <table:table-cell office:value-type="string">
            <text:p>WHITE</text:p>
          </table:table-cell>
          <table:table-cell office:value-type="string">
            <text:p>Riesling Urgestein 2022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919">
            <text:p>9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3qs9470gncv88kwd</text:p>
          </table:table-cell>
          <table:table-cell office:value-type="string">
            <text:p>WHITE</text:p>
          </table:table-cell>
          <table:table-cell office:value-type="string">
            <text:p>Riesling Urgestein</text:p>
          </table:table-cell>
          <table:table-cell office:value-type="string">
            <text:p>Schloss Gobelsburg</text:p>
          </table:table-cell>
          <table:table-cell office:value-type="float" office:value="48.04864">
            <text:p>48.04864</text:p>
          </table:table-cell>
        </table:table-row>
        <table:table-row>
          <table:table-cell office:value-type="string"/>
          <table:table-cell office:value-type="string">
            <text:p>22119.0</text:p>
          </table:table-cell>
          <table:table-cell office:value-type="string">
            <text:p>WHITE</text:p>
          </table:table-cell>
          <table:table-cell office:value-type="string">
            <text:p>Riesling Heilingenstein 2020</text:p>
          </table:table-cell>
          <table:table-cell office:value-type="string">
            <text:p>Schloss Gobels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v4qbdbad6zxdydatg</text:p>
          </table:table-cell>
          <table:table-cell office:value-type="string">
            <text:p>WHITE</text:p>
          </table:table-cell>
          <table:table-cell office:value-type="string">
            <text:p>Ried Heiligenstein 1 ÖTW</text:p>
          </table:table-cell>
          <table:table-cell office:value-type="string">
            <text:p>Schloss Gobelsburg</text:p>
          </table:table-cell>
          <table:table-cell office:value-type="float" office:value="40.81914">
            <text:p>40.81914</text:p>
          </table:table-cell>
        </table:table-row>
        <table:table-row>
          <table:table-cell office:value-type="string"/>
          <table:table-cell office:value-type="string">
            <text:p>22120.0</text:p>
          </table:table-cell>
          <table:table-cell office:value-type="string">
            <text:p>WHITE</text:p>
          </table:table-cell>
          <table:table-cell office:value-type="string">
            <text:p>Riesling Nussberg 2007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2p4rqmqbm6gc9h3wm4</text:p>
          </table:table-cell>
          <table:table-cell office:value-type="string">
            <text:p>WHITE</text:p>
          </table:table-cell>
          <table:table-cell office:value-type="string">
            <text:p>Nussberg Riesling</text:p>
          </table:table-cell>
          <table:table-cell office:value-type="string">
            <text:p>Wieninger</text:p>
          </table:table-cell>
          <table:table-cell office:value-type="float" office:value="38.944252">
            <text:p>38.944252</text:p>
          </table:table-cell>
        </table:table-row>
        <table:table-row>
          <table:table-cell office:value-type="string"/>
          <table:table-cell office:value-type="string">
            <text:p>22121.0</text:p>
          </table:table-cell>
          <table:table-cell office:value-type="string">
            <text:p>WHITE</text:p>
          </table:table-cell>
          <table:table-cell office:value-type="string">
            <text:p>Ried Rosengartel Nussberg Riesling 2019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2340">
            <text:p>23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5m0eh7ckywem3hgttr</text:p>
          </table:table-cell>
          <table:table-cell office:value-type="string">
            <text:p>WHITE</text:p>
          </table:table-cell>
          <table:table-cell office:value-type="string">
            <text:p>Ried Rosengartl Nussberg Riesling</text:p>
          </table:table-cell>
          <table:table-cell office:value-type="string">
            <text:p>Wieninger</text:p>
          </table:table-cell>
          <table:table-cell office:value-type="float" office:value="45.80457">
            <text:p>45.80457</text:p>
          </table:table-cell>
        </table:table-row>
        <table:table-row>
          <table:table-cell office:value-type="string"/>
          <table:table-cell office:value-type="string">
            <text:p>22122.0</text:p>
          </table:table-cell>
          <table:table-cell office:value-type="string">
            <text:p>WHITE</text:p>
          </table:table-cell>
          <table:table-cell office:value-type="string">
            <text:p>Riesling Ried Heiligenstein GG 2018</text:p>
          </table:table-cell>
          <table:table-cell office:value-type="string">
            <text:p>Weingut Brü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700">
            <text:p>57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mdxjhahvjp1g0xt63</text:p>
          </table:table-cell>
          <table:table-cell office:value-type="string">
            <text:p>WHITE</text:p>
          </table:table-cell>
          <table:table-cell office:value-type="string">
            <text:p>Riesling Ried Heiligenstein</text:p>
          </table:table-cell>
          <table:table-cell office:value-type="string">
            <text:p>Weingut Bründlmayer</text:p>
          </table:table-cell>
          <table:table-cell office:value-type="float" office:value="43.33812">
            <text:p>43.33812</text:p>
          </table:table-cell>
        </table:table-row>
        <table:table-row>
          <table:table-cell office:value-type="string"/>
          <table:table-cell office:value-type="string">
            <text:p>22123.0</text:p>
          </table:table-cell>
          <table:table-cell office:value-type="string">
            <text:p>WHITE</text:p>
          </table:table-cell>
          <table:table-cell office:value-type="string">
            <text:p>Riesling Ried Heiligenstein GG 2015</text:p>
          </table:table-cell>
          <table:table-cell office:value-type="string">
            <text:p>Weingut Brü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200">
            <text:p>62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mdxjhahvjp1g0xt63</text:p>
          </table:table-cell>
          <table:table-cell office:value-type="string">
            <text:p>WHITE</text:p>
          </table:table-cell>
          <table:table-cell office:value-type="string">
            <text:p>Riesling Ried Heiligenstein</text:p>
          </table:table-cell>
          <table:table-cell office:value-type="string">
            <text:p>Weingut Bründlmayer</text:p>
          </table:table-cell>
          <table:table-cell office:value-type="float" office:value="43.33812">
            <text:p>43.33812</text:p>
          </table:table-cell>
        </table:table-row>
        <table:table-row>
          <table:table-cell office:value-type="string"/>
          <table:table-cell office:value-type="string">
            <text:p>22130.0</text:p>
          </table:table-cell>
          <table:table-cell office:value-type="string">
            <text:p>WHITE</text:p>
          </table:table-cell>
          <table:table-cell office:value-type="string">
            <text:p>Riesling Marienburg GG 2021</text:p>
          </table:table-cell>
          <table:table-cell office:value-type="string">
            <text:p>Weingut C.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rbwrzb5gcgktqq9f8q</text:p>
          </table:table-cell>
          <table:table-cell office:value-type="string">
            <text:p>WHITE</text:p>
          </table:table-cell>
          <table:table-cell office:value-type="string">
            <text:p>Riesling Marienburg GG</text:p>
          </table:table-cell>
          <table:table-cell office:value-type="string">
            <text:p>Clemens Busch</text:p>
          </table:table-cell>
          <table:table-cell office:value-type="float" office:value="38.249687">
            <text:p>38.249687</text:p>
          </table:table-cell>
        </table:table-row>
        <table:table-row>
          <table:table-cell office:value-type="string"/>
          <table:table-cell office:value-type="string">
            <text:p>22131.0</text:p>
          </table:table-cell>
          <table:table-cell office:value-type="string">
            <text:p>WHITE</text:p>
          </table:table-cell>
          <table:table-cell office:value-type="string">
            <text:p>Riesling Trocken 2022</text:p>
          </table:table-cell>
          <table:table-cell office:value-type="string">
            <text:p>Weingut C.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3r1jw3cz3gg3ecn4m6</text:p>
          </table:table-cell>
          <table:table-cell office:value-type="string">
            <text:p>DESSERT</text:p>
          </table:table-cell>
          <table:table-cell office:value-type="string">
            <text:p>Riesling Trocken</text:p>
          </table:table-cell>
          <table:table-cell office:value-type="string">
            <text:p>Weingut Bosch</text:p>
          </table:table-cell>
          <table:table-cell office:value-type="float" office:value="29.894785">
            <text:p>29.894785</text:p>
          </table:table-cell>
        </table:table-row>
        <table:table-row>
          <table:table-cell office:value-type="string"/>
          <table:table-cell office:value-type="string">
            <text:p>22138.0</text:p>
          </table:table-cell>
          <table:table-cell office:value-type="string">
            <text:p>WHITE</text:p>
          </table:table-cell>
          <table:table-cell office:value-type="string">
            <text:p>Riesling Dellchen GG 2022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4550">
            <text:p>4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46.27883">
            <text:p>46.27883</text:p>
          </table:table-cell>
        </table:table-row>
        <table:table-row>
          <table:table-cell office:value-type="string"/>
          <table:table-cell office:value-type="string">
            <text:p>22139.0</text:p>
          </table:table-cell>
          <table:table-cell office:value-type="string">
            <text:p>WHITE</text:p>
          </table:table-cell>
          <table:table-cell office:value-type="string">
            <text:p>Riesling Dellchen GG 2020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46.27883">
            <text:p>46.27883</text:p>
          </table:table-cell>
        </table:table-row>
        <table:table-row>
          <table:table-cell office:value-type="string"/>
          <table:table-cell office:value-type="string">
            <text:p>22140.0</text:p>
          </table:table-cell>
          <table:table-cell office:value-type="string">
            <text:p>WHITE</text:p>
          </table:table-cell>
          <table:table-cell office:value-type="string">
            <text:p>Riesling Dellchen GG 2015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900">
            <text:p>9900</text:p>
          </table:table-cell>
          <table:table-cell office:value-type="float" office:value="3470">
            <text:p>34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46.27883">
            <text:p>46.27883</text:p>
          </table:table-cell>
        </table:table-row>
        <table:table-row>
          <table:table-cell office:value-type="string"/>
          <table:table-cell office:value-type="string">
            <text:p>22141.0</text:p>
          </table:table-cell>
          <table:table-cell office:value-type="string">
            <text:p>WHITE</text:p>
          </table:table-cell>
          <table:table-cell office:value-type="string">
            <text:p>Riesling Krötenpfuhl GG 2019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m0na431j9mxnkepbt</text:p>
          </table:table-cell>
          <table:table-cell office:value-type="string">
            <text:p>WHITE</text:p>
          </table:table-cell>
          <table:table-cell office:value-type="string">
            <text:p>Krötenpfuhl Riesling GG</text:p>
          </table:table-cell>
          <table:table-cell office:value-type="string">
            <text:p>Dönnhoff</text:p>
          </table:table-cell>
          <table:table-cell office:value-type="float" office:value="47.2666">
            <text:p>47.2666</text:p>
          </table:table-cell>
        </table:table-row>
        <table:table-row>
          <table:table-cell office:value-type="string"/>
          <table:table-cell office:value-type="string">
            <text:p>22142.0</text:p>
          </table:table-cell>
          <table:table-cell office:value-type="string">
            <text:p>WHITE</text:p>
          </table:table-cell>
          <table:table-cell office:value-type="string">
            <text:p>Riesling Dellchen Magnum 2016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5900">
            <text:p>159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5ajwbapgr2evheyb2k</text:p>
          </table:table-cell>
          <table:table-cell office:value-type="string">
            <text:p>WHITE</text:p>
          </table:table-cell>
          <table:table-cell office:value-type="string">
            <text:p>Riesling GG Dellchen</text:p>
          </table:table-cell>
          <table:table-cell office:value-type="string">
            <text:p>Dönnhoff</text:p>
          </table:table-cell>
          <table:table-cell office:value-type="float" office:value="38.978325">
            <text:p>38.978325</text:p>
          </table:table-cell>
        </table:table-row>
        <table:table-row>
          <table:table-cell office:value-type="string"/>
          <table:table-cell office:value-type="string">
            <text:p>22143.0</text:p>
          </table:table-cell>
          <table:table-cell office:value-type="string">
            <text:p>WHITE</text:p>
          </table:table-cell>
          <table:table-cell office:value-type="string">
            <text:p>Riesling Trocken 2023</text:p>
          </table:table-cell>
          <table:table-cell office:value-type="string">
            <text:p>Weingut Dönnhof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110">
            <text:p>11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xmf8537zxks7a83nh8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Dönnhoff</text:p>
          </table:table-cell>
          <table:table-cell office:value-type="float" office:value="32.563774">
            <text:p>32.563774</text:p>
          </table:table-cell>
        </table:table-row>
        <table:table-row>
          <table:table-cell office:value-type="string"/>
          <table:table-cell office:value-type="string">
            <text:p>22145.0</text:p>
          </table:table-cell>
          <table:table-cell office:value-type="string">
            <text:p>WHITE</text:p>
          </table:table-cell>
          <table:table-cell office:value-type="string">
            <text:p>Hermanshöhle Riesling 2019 Magnum</text:p>
          </table:table-cell>
          <table:table-cell office:value-type="string">
            <text:p>Weingut Donnhof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e12vjya19bk71pp0</text:p>
          </table:table-cell>
          <table:table-cell office:value-type="string">
            <text:p>WHITE</text:p>
          </table:table-cell>
          <table:table-cell office:value-type="string">
            <text:p>Riesling GG Hermannshöhle</text:p>
          </table:table-cell>
          <table:table-cell office:value-type="string">
            <text:p>Dönnhoff</text:p>
          </table:table-cell>
          <table:table-cell office:value-type="float" office:value="38.107086">
            <text:p>38.107086</text:p>
          </table:table-cell>
        </table:table-row>
        <table:table-row>
          <table:table-cell office:value-type="string"/>
          <table:table-cell office:value-type="string">
            <text:p>22148.0</text:p>
          </table:table-cell>
          <table:table-cell office:value-type="string">
            <text:p>WHITE</text:p>
          </table:table-cell>
          <table:table-cell office:value-type="string">
            <text:p>Riesling Wachenheimer Gerümpel 2021</text:p>
          </table:table-cell>
          <table:table-cell office:value-type="string">
            <text:p>Bürklin Wol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78j5prwdmpbmq1vpk</text:p>
          </table:table-cell>
          <table:table-cell office:value-type="string">
            <text:p>WHITE</text:p>
          </table:table-cell>
          <table:table-cell office:value-type="string">
            <text:p>Wachenheimer Gerümpel Riesling Kabinett</text:p>
          </table:table-cell>
          <table:table-cell office:value-type="string">
            <text:p>Dr. Bürklin-Wolf</text:p>
          </table:table-cell>
          <table:table-cell office:value-type="float" office:value="48.329002">
            <text:p>48.329002</text:p>
          </table:table-cell>
        </table:table-row>
        <table:table-row>
          <table:table-cell office:value-type="string"/>
          <table:table-cell office:value-type="string">
            <text:p>22149.0</text:p>
          </table:table-cell>
          <table:table-cell office:value-type="string">
            <text:p>WHITE</text:p>
          </table:table-cell>
          <table:table-cell office:value-type="string">
            <text:p>Riesling Pechstein GG 2011</text:p>
          </table:table-cell>
          <table:table-cell office:value-type="string">
            <text:p>Bürklin Wol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ztt6z55xgxedtpmaqs</text:p>
          </table:table-cell>
          <table:table-cell office:value-type="string">
            <text:p>WHITE</text:p>
          </table:table-cell>
          <table:table-cell office:value-type="string">
            <text:p>Riesling Spätlese Forster Pechstein</text:p>
          </table:table-cell>
          <table:table-cell office:value-type="string">
            <text:p>Dr. Bürklin-Wolf</text:p>
          </table:table-cell>
          <table:table-cell office:value-type="float" office:value="39.981216">
            <text:p>39.981216</text:p>
          </table:table-cell>
        </table:table-row>
        <table:table-row>
          <table:table-cell office:value-type="string"/>
          <table:table-cell office:value-type="string">
            <text:p>22151.0</text:p>
          </table:table-cell>
          <table:table-cell office:value-type="string">
            <text:p>WHITE</text:p>
          </table:table-cell>
          <table:table-cell office:value-type="string">
            <text:p>Riesling Auf der Mauer 2019</text:p>
          </table:table-cell>
          <table:table-cell office:value-type="string">
            <text:p>Bassermann-Jord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zsk5ywbqgs7c0rsc61</text:p>
          </table:table-cell>
          <table:table-cell office:value-type="string">
            <text:p>WHITE</text:p>
          </table:table-cell>
          <table:table-cell office:value-type="string">
            <text:p>Riesling Trocken Auf Der Mauer</text:p>
          </table:table-cell>
          <table:table-cell office:value-type="string">
            <text:p>Dr. Von Bassermann-Jordan</text:p>
          </table:table-cell>
          <table:table-cell office:value-type="float" office:value="45.427673">
            <text:p>45.427673</text:p>
          </table:table-cell>
        </table:table-row>
        <table:table-row>
          <table:table-cell office:value-type="string"/>
          <table:table-cell office:value-type="string">
            <text:p>22152.0</text:p>
          </table:table-cell>
          <table:table-cell office:value-type="string">
            <text:p>WHITE</text:p>
          </table:table-cell>
          <table:table-cell office:value-type="string">
            <text:p>Riesling Mandelpfad GG 2013</text:p>
          </table:table-cell>
          <table:table-cell office:value-type="string">
            <text:p>Weingut Knip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500">
            <text:p>75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5nrchcxz7rs01w0z7r</text:p>
          </table:table-cell>
          <table:table-cell office:value-type="string">
            <text:p>DESSERT</text:p>
          </table:table-cell>
          <table:table-cell office:value-type="string">
            <text:p>Mandelpfad Riesling GG</text:p>
          </table:table-cell>
          <table:table-cell office:value-type="string">
            <text:p>Knipser</text:p>
          </table:table-cell>
          <table:table-cell office:value-type="float" office:value="44.646584">
            <text:p>44.646584</text:p>
          </table:table-cell>
        </table:table-row>
        <table:table-row>
          <table:table-cell office:value-type="string"/>
          <table:table-cell office:value-type="string">
            <text:p>22154.0</text:p>
          </table:table-cell>
          <table:table-cell office:value-type="string">
            <text:p>WHITE</text:p>
          </table:table-cell>
          <table:table-cell office:value-type="string">
            <text:p>Riesling Idig GG 2015 Magnum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naaez85vvkwqs37nrd</text:p>
          </table:table-cell>
          <table:table-cell office:value-type="string">
            <text:p>WHITE</text:p>
          </table:table-cell>
          <table:table-cell office:value-type="string">
            <text:p>Idig GG</text:p>
          </table:table-cell>
          <table:table-cell office:value-type="string">
            <text:p>A. Christmann</text:p>
          </table:table-cell>
          <table:table-cell office:value-type="float" office:value="41.087433">
            <text:p>41.087433</text:p>
          </table:table-cell>
        </table:table-row>
        <table:table-row>
          <table:table-cell office:value-type="string"/>
          <table:table-cell office:value-type="string">
            <text:p>22155.0</text:p>
          </table:table-cell>
          <table:table-cell office:value-type="string">
            <text:p>WHITE</text:p>
          </table:table-cell>
          <table:table-cell office:value-type="string">
            <text:p>Riesling Kappellenberg 2020</text:p>
          </table:table-cell>
          <table:table-cell office:value-type="string">
            <text:p>Chris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450">
            <text:p>2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jdg20gva3fwqftvk1h</text:p>
          </table:table-cell>
          <table:table-cell office:value-type="string">
            <text:p>DESSERT</text:p>
          </table:table-cell>
          <table:table-cell office:value-type="string">
            <text:p>Gimmeldinger Kapellenberg Riesling</text:p>
          </table:table-cell>
          <table:table-cell office:value-type="string">
            <text:p>A. Christmann</text:p>
          </table:table-cell>
          <table:table-cell office:value-type="float" office:value="30.702435">
            <text:p>30.702435</text:p>
          </table:table-cell>
        </table:table-row>
        <table:table-row>
          <table:table-cell office:value-type="string"/>
          <table:table-cell office:value-type="string">
            <text:p>22156.0</text:p>
          </table:table-cell>
          <table:table-cell office:value-type="string">
            <text:p>WHITE</text:p>
          </table:table-cell>
          <table:table-cell office:value-type="string">
            <text:p>Westhofener Riesling Kirchspiel 2015</text:p>
          </table:table-cell>
          <table:table-cell office:value-type="string">
            <text:p>Weingut Witt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900">
            <text:p>7900</text:p>
          </table:table-cell>
          <table:table-cell office:value-type="float" office:value="3950">
            <text:p>3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hard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8j62w605z6xxnxwjz</text:p>
          </table:table-cell>
          <table:table-cell office:value-type="string">
            <text:p>WHITE</text:p>
          </table:table-cell>
          <table:table-cell office:value-type="string">
            <text:p>Kirchspiel Westhofen</text:p>
          </table:table-cell>
          <table:table-cell office:value-type="string">
            <text:p>Wittmann</text:p>
          </table:table-cell>
          <table:table-cell office:value-type="float" office:value="42.83274">
            <text:p>42.83274</text:p>
          </table:table-cell>
        </table:table-row>
        <table:table-row>
          <table:table-cell office:value-type="string"/>
          <table:table-cell office:value-type="string">
            <text:p>22157.0</text:p>
          </table:table-cell>
          <table:table-cell office:value-type="string">
            <text:p>WHITE</text:p>
          </table:table-cell>
          <table:table-cell office:value-type="string">
            <text:p>Riesling Hallgartener Hendelberg 1. Lage 2017</text:p>
          </table:table-cell>
          <table:table-cell office:value-type="string">
            <text:p>Weingut P.J.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j1f6ty1yvg94a7h3n</text:p>
          </table:table-cell>
          <table:table-cell office:value-type="string">
            <text:p>WHITE</text:p>
          </table:table-cell>
          <table:table-cell office:value-type="string">
            <text:p>Hallgartener Hendelberg Riesling Kabinett</text:p>
          </table:table-cell>
          <table:table-cell office:value-type="string">
            <text:p>Peter Jakob Kühn</text:p>
          </table:table-cell>
          <table:table-cell office:value-type="float" office:value="33.218124">
            <text:p>33.218124</text:p>
          </table:table-cell>
        </table:table-row>
        <table:table-row>
          <table:table-cell office:value-type="string"/>
          <table:table-cell office:value-type="string">
            <text:p>22158.0</text:p>
          </table:table-cell>
          <table:table-cell office:value-type="string">
            <text:p>WHITE</text:p>
          </table:table-cell>
          <table:table-cell office:value-type="string">
            <text:p>Riesling Quarzit-Oestrich 2021</text:p>
          </table:table-cell>
          <table:table-cell office:value-type="string">
            <text:p>Weingut P.J.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839">
            <text:p>18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yhrddqgac50473fs</text:p>
          </table:table-cell>
          <table:table-cell office:value-type="string">
            <text:p>WHITE</text:p>
          </table:table-cell>
          <table:table-cell office:value-type="string">
            <text:p>Riesling Trocken Quarzit Bio</text:p>
          </table:table-cell>
          <table:table-cell office:value-type="string">
            <text:p>Peter Jakob Kühn</text:p>
          </table:table-cell>
          <table:table-cell office:value-type="float" office:value="26.24525">
            <text:p>26.24525</text:p>
          </table:table-cell>
        </table:table-row>
        <table:table-row>
          <table:table-cell office:value-type="string"/>
          <table:table-cell office:value-type="string">
            <text:p>22159.0</text:p>
          </table:table-cell>
          <table:table-cell office:value-type="string">
            <text:p>WHITE</text:p>
          </table:table-cell>
          <table:table-cell office:value-type="string">
            <text:p>Riesling Doosberg 2018</text:p>
          </table:table-cell>
          <table:table-cell office:value-type="string">
            <text:p>Peter Jacob Ku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3465">
            <text:p>346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h56k5d6nb8j3crmw</text:p>
          </table:table-cell>
          <table:table-cell office:value-type="string">
            <text:p>WHITE</text:p>
          </table:table-cell>
          <table:table-cell office:value-type="string">
            <text:p>Doosberg Riesling Trocken</text:p>
          </table:table-cell>
          <table:table-cell office:value-type="string">
            <text:p>Peter Jakob Kühn</text:p>
          </table:table-cell>
          <table:table-cell office:value-type="float" office:value="48.19992">
            <text:p>48.19992</text:p>
          </table:table-cell>
        </table:table-row>
        <table:table-row>
          <table:table-cell office:value-type="string"/>
          <table:table-cell office:value-type="string">
            <text:p>22160.0</text:p>
          </table:table-cell>
          <table:table-cell office:value-type="string">
            <text:p>WHITE</text:p>
          </table:table-cell>
          <table:table-cell office:value-type="string">
            <text:p>Riesling 2021</text:p>
          </table:table-cell>
          <table:table-cell office:value-type="string">
            <text:p>Cantina 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33z139d1wtwxa8aqqj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Jermann</text:p>
          </table:table-cell>
          <table:table-cell office:value-type="float" office:value="23.977112">
            <text:p>23.977112</text:p>
          </table:table-cell>
        </table:table-row>
        <table:table-row>
          <table:table-cell office:value-type="string"/>
          <table:table-cell office:value-type="string">
            <text:p>22211.0</text:p>
          </table:table-cell>
          <table:table-cell office:value-type="string">
            <text:p>WHITE</text:p>
          </table:table-cell>
          <table:table-cell office:value-type="string">
            <text:p>Sauvignon 2019</text:p>
          </table:table-cell>
          <table:table-cell office:value-type="string">
            <text:p>Weingut 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500">
            <text:p>3500</text:p>
          </table:table-cell>
          <table:table-cell office:value-type="float" office:value="1305">
            <text:p>130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kngss9s11p84dqh2p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Weingut In Der Eben</text:p>
          </table:table-cell>
          <table:table-cell office:value-type="float" office:value="33.12808">
            <text:p>33.12808</text:p>
          </table:table-cell>
        </table:table-row>
        <table:table-row>
          <table:table-cell office:value-type="string"/>
          <table:table-cell office:value-type="string">
            <text:p>22212.0</text:p>
          </table:table-cell>
          <table:table-cell office:value-type="string">
            <text:p>WHITE</text:p>
          </table:table-cell>
          <table:table-cell office:value-type="string">
            <text:p>Sauvignon Salis 2018</text:p>
          </table:table-cell>
          <table:table-cell office:value-type="string">
            <text:p>Weingut 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">
            <text:p>42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qqnza4p8n3yjxeqzy8</text:p>
          </table:table-cell>
          <table:table-cell office:value-type="string">
            <text:p>SPARKLING</text:p>
          </table:table-cell>
          <table:table-cell office:value-type="string">
            <text:p>Salis</text:p>
          </table:table-cell>
          <table:table-cell office:value-type="string">
            <text:p>Weingut Oberstein</text:p>
          </table:table-cell>
          <table:table-cell office:value-type="float" office:value="44.414696">
            <text:p>44.414696</text:p>
          </table:table-cell>
        </table:table-row>
        <table:table-row>
          <table:table-cell office:value-type="string"/>
          <table:table-cell office:value-type="string">
            <text:p>22213.0</text:p>
          </table:table-cell>
          <table:table-cell office:value-type="string">
            <text:p>WHITE</text:p>
          </table:table-cell>
          <table:table-cell office:value-type="string">
            <text:p>Sauvignon Limes 2019/20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1810">
            <text:p>18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sb780pa608pcmeen</text:p>
          </table:table-cell>
          <table:table-cell office:value-type="string">
            <text:p>WHITE</text:p>
          </table:table-cell>
          <table:table-cell office:value-type="string">
            <text:p>Südtiroler Sauvignon Limes</text:p>
          </table:table-cell>
          <table:table-cell office:value-type="string">
            <text:p>Ignaz Niedrist</text:p>
          </table:table-cell>
          <table:table-cell office:value-type="float" office:value="55.316196">
            <text:p>55.316196</text:p>
          </table:table-cell>
        </table:table-row>
        <table:table-row>
          <table:table-cell office:value-type="string"/>
          <table:table-cell office:value-type="string">
            <text:p>22214.0</text:p>
          </table:table-cell>
          <table:table-cell office:value-type="string">
            <text:p>WHITE</text:p>
          </table:table-cell>
          <table:table-cell office:value-type="string">
            <text:p>Sauvignier Gris 2018</text:p>
          </table:table-cell>
          <table:table-cell office:value-type="string">
            <text:p>Thomas Nieder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">
            <text:p>395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txvvc83qgy7dc4rt8a</text:p>
          </table:table-cell>
          <table:table-cell office:value-type="string">
            <text:p>WHITE</text:p>
          </table:table-cell>
          <table:table-cell office:value-type="string">
            <text:p>Souvignier Gris Bio</text:p>
          </table:table-cell>
          <table:table-cell office:value-type="string">
            <text:p>Thomas Niedermayr</text:p>
          </table:table-cell>
          <table:table-cell office:value-type="float" office:value="46.972717">
            <text:p>46.972717</text:p>
          </table:table-cell>
        </table:table-row>
        <table:table-row>
          <table:table-cell office:value-type="string"/>
          <table:table-cell office:value-type="string">
            <text:p>22216.0</text:p>
          </table:table-cell>
          <table:table-cell office:value-type="string">
            <text:p>WHITE</text:p>
          </table:table-cell>
          <table:table-cell office:value-type="string">
            <text:p>Sauvignon Schalenstein 2020</text:p>
          </table:table-cell>
          <table:table-cell office:value-type="string">
            <text:p>Weinmanufaktur Lu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5y3vkc0xwswjtptgg3</text:p>
          </table:table-cell>
          <table:table-cell office:value-type="string">
            <text:p>SPARKLING</text:p>
          </table:table-cell>
          <table:table-cell office:value-type="string">
            <text:p>Schalenstein</text:p>
          </table:table-cell>
          <table:table-cell office:value-type="string">
            <text:p>Weinmanufaktur Luis Oberrauch</text:p>
          </table:table-cell>
          <table:table-cell office:value-type="float" office:value="39.217266">
            <text:p>39.217266</text:p>
          </table:table-cell>
        </table:table-row>
        <table:table-row>
          <table:table-cell office:value-type="string"/>
          <table:table-cell office:value-type="string">
            <text:p>22217.0</text:p>
          </table:table-cell>
          <table:table-cell office:value-type="string">
            <text:p>WHITE</text:p>
          </table:table-cell>
          <table:table-cell office:value-type="string">
            <text:p>Sauvignon Voglar 2017</text:p>
          </table:table-cell>
          <table:table-cell office:value-type="string">
            <text:p>Weingut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600">
            <text:p>3600</text:p>
          </table:table-cell>
          <table:table-cell office:value-type="float" office:value="1375">
            <text:p>13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8.414337">
            <text:p>38.414337</text:p>
          </table:table-cell>
        </table:table-row>
        <table:table-row>
          <table:table-cell office:value-type="string"/>
          <table:table-cell office:value-type="string">
            <text:p>22218.0</text:p>
          </table:table-cell>
          <table:table-cell office:value-type="string">
            <text:p>WHITE</text:p>
          </table:table-cell>
          <table:table-cell office:value-type="string">
            <text:p>Sauvignon Praesulis 2021</text:p>
          </table:table-cell>
          <table:table-cell office:value-type="string">
            <text:p>Weingut 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qez45pdft8wz2q7cks</text:p>
          </table:table-cell>
          <table:table-cell office:value-type="string">
            <text:p>SPARKLING</text:p>
          </table:table-cell>
          <table:table-cell office:value-type="string">
            <text:p>Sauvignon</text:p>
          </table:table-cell>
          <table:table-cell office:value-type="string">
            <text:p>Weingut Ebner</text:p>
          </table:table-cell>
          <table:table-cell office:value-type="float" office:value="11.740561">
            <text:p>11.740561</text:p>
          </table:table-cell>
        </table:table-row>
        <table:table-row>
          <table:table-cell office:value-type="string"/>
          <table:table-cell office:value-type="string">
            <text:p>22218.0</text:p>
          </table:table-cell>
          <table:table-cell office:value-type="string">
            <text:p>WHITE</text:p>
          </table:table-cell>
          <table:table-cell office:value-type="string">
            <text:p>Sauvignon Voglar 2019</text:p>
          </table:table-cell>
          <table:table-cell office:value-type="string">
            <text:p>Weingut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8.414337">
            <text:p>38.414337</text:p>
          </table:table-cell>
        </table:table-row>
        <table:table-row>
          <table:table-cell office:value-type="string"/>
          <table:table-cell office:value-type="string">
            <text:p>22218.0</text:p>
          </table:table-cell>
          <table:table-cell office:value-type="string">
            <text:p>WHITE</text:p>
          </table:table-cell>
          <table:table-cell office:value-type="string">
            <text:p>Sauvignon Garnellen 2016</text:p>
          </table:table-cell>
          <table:table-cell office:value-type="string">
            <text:p>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800">
            <text:p>6800</text:p>
          </table:table-cell>
          <table:table-cell office:value-type="float" office:value="3575">
            <text:p>35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rvcmmj8n8eac6z08qyhs67</text:p>
          </table:table-cell>
          <table:table-cell office:value-type="string">
            <text:p>WHITE</text:p>
          </table:table-cell>
          <table:table-cell office:value-type="string">
            <text:p>Sauvignon Garnellen Anphora Bio</text:p>
          </table:table-cell>
          <table:table-cell office:value-type="string">
            <text:p>Tröpfltalhof</text:p>
          </table:table-cell>
          <table:table-cell office:value-type="float" office:value="45.669983">
            <text:p>45.669983</text:p>
          </table:table-cell>
        </table:table-row>
        <table:table-row>
          <table:table-cell office:value-type="string"/>
          <table:table-cell office:value-type="string">
            <text:p>22219.0</text:p>
          </table:table-cell>
          <table:table-cell office:value-type="string">
            <text:p>WHITE</text:p>
          </table:table-cell>
          <table:table-cell office:value-type="string">
            <text:p>Sauvignon Rachtl 2014</text:p>
          </table:table-cell>
          <table:table-cell office:value-type="string">
            <text:p>Weingut Tiefenbrun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37.30432">
            <text:p>37.30432</text:p>
          </table:table-cell>
        </table:table-row>
        <table:table-row>
          <table:table-cell office:value-type="string"/>
          <table:table-cell office:value-type="string">
            <text:p>22220.0</text:p>
          </table:table-cell>
          <table:table-cell office:value-type="string">
            <text:p>WHITE</text:p>
          </table:table-cell>
          <table:table-cell office:value-type="string">
            <text:p>Sauvignon Tannenberg 2023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gf3nsnzy6tbmskh6</text:p>
          </table:table-cell>
          <table:table-cell office:value-type="string">
            <text:p>WHITE</text:p>
          </table:table-cell>
          <table:table-cell office:value-type="string">
            <text:p>Sauvignon Blanc Tannenberg Bio</text:p>
          </table:table-cell>
          <table:table-cell office:value-type="string">
            <text:p>Manincor</text:p>
          </table:table-cell>
          <table:table-cell office:value-type="float" office:value="36.561844">
            <text:p>36.561844</text:p>
          </table:table-cell>
        </table:table-row>
        <table:table-row>
          <table:table-cell office:value-type="string"/>
          <table:table-cell office:value-type="string">
            <text:p>22221.0</text:p>
          </table:table-cell>
          <table:table-cell office:value-type="string">
            <text:p>WHITE</text:p>
          </table:table-cell>
          <table:table-cell office:value-type="string">
            <text:p>Sauvignon Rachtl 2021</text:p>
          </table:table-cell>
          <table:table-cell office:value-type="string">
            <text:p>Weingut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39.269768">
            <text:p>39.269768</text:p>
          </table:table-cell>
        </table:table-row>
        <table:table-row>
          <table:table-cell office:value-type="string"/>
          <table:table-cell office:value-type="string">
            <text:p>22222.0</text:p>
          </table:table-cell>
          <table:table-cell office:value-type="string">
            <text:p>WHITE</text:p>
          </table:table-cell>
          <table:table-cell office:value-type="string">
            <text:p>Sauvignon Aries 2021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92c42k83f5jb39z89</text:p>
          </table:table-cell>
          <table:table-cell office:value-type="string">
            <text:p>WHITE</text:p>
          </table:table-cell>
          <table:table-cell office:value-type="string">
            <text:p>Aries</text:p>
          </table:table-cell>
          <table:table-cell office:value-type="string">
            <text:p>Kränzelhof Graf Pfeil</text:p>
          </table:table-cell>
          <table:table-cell office:value-type="float" office:value="31.921743">
            <text:p>31.921743</text:p>
          </table:table-cell>
        </table:table-row>
        <table:table-row>
          <table:table-cell office:value-type="string"/>
          <table:table-cell office:value-type="string">
            <text:p>22223.0</text:p>
          </table:table-cell>
          <table:table-cell office:value-type="string">
            <text:p>WHITE</text:p>
          </table:table-cell>
          <table:table-cell office:value-type="string">
            <text:p>Sauvignon Lafoa 2021/22</text:p>
          </table:table-cell>
          <table:table-cell office:value-type="string">
            <text:p>Cantina Colterenz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730">
            <text:p>17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Colterenzio (Schreckbichl)</text:p>
          </table:table-cell>
          <table:table-cell office:value-type="float" office:value="35.031708">
            <text:p>35.031708</text:p>
          </table:table-cell>
        </table:table-row>
        <table:table-row>
          <table:table-cell office:value-type="string"/>
          <table:table-cell office:value-type="string">
            <text:p>22224.0</text:p>
          </table:table-cell>
          <table:table-cell office:value-type="string">
            <text:p>WHITE</text:p>
          </table:table-cell>
          <table:table-cell office:value-type="string">
            <text:p>Sauvignon Voglar 2018 Magnum</text:p>
          </table:table-cell>
          <table:table-cell office:value-type="string">
            <text:p>Weingut Dipo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r404w55z8dcbj6d3</text:p>
          </table:table-cell>
          <table:table-cell office:value-type="string">
            <text:p>WHITE</text:p>
          </table:table-cell>
          <table:table-cell office:value-type="string">
            <text:p>Sauvignon Voglar</text:p>
          </table:table-cell>
          <table:table-cell office:value-type="string">
            <text:p>Peter Dipoli</text:p>
          </table:table-cell>
          <table:table-cell office:value-type="float" office:value="38.414337">
            <text:p>38.414337</text:p>
          </table:table-cell>
        </table:table-row>
        <table:table-row>
          <table:table-cell office:value-type="string"/>
          <table:table-cell office:value-type="string">
            <text:p>22224.0</text:p>
          </table:table-cell>
          <table:table-cell office:value-type="string">
            <text:p>WHITE</text:p>
          </table:table-cell>
          <table:table-cell office:value-type="string">
            <text:p>Sauvignon Fumè 2021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10">
            <text:p>20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6sge6036016g43a1</text:p>
          </table:table-cell>
          <table:table-cell office:value-type="string">
            <text:p>WHITE</text:p>
          </table:table-cell>
          <table:table-cell office:value-type="string">
            <text:p>Sauvignon Fumé</text:p>
          </table:table-cell>
          <table:table-cell office:value-type="string">
            <text:p>Weingut Abraham</text:p>
          </table:table-cell>
          <table:table-cell office:value-type="float" office:value="41.78566">
            <text:p>41.78566</text:p>
          </table:table-cell>
        </table:table-row>
        <table:table-row>
          <table:table-cell office:value-type="string"/>
          <table:table-cell office:value-type="string">
            <text:p>22230.0</text:p>
          </table:table-cell>
          <table:table-cell office:value-type="string">
            <text:p>WHITE</text:p>
          </table:table-cell>
          <table:table-cell office:value-type="string">
            <text:p>Sauvignon Blanc Privat 2006</text:p>
          </table:table-cell>
          <table:table-cell office:value-type="string">
            <text:p>Weingut Gros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5000">
            <text:p>150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c2mp1b21x6x3qybaz</text:p>
          </table:table-cell>
          <table:table-cell office:value-type="string">
            <text:p>WHITE</text:p>
          </table:table-cell>
          <table:table-cell office:value-type="string">
            <text:p>Privat Sauvignon Blanc</text:p>
          </table:table-cell>
          <table:table-cell office:value-type="string">
            <text:p>Gross</text:p>
          </table:table-cell>
          <table:table-cell office:value-type="float" office:value="33.939583">
            <text:p>33.939583</text:p>
          </table:table-cell>
        </table:table-row>
        <table:table-row>
          <table:table-cell office:value-type="string"/>
          <table:table-cell office:value-type="string">
            <text:p>22232.0</text:p>
          </table:table-cell>
          <table:table-cell office:value-type="string">
            <text:p>WHITE</text:p>
          </table:table-cell>
          <table:table-cell office:value-type="string">
            <text:p>Sauvignon Blanc Riserva HG 2015</text:p>
          </table:table-cell>
          <table:table-cell office:value-type="string">
            <text:p>Weingut  E&amp;W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500">
            <text:p>7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h00p9gyzfw1x3syd</text:p>
          </table:table-cell>
          <table:table-cell office:value-type="string">
            <text:p>WHITE</text:p>
          </table:table-cell>
          <table:table-cell office:value-type="string">
            <text:p>HG Hochgrassnitzberg Reserve Sauvignon Blanc</text:p>
          </table:table-cell>
          <table:table-cell office:value-type="string">
            <text:p>Weingut Erich &amp; Walter Polz</text:p>
          </table:table-cell>
          <table:table-cell office:value-type="float" office:value="35.363758">
            <text:p>35.363758</text:p>
          </table:table-cell>
        </table:table-row>
        <table:table-row>
          <table:table-cell office:value-type="string"/>
          <table:table-cell office:value-type="string">
            <text:p>22233.0</text:p>
          </table:table-cell>
          <table:table-cell office:value-type="string">
            <text:p>WHITE</text:p>
          </table:table-cell>
          <table:table-cell office:value-type="string">
            <text:p>Sauvignon Blanc Riserva HG 2016</text:p>
          </table:table-cell>
          <table:table-cell office:value-type="string">
            <text:p>Weingut E &amp; W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h00p9gyzfw1x3syd</text:p>
          </table:table-cell>
          <table:table-cell office:value-type="string">
            <text:p>WHITE</text:p>
          </table:table-cell>
          <table:table-cell office:value-type="string">
            <text:p>HG Hochgrassnitzberg Reserve Sauvignon Blanc</text:p>
          </table:table-cell>
          <table:table-cell office:value-type="string">
            <text:p>Weingut Erich &amp; Walter Polz</text:p>
          </table:table-cell>
          <table:table-cell office:value-type="float" office:value="32.18058">
            <text:p>32.18058</text:p>
          </table:table-cell>
        </table:table-row>
        <table:table-row>
          <table:table-cell office:value-type="string"/>
          <table:table-cell office:value-type="string">
            <text:p>22234.0</text:p>
          </table:table-cell>
          <table:table-cell office:value-type="string">
            <text:p>WHITE</text:p>
          </table:table-cell>
          <table:table-cell office:value-type="string">
            <text:p>Sauvignon Blanc Riserva HG 2017</text:p>
          </table:table-cell>
          <table:table-cell office:value-type="string">
            <text:p>Weingut E &amp; W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500">
            <text:p>6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h00p9gyzfw1x3syd</text:p>
          </table:table-cell>
          <table:table-cell office:value-type="string">
            <text:p>WHITE</text:p>
          </table:table-cell>
          <table:table-cell office:value-type="string">
            <text:p>HG Hochgrassnitzberg Reserve Sauvignon Blanc</text:p>
          </table:table-cell>
          <table:table-cell office:value-type="string">
            <text:p>Weingut Erich &amp; Walter Polz</text:p>
          </table:table-cell>
          <table:table-cell office:value-type="float" office:value="35.363758">
            <text:p>35.363758</text:p>
          </table:table-cell>
        </table:table-row>
        <table:table-row>
          <table:table-cell office:value-type="string"/>
          <table:table-cell office:value-type="string">
            <text:p>22235.0</text:p>
          </table:table-cell>
          <table:table-cell office:value-type="string">
            <text:p>WHITE</text:p>
          </table:table-cell>
          <table:table-cell office:value-type="string">
            <text:p>Sauvignon Obegg 2021</text:p>
          </table:table-cell>
          <table:table-cell office:value-type="string">
            <text:p>Weingut Walter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jcrdqkqrsxtq1g2dq</text:p>
          </table:table-cell>
          <table:table-cell office:value-type="string">
            <text:p>WHITE</text:p>
          </table:table-cell>
          <table:table-cell office:value-type="string">
            <text:p>Obegg Chardonnay</text:p>
          </table:table-cell>
          <table:table-cell office:value-type="string">
            <text:p>Weingut Erich &amp; Walter Polz</text:p>
          </table:table-cell>
          <table:table-cell office:value-type="float" office:value="43.916283">
            <text:p>43.916283</text:p>
          </table:table-cell>
        </table:table-row>
        <table:table-row>
          <table:table-cell office:value-type="string"/>
          <table:table-cell office:value-type="string">
            <text:p>22236.0</text:p>
          </table:table-cell>
          <table:table-cell office:value-type="string">
            <text:p>WHITE</text:p>
          </table:table-cell>
          <table:table-cell office:value-type="string">
            <text:p>Sauvignon Kranachberg 2015</text:p>
          </table:table-cell>
          <table:table-cell office:value-type="string">
            <text:p>Weingut Satt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900">
            <text:p>99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ye1ykk6krh9wx4qw50</text:p>
          </table:table-cell>
          <table:table-cell office:value-type="string">
            <text:p>WHITE</text:p>
          </table:table-cell>
          <table:table-cell office:value-type="string">
            <text:p>Kranachberg Weissburgunder</text:p>
          </table:table-cell>
          <table:table-cell office:value-type="string">
            <text:p>Sattlerhof</text:p>
          </table:table-cell>
          <table:table-cell office:value-type="float" office:value="38.131397">
            <text:p>38.131397</text:p>
          </table:table-cell>
        </table:table-row>
        <table:table-row>
          <table:table-cell office:value-type="string"/>
          <table:table-cell office:value-type="string">
            <text:p>22237.0</text:p>
          </table:table-cell>
          <table:table-cell office:value-type="string">
            <text:p>WHITE</text:p>
          </table:table-cell>
          <table:table-cell office:value-type="string">
            <text:p>Sauvignon White Stone 2021</text:p>
          </table:table-cell>
          <table:table-cell office:value-type="string">
            <text:p>Weingut Walter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vwbmmcr788s80rra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Weingut Erich &amp; Walter Polz</text:p>
          </table:table-cell>
          <table:table-cell office:value-type="float" office:value="33.14174">
            <text:p>33.14174</text:p>
          </table:table-cell>
        </table:table-row>
        <table:table-row>
          <table:table-cell office:value-type="string"/>
          <table:table-cell office:value-type="string">
            <text:p>22238.0</text:p>
          </table:table-cell>
          <table:table-cell office:value-type="string">
            <text:p>WHITE</text:p>
          </table:table-cell>
          <table:table-cell office:value-type="string">
            <text:p>Sauvignon Ried Hochgrassnitzberg 2021</text:p>
          </table:table-cell>
          <table:table-cell office:value-type="string">
            <text:p>Weingut Walter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fkpcw5vdmggsqfx3ad</text:p>
          </table:table-cell>
          <table:table-cell office:value-type="string">
            <text:p>WHITE</text:p>
          </table:table-cell>
          <table:table-cell office:value-type="string">
            <text:p>Ried Hochgrassnitzberg Sauvignon Blanc</text:p>
          </table:table-cell>
          <table:table-cell office:value-type="string">
            <text:p>Weingut Erich &amp; Walter Polz</text:p>
          </table:table-cell>
          <table:table-cell office:value-type="float" office:value="46.208878">
            <text:p>46.208878</text:p>
          </table:table-cell>
        </table:table-row>
        <table:table-row>
          <table:table-cell office:value-type="string"/>
          <table:table-cell office:value-type="string">
            <text:p>22239.0</text:p>
          </table:table-cell>
          <table:table-cell office:value-type="string">
            <text:p>WHITE</text:p>
          </table:table-cell>
          <table:table-cell office:value-type="string">
            <text:p>Sauvignon Ried Loren 2017</text:p>
          </table:table-cell>
          <table:table-cell office:value-type="string">
            <text:p>Hannes  Sabat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sx21znz8spcn2s9e0e</text:p>
          </table:table-cell>
          <table:table-cell office:value-type="string">
            <text:p>WHITE</text:p>
          </table:table-cell>
          <table:table-cell office:value-type="string">
            <text:p>Ried Loren Sauvignon Blanc</text:p>
          </table:table-cell>
          <table:table-cell office:value-type="string">
            <text:p>Hannes Sabathi</text:p>
          </table:table-cell>
          <table:table-cell office:value-type="float" office:value="52.490047">
            <text:p>52.490047</text:p>
          </table:table-cell>
        </table:table-row>
        <table:table-row>
          <table:table-cell office:value-type="string"/>
          <table:table-cell office:value-type="string">
            <text:p>22240.0</text:p>
          </table:table-cell>
          <table:table-cell office:value-type="string">
            <text:p>WHITE</text:p>
          </table:table-cell>
          <table:table-cell office:value-type="string">
            <text:p>Sauvignon Blanc DAC 2023</text:p>
          </table:table-cell>
          <table:table-cell office:value-type="string">
            <text:p>Weingut W. Mai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1180">
            <text:p>1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vvawdvh82kexe9k4y5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Maitz</text:p>
          </table:table-cell>
          <table:table-cell office:value-type="float" office:value="32.063255">
            <text:p>32.063255</text:p>
          </table:table-cell>
        </table:table-row>
        <table:table-row>
          <table:table-cell office:value-type="string"/>
          <table:table-cell office:value-type="string">
            <text:p>22240.0</text:p>
          </table:table-cell>
          <table:table-cell office:value-type="string">
            <text:p>WHITE</text:p>
          </table:table-cell>
          <table:table-cell office:value-type="string">
            <text:p>Sauvignon Maciete Fumè 2020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330">
            <text:p>1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1frqwzwr53byfdf5</text:p>
          </table:table-cell>
          <table:table-cell office:value-type="string">
            <text:p>WHITE</text:p>
          </table:table-cell>
          <table:table-cell office:value-type="string">
            <text:p>Maciete Fumé</text:p>
          </table:table-cell>
          <table:table-cell office:value-type="string">
            <text:p>Gini</text:p>
          </table:table-cell>
          <table:table-cell office:value-type="float" office:value="37.826134">
            <text:p>37.826134</text:p>
          </table:table-cell>
        </table:table-row>
        <table:table-row>
          <table:table-cell office:value-type="string"/>
          <table:table-cell office:value-type="string">
            <text:p>22241.0</text:p>
          </table:table-cell>
          <table:table-cell office:value-type="string">
            <text:p>WHITE</text:p>
          </table:table-cell>
          <table:table-cell office:value-type="string">
            <text:p>Sauvignon Kräften 2018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2220">
            <text:p>2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pym0ayp2rev95jxp5</text:p>
          </table:table-cell>
          <table:table-cell office:value-type="string">
            <text:p>WHITE</text:p>
          </table:table-cell>
          <table:table-cell office:value-type="string">
            <text:p>Kräften Sauvignon Blanc</text:p>
          </table:table-cell>
          <table:table-cell office:value-type="string">
            <text:p>Schönberger</text:p>
          </table:table-cell>
          <table:table-cell office:value-type="float" office:value="39.631195">
            <text:p>39.631195</text:p>
          </table:table-cell>
        </table:table-row>
        <table:table-row>
          <table:table-cell office:value-type="string"/>
          <table:table-cell office:value-type="string">
            <text:p>22242.0</text:p>
          </table:table-cell>
          <table:table-cell office:value-type="string">
            <text:p>WHITE</text:p>
          </table:table-cell>
          <table:table-cell office:value-type="string">
            <text:p>Sauvignon Blanc 2021</text:p>
          </table:table-cell>
          <table:table-cell office:value-type="string">
            <text:p>Domaine Kil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800q8349zqatm626hw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Domaines Kilger</text:p>
          </table:table-cell>
          <table:table-cell office:value-type="float" office:value="33.95118">
            <text:p>33.95118</text:p>
          </table:table-cell>
        </table:table-row>
        <table:table-row>
          <table:table-cell office:value-type="string"/>
          <table:table-cell office:value-type="string">
            <text:p>22242.0</text:p>
          </table:table-cell>
          <table:table-cell office:value-type="string">
            <text:p>WHITE</text:p>
          </table:table-cell>
          <table:table-cell office:value-type="string">
            <text:p>Piere Sauvignon 2020/21</text:p>
          </table:table-cell>
          <table:table-cell office:value-type="string">
            <text:p>Le 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914">
            <text:p>191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8d5bsr9fwt7txxx7p</text:p>
          </table:table-cell>
          <table:table-cell office:value-type="string">
            <text:p>WHITE</text:p>
          </table:table-cell>
          <table:table-cell office:value-type="string">
            <text:p>Sauvignon Blanc Piere</text:p>
          </table:table-cell>
          <table:table-cell office:value-type="string">
            <text:p>Vie di Romans</text:p>
          </table:table-cell>
          <table:table-cell office:value-type="float" office:value="41.47667">
            <text:p>41.47667</text:p>
          </table:table-cell>
        </table:table-row>
        <table:table-row>
          <table:table-cell office:value-type="string"/>
          <table:table-cell office:value-type="string">
            <text:p>22245.0</text:p>
          </table:table-cell>
          <table:table-cell office:value-type="string">
            <text:p>WHITE</text:p>
          </table:table-cell>
          <table:table-cell office:value-type="string">
            <text:p>Sauvignon blanc Blanc fumé de Pouilly  2015</text:p>
          </table:table-cell>
          <table:table-cell office:value-type="string">
            <text:p>Domaine 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0500">
            <text:p>105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6sv48ht2mxp15z8ha</text:p>
          </table:table-cell>
          <table:table-cell office:value-type="string">
            <text:p>WHITE</text:p>
          </table:table-cell>
          <table:table-cell office:value-type="string">
            <text:p>Pouilly-Fumé Blanc</text:p>
          </table:table-cell>
          <table:table-cell office:value-type="string">
            <text:p>Serge Dagueneau &amp; Filles</text:p>
          </table:table-cell>
          <table:table-cell office:value-type="float" office:value="37.188026">
            <text:p>37.188026</text:p>
          </table:table-cell>
        </table:table-row>
        <table:table-row>
          <table:table-cell office:value-type="string"/>
          <table:table-cell office:value-type="string">
            <text:p>22246.0</text:p>
          </table:table-cell>
          <table:table-cell office:value-type="string">
            <text:p>WHITE</text:p>
          </table:table-cell>
          <table:table-cell office:value-type="string">
            <text:p>Silex  2015</text:p>
          </table:table-cell>
          <table:table-cell office:value-type="string">
            <text:p>Domaine Daguen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8900">
            <text:p>28900</text:p>
          </table:table-cell>
          <table:table-cell office:value-type="float" office:value="8900">
            <text:p>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bys64f7h0yhje8fcw</text:p>
          </table:table-cell>
          <table:table-cell office:value-type="string">
            <text:p>WHITE</text:p>
          </table:table-cell>
          <table:table-cell office:value-type="string">
            <text:p>Sauvignon L'Odyssee Silex</text:p>
          </table:table-cell>
          <table:table-cell office:value-type="string">
            <text:p>Serge Dagueneau &amp; Filles</text:p>
          </table:table-cell>
          <table:table-cell office:value-type="float" office:value="26.103123">
            <text:p>26.103123</text:p>
          </table:table-cell>
        </table:table-row>
        <table:table-row>
          <table:table-cell office:value-type="string"/>
          <table:table-cell office:value-type="string">
            <text:p>22248.0</text:p>
          </table:table-cell>
          <table:table-cell office:value-type="string">
            <text:p>WHITE</text:p>
          </table:table-cell>
          <table:table-cell office:value-type="string">
            <text:p>Sauvignon Vieris 2008</text:p>
          </table:table-cell>
          <table:table-cell office:value-type="string">
            <text:p>Le 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7900">
            <text:p>7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5zqd3t9csd0yj26f7</text:p>
          </table:table-cell>
          <table:table-cell office:value-type="string">
            <text:p>WHITE</text:p>
          </table:table-cell>
          <table:table-cell office:value-type="string">
            <text:p>Sauvignon Blanc Vieris</text:p>
          </table:table-cell>
          <table:table-cell office:value-type="string">
            <text:p>Vie di Romans</text:p>
          </table:table-cell>
          <table:table-cell office:value-type="float" office:value="42.242065">
            <text:p>42.242065</text:p>
          </table:table-cell>
        </table:table-row>
        <table:table-row>
          <table:table-cell office:value-type="string"/>
          <table:table-cell office:value-type="string">
            <text:p>23109.0</text:p>
          </table:table-cell>
          <table:table-cell office:value-type="string">
            <text:p>WHITE</text:p>
          </table:table-cell>
          <table:table-cell office:value-type="string">
            <text:p>Chardonnay 2022</text:p>
          </table:table-cell>
          <table:table-cell office:value-type="string">
            <text:p>Weingut Rey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43z4mxn2zrsbxq6tqe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Ruyter''s Bin</text:p>
          </table:table-cell>
          <table:table-cell office:value-type="float" office:value="18.263245">
            <text:p>18.263245</text:p>
          </table:table-cell>
        </table:table-row>
        <table:table-row>
          <table:table-cell office:value-type="string"/>
          <table:table-cell office:value-type="string">
            <text:p>23110.0</text:p>
          </table:table-cell>
          <table:table-cell office:value-type="string">
            <text:p>WHITE</text:p>
          </table:table-cell>
          <table:table-cell office:value-type="string">
            <text:p>Chardonnay Lafoa 2022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Perpm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518333">
            <text:p>35.518333</text:p>
          </table:table-cell>
        </table:table-row>
        <table:table-row>
          <table:table-cell office:value-type="string"/>
          <table:table-cell office:value-type="string">
            <text:p>23110.0</text:p>
          </table:table-cell>
          <table:table-cell office:value-type="string">
            <text:p>WHITE</text:p>
          </table:table-cell>
          <table:table-cell office:value-type="string">
            <text:p>Chardonna Au 20????</text:p>
          </table:table-cell>
          <table:table-cell office:value-type="string">
            <text:p>Weingut Tiefenbrunn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5.96605">
            <text:p>35.96605</text:p>
          </table:table-cell>
        </table:table-row>
        <table:table-row>
          <table:table-cell office:value-type="string"/>
          <table:table-cell office:value-type="string">
            <text:p>23112.0</text:p>
          </table:table-cell>
          <table:table-cell office:value-type="string">
            <text:p>WHITE</text:p>
          </table:table-cell>
          <table:table-cell office:value-type="string">
            <text:p>Chardonnay Formigar 2012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800">
            <text:p>78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59xnrk33rwwhzkdb</text:p>
          </table:table-cell>
          <table:table-cell office:value-type="string">
            <text:p>WHITE</text:p>
          </table:table-cell>
          <table:table-cell office:value-type="string">
            <text:p>Chardonnay Cornell Formigar</text:p>
          </table:table-cell>
          <table:table-cell office:value-type="string">
            <text:p>Colterenzio (Schreckbichl)</text:p>
          </table:table-cell>
          <table:table-cell office:value-type="float" office:value="34.752033">
            <text:p>34.752033</text:p>
          </table:table-cell>
        </table:table-row>
        <table:table-row>
          <table:table-cell office:value-type="string"/>
          <table:table-cell office:value-type="string">
            <text:p>23113.0</text:p>
          </table:table-cell>
          <table:table-cell office:value-type="string">
            <text:p>WHITE</text:p>
          </table:table-cell>
          <table:table-cell office:value-type="string">
            <text:p>Chardonnay Fluch &amp; Segen 2022</text:p>
          </table:table-cell>
          <table:table-cell office:value-type="string">
            <text:p>Martin Schgraff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3awbq13x0zzy20yday083k</text:p>
          </table:table-cell>
          <table:table-cell office:value-type="string">
            <text:p>WHITE</text:p>
          </table:table-cell>
          <table:table-cell office:value-type="string">
            <text:p>Chardonnay Fluch und Segen</text:p>
          </table:table-cell>
          <table:table-cell office:value-type="string">
            <text:p>Martin Schgraffer</text:p>
          </table:table-cell>
          <table:table-cell office:value-type="float" office:value="60.898876">
            <text:p>60.898876</text:p>
          </table:table-cell>
        </table:table-row>
        <table:table-row>
          <table:table-cell office:value-type="string"/>
          <table:table-cell office:value-type="string">
            <text:p>23114.0</text:p>
          </table:table-cell>
          <table:table-cell office:value-type="string">
            <text:p>WHITE</text:p>
          </table:table-cell>
          <table:table-cell office:value-type="string">
            <text:p>Chardonnay Riserva Belasy 2020</text:p>
          </table:table-cell>
          <table:table-cell office:value-type="string">
            <text:p>Schloß Engl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exrfm4v05ah96xrsme</text:p>
          </table:table-cell>
          <table:table-cell office:value-type="string">
            <text:p>WHITE</text:p>
          </table:table-cell>
          <table:table-cell office:value-type="string">
            <text:p>Chardonnay Riserva Belasy</text:p>
          </table:table-cell>
          <table:table-cell office:value-type="string">
            <text:p>Schloss Englar</text:p>
          </table:table-cell>
          <table:table-cell office:value-type="float" office:value="51.83806">
            <text:p>51.83806</text:p>
          </table:table-cell>
        </table:table-row>
        <table:table-row>
          <table:table-cell office:value-type="string"/>
          <table:table-cell office:value-type="string">
            <text:p>23115.0</text:p>
          </table:table-cell>
          <table:table-cell office:value-type="string">
            <text:p>WHITE</text:p>
          </table:table-cell>
          <table:table-cell office:value-type="string">
            <text:p>Chardonnay Flora 2022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pmj2ddxb53sptb5acy</text:p>
          </table:table-cell>
          <table:table-cell office:value-type="string">
            <text:p>WHITE</text:p>
          </table:table-cell>
          <table:table-cell office:value-type="string">
            <text:p>Chardonnay Flora</text:p>
          </table:table-cell>
          <table:table-cell office:value-type="string">
            <text:p>Girlan</text:p>
          </table:table-cell>
          <table:table-cell office:value-type="float" office:value="38.314957">
            <text:p>38.314957</text:p>
          </table:table-cell>
        </table:table-row>
        <table:table-row>
          <table:table-cell office:value-type="string"/>
          <table:table-cell office:value-type="string">
            <text:p>23116.0</text:p>
          </table:table-cell>
          <table:table-cell office:value-type="string">
            <text:p>WHITE</text:p>
          </table:table-cell>
          <table:table-cell office:value-type="string">
            <text:p>Chardonnay Au 2014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8200">
            <text:p>82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6.322643">
            <text:p>36.322643</text:p>
          </table:table-cell>
        </table:table-row>
        <table:table-row>
          <table:table-cell office:value-type="string"/>
          <table:table-cell office:value-type="string">
            <text:p>23117.0</text:p>
          </table:table-cell>
          <table:table-cell office:value-type="string">
            <text:p>WHITE</text:p>
          </table:table-cell>
          <table:table-cell office:value-type="string">
            <text:p>Chardonnay Moraine 2020</text:p>
          </table:table-cell>
          <table:table-cell office:value-type="string">
            <text:p>Weingut Unter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960">
            <text:p>19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w78860bkxc37wtj0cw</text:p>
          </table:table-cell>
          <table:table-cell office:value-type="string">
            <text:p>SPARKLING</text:p>
          </table:table-cell>
          <table:table-cell office:value-type="string">
            <text:p>Chardonnay</text:p>
          </table:table-cell>
          <table:table-cell office:value-type="string">
            <text:p>Weingut Weishaar</text:p>
          </table:table-cell>
          <table:table-cell office:value-type="float" office:value="12.316143">
            <text:p>12.316143</text:p>
          </table:table-cell>
        </table:table-row>
        <table:table-row>
          <table:table-cell office:value-type="string"/>
          <table:table-cell office:value-type="string">
            <text:p>23118.0</text:p>
          </table:table-cell>
          <table:table-cell office:value-type="string">
            <text:p>WHITE</text:p>
          </table:table-cell>
          <table:table-cell office:value-type="string">
            <text:p>Chardonnay Baron Salvadori 2014 Magnum</text:p>
          </table:table-cell>
          <table:table-cell office:value-type="string">
            <text:p>Nals Magrei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8900">
            <text:p>89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5.967037">
            <text:p>55.967037</text:p>
          </table:table-cell>
        </table:table-row>
        <table:table-row>
          <table:table-cell office:value-type="string"/>
          <table:table-cell office:value-type="string">
            <text:p>23119.0</text:p>
          </table:table-cell>
          <table:table-cell office:value-type="string">
            <text:p>WHITE</text:p>
          </table:table-cell>
          <table:table-cell office:value-type="string">
            <text:p>Chardonnay Sophie 2022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489456">
            <text:p>39.489456</text:p>
          </table:table-cell>
        </table:table-row>
        <table:table-row>
          <table:table-cell office:value-type="string"/>
          <table:table-cell office:value-type="string">
            <text:p>23119.0</text:p>
          </table:table-cell>
          <table:table-cell office:value-type="string">
            <text:p>WHITE</text:p>
          </table:table-cell>
          <table:table-cell office:value-type="string">
            <text:p>Chardonnay Pfaffenegg 2021</text:p>
          </table:table-cell>
          <table:table-cell office:value-type="string">
            <text:p>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cahm6pkz3np9aca4qa</text:p>
          </table:table-cell>
          <table:table-cell office:value-type="string">
            <text:p>SPARKLING</text:p>
          </table:table-cell>
          <table:table-cell office:value-type="string">
            <text:p>Pfaffenegg Sauvignon</text:p>
          </table:table-cell>
          <table:table-cell office:value-type="string">
            <text:p>Josmoar</text:p>
          </table:table-cell>
          <table:table-cell office:value-type="float" office:value="42.67001">
            <text:p>42.67001</text:p>
          </table:table-cell>
        </table:table-row>
        <table:table-row>
          <table:table-cell office:value-type="string"/>
          <table:table-cell office:value-type="string">
            <text:p>23120.0</text:p>
          </table:table-cell>
          <table:table-cell office:value-type="string">
            <text:p>WHITE</text:p>
          </table:table-cell>
          <table:table-cell office:value-type="string">
            <text:p>Chardonnay Riserva Baron Salvadori 2015</text:p>
          </table:table-cell>
          <table:table-cell office:value-type="string">
            <text:p>Nals M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9.0628">
            <text:p>59.0628</text:p>
          </table:table-cell>
        </table:table-row>
        <table:table-row>
          <table:table-cell office:value-type="string"/>
          <table:table-cell office:value-type="string">
            <text:p>23121.0</text:p>
          </table:table-cell>
          <table:table-cell office:value-type="string">
            <text:p>WHITE</text:p>
          </table:table-cell>
          <table:table-cell office:value-type="string">
            <text:p>Chardonnay Americano 2021</text:p>
          </table:table-cell>
          <table:table-cell office:value-type="string">
            <text:p>Kellerei Kalter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bq2g8fex5eg4b6p7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Kaltern</text:p>
          </table:table-cell>
          <table:table-cell office:value-type="float" office:value="28.010555">
            <text:p>28.010555</text:p>
          </table:table-cell>
        </table:table-row>
        <table:table-row>
          <table:table-cell office:value-type="string"/>
          <table:table-cell office:value-type="string">
            <text:p>23122.0</text:p>
          </table:table-cell>
          <table:table-cell office:value-type="string">
            <text:p>WHITE</text:p>
          </table:table-cell>
          <table:table-cell office:value-type="string">
            <text:p>Chardonnay Riserva Troy 2019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900">
            <text:p>9900</text:p>
          </table:table-cell>
          <table:table-cell office:value-type="float" office:value="5135">
            <text:p>51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dqfvxezrrmbb289</text:p>
          </table:table-cell>
          <table:table-cell office:value-type="string">
            <text:p>WHITE</text:p>
          </table:table-cell>
          <table:table-cell office:value-type="string">
            <text:p>Chardonnay Troy</text:p>
          </table:table-cell>
          <table:table-cell office:value-type="string">
            <text:p>Tramin</text:p>
          </table:table-cell>
          <table:table-cell office:value-type="float" office:value="38.556046">
            <text:p>38.556046</text:p>
          </table:table-cell>
        </table:table-row>
        <table:table-row>
          <table:table-cell office:value-type="string"/>
          <table:table-cell office:value-type="string">
            <text:p>23123.0</text:p>
          </table:table-cell>
          <table:table-cell office:value-type="string">
            <text:p>WHITE</text:p>
          </table:table-cell>
          <table:table-cell office:value-type="string">
            <text:p>Chardonnay Gottesacker 2022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2010">
            <text:p>20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8dfefvbq9rg1ya0rz</text:p>
          </table:table-cell>
          <table:table-cell office:value-type="string">
            <text:p>WHITE</text:p>
          </table:table-cell>
          <table:table-cell office:value-type="string">
            <text:p>Chardonnay Gottesacker</text:p>
          </table:table-cell>
          <table:table-cell office:value-type="string">
            <text:p>Weingut Abraham</text:p>
          </table:table-cell>
          <table:table-cell office:value-type="float" office:value="49.3422">
            <text:p>49.3422</text:p>
          </table:table-cell>
        </table:table-row>
        <table:table-row>
          <table:table-cell office:value-type="string"/>
          <table:table-cell office:value-type="string">
            <text:p>23130.0</text:p>
          </table:table-cell>
          <table:table-cell office:value-type="string">
            <text:p>WHITE</text:p>
          </table:table-cell>
          <table:table-cell office:value-type="string">
            <text:p>Chardonnay 2023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33prkg8gewmdrc384y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Jermann</text:p>
          </table:table-cell>
          <table:table-cell office:value-type="float" office:value="23.88733">
            <text:p>23.88733</text:p>
          </table:table-cell>
        </table:table-row>
        <table:table-row>
          <table:table-cell office:value-type="string"/>
          <table:table-cell office:value-type="string">
            <text:p>23150.0</text:p>
          </table:table-cell>
          <table:table-cell office:value-type="string">
            <text:p>WHITE</text:p>
          </table:table-cell>
          <table:table-cell office:value-type="string">
            <text:p>Chassagne Montrachet 1er Cru Clos Maltroie  2006</text:p>
          </table:table-cell>
          <table:table-cell office:value-type="string">
            <text:p>Michel Niell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19900">
            <text:p>199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p7qwrdvfdywqvwptx</text:p>
          </table:table-cell>
          <table:table-cell office:value-type="string">
            <text:p>WHITE</text:p>
          </table:table-cell>
          <table:table-cell office:value-type="string">
            <text:p>Chassagne-Montrachet 1er Cru 'Clos de la Maltroie'</text:p>
          </table:table-cell>
          <table:table-cell office:value-type="string">
            <text:p>Domaine Michel Niellon</text:p>
          </table:table-cell>
          <table:table-cell office:value-type="float" office:value="48.966095">
            <text:p>48.966095</text:p>
          </table:table-cell>
        </table:table-row>
        <table:table-row>
          <table:table-cell office:value-type="string"/>
          <table:table-cell office:value-type="string">
            <text:p>23151.0</text:p>
          </table:table-cell>
          <table:table-cell office:value-type="string">
            <text:p>WHITE</text:p>
          </table:table-cell>
          <table:table-cell office:value-type="string">
            <text:p>Chablis La Foret 2020</text:p>
          </table:table-cell>
          <table:table-cell office:value-type="string">
            <text:p>Jean Claude Bess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39y2bebacsacc8rtbh</text:p>
          </table:table-cell>
          <table:table-cell office:value-type="string">
            <text:p>WHITE</text:p>
          </table:table-cell>
          <table:table-cell office:value-type="string">
            <text:p>Chablis Premier Cru La Forêt</text:p>
          </table:table-cell>
          <table:table-cell office:value-type="string">
            <text:p>Jean-Claude et Romain Bessin-Tremblay</text:p>
          </table:table-cell>
          <table:table-cell office:value-type="float" office:value="37.98075">
            <text:p>37.98075</text:p>
          </table:table-cell>
        </table:table-row>
        <table:table-row>
          <table:table-cell office:value-type="string"/>
          <table:table-cell office:value-type="string">
            <text:p>23152.0</text:p>
          </table:table-cell>
          <table:table-cell office:value-type="string">
            <text:p>WHITE</text:p>
          </table:table-cell>
          <table:table-cell office:value-type="string">
            <text:p>Poully-Fuissé Tete de Cru 2016</text:p>
          </table:table-cell>
          <table:table-cell office:value-type="string">
            <text:p>Chateau Fuissé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2755">
            <text:p>27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nj1hgv8v0k51arwh3s</text:p>
          </table:table-cell>
          <table:table-cell office:value-type="string">
            <text:p>WHITE</text:p>
          </table:table-cell>
          <table:table-cell office:value-type="string">
            <text:p>Pouilly-Fuissé Tête de Cuvée</text:p>
          </table:table-cell>
          <table:table-cell office:value-type="string">
            <text:p>Château Fuissé</text:p>
          </table:table-cell>
          <table:table-cell office:value-type="float" office:value="44.891605">
            <text:p>44.891605</text:p>
          </table:table-cell>
        </table:table-row>
        <table:table-row>
          <table:table-cell office:value-type="string"/>
          <table:table-cell office:value-type="string">
            <text:p>23153.0</text:p>
          </table:table-cell>
          <table:table-cell office:value-type="string">
            <text:p>WHITE</text:p>
          </table:table-cell>
          <table:table-cell office:value-type="string">
            <text:p>Poully-Fuissé Tete de Cru 2020</text:p>
          </table:table-cell>
          <table:table-cell office:value-type="string">
            <text:p>Chateau Fuissé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755">
            <text:p>27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nj1hgv8v0k51arwh3s</text:p>
          </table:table-cell>
          <table:table-cell office:value-type="string">
            <text:p>WHITE</text:p>
          </table:table-cell>
          <table:table-cell office:value-type="string">
            <text:p>Pouilly-Fuissé Tête de Cuvée</text:p>
          </table:table-cell>
          <table:table-cell office:value-type="string">
            <text:p>Château Fuissé</text:p>
          </table:table-cell>
          <table:table-cell office:value-type="float" office:value="44.891605">
            <text:p>44.891605</text:p>
          </table:table-cell>
        </table:table-row>
        <table:table-row>
          <table:table-cell office:value-type="string"/>
          <table:table-cell office:value-type="string">
            <text:p>23154.0</text:p>
          </table:table-cell>
          <table:table-cell office:value-type="string">
            <text:p>WHITE</text:p>
          </table:table-cell>
          <table:table-cell office:value-type="string">
            <text:p>Chablis Montee de Tonnerre 1er   cru 2009</text:p>
          </table:table-cell>
          <table:table-cell office:value-type="string">
            <text:p>Jean Coll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p37y2hx2cptgavp5y</text:p>
          </table:table-cell>
          <table:table-cell office:value-type="string">
            <text:p>WHITE</text:p>
          </table:table-cell>
          <table:table-cell office:value-type="string">
            <text:p>Chablis 1er Cru 'Montee de Tonnerre'</text:p>
          </table:table-cell>
          <table:table-cell office:value-type="string">
            <text:p>Domaine Jean Collet</text:p>
          </table:table-cell>
          <table:table-cell office:value-type="float" office:value="43.969185">
            <text:p>43.969185</text:p>
          </table:table-cell>
        </table:table-row>
        <table:table-row>
          <table:table-cell office:value-type="string"/>
          <table:table-cell office:value-type="string">
            <text:p>23155.0</text:p>
          </table:table-cell>
          <table:table-cell office:value-type="string">
            <text:p>WHITE</text:p>
          </table:table-cell>
          <table:table-cell office:value-type="string">
            <text:p>Chablis Montmains 1er Cru 2019</text:p>
          </table:table-cell>
          <table:table-cell office:value-type="string">
            <text:p>Jean Claude Bess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600">
            <text:p>6600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dxhfzs3wz6nha4h3qh</text:p>
          </table:table-cell>
          <table:table-cell office:value-type="string">
            <text:p>WHITE</text:p>
          </table:table-cell>
          <table:table-cell office:value-type="string">
            <text:p>Chablis Premier Cru 'Montmains'</text:p>
          </table:table-cell>
          <table:table-cell office:value-type="string">
            <text:p>Jean-Claude et Romain Bessin-Tremblay</text:p>
          </table:table-cell>
          <table:table-cell office:value-type="float" office:value="39.440594">
            <text:p>39.440594</text:p>
          </table:table-cell>
        </table:table-row>
        <table:table-row>
          <table:table-cell office:value-type="string"/>
          <table:table-cell office:value-type="string">
            <text:p>23156.0</text:p>
          </table:table-cell>
          <table:table-cell office:value-type="string">
            <text:p>WHITE</text:p>
          </table:table-cell>
          <table:table-cell office:value-type="string">
            <text:p>Meursault 2019</text:p>
          </table:table-cell>
          <table:table-cell office:value-type="string">
            <text:p>C. Bellang &amp;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m7z53xqnznq7w21rc</text:p>
          </table:table-cell>
          <table:table-cell office:value-type="string">
            <text:p>WHITE</text:p>
          </table:table-cell>
          <table:table-cell office:value-type="string">
            <text:p>Meursault</text:p>
          </table:table-cell>
          <table:table-cell office:value-type="string">
            <text:p>Christian Bellang &amp; Fils</text:p>
          </table:table-cell>
          <table:table-cell office:value-type="float" office:value="33.749313">
            <text:p>33.749313</text:p>
          </table:table-cell>
        </table:table-row>
        <table:table-row>
          <table:table-cell office:value-type="string"/>
          <table:table-cell office:value-type="string">
            <text:p>23157.0</text:p>
          </table:table-cell>
          <table:table-cell office:value-type="string">
            <text:p>WHITE</text:p>
          </table:table-cell>
          <table:table-cell office:value-type="string">
            <text:p>Puligny-Montrachet 1er Cru L. Folatières 2018</text:p>
          </table:table-cell>
          <table:table-cell office:value-type="string">
            <text:p>Bachelet Mon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7500">
            <text:p>27500</text:p>
          </table:table-cell>
          <table:table-cell office:value-type="float" office:value="6500">
            <text:p>6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hcqj49yrcec1rae9pp</text:p>
          </table:table-cell>
          <table:table-cell office:value-type="string">
            <text:p>WHITE</text:p>
          </table:table-cell>
          <table:table-cell office:value-type="string">
            <text:p>Puligny-Montrachet Premier Cru Les Folatières</text:p>
          </table:table-cell>
          <table:table-cell office:value-type="string">
            <text:p>Bachelet-Monnot</text:p>
          </table:table-cell>
          <table:table-cell office:value-type="float" office:value="55.357765">
            <text:p>55.357765</text:p>
          </table:table-cell>
        </table:table-row>
        <table:table-row>
          <table:table-cell office:value-type="string"/>
          <table:table-cell office:value-type="string">
            <text:p>23158.0</text:p>
          </table:table-cell>
          <table:table-cell office:value-type="string">
            <text:p>WHITE</text:p>
          </table:table-cell>
          <table:table-cell office:value-type="string">
            <text:p>Chablis Vielles Vignes 1er Cru 2018</text:p>
          </table:table-cell>
          <table:table-cell office:value-type="string">
            <text:p>Domain J.C. Bess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t61gd1r7yha4rvgpp</text:p>
          </table:table-cell>
          <table:table-cell office:value-type="string">
            <text:p>WHITE</text:p>
          </table:table-cell>
          <table:table-cell office:value-type="string">
            <text:p>Chablis 1er Cru 'Vaillons'</text:p>
          </table:table-cell>
          <table:table-cell office:value-type="string">
            <text:p>Besson</text:p>
          </table:table-cell>
          <table:table-cell office:value-type="float" office:value="32.3249">
            <text:p>32.3249</text:p>
          </table:table-cell>
        </table:table-row>
        <table:table-row>
          <table:table-cell office:value-type="string"/>
          <table:table-cell office:value-type="string">
            <text:p>23159.0</text:p>
          </table:table-cell>
          <table:table-cell office:value-type="string">
            <text:p>WHITE</text:p>
          </table:table-cell>
          <table:table-cell office:value-type="string">
            <text:p>Corton Charlemagne Grand Cru 2010</text:p>
          </table:table-cell>
          <table:table-cell office:value-type="string">
            <text:p>Bouchard P&amp;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5900">
            <text:p>15900</text:p>
          </table:table-cell>
          <table:table-cell office:value-type="float" office:value="8900">
            <text:p>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ergein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rq244e4b7ss0r2sw0q</text:p>
          </table:table-cell>
          <table:table-cell office:value-type="string">
            <text:p>WHITE</text:p>
          </table:table-cell>
          <table:table-cell office:value-type="string">
            <text:p>Corton-Charlemagne Grand Cru</text:p>
          </table:table-cell>
          <table:table-cell office:value-type="string">
            <text:p>Jean Bouchard</text:p>
          </table:table-cell>
          <table:table-cell office:value-type="float" office:value="34.685333">
            <text:p>34.685333</text:p>
          </table:table-cell>
        </table:table-row>
        <table:table-row>
          <table:table-cell office:value-type="string"/>
          <table:table-cell office:value-type="string">
            <text:p>23160.0</text:p>
          </table:table-cell>
          <table:table-cell office:value-type="string">
            <text:p>WHITE</text:p>
          </table:table-cell>
          <table:table-cell office:value-type="string">
            <text:p>Meursault Les Grands Charrons 2013</text:p>
          </table:table-cell>
          <table:table-cell office:value-type="string">
            <text:p>Bouzereau et fi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gtdc3sex5xnd1m9z7s</text:p>
          </table:table-cell>
          <table:table-cell office:value-type="string">
            <text:p>WHITE</text:p>
          </table:table-cell>
          <table:table-cell office:value-type="string">
            <text:p>Les Grands Charrons Meursault</text:p>
          </table:table-cell>
          <table:table-cell office:value-type="string">
            <text:p>Bouzereau-Gruère</text:p>
          </table:table-cell>
          <table:table-cell office:value-type="float" office:value="39.77761">
            <text:p>39.77761</text:p>
          </table:table-cell>
        </table:table-row>
        <table:table-row>
          <table:table-cell office:value-type="string"/>
          <table:table-cell office:value-type="string">
            <text:p>23161.0</text:p>
          </table:table-cell>
          <table:table-cell office:value-type="string">
            <text:p>WHITE</text:p>
          </table:table-cell>
          <table:table-cell office:value-type="string">
            <text:p>Chablis 2020/23</text:p>
          </table:table-cell>
          <table:table-cell office:value-type="string">
            <text:p>Christian More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cezq1z3qhpvab333s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Christian Moreau Pere &amp; Fils</text:p>
          </table:table-cell>
          <table:table-cell office:value-type="float" office:value="28.61472">
            <text:p>28.61472</text:p>
          </table:table-cell>
        </table:table-row>
        <table:table-row>
          <table:table-cell office:value-type="string"/>
          <table:table-cell office:value-type="string">
            <text:p>23161.0</text:p>
          </table:table-cell>
          <table:table-cell office:value-type="string">
            <text:p>WHITE</text:p>
          </table:table-cell>
          <table:table-cell office:value-type="string">
            <text:p>Chardonnay Tiglat 2019</text:p>
          </table:table-cell>
          <table:table-cell office:value-type="string">
            <text:p>Weingut Veli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jg1bw3rgzz1ysc27k</text:p>
          </table:table-cell>
          <table:table-cell office:value-type="string">
            <text:p>WHITE</text:p>
          </table:table-cell>
          <table:table-cell office:value-type="string">
            <text:p>Tiglat</text:p>
          </table:table-cell>
          <table:table-cell office:value-type="string">
            <text:p>Velich</text:p>
          </table:table-cell>
          <table:table-cell office:value-type="float" office:value="44.653873">
            <text:p>44.653873</text:p>
          </table:table-cell>
        </table:table-row>
        <table:table-row>
          <table:table-cell office:value-type="string"/>
          <table:table-cell office:value-type="string">
            <text:p>23162.0</text:p>
          </table:table-cell>
          <table:table-cell office:value-type="string">
            <text:p>WHITE</text:p>
          </table:table-cell>
          <table:table-cell office:value-type="string">
            <text:p>Bourgogne Blanc Cote D'Or 2021</text:p>
          </table:table-cell>
          <table:table-cell office:value-type="string">
            <text:p>Bachelet Mon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ay70y8k4mwrt42dn6f</text:p>
          </table:table-cell>
          <table:table-cell office:value-type="string">
            <text:p>WHITE</text:p>
          </table:table-cell>
          <table:table-cell office:value-type="string">
            <text:p>Bourgogne Côte d’Or</text:p>
          </table:table-cell>
          <table:table-cell office:value-type="string">
            <text:p>Bachelet-Monnot</text:p>
          </table:table-cell>
          <table:table-cell office:value-type="float" office:value="53.593975">
            <text:p>53.593975</text:p>
          </table:table-cell>
        </table:table-row>
        <table:table-row>
          <table:table-cell office:value-type="string"/>
          <table:table-cell office:value-type="string">
            <text:p>23162.0</text:p>
          </table:table-cell>
          <table:table-cell office:value-type="string">
            <text:p>WHITE</text:p>
          </table:table-cell>
          <table:table-cell office:value-type="string">
            <text:p>Chardonnay Darscho 2019</text:p>
          </table:table-cell>
          <table:table-cell office:value-type="string">
            <text:p>Weingut Ve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jdhsr4h4gpjm1kgb3</text:p>
          </table:table-cell>
          <table:table-cell office:value-type="string">
            <text:p>WHITE</text:p>
          </table:table-cell>
          <table:table-cell office:value-type="string">
            <text:p>Darscho</text:p>
          </table:table-cell>
          <table:table-cell office:value-type="string">
            <text:p>Velich</text:p>
          </table:table-cell>
          <table:table-cell office:value-type="float" office:value="45.54813">
            <text:p>45.54813</text:p>
          </table:table-cell>
        </table:table-row>
        <table:table-row>
          <table:table-cell office:value-type="string"/>
          <table:table-cell office:value-type="string">
            <text:p>23163.0</text:p>
          </table:table-cell>
          <table:table-cell office:value-type="string">
            <text:p>WHITE</text:p>
          </table:table-cell>
          <table:table-cell office:value-type="string">
            <text:p>Puligny Montrachet Les Folatiers 2018</text:p>
          </table:table-cell>
          <table:table-cell office:value-type="string">
            <text:p>Bachelet Monn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hcqj49yrcec1rae9pp</text:p>
          </table:table-cell>
          <table:table-cell office:value-type="string">
            <text:p>WHITE</text:p>
          </table:table-cell>
          <table:table-cell office:value-type="string">
            <text:p>Puligny-Montrachet Premier Cru Les Folatières</text:p>
          </table:table-cell>
          <table:table-cell office:value-type="string">
            <text:p>Bachelet-Monnot</text:p>
          </table:table-cell>
          <table:table-cell office:value-type="float" office:value="54.706276">
            <text:p>54.706276</text:p>
          </table:table-cell>
        </table:table-row>
        <table:table-row>
          <table:table-cell office:value-type="string"/>
          <table:table-cell office:value-type="string">
            <text:p>23163.0</text:p>
          </table:table-cell>
          <table:table-cell office:value-type="string">
            <text:p>WHITE</text:p>
          </table:table-cell>
          <table:table-cell office:value-type="string">
            <text:p>Chardonnay Tiglat 2021</text:p>
          </table:table-cell>
          <table:table-cell office:value-type="string">
            <text:p>Weingut Velich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jg1bw3rgzz1ysc27k</text:p>
          </table:table-cell>
          <table:table-cell office:value-type="string">
            <text:p>WHITE</text:p>
          </table:table-cell>
          <table:table-cell office:value-type="string">
            <text:p>Tiglat</text:p>
          </table:table-cell>
          <table:table-cell office:value-type="string">
            <text:p>Velich</text:p>
          </table:table-cell>
          <table:table-cell office:value-type="float" office:value="44.653873">
            <text:p>44.653873</text:p>
          </table:table-cell>
        </table:table-row>
        <table:table-row>
          <table:table-cell office:value-type="string"/>
          <table:table-cell office:value-type="string">
            <text:p>23164.0</text:p>
          </table:table-cell>
          <table:table-cell office:value-type="string">
            <text:p>WHITE</text:p>
          </table:table-cell>
          <table:table-cell office:value-type="string">
            <text:p>Chardonnay Darscho 2021</text:p>
          </table:table-cell>
          <table:table-cell office:value-type="string">
            <text:p>Weingut Ve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2jdhsr4h4gpjm1kgb3</text:p>
          </table:table-cell>
          <table:table-cell office:value-type="string">
            <text:p>WHITE</text:p>
          </table:table-cell>
          <table:table-cell office:value-type="string">
            <text:p>Darscho</text:p>
          </table:table-cell>
          <table:table-cell office:value-type="string">
            <text:p>Velich</text:p>
          </table:table-cell>
          <table:table-cell office:value-type="float" office:value="45.54813">
            <text:p>45.54813</text:p>
          </table:table-cell>
        </table:table-row>
        <table:table-row>
          <table:table-cell office:value-type="string"/>
          <table:table-cell office:value-type="string">
            <text:p>23165.0</text:p>
          </table:table-cell>
          <table:table-cell office:value-type="string">
            <text:p>WHITE</text:p>
          </table:table-cell>
          <table:table-cell office:value-type="string">
            <text:p>Chardonnay Ried Jägerberg 2018</text:p>
          </table:table-cell>
          <table:table-cell office:value-type="string">
            <text:p>Hannes Sabat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m31dn02g2h3ea181pb</text:p>
          </table:table-cell>
          <table:table-cell office:value-type="string">
            <text:p>WHITE</text:p>
          </table:table-cell>
          <table:table-cell office:value-type="string">
            <text:p>Ried Jagerberg Chardonnay</text:p>
          </table:table-cell>
          <table:table-cell office:value-type="string">
            <text:p>Hannes Sabathi</text:p>
          </table:table-cell>
          <table:table-cell office:value-type="float" office:value="55.255318">
            <text:p>55.255318</text:p>
          </table:table-cell>
        </table:table-row>
        <table:table-row>
          <table:table-cell office:value-type="string"/>
          <table:table-cell office:value-type="string">
            <text:p>23166.0</text:p>
          </table:table-cell>
          <table:table-cell office:value-type="string">
            <text:p>WHITE</text:p>
          </table:table-cell>
          <table:table-cell office:value-type="string">
            <text:p>Chardonnay Grand Select 2021/20</text:p>
          </table:table-cell>
          <table:table-cell office:value-type="string">
            <text:p>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4690">
            <text:p>4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56f38ttbb960a4ee25</text:p>
          </table:table-cell>
          <table:table-cell office:value-type="string">
            <text:p>WHITE</text:p>
          </table:table-cell>
          <table:table-cell office:value-type="string">
            <text:p>Grand Select Chardonnay</text:p>
          </table:table-cell>
          <table:table-cell office:value-type="string">
            <text:p>Wieninger</text:p>
          </table:table-cell>
          <table:table-cell office:value-type="float" office:value="38.306416">
            <text:p>38.306416</text:p>
          </table:table-cell>
        </table:table-row>
        <table:table-row>
          <table:table-cell office:value-type="string"/>
          <table:table-cell office:value-type="string">
            <text:p>23167.0</text:p>
          </table:table-cell>
          <table:table-cell office:value-type="string">
            <text:p>WHITE</text:p>
          </table:table-cell>
          <table:table-cell office:value-type="string">
            <text:p>Chardonnay Freudshofer 2017 Magnum</text:p>
          </table:table-cell>
          <table:table-cell office:value-type="string">
            <text:p>H&amp;A Nittnau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7pj1tbep20acxgj6kw</text:p>
          </table:table-cell>
          <table:table-cell office:value-type="string">
            <text:p>WHITE</text:p>
          </table:table-cell>
          <table:table-cell office:value-type="string">
            <text:p>Freudshofer Jois</text:p>
          </table:table-cell>
          <table:table-cell office:value-type="string">
            <text:p>Anita Nittnaus Hans</text:p>
          </table:table-cell>
          <table:table-cell office:value-type="float" office:value="31.169914">
            <text:p>31.169914</text:p>
          </table:table-cell>
        </table:table-row>
        <table:table-row>
          <table:table-cell office:value-type="string"/>
          <table:table-cell office:value-type="string">
            <text:p>23168.0</text:p>
          </table:table-cell>
          <table:table-cell office:value-type="string">
            <text:p>WHITE</text:p>
          </table:table-cell>
          <table:table-cell office:value-type="string">
            <text:p>Chardonnay Obegg 2002 Magnum</text:p>
          </table:table-cell>
          <table:table-cell office:value-type="string">
            <text:p>Weingut E &amp; W Polz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2">
            <text:p>2002</text:p>
          </table:table-cell>
          <table:table-cell office:value-type="float" office:value="16900">
            <text:p>169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jcrdqkqrsxtq1g2dq</text:p>
          </table:table-cell>
          <table:table-cell office:value-type="string">
            <text:p>WHITE</text:p>
          </table:table-cell>
          <table:table-cell office:value-type="string">
            <text:p>Obegg Chardonnay</text:p>
          </table:table-cell>
          <table:table-cell office:value-type="string">
            <text:p>Weingut Erich &amp; Walter Polz</text:p>
          </table:table-cell>
          <table:table-cell office:value-type="float" office:value="36.77462">
            <text:p>36.77462</text:p>
          </table:table-cell>
        </table:table-row>
        <table:table-row>
          <table:table-cell office:value-type="string"/>
          <table:table-cell office:value-type="string">
            <text:p>23171.0</text:p>
          </table:table-cell>
          <table:table-cell office:value-type="string">
            <text:p>WHITE</text:p>
          </table:table-cell>
          <table:table-cell office:value-type="string">
            <text:p>Chardonnay Obegg 2011</text:p>
          </table:table-cell>
          <table:table-cell office:value-type="string">
            <text:p>Weingut E &amp; W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200">
            <text:p>82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jcrdqkqrsxtq1g2dq</text:p>
          </table:table-cell>
          <table:table-cell office:value-type="string">
            <text:p>WHITE</text:p>
          </table:table-cell>
          <table:table-cell office:value-type="string">
            <text:p>Obegg Chardonnay</text:p>
          </table:table-cell>
          <table:table-cell office:value-type="string">
            <text:p>Weingut Erich &amp; Walter Polz</text:p>
          </table:table-cell>
          <table:table-cell office:value-type="float" office:value="36.77462">
            <text:p>36.77462</text:p>
          </table:table-cell>
        </table:table-row>
        <table:table-row>
          <table:table-cell office:value-type="string"/>
          <table:table-cell office:value-type="string">
            <text:p>23172.0</text:p>
          </table:table-cell>
          <table:table-cell office:value-type="string">
            <text:p>WHITE</text:p>
          </table:table-cell>
          <table:table-cell office:value-type="string">
            <text:p>Chardonnay Obegg 2021</text:p>
          </table:table-cell>
          <table:table-cell office:value-type="string">
            <text:p>Weingut Walter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jcrdqkqrsxtq1g2dq</text:p>
          </table:table-cell>
          <table:table-cell office:value-type="string">
            <text:p>WHITE</text:p>
          </table:table-cell>
          <table:table-cell office:value-type="string">
            <text:p>Obegg Chardonnay</text:p>
          </table:table-cell>
          <table:table-cell office:value-type="string">
            <text:p>Weingut Erich &amp; Walter Polz</text:p>
          </table:table-cell>
          <table:table-cell office:value-type="float" office:value="47.62165">
            <text:p>47.62165</text:p>
          </table:table-cell>
        </table:table-row>
        <table:table-row>
          <table:table-cell office:value-type="string"/>
          <table:table-cell office:value-type="string">
            <text:p>23173.0</text:p>
          </table:table-cell>
          <table:table-cell office:value-type="string">
            <text:p>WHITE</text:p>
          </table:table-cell>
          <table:table-cell office:value-type="string">
            <text:p>Chardonnay Obegg 2017</text:p>
          </table:table-cell>
          <table:table-cell office:value-type="string">
            <text:p>Weingut E &amp; W Pol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200">
            <text:p>72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Meixn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jcrdqkqrsxtq1g2dq</text:p>
          </table:table-cell>
          <table:table-cell office:value-type="string">
            <text:p>WHITE</text:p>
          </table:table-cell>
          <table:table-cell office:value-type="string">
            <text:p>Obegg Chardonnay</text:p>
          </table:table-cell>
          <table:table-cell office:value-type="string">
            <text:p>Weingut Erich &amp; Walter Polz</text:p>
          </table:table-cell>
          <table:table-cell office:value-type="float" office:value="36.77462">
            <text:p>36.77462</text:p>
          </table:table-cell>
        </table:table-row>
        <table:table-row>
          <table:table-cell office:value-type="string"/>
          <table:table-cell office:value-type="string">
            <text:p>23174.0</text:p>
          </table:table-cell>
          <table:table-cell office:value-type="string">
            <text:p>WHITE</text:p>
          </table:table-cell>
          <table:table-cell office:value-type="string">
            <text:p>Chardonnay Mörbisch 2022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j8yn9rdn2qrshsm9v0</text:p>
          </table:table-cell>
          <table:table-cell office:value-type="string">
            <text:p>WHITE</text:p>
          </table:table-cell>
          <table:table-cell office:value-type="string">
            <text:p>Mörbisch Chardonnay</text:p>
          </table:table-cell>
          <table:table-cell office:value-type="string">
            <text:p>Schönberger</text:p>
          </table:table-cell>
          <table:table-cell office:value-type="float" office:value="44.70604">
            <text:p>44.70604</text:p>
          </table:table-cell>
        </table:table-row>
        <table:table-row>
          <table:table-cell office:value-type="string"/>
          <table:table-cell office:value-type="string">
            <text:p>23175.0</text:p>
          </table:table-cell>
          <table:table-cell office:value-type="string">
            <text:p>WHITE</text:p>
          </table:table-cell>
          <table:table-cell office:value-type="string">
            <text:p>Morillon Zieregg 2014</text:p>
          </table:table-cell>
          <table:table-cell office:value-type="string">
            <text:p>Weingut 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3900">
            <text:p>3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87vgbtrcwbbvxh5je</text:p>
          </table:table-cell>
          <table:table-cell office:value-type="string">
            <text:p>DESSERT</text:p>
          </table:table-cell>
          <table:table-cell office:value-type="string">
            <text:p>Zieregg Morillon Trockenbeerenauslese</text:p>
          </table:table-cell>
          <table:table-cell office:value-type="string">
            <text:p>Tement</text:p>
          </table:table-cell>
          <table:table-cell office:value-type="float" office:value="42.323666">
            <text:p>42.323666</text:p>
          </table:table-cell>
        </table:table-row>
        <table:table-row>
          <table:table-cell office:value-type="string"/>
          <table:table-cell office:value-type="string">
            <text:p>23177.0</text:p>
          </table:table-cell>
          <table:table-cell office:value-type="string">
            <text:p>WHITE</text:p>
          </table:table-cell>
          <table:table-cell office:value-type="string">
            <text:p>Morillon Vom Opok 2018</text:p>
          </table:table-cell>
          <table:table-cell office:value-type="string">
            <text:p>Weingut Werli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1m4sn818bcq0mkc07m</text:p>
          </table:table-cell>
          <table:table-cell office:value-type="string">
            <text:p>WHITE</text:p>
          </table:table-cell>
          <table:table-cell office:value-type="string">
            <text:p>Sauvignon Blanc Vom Opok bio</text:p>
          </table:table-cell>
          <table:table-cell office:value-type="string">
            <text:p>Werlitsch</text:p>
          </table:table-cell>
          <table:table-cell office:value-type="float" office:value="42.636288">
            <text:p>42.636288</text:p>
          </table:table-cell>
        </table:table-row>
        <table:table-row>
          <table:table-cell office:value-type="string"/>
          <table:table-cell office:value-type="string">
            <text:p>23178.0</text:p>
          </table:table-cell>
          <table:table-cell office:value-type="string">
            <text:p>WHITE</text:p>
          </table:table-cell>
          <table:table-cell office:value-type="string">
            <text:p>Chardonnay Tiglat 2013</text:p>
          </table:table-cell>
          <table:table-cell office:value-type="string">
            <text:p>Weingut Ve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900">
            <text:p>89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2jg1bw3rgzz1ysc27k</text:p>
          </table:table-cell>
          <table:table-cell office:value-type="string">
            <text:p>WHITE</text:p>
          </table:table-cell>
          <table:table-cell office:value-type="string">
            <text:p>Tiglat</text:p>
          </table:table-cell>
          <table:table-cell office:value-type="string">
            <text:p>Velich</text:p>
          </table:table-cell>
          <table:table-cell office:value-type="float" office:value="44.653873">
            <text:p>44.653873</text:p>
          </table:table-cell>
        </table:table-row>
        <table:table-row>
          <table:table-cell office:value-type="string"/>
          <table:table-cell office:value-type="string">
            <text:p>23179.0</text:p>
          </table:table-cell>
          <table:table-cell office:value-type="string">
            <text:p>WHITE</text:p>
          </table:table-cell>
          <table:table-cell office:value-type="string">
            <text:p>Chardonnay Bergschmallister 2021</text:p>
          </table:table-cell>
          <table:table-cell office:value-type="string">
            <text:p>H&amp;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zek17txph85ntr6r0jzd65</text:p>
          </table:table-cell>
          <table:table-cell office:value-type="string">
            <text:p>WHITE</text:p>
          </table:table-cell>
          <table:table-cell office:value-type="string">
            <text:p>Ried Bergschmallister Jois Chardonnay</text:p>
          </table:table-cell>
          <table:table-cell office:value-type="string">
            <text:p>Anita Nittnaus Hans</text:p>
          </table:table-cell>
          <table:table-cell office:value-type="float" office:value="30.217493">
            <text:p>30.217493</text:p>
          </table:table-cell>
        </table:table-row>
        <table:table-row>
          <table:table-cell office:value-type="string"/>
          <table:table-cell office:value-type="string">
            <text:p>23180.0</text:p>
          </table:table-cell>
          <table:table-cell office:value-type="string">
            <text:p>WHITE</text:p>
          </table:table-cell>
          <table:table-cell office:value-type="string">
            <text:p>Chardonnay 2018</text:p>
          </table:table-cell>
          <table:table-cell office:value-type="string">
            <text:p>Weingute 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1900">
            <text:p>31900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tf8wtpdaq6ehczn8k5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Daniel &amp; Marta Gantenbein</text:p>
          </table:table-cell>
          <table:table-cell office:value-type="float" office:value="25.02583">
            <text:p>25.02583</text:p>
          </table:table-cell>
        </table:table-row>
        <table:table-row>
          <table:table-cell office:value-type="string"/>
          <table:table-cell office:value-type="string">
            <text:p>23181.0</text:p>
          </table:table-cell>
          <table:table-cell office:value-type="string">
            <text:p>WHITE</text:p>
          </table:table-cell>
          <table:table-cell office:value-type="string">
            <text:p>Chardonnay De Morgenzon 2018</text:p>
          </table:table-cell>
          <table:table-cell office:value-type="string">
            <text:p>Stellenbo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2cbpw1fwgvhzmmqekv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Stellenbosch Drive</text:p>
          </table:table-cell>
          <table:table-cell office:value-type="float" office:value="23.866585">
            <text:p>23.866585</text:p>
          </table:table-cell>
        </table:table-row>
        <table:table-row>
          <table:table-cell office:value-type="string"/>
          <table:table-cell office:value-type="string">
            <text:p>23186.0</text:p>
          </table:table-cell>
          <table:table-cell office:value-type="string">
            <text:p>WHITE</text:p>
          </table:table-cell>
          <table:table-cell office:value-type="string">
            <text:p>Chardonnay Alte Reben 2019</text:p>
          </table:table-cell>
          <table:table-cell office:value-type="string">
            <text:p>Bernhard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3329">
            <text:p>332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tzxwa1ny6bfa8bds7b</text:p>
          </table:table-cell>
          <table:table-cell office:value-type="string">
            <text:p>WHITE</text:p>
          </table:table-cell>
          <table:table-cell office:value-type="string">
            <text:p>Chardonnay Alte Reben Bio</text:p>
          </table:table-cell>
          <table:table-cell office:value-type="string">
            <text:p>Bernhard Huber</text:p>
          </table:table-cell>
          <table:table-cell office:value-type="float" office:value="40.787956">
            <text:p>40.787956</text:p>
          </table:table-cell>
        </table:table-row>
        <table:table-row>
          <table:table-cell office:value-type="string"/>
          <table:table-cell office:value-type="string">
            <text:p>23211.0</text:p>
          </table:table-cell>
          <table:table-cell office:value-type="string">
            <text:p>WHITE</text:p>
          </table:table-cell>
          <table:table-cell office:value-type="string">
            <text:p>Petit Manseng 2017/19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1730">
            <text:p>17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z95ekwg1sgd6zc0mcv</text:p>
          </table:table-cell>
          <table:table-cell office:value-type="string">
            <text:p>WHITE</text:p>
          </table:table-cell>
          <table:table-cell office:value-type="string">
            <text:p>Petit Manseng</text:p>
          </table:table-cell>
          <table:table-cell office:value-type="string">
            <text:p>Andreas Baron Widmann</text:p>
          </table:table-cell>
          <table:table-cell office:value-type="float" office:value="43.832718">
            <text:p>43.832718</text:p>
          </table:table-cell>
        </table:table-row>
        <table:table-row>
          <table:table-cell office:value-type="string"/>
          <table:table-cell office:value-type="string">
            <text:p>23212.0</text:p>
          </table:table-cell>
          <table:table-cell office:value-type="string">
            <text:p>WHITE</text:p>
          </table:table-cell>
          <table:table-cell office:value-type="string">
            <text:p>Caroline 2020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760">
            <text:p>17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2.02297">
            <text:p>42.02297</text:p>
          </table:table-cell>
        </table:table-row>
        <table:table-row>
          <table:table-cell office:value-type="string"/>
          <table:table-cell office:value-type="string">
            <text:p>23213.0</text:p>
          </table:table-cell>
          <table:table-cell office:value-type="string">
            <text:p>WHITE</text:p>
          </table:table-cell>
          <table:table-cell office:value-type="string">
            <text:p>Caroline 2019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300">
            <text:p>430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2.02297">
            <text:p>42.02297</text:p>
          </table:table-cell>
        </table:table-row>
        <table:table-row>
          <table:table-cell office:value-type="string"/>
          <table:table-cell office:value-type="string">
            <text:p>23214.0</text:p>
          </table:table-cell>
          <table:table-cell office:value-type="string">
            <text:p>WHITE</text:p>
          </table:table-cell>
          <table:table-cell office:value-type="string">
            <text:p>Caroline 2016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600">
            <text:p>46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zek1m69rmrm5fdcxc8q3x2</text:p>
          </table:table-cell>
          <table:table-cell office:value-type="string">
            <text:p>WHITE</text:p>
          </table:table-cell>
          <table:table-cell office:value-type="string">
            <text:p>Caroline</text:p>
          </table:table-cell>
          <table:table-cell office:value-type="string">
            <text:p>Pranzegg</text:p>
          </table:table-cell>
          <table:table-cell office:value-type="float" office:value="42.02297">
            <text:p>42.02297</text:p>
          </table:table-cell>
        </table:table-row>
        <table:table-row>
          <table:table-cell office:value-type="string"/>
          <table:table-cell office:value-type="string">
            <text:p>23215.0</text:p>
          </table:table-cell>
          <table:table-cell office:value-type="string">
            <text:p>WHITE</text:p>
          </table:table-cell>
          <table:table-cell office:value-type="string">
            <text:p>Reserve de la Contessa 2023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93348">
            <text:p>41.93348</text:p>
          </table:table-cell>
        </table:table-row>
        <table:table-row>
          <table:table-cell office:value-type="string"/>
          <table:table-cell office:value-type="string">
            <text:p>23216.0</text:p>
          </table:table-cell>
          <table:table-cell office:value-type="string">
            <text:p>WHITE</text:p>
          </table:table-cell>
          <table:table-cell office:value-type="string">
            <text:p>Mitterberg Weiß Trias 2021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910">
            <text:p>19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rqwh2b0tvrv2f371</text:p>
          </table:table-cell>
          <table:table-cell office:value-type="string">
            <text:p>WHITE</text:p>
          </table:table-cell>
          <table:table-cell office:value-type="string">
            <text:p>Trias Mitterberg Weiss</text:p>
          </table:table-cell>
          <table:table-cell office:value-type="string">
            <text:p>Ignaz Niedrist</text:p>
          </table:table-cell>
          <table:table-cell office:value-type="float" office:value="71.85331">
            <text:p>71.85331</text:p>
          </table:table-cell>
        </table:table-row>
        <table:table-row>
          <table:table-cell office:value-type="string"/>
          <table:table-cell office:value-type="string">
            <text:p>23217.0</text:p>
          </table:table-cell>
          <table:table-cell office:value-type="string">
            <text:p>WHITE</text:p>
          </table:table-cell>
          <table:table-cell office:value-type="string">
            <text:p>Dolomytos 2019</text:p>
          </table:table-cell>
          <table:table-cell office:value-type="string">
            <text:p>Dolomytos Sac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orber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1.674194">
            <text:p>51.674194</text:p>
          </table:table-cell>
        </table:table-row>
        <table:table-row>
          <table:table-cell office:value-type="string"/>
          <table:table-cell office:value-type="string">
            <text:p>23218.0</text:p>
          </table:table-cell>
          <table:table-cell office:value-type="string">
            <text:p>WHITE</text:p>
          </table:table-cell>
          <table:table-cell office:value-type="string">
            <text:p>Nova Domus 2015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2235">
            <text:p>22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93399">
            <text:p>52.93399</text:p>
          </table:table-cell>
        </table:table-row>
        <table:table-row>
          <table:table-cell office:value-type="string"/>
          <table:table-cell office:value-type="string">
            <text:p>23219.0</text:p>
          </table:table-cell>
          <table:table-cell office:value-type="string">
            <text:p>WHITE</text:p>
          </table:table-cell>
          <table:table-cell office:value-type="string">
            <text:p>Nova Domus 2019/21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3170">
            <text:p>3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93399">
            <text:p>52.93399</text:p>
          </table:table-cell>
        </table:table-row>
        <table:table-row>
          <table:table-cell office:value-type="string"/>
          <table:table-cell office:value-type="string">
            <text:p>23220.0</text:p>
          </table:table-cell>
          <table:table-cell office:value-type="string">
            <text:p>WHITE</text:p>
          </table:table-cell>
          <table:table-cell office:value-type="string">
            <text:p>Nova Domus 2021 Magnum</text:p>
          </table:table-cell>
          <table:table-cell office:value-type="string">
            <text:p>Kellerei Terlan 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700">
            <text:p>12700</text:p>
          </table:table-cell>
          <table:table-cell office:value-type="float" office:value="6659">
            <text:p>665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52.93399">
            <text:p>52.93399</text:p>
          </table:table-cell>
        </table:table-row>
        <table:table-row>
          <table:table-cell office:value-type="string"/>
          <table:table-cell office:value-type="string">
            <text:p>23221.0</text:p>
          </table:table-cell>
          <table:table-cell office:value-type="string">
            <text:p>WHITE</text:p>
          </table:table-cell>
          <table:table-cell office:value-type="string">
            <text:p>Sonnrain 2018</text:p>
          </table:table-cell>
          <table:table-cell office:value-type="string">
            <text:p>Thomas Nieder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650">
            <text:p>3650</text:p>
          </table:table-cell>
          <table:table-cell office:value-type="float" office:value="1520">
            <text:p>1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fbbq0jp6s354y8vw</text:p>
          </table:table-cell>
          <table:table-cell office:value-type="string">
            <text:p>WHITE</text:p>
          </table:table-cell>
          <table:table-cell office:value-type="string">
            <text:p>Hof Gandberg Sonnrain</text:p>
          </table:table-cell>
          <table:table-cell office:value-type="string">
            <text:p>Thomas Niedermayr</text:p>
          </table:table-cell>
          <table:table-cell office:value-type="float" office:value="45.05115">
            <text:p>45.05115</text:p>
          </table:table-cell>
        </table:table-row>
        <table:table-row>
          <table:table-cell office:value-type="string"/>
          <table:table-cell office:value-type="string">
            <text:p>23225.0</text:p>
          </table:table-cell>
          <table:table-cell office:value-type="string">
            <text:p>WHITE</text:p>
          </table:table-cell>
          <table:table-cell office:value-type="string">
            <text:p>Manzoni Bianco 2022</text:p>
          </table:table-cell>
          <table:table-cell office:value-type="string">
            <text:p>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abdgmg1x0dh6q0w43</text:p>
          </table:table-cell>
          <table:table-cell office:value-type="string">
            <text:p>WHITE</text:p>
          </table:table-cell>
          <table:table-cell office:value-type="string">
            <text:p>Weinberg Dolomiten Manzoni Bianco</text:p>
          </table:table-cell>
          <table:table-cell office:value-type="string">
            <text:p>Andreas Baron Widmann</text:p>
          </table:table-cell>
          <table:table-cell office:value-type="float" office:value="40.006905">
            <text:p>40.006905</text:p>
          </table:table-cell>
        </table:table-row>
        <table:table-row>
          <table:table-cell office:value-type="string"/>
          <table:table-cell office:value-type="string">
            <text:p>23227.0</text:p>
          </table:table-cell>
          <table:table-cell office:value-type="string">
            <text:p>WHITE</text:p>
          </table:table-cell>
          <table:table-cell office:value-type="string">
            <text:p>Giallo Di Tocai 2016 Magnum </text:p>
          </table:table-cell>
          <table:table-cell office:value-type="string">
            <text:p>Vignai da Dulin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9900">
            <text:p>99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19tj4119asfnttnwz7</text:p>
          </table:table-cell>
          <table:table-cell office:value-type="string">
            <text:p>WHITE</text:p>
          </table:table-cell>
          <table:table-cell office:value-type="string">
            <text:p>Friulano Giallo di Tocai</text:p>
          </table:table-cell>
          <table:table-cell office:value-type="string">
            <text:p>Vignai da Duline</text:p>
          </table:table-cell>
          <table:table-cell office:value-type="float" office:value="54.03757">
            <text:p>54.03757</text:p>
          </table:table-cell>
        </table:table-row>
        <table:table-row>
          <table:table-cell office:value-type="string"/>
          <table:table-cell office:value-type="string">
            <text:p>23229.0</text:p>
          </table:table-cell>
          <table:table-cell office:value-type="string">
            <text:p>WHITE</text:p>
          </table:table-cell>
          <table:table-cell office:value-type="string">
            <text:p>Furmint Tannenberg  2022</text:p>
          </table:table-cell>
          <table:table-cell office:value-type="string">
            <text:p>Hans &amp; Anit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7y8247jm7qa5p8tegj</text:p>
          </table:table-cell>
          <table:table-cell office:value-type="string">
            <text:p>DESSERT</text:p>
          </table:table-cell>
          <table:table-cell office:value-type="string">
            <text:p>Schleicher Sonnenberg Beerenauslese Ortega</text:p>
          </table:table-cell>
          <table:table-cell office:value-type="string">
            <text:p>Hans Beth</text:p>
          </table:table-cell>
          <table:table-cell office:value-type="float" office:value="20.291388">
            <text:p>20.291388</text:p>
          </table:table-cell>
        </table:table-row>
        <table:table-row>
          <table:table-cell office:value-type="string"/>
          <table:table-cell office:value-type="string">
            <text:p>23230.0</text:p>
          </table:table-cell>
          <table:table-cell office:value-type="string">
            <text:p>WHITE</text:p>
          </table:table-cell>
          <table:table-cell office:value-type="string">
            <text:p>Neuburger Waldacker 2019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nnvqb9c73gnywmwt8</text:p>
          </table:table-cell>
          <table:table-cell office:value-type="string">
            <text:p>WHITE</text:p>
          </table:table-cell>
          <table:table-cell office:value-type="string">
            <text:p>Waldacker Neuburger</text:p>
          </table:table-cell>
          <table:table-cell office:value-type="string">
            <text:p>Schönberger</text:p>
          </table:table-cell>
          <table:table-cell office:value-type="float" office:value="49.59812">
            <text:p>49.59812</text:p>
          </table:table-cell>
        </table:table-row>
        <table:table-row>
          <table:table-cell office:value-type="string"/>
          <table:table-cell office:value-type="string">
            <text:p>23231.0</text:p>
          </table:table-cell>
          <table:table-cell office:value-type="string">
            <text:p>WHITE</text:p>
          </table:table-cell>
          <table:table-cell office:value-type="string">
            <text:p>Gemischter Satz Ried Falkenberg 1er 2019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50">
            <text:p>3650</text:p>
          </table:table-cell>
          <table:table-cell office:value-type="float" office:value="1520">
            <text:p>1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vb3n9m3gz7hveg129xweb</text:p>
          </table:table-cell>
          <table:table-cell office:value-type="string">
            <text:p>WHITE</text:p>
          </table:table-cell>
          <table:table-cell office:value-type="string">
            <text:p>Gemischter Satz Ried Falkenberg</text:p>
          </table:table-cell>
          <table:table-cell office:value-type="string">
            <text:p>Wieninger</text:p>
          </table:table-cell>
          <table:table-cell office:value-type="float" office:value="48.964394">
            <text:p>48.964394</text:p>
          </table:table-cell>
        </table:table-row>
        <table:table-row>
          <table:table-cell office:value-type="string"/>
          <table:table-cell office:value-type="string">
            <text:p>23233.0</text:p>
          </table:table-cell>
          <table:table-cell office:value-type="string">
            <text:p>WHITE</text:p>
          </table:table-cell>
          <table:table-cell office:value-type="string">
            <text:p>Aero 2013</text:p>
          </table:table-cell>
          <table:table-cell office:value-type="string">
            <text:p>Ploder Rosen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sr7y0k3n21ns5q998tz</text:p>
          </table:table-cell>
          <table:table-cell office:value-type="string">
            <text:p>WHITE</text:p>
          </table:table-cell>
          <table:table-cell office:value-type="string">
            <text:p>Aero</text:p>
          </table:table-cell>
          <table:table-cell office:value-type="string">
            <text:p>Ploder Rosenberg</text:p>
          </table:table-cell>
          <table:table-cell office:value-type="float" office:value="48.712265">
            <text:p>48.712265</text:p>
          </table:table-cell>
        </table:table-row>
        <table:table-row>
          <table:table-cell office:value-type="string"/>
          <table:table-cell office:value-type="string">
            <text:p>23234.0</text:p>
          </table:table-cell>
          <table:table-cell office:value-type="string">
            <text:p>WHITE</text:p>
          </table:table-cell>
          <table:table-cell office:value-type="string">
            <text:p>Ribolla Gialla Vinnae 2022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b4rjgjga7vp2k26xpckg4h</text:p>
          </table:table-cell>
          <table:table-cell office:value-type="string">
            <text:p>WHITE</text:p>
          </table:table-cell>
          <table:table-cell office:value-type="string">
            <text:p>Ribolla Gialla Vinnae</text:p>
          </table:table-cell>
          <table:table-cell office:value-type="string">
            <text:p>Jermann</text:p>
          </table:table-cell>
          <table:table-cell office:value-type="float" office:value="43.63781">
            <text:p>43.63781</text:p>
          </table:table-cell>
        </table:table-row>
        <table:table-row>
          <table:table-cell office:value-type="string"/>
          <table:table-cell office:value-type="string">
            <text:p>23235.0</text:p>
          </table:table-cell>
          <table:table-cell office:value-type="string">
            <text:p>WHITE</text:p>
          </table:table-cell>
          <table:table-cell office:value-type="string">
            <text:p>Collio Malvasia Selezione 2012</text:p>
          </table:table-cell>
          <table:table-cell office:value-type="string">
            <text:p>Borgo del Ti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00">
            <text:p>69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vsgv7n3r7qem6p5q55</text:p>
          </table:table-cell>
          <table:table-cell office:value-type="string">
            <text:p>WHITE</text:p>
          </table:table-cell>
          <table:table-cell office:value-type="string">
            <text:p>Collio Malvasia Selezione</text:p>
          </table:table-cell>
          <table:table-cell office:value-type="string">
            <text:p>Borgo del Tiglio</text:p>
          </table:table-cell>
          <table:table-cell office:value-type="float" office:value="52.57029">
            <text:p>52.57029</text:p>
          </table:table-cell>
        </table:table-row>
        <table:table-row>
          <table:table-cell office:value-type="string"/>
          <table:table-cell office:value-type="string">
            <text:p>23236.0</text:p>
          </table:table-cell>
          <table:table-cell office:value-type="string">
            <text:p>WHITE</text:p>
          </table:table-cell>
          <table:table-cell office:value-type="string">
            <text:p>Friulano 2016/17</text:p>
          </table:table-cell>
          <table:table-cell office:value-type="string">
            <text:p>Vignai Da Dul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51q6eybgjgyh2mx8hm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Vignai da Duline</text:p>
          </table:table-cell>
          <table:table-cell office:value-type="float" office:value="46.201324">
            <text:p>46.201324</text:p>
          </table:table-cell>
        </table:table-row>
        <table:table-row>
          <table:table-cell office:value-type="string"/>
          <table:table-cell office:value-type="string">
            <text:p>23237.0</text:p>
          </table:table-cell>
          <table:table-cell office:value-type="string">
            <text:p>WHITE</text:p>
          </table:table-cell>
          <table:table-cell office:value-type="string">
            <text:p>Sacrisassi Bianco 2019</text:p>
          </table:table-cell>
          <table:table-cell office:value-type="string">
            <text:p>Le Due T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1845">
            <text:p>18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g11nj339116kp21c44</text:p>
          </table:table-cell>
          <table:table-cell office:value-type="string">
            <text:p>WHITE</text:p>
          </table:table-cell>
          <table:table-cell office:value-type="string">
            <text:p>Sacrisassi</text:p>
          </table:table-cell>
          <table:table-cell office:value-type="string">
            <text:p>Le Due Terre</text:p>
          </table:table-cell>
          <table:table-cell office:value-type="float" office:value="37.657852">
            <text:p>37.657852</text:p>
          </table:table-cell>
        </table:table-row>
        <table:table-row>
          <table:table-cell office:value-type="string"/>
          <table:table-cell office:value-type="string">
            <text:p>23239.0</text:p>
          </table:table-cell>
          <table:table-cell office:value-type="string">
            <text:p>WHITE</text:p>
          </table:table-cell>
          <table:table-cell office:value-type="string">
            <text:p>Soave Vecchie Vinie Salvarenza 2015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5wjjdtrepw3sgppq</text:p>
          </table:table-cell>
          <table:table-cell office:value-type="string">
            <text:p>WHITE</text:p>
          </table:table-cell>
          <table:table-cell office:value-type="string">
            <text:p>Soave Classico Contrada Salvarenza Vecchie Vigne Bio</text:p>
          </table:table-cell>
          <table:table-cell office:value-type="string">
            <text:p>Gini</text:p>
          </table:table-cell>
          <table:table-cell office:value-type="float" office:value="35.361095">
            <text:p>35.361095</text:p>
          </table:table-cell>
        </table:table-row>
        <table:table-row>
          <table:table-cell office:value-type="string"/>
          <table:table-cell office:value-type="string">
            <text:p>23240.0</text:p>
          </table:table-cell>
          <table:table-cell office:value-type="string">
            <text:p>WHITE</text:p>
          </table:table-cell>
          <table:table-cell office:value-type="string">
            <text:p>Fiano Don Chisciotte 2021/22</text:p>
          </table:table-cell>
          <table:table-cell office:value-type="string">
            <text:p>P. Zampagli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1220">
            <text:p>1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w56aee16stsaqv6q6v</text:p>
          </table:table-cell>
          <table:table-cell office:value-type="string">
            <text:p>WHITE</text:p>
          </table:table-cell>
          <table:table-cell office:value-type="string">
            <text:p>Don Chisciotte Fiano</text:p>
          </table:table-cell>
          <table:table-cell office:value-type="string">
            <text:p>Pierluigi Zampaglione</text:p>
          </table:table-cell>
          <table:table-cell office:value-type="float" office:value="54.5766">
            <text:p>54.5766</text:p>
          </table:table-cell>
        </table:table-row>
        <table:table-row>
          <table:table-cell office:value-type="string"/>
          <table:table-cell office:value-type="string">
            <text:p>23240.0</text:p>
          </table:table-cell>
          <table:table-cell office:value-type="string">
            <text:p>WHITE</text:p>
          </table:table-cell>
          <table:table-cell office:value-type="string">
            <text:p>Soave Vecchie Vinie Salvarenza 2021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5wjjdtrepw3sgppq</text:p>
          </table:table-cell>
          <table:table-cell office:value-type="string">
            <text:p>WHITE</text:p>
          </table:table-cell>
          <table:table-cell office:value-type="string">
            <text:p>Soave Classico Contrada Salvarenza Vecchie Vigne Bio</text:p>
          </table:table-cell>
          <table:table-cell office:value-type="string">
            <text:p>Gini</text:p>
          </table:table-cell>
          <table:table-cell office:value-type="float" office:value="35.361095">
            <text:p>35.361095</text:p>
          </table:table-cell>
        </table:table-row>
        <table:table-row>
          <table:table-cell office:value-type="string"/>
          <table:table-cell office:value-type="string">
            <text:p>23241.0</text:p>
          </table:table-cell>
          <table:table-cell office:value-type="string">
            <text:p>WHITE</text:p>
          </table:table-cell>
          <table:table-cell office:value-type="string">
            <text:p>Fiano 2020</text:p>
          </table:table-cell>
          <table:table-cell office:value-type="string">
            <text:p>Pietracu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460">
            <text:p>1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zvnfnz8dk047nkq5s8</text:p>
          </table:table-cell>
          <table:table-cell office:value-type="string">
            <text:p>WHITE</text:p>
          </table:table-cell>
          <table:table-cell office:value-type="string">
            <text:p>Fiano Campania</text:p>
          </table:table-cell>
          <table:table-cell office:value-type="string">
            <text:p>Pietracupa</text:p>
          </table:table-cell>
          <table:table-cell office:value-type="float" office:value="37.678467">
            <text:p>37.678467</text:p>
          </table:table-cell>
        </table:table-row>
        <table:table-row>
          <table:table-cell office:value-type="string"/>
          <table:table-cell office:value-type="string">
            <text:p>23244.0</text:p>
          </table:table-cell>
          <table:table-cell office:value-type="string">
            <text:p>WHITE</text:p>
          </table:table-cell>
          <table:table-cell office:value-type="string">
            <text:p>Soave Classico 2023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810">
            <text:p>8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dbbwcct8vxn65adp</text:p>
          </table:table-cell>
          <table:table-cell office:value-type="string">
            <text:p>WHITE</text:p>
          </table:table-cell>
          <table:table-cell office:value-type="string">
            <text:p>Soave Classico</text:p>
          </table:table-cell>
          <table:table-cell office:value-type="string">
            <text:p>Gini</text:p>
          </table:table-cell>
          <table:table-cell office:value-type="float" office:value="30.64943">
            <text:p>30.64943</text:p>
          </table:table-cell>
        </table:table-row>
        <table:table-row>
          <table:table-cell office:value-type="string"/>
          <table:table-cell office:value-type="string">
            <text:p>23245.0</text:p>
          </table:table-cell>
          <table:table-cell office:value-type="string">
            <text:p>WHITE</text:p>
          </table:table-cell>
          <table:table-cell office:value-type="string">
            <text:p>Soave Classico Calvarino 2020/22</text:p>
          </table:table-cell>
          <table:table-cell office:value-type="string">
            <text:p>Cantina Piero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j4tjshy9tb20x9c3ac</text:p>
          </table:table-cell>
          <table:table-cell office:value-type="string">
            <text:p>WHITE</text:p>
          </table:table-cell>
          <table:table-cell office:value-type="string">
            <text:p>Soave Classico Calvarino Bio</text:p>
          </table:table-cell>
          <table:table-cell office:value-type="string">
            <text:p>Pieropan</text:p>
          </table:table-cell>
          <table:table-cell office:value-type="float" office:value="45.596676">
            <text:p>45.596676</text:p>
          </table:table-cell>
        </table:table-row>
        <table:table-row>
          <table:table-cell office:value-type="string"/>
          <table:table-cell office:value-type="string">
            <text:p>23246.0</text:p>
          </table:table-cell>
          <table:table-cell office:value-type="string">
            <text:p>WHITE</text:p>
          </table:table-cell>
          <table:table-cell office:value-type="string">
            <text:p>Cortese 2023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wf13ezkde9h29zq2p</text:p>
          </table:table-cell>
          <table:table-cell office:value-type="string">
            <text:p>WHITE</text:p>
          </table:table-cell>
          <table:table-cell office:value-type="string">
            <text:p>La Rocca Cortese Piemonte</text:p>
          </table:table-cell>
          <table:table-cell office:value-type="string">
            <text:p>Albino Rocca</text:p>
          </table:table-cell>
          <table:table-cell office:value-type="float" office:value="39.93972">
            <text:p>39.93972</text:p>
          </table:table-cell>
        </table:table-row>
        <table:table-row>
          <table:table-cell office:value-type="string"/>
          <table:table-cell office:value-type="string">
            <text:p>23247.0</text:p>
          </table:table-cell>
          <table:table-cell office:value-type="string">
            <text:p>WHITE</text:p>
          </table:table-cell>
          <table:table-cell office:value-type="string">
            <text:p>Timorasso Diletto 2020/21</text:p>
          </table:table-cell>
          <table:table-cell office:value-type="string">
            <text:p>Pomodol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340">
            <text:p>13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h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xyeanb3kammr9jtx67</text:p>
          </table:table-cell>
          <table:table-cell office:value-type="string">
            <text:p>WHITE</text:p>
          </table:table-cell>
          <table:table-cell office:value-type="string">
            <text:p>Diletto</text:p>
          </table:table-cell>
          <table:table-cell office:value-type="string">
            <text:p>Pomodolce</text:p>
          </table:table-cell>
          <table:table-cell office:value-type="float" office:value="37.86857">
            <text:p>37.86857</text:p>
          </table:table-cell>
        </table:table-row>
        <table:table-row>
          <table:table-cell office:value-type="string"/>
          <table:table-cell office:value-type="string">
            <text:p>23248.0</text:p>
          </table:table-cell>
          <table:table-cell office:value-type="string">
            <text:p>WHITE</text:p>
          </table:table-cell>
          <table:table-cell office:value-type="string">
            <text:p>Procanico Trebbiano 2021/22</text:p>
          </table:table-cell>
          <table:table-cell office:value-type="string">
            <text:p>Antonio Cami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bfhmz1szmxjpb647k</text:p>
          </table:table-cell>
          <table:table-cell office:value-type="string">
            <text:p>WHITE</text:p>
          </table:table-cell>
          <table:table-cell office:value-type="string">
            <text:p>Procanico</text:p>
          </table:table-cell>
          <table:table-cell office:value-type="string">
            <text:p>Antonio Camillo</text:p>
          </table:table-cell>
          <table:table-cell office:value-type="float" office:value="43.343475">
            <text:p>43.343475</text:p>
          </table:table-cell>
        </table:table-row>
        <table:table-row>
          <table:table-cell office:value-type="string"/>
          <table:table-cell office:value-type="string">
            <text:p>23249.0</text:p>
          </table:table-cell>
          <table:table-cell office:value-type="string">
            <text:p>WHITE</text:p>
          </table:table-cell>
          <table:table-cell office:value-type="string">
            <text:p>Malvasia Istriana Dis Cumieris 2009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6900">
            <text:p>69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x52tyapvzfwsa97w</text:p>
          </table:table-cell>
          <table:table-cell office:value-type="string">
            <text:p>WHITE</text:p>
          </table:table-cell>
          <table:table-cell office:value-type="string">
            <text:p>Malvasia Istriana Dis Cumieris</text:p>
          </table:table-cell>
          <table:table-cell office:value-type="string">
            <text:p>Vie di Romans</text:p>
          </table:table-cell>
          <table:table-cell office:value-type="float" office:value="60.6444">
            <text:p>60.6444</text:p>
          </table:table-cell>
        </table:table-row>
        <table:table-row>
          <table:table-cell office:value-type="string"/>
          <table:table-cell office:value-type="string">
            <text:p>23250.0</text:p>
          </table:table-cell>
          <table:table-cell office:value-type="string">
            <text:p>WHITE</text:p>
          </table:table-cell>
          <table:table-cell office:value-type="string">
            <text:p>Carjcanti 2018</text:p>
          </table:table-cell>
          <table:table-cell office:value-type="string">
            <text:p>Cantina Gulf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395">
            <text:p>13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syh4zgs1ev6sath54</text:p>
          </table:table-cell>
          <table:table-cell office:value-type="string">
            <text:p>WHITE</text:p>
          </table:table-cell>
          <table:table-cell office:value-type="string">
            <text:p>Carjcanti Bianco</text:p>
          </table:table-cell>
          <table:table-cell office:value-type="string">
            <text:p>Gulfi</text:p>
          </table:table-cell>
          <table:table-cell office:value-type="float" office:value="44.09487">
            <text:p>44.09487</text:p>
          </table:table-cell>
        </table:table-row>
        <table:table-row>
          <table:table-cell office:value-type="string"/>
          <table:table-cell office:value-type="string">
            <text:p>23251.0</text:p>
          </table:table-cell>
          <table:table-cell office:value-type="string">
            <text:p>WHITE</text:p>
          </table:table-cell>
          <table:table-cell office:value-type="string">
            <text:p>A'Puddara Etna Bianco 2018</text:p>
          </table:table-cell>
          <table:table-cell office:value-type="string">
            <text:p>Tenuta di Fes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200">
            <text:p>5200</text:p>
          </table:table-cell>
          <table:table-cell office:value-type="float" office:value="2080">
            <text:p>20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80dzw025xftdy34fsc</text:p>
          </table:table-cell>
          <table:table-cell office:value-type="string">
            <text:p>WHITE</text:p>
          </table:table-cell>
          <table:table-cell office:value-type="string">
            <text:p>A'Puddara Etna Bianco</text:p>
          </table:table-cell>
          <table:table-cell office:value-type="string">
            <text:p>Tenuta di Fessina</text:p>
          </table:table-cell>
          <table:table-cell office:value-type="float" office:value="57.251923">
            <text:p>57.251923</text:p>
          </table:table-cell>
        </table:table-row>
        <table:table-row>
          <table:table-cell office:value-type="string"/>
          <table:table-cell office:value-type="string">
            <text:p>23252.0</text:p>
          </table:table-cell>
          <table:table-cell office:value-type="string">
            <text:p>WHITE</text:p>
          </table:table-cell>
          <table:table-cell office:value-type="string">
            <text:p>A'Puddara Etna Bianco 2020</text:p>
          </table:table-cell>
          <table:table-cell office:value-type="string">
            <text:p>Tenuta di Fes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470">
            <text:p>24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dzw025xftdy34fsc</text:p>
          </table:table-cell>
          <table:table-cell office:value-type="string">
            <text:p>WHITE</text:p>
          </table:table-cell>
          <table:table-cell office:value-type="string">
            <text:p>A'Puddara Etna Bianco</text:p>
          </table:table-cell>
          <table:table-cell office:value-type="string">
            <text:p>Tenuta di Fessina</text:p>
          </table:table-cell>
          <table:table-cell office:value-type="float" office:value="57.251923">
            <text:p>57.251923</text:p>
          </table:table-cell>
        </table:table-row>
        <table:table-row>
          <table:table-cell office:value-type="string"/>
          <table:table-cell office:value-type="string">
            <text:p>23254.0</text:p>
          </table:table-cell>
          <table:table-cell office:value-type="string">
            <text:p>WHITE</text:p>
          </table:table-cell>
          <table:table-cell office:value-type="string">
            <text:p>Pecorino 2022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5100">
            <text:p>5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7cpvha6n6bye2qtg</text:p>
          </table:table-cell>
          <table:table-cell office:value-type="string">
            <text:p>WHITE</text:p>
          </table:table-cell>
          <table:table-cell office:value-type="string">
            <text:p>Pecorino Colli Aprutini</text:p>
          </table:table-cell>
          <table:table-cell office:value-type="string">
            <text:p>Emidio Pepe</text:p>
          </table:table-cell>
          <table:table-cell office:value-type="float" office:value="36.38655">
            <text:p>36.38655</text:p>
          </table:table-cell>
        </table:table-row>
        <table:table-row>
          <table:table-cell office:value-type="string"/>
          <table:table-cell office:value-type="string">
            <text:p>23255.0</text:p>
          </table:table-cell>
          <table:table-cell office:value-type="string">
            <text:p>WHITE</text:p>
          </table:table-cell>
          <table:table-cell office:value-type="string">
            <text:p>Dolee Friulano 2008</text:p>
          </table:table-cell>
          <table:table-cell office:value-type="string">
            <text:p>Vie di Rom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5xqzs4z0s71rakqkm</text:p>
          </table:table-cell>
          <table:table-cell office:value-type="string">
            <text:p>WHITE</text:p>
          </table:table-cell>
          <table:table-cell office:value-type="string">
            <text:p>Friulano Dolée</text:p>
          </table:table-cell>
          <table:table-cell office:value-type="string">
            <text:p>Vie di Romans</text:p>
          </table:table-cell>
          <table:table-cell office:value-type="float" office:value="43.449875">
            <text:p>43.449875</text:p>
          </table:table-cell>
        </table:table-row>
        <table:table-row>
          <table:table-cell office:value-type="string"/>
          <table:table-cell office:value-type="string">
            <text:p>23255.0</text:p>
          </table:table-cell>
          <table:table-cell office:value-type="string">
            <text:p>WHITE</text:p>
          </table:table-cell>
          <table:table-cell office:value-type="string">
            <text:p>Trebbiano 2019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4510">
            <text:p>4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q9ze45xa65j5jpnm1</text:p>
          </table:table-cell>
          <table:table-cell office:value-type="string">
            <text:p>WHITE</text:p>
          </table:table-cell>
          <table:table-cell office:value-type="string">
            <text:p>Trebbiano d'Abruzzo</text:p>
          </table:table-cell>
          <table:table-cell office:value-type="string">
            <text:p>Emidio Pepe</text:p>
          </table:table-cell>
          <table:table-cell office:value-type="float" office:value="35.908447">
            <text:p>35.908447</text:p>
          </table:table-cell>
        </table:table-row>
        <table:table-row>
          <table:table-cell office:value-type="string"/>
          <table:table-cell office:value-type="string">
            <text:p>23258.0</text:p>
          </table:table-cell>
          <table:table-cell office:value-type="string">
            <text:p>WHITE</text:p>
          </table:table-cell>
          <table:table-cell office:value-type="string">
            <text:p>Vielles Vignes Blanc 2021</text:p>
          </table:table-cell>
          <table:table-cell office:value-type="string">
            <text:p>Domaine 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150">
            <text:p>3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vj03jge7ysqyvgckn3</text:p>
          </table:table-cell>
          <table:table-cell office:value-type="string">
            <text:p>WHITE</text:p>
          </table:table-cell>
          <table:table-cell office:value-type="string">
            <text:p>Cuvée Vieilles Vignes Blanc Bio</text:p>
          </table:table-cell>
          <table:table-cell office:value-type="string">
            <text:p>Domaine Gauby</text:p>
          </table:table-cell>
          <table:table-cell office:value-type="float" office:value="37.186035">
            <text:p>37.186035</text:p>
          </table:table-cell>
        </table:table-row>
        <table:table-row>
          <table:table-cell office:value-type="string"/>
          <table:table-cell office:value-type="string">
            <text:p>23259.0</text:p>
          </table:table-cell>
          <table:table-cell office:value-type="string">
            <text:p>WHITE</text:p>
          </table:table-cell>
          <table:table-cell office:value-type="string">
            <text:p>Calcinaires 2021</text:p>
          </table:table-cell>
          <table:table-cell office:value-type="string">
            <text:p>Domaine Gaub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orber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7yjqz7pm80xr1ntej1</text:p>
          </table:table-cell>
          <table:table-cell office:value-type="string">
            <text:p>WHITE</text:p>
          </table:table-cell>
          <table:table-cell office:value-type="string">
            <text:p>Les Calcinaires Côtes Catalanes Blanc</text:p>
          </table:table-cell>
          <table:table-cell office:value-type="string">
            <text:p>Domaine Gauby</text:p>
          </table:table-cell>
          <table:table-cell office:value-type="float" office:value="35.403244">
            <text:p>35.403244</text:p>
          </table:table-cell>
        </table:table-row>
        <table:table-row>
          <table:table-cell office:value-type="string"/>
          <table:table-cell office:value-type="string">
            <text:p>23270.0</text:p>
          </table:table-cell>
          <table:table-cell office:value-type="string">
            <text:p>WHITE</text:p>
          </table:table-cell>
          <table:table-cell office:value-type="string">
            <text:p>Gewürztraminer 2023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1770">
            <text:p>1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5355bbkp2p0jjmvn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Pacherhof</text:p>
          </table:table-cell>
          <table:table-cell office:value-type="float" office:value="36.64598">
            <text:p>36.64598</text:p>
          </table:table-cell>
        </table:table-row>
        <table:table-row>
          <table:table-cell office:value-type="string"/>
          <table:table-cell office:value-type="string">
            <text:p>23271.0</text:p>
          </table:table-cell>
          <table:table-cell office:value-type="string">
            <text:p>WHITE</text:p>
          </table:table-cell>
          <table:table-cell office:value-type="string">
            <text:p>Gewürztraminer 2022/23</text:p>
          </table:table-cell>
          <table:table-cell office:value-type="string">
            <text:p>Kuenhof P.Pli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445">
            <text:p>14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pmwf85jqkbg6g0tnn9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P. J. Valckenberg</text:p>
          </table:table-cell>
          <table:table-cell office:value-type="float" office:value="14.719887">
            <text:p>14.719887</text:p>
          </table:table-cell>
        </table:table-row>
        <table:table-row>
          <table:table-cell office:value-type="string"/>
          <table:table-cell office:value-type="string">
            <text:p>23272.0</text:p>
          </table:table-cell>
          <table:table-cell office:value-type="string">
            <text:p>WHITE</text:p>
          </table:table-cell>
          <table:table-cell office:value-type="string">
            <text:p>Gewürztraminer Nussbaumerhof 2021/22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eppkqtn5mb4hjth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Tramin</text:p>
          </table:table-cell>
          <table:table-cell office:value-type="float" office:value="31.902119">
            <text:p>31.902119</text:p>
          </table:table-cell>
        </table:table-row>
        <table:table-row>
          <table:table-cell office:value-type="string"/>
          <table:table-cell office:value-type="string">
            <text:p>23273.0</text:p>
          </table:table-cell>
          <table:table-cell office:value-type="string">
            <text:p>WHITE</text:p>
          </table:table-cell>
          <table:table-cell office:value-type="string">
            <text:p>Upupa Orange Gewürztraminer 2019/21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2030">
            <text:p>2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098vwf36e7400szd9</text:p>
          </table:table-cell>
          <table:table-cell office:value-type="string">
            <text:p>WHITE</text:p>
          </table:table-cell>
          <table:table-cell office:value-type="string">
            <text:p>Gewürztraminer Upupa Orange</text:p>
          </table:table-cell>
          <table:table-cell office:value-type="string">
            <text:p>Weingut Abraham</text:p>
          </table:table-cell>
          <table:table-cell office:value-type="float" office:value="54.417473">
            <text:p>54.417473</text:p>
          </table:table-cell>
        </table:table-row>
        <table:table-row>
          <table:table-cell office:value-type="string"/>
          <table:table-cell office:value-type="string">
            <text:p>23274.0</text:p>
          </table:table-cell>
          <table:table-cell office:value-type="string">
            <text:p>WHITE</text:p>
          </table:table-cell>
          <table:table-cell office:value-type="string">
            <text:p>Gewürztraminer 2022</text:p>
          </table:table-cell>
          <table:table-cell office:value-type="string">
            <text:p>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630">
            <text:p>16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e8vtz4gasvnzdygyt5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Weingut In Der Eben</text:p>
          </table:table-cell>
          <table:table-cell office:value-type="float" office:value="30.310265">
            <text:p>30.310265</text:p>
          </table:table-cell>
        </table:table-row>
        <table:table-row>
          <table:table-cell office:value-type="string"/>
          <table:table-cell office:value-type="string">
            <text:p>23275.0</text:p>
          </table:table-cell>
          <table:table-cell office:value-type="string">
            <text:p>WHITE</text:p>
          </table:table-cell>
          <table:table-cell office:value-type="string">
            <text:p>Gewürztraminer Nussbaumerhof 2018</text:p>
          </table:table-cell>
          <table:table-cell office:value-type="string">
            <text:p>KG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eppkqtn5mb4hjth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Tramin</text:p>
          </table:table-cell>
          <table:table-cell office:value-type="float" office:value="31.902119">
            <text:p>31.902119</text:p>
          </table:table-cell>
        </table:table-row>
        <table:table-row>
          <table:table-cell office:value-type="string"/>
          <table:table-cell office:value-type="string">
            <text:p>23277.0</text:p>
          </table:table-cell>
          <table:table-cell office:value-type="string">
            <text:p>WHITE</text:p>
          </table:table-cell>
          <table:table-cell office:value-type="string">
            <text:p>Gewürztraminer Kolbenhof 2020/21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365">
            <text:p>236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7.012">
            <text:p>37.012</text:p>
          </table:table-cell>
        </table:table-row>
        <table:table-row>
          <table:table-cell office:value-type="string"/>
          <table:table-cell office:value-type="string">
            <text:p>23279.0</text:p>
          </table:table-cell>
          <table:table-cell office:value-type="string">
            <text:p>WHITE</text:p>
          </table:table-cell>
          <table:table-cell office:value-type="string">
            <text:p>Traminer GT 2021/22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170">
            <text:p>2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pb0szh8z1323pz3dvf</text:p>
          </table:table-cell>
          <table:table-cell office:value-type="string">
            <text:p>DESSERT</text:p>
          </table:table-cell>
          <table:table-cell office:value-type="string">
            <text:p>GT</text:p>
          </table:table-cell>
          <table:table-cell office:value-type="string">
            <text:p>Pranzegg</text:p>
          </table:table-cell>
          <table:table-cell office:value-type="float" office:value="43.72453">
            <text:p>43.72453</text:p>
          </table:table-cell>
        </table:table-row>
        <table:table-row>
          <table:table-cell office:value-type="string"/>
          <table:table-cell office:value-type="string">
            <text:p>23280.0</text:p>
          </table:table-cell>
          <table:table-cell office:value-type="string">
            <text:p>WHITE</text:p>
          </table:table-cell>
          <table:table-cell office:value-type="string">
            <text:p>Gewürztraminer Grand Cru Altenberg 2018</text:p>
          </table:table-cell>
          <table:table-cell office:value-type="string">
            <text:p>Frederic Moch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600">
            <text:p>46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ker1xpfmjw4zdw1add</text:p>
          </table:table-cell>
          <table:table-cell office:value-type="string">
            <text:p>WHITE</text:p>
          </table:table-cell>
          <table:table-cell office:value-type="string">
            <text:p>Gewurztraminer Grand Cru Altenberg de Bergbieten</text:p>
          </table:table-cell>
          <table:table-cell office:value-type="string">
            <text:p>Frederic Mochel</text:p>
          </table:table-cell>
          <table:table-cell office:value-type="float" office:value="41.781685">
            <text:p>41.781685</text:p>
          </table:table-cell>
        </table:table-row>
        <table:table-row>
          <table:table-cell office:value-type="string"/>
          <table:table-cell office:value-type="string">
            <text:p>23281.0</text:p>
          </table:table-cell>
          <table:table-cell office:value-type="string">
            <text:p>WHITE</text:p>
          </table:table-cell>
          <table:table-cell office:value-type="string">
            <text:p>Ried Steintal Roter Traminer 2018</text:p>
          </table:table-cell>
          <table:table-cell office:value-type="string">
            <text:p>Weingut Neumeis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50">
            <text:p>395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xkg4k82tmv5afgz1dr</text:p>
          </table:table-cell>
          <table:table-cell office:value-type="string">
            <text:p>WHITE</text:p>
          </table:table-cell>
          <table:table-cell office:value-type="string">
            <text:p>Steintal Roter Traminer</text:p>
          </table:table-cell>
          <table:table-cell office:value-type="string">
            <text:p>Neumeister</text:p>
          </table:table-cell>
          <table:table-cell office:value-type="float" office:value="52.542862">
            <text:p>52.542862</text:p>
          </table:table-cell>
        </table:table-row>
        <table:table-row>
          <table:table-cell office:value-type="string"/>
          <table:table-cell office:value-type="string">
            <text:p>23282.0</text:p>
          </table:table-cell>
          <table:table-cell office:value-type="string">
            <text:p>WHITE</text:p>
          </table:table-cell>
          <table:table-cell office:value-type="string">
            <text:p>Roter Traminer  Freyheit 2021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390">
            <text:p>2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drpbwnnm4t2g919rf</text:p>
          </table:table-cell>
          <table:table-cell office:value-type="string">
            <text:p>WHITE</text:p>
          </table:table-cell>
          <table:table-cell office:value-type="string">
            <text:p>Traminer Roter Freyheit</text:p>
          </table:table-cell>
          <table:table-cell office:value-type="string">
            <text:p>Heinrich</text:p>
          </table:table-cell>
          <table:table-cell office:value-type="float" office:value="43.48481">
            <text:p>43.48481</text:p>
          </table:table-cell>
        </table:table-row>
        <table:table-row>
          <table:table-cell office:value-type="string"/>
          <table:table-cell office:value-type="string">
            <text:p>23284.0</text:p>
          </table:table-cell>
          <table:table-cell office:value-type="string">
            <text:p>WHITE</text:p>
          </table:table-cell>
          <table:table-cell office:value-type="string">
            <text:p>Gewürztraminer Kolbenhof 2011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7.012">
            <text:p>37.012</text:p>
          </table:table-cell>
        </table:table-row>
        <table:table-row>
          <table:table-cell office:value-type="string"/>
          <table:table-cell office:value-type="string">
            <text:p>23285.0</text:p>
          </table:table-cell>
          <table:table-cell office:value-type="string">
            <text:p>WHITE</text:p>
          </table:table-cell>
          <table:table-cell office:value-type="string">
            <text:p>Gewürztraminer Josef 2013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3y386agp77mh76qw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J. Hofstätter</text:p>
          </table:table-cell>
          <table:table-cell office:value-type="float" office:value="25.439034">
            <text:p>25.439034</text:p>
          </table:table-cell>
        </table:table-row>
        <table:table-row>
          <table:table-cell office:value-type="string"/>
          <table:table-cell office:value-type="string">
            <text:p>23290.0</text:p>
          </table:table-cell>
          <table:table-cell office:value-type="string"/>
          <table:table-cell office:value-type="string">
            <text:p>Rosè Pinot Noir Virgo 2021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50">
            <text:p>3450</text:p>
          </table:table-cell>
          <table:table-cell office:value-type="float" office:value="1405">
            <text:p>140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8hjxm2exdm32r608h</text:p>
          </table:table-cell>
          <table:table-cell office:value-type="string">
            <text:p>ROSE</text:p>
          </table:table-cell>
          <table:table-cell office:value-type="string">
            <text:p>Virgo Blauburgunder Rosé</text:p>
          </table:table-cell>
          <table:table-cell office:value-type="string">
            <text:p>Kränzelhof Graf Pfeil</text:p>
          </table:table-cell>
          <table:table-cell office:value-type="float" office:value="31.155977">
            <text:p>31.155977</text:p>
          </table:table-cell>
        </table:table-row>
        <table:table-row>
          <table:table-cell office:value-type="string"/>
          <table:table-cell office:value-type="string">
            <text:p>23292.0</text:p>
          </table:table-cell>
          <table:table-cell office:value-type="string"/>
          <table:table-cell office:value-type="string">
            <text:p>La Rose de Manincor 2022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50">
            <text:p>335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5.33088">
            <text:p>45.33088</text:p>
          </table:table-cell>
        </table:table-row>
        <table:table-row>
          <table:table-cell office:value-type="string"/>
          <table:table-cell office:value-type="string">
            <text:p>23293.0</text:p>
          </table:table-cell>
          <table:table-cell office:value-type="string"/>
          <table:table-cell office:value-type="string">
            <text:p>Lagrein Kretzer 2021</text:p>
          </table:table-cell>
          <table:table-cell office:value-type="string">
            <text:p>Weingut Mayer Nus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p4h2k15bqbycrvn9ts</text:p>
          </table:table-cell>
          <table:table-cell office:value-type="string">
            <text:p>RED</text:p>
          </table:table-cell>
          <table:table-cell office:value-type="string">
            <text:p>Lagrein Kretzer</text:p>
          </table:table-cell>
          <table:table-cell office:value-type="string">
            <text:p>Th.Mayr &amp; Sohne</text:p>
          </table:table-cell>
          <table:table-cell office:value-type="float" office:value="28.663452">
            <text:p>28.663452</text:p>
          </table:table-cell>
        </table:table-row>
        <table:table-row>
          <table:table-cell office:value-type="string"/>
          <table:table-cell office:value-type="string">
            <text:p>23294.0</text:p>
          </table:table-cell>
          <table:table-cell office:value-type="string"/>
          <table:table-cell office:value-type="string">
            <text:p>Rosato Sangiovese 2023</text:p>
          </table:table-cell>
          <table:table-cell office:value-type="string">
            <text:p>Tenuta Carle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14rdeewnasa211qg1f</text:p>
          </table:table-cell>
          <table:table-cell office:value-type="string">
            <text:p>ROSE</text:p>
          </table:table-cell>
          <table:table-cell office:value-type="string">
            <text:p>Rosato</text:p>
          </table:table-cell>
          <table:table-cell office:value-type="string">
            <text:p>Tenuta di Carleone</text:p>
          </table:table-cell>
          <table:table-cell office:value-type="float" office:value="32.960567">
            <text:p>32.960567</text:p>
          </table:table-cell>
        </table:table-row>
        <table:table-row>
          <table:table-cell office:value-type="string"/>
          <table:table-cell office:value-type="string">
            <text:p>31010.0</text:p>
          </table:table-cell>
          <table:table-cell office:value-type="string">
            <text:p>RED</text:p>
          </table:table-cell>
          <table:table-cell office:value-type="string">
            <text:p>Castel Campan 2015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900">
            <text:p>79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611576">
            <text:p>44.611576</text:p>
          </table:table-cell>
        </table:table-row>
        <table:table-row>
          <table:table-cell office:value-type="string"/>
          <table:table-cell office:value-type="string">
            <text:p>31011.0</text:p>
          </table:table-cell>
          <table:table-cell office:value-type="string">
            <text:p>RED</text:p>
          </table:table-cell>
          <table:table-cell office:value-type="string">
            <text:p>Castel Campan 2013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611576">
            <text:p>44.611576</text:p>
          </table:table-cell>
        </table:table-row>
        <table:table-row>
          <table:table-cell office:value-type="string"/>
          <table:table-cell office:value-type="string">
            <text:p>31012.0</text:p>
          </table:table-cell>
          <table:table-cell office:value-type="string">
            <text:p>RED</text:p>
          </table:table-cell>
          <table:table-cell office:value-type="string">
            <text:p>Castel Campan 2021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500">
            <text:p>9500</text:p>
          </table:table-cell>
          <table:table-cell office:value-type="float" office:value="5300">
            <text:p>5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611576">
            <text:p>44.611576</text:p>
          </table:table-cell>
        </table:table-row>
        <table:table-row>
          <table:table-cell office:value-type="string"/>
          <table:table-cell office:value-type="string">
            <text:p>31012.0</text:p>
          </table:table-cell>
          <table:table-cell office:value-type="string">
            <text:p>RED</text:p>
          </table:table-cell>
          <table:table-cell office:value-type="string">
            <text:p>Merlot Gant Riserva 2008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7200">
            <text:p>72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38.957985">
            <text:p>38.957985</text:p>
          </table:table-cell>
        </table:table-row>
        <table:table-row>
          <table:table-cell office:value-type="string"/>
          <table:table-cell office:value-type="string">
            <text:p>31013.0</text:p>
          </table:table-cell>
          <table:table-cell office:value-type="string">
            <text:p>RED</text:p>
          </table:table-cell>
          <table:table-cell office:value-type="string">
            <text:p>Merlot Riserva Nussleiten 2019</text:p>
          </table:table-cell>
          <table:table-cell office:value-type="string">
            <text:p>Castel Sal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w60741s5xf8a7g1yv2</text:p>
          </table:table-cell>
          <table:table-cell office:value-type="string">
            <text:p>RED</text:p>
          </table:table-cell>
          <table:table-cell office:value-type="string">
            <text:p>Merlot Nussleiten</text:p>
          </table:table-cell>
          <table:table-cell office:value-type="string">
            <text:p>Castel Sallegg</text:p>
          </table:table-cell>
          <table:table-cell office:value-type="float" office:value="57.078766">
            <text:p>57.078766</text:p>
          </table:table-cell>
        </table:table-row>
        <table:table-row>
          <table:table-cell office:value-type="string"/>
          <table:table-cell office:value-type="string">
            <text:p>31014.0</text:p>
          </table:table-cell>
          <table:table-cell office:value-type="string">
            <text:p>RED</text:p>
          </table:table-cell>
          <table:table-cell office:value-type="string">
            <text:p>Merlot Riserva Spitz 2020</text:p>
          </table:table-cell>
          <table:table-cell office:value-type="string">
            <text:p>Weingut Griesb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735">
            <text:p>17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zd76fxg37w3arbzax</text:p>
          </table:table-cell>
          <table:table-cell office:value-type="string">
            <text:p>RED</text:p>
          </table:table-cell>
          <table:table-cell office:value-type="string">
            <text:p>Reserva Merlot</text:p>
          </table:table-cell>
          <table:table-cell office:value-type="string">
            <text:p>Cora Weingut</text:p>
          </table:table-cell>
          <table:table-cell office:value-type="float" office:value="16.250925">
            <text:p>16.250925</text:p>
          </table:table-cell>
        </table:table-row>
        <table:table-row>
          <table:table-cell office:value-type="string"/>
          <table:table-cell office:value-type="string">
            <text:p>31015.0</text:p>
          </table:table-cell>
          <table:table-cell office:value-type="string">
            <text:p>RED</text:p>
          </table:table-cell>
          <table:table-cell office:value-type="string">
            <text:p>Merlot Vigna Mühlweg 2020</text:p>
          </table:table-cell>
          <table:table-cell office:value-type="string">
            <text:p>Ignaz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50">
            <text:p>4950</text:p>
          </table:table-cell>
          <table:table-cell office:value-type="float" office:value="2260">
            <text:p>22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kt8065fe1wvzsq04</text:p>
          </table:table-cell>
          <table:table-cell office:value-type="string">
            <text:p>RED</text:p>
          </table:table-cell>
          <table:table-cell office:value-type="string">
            <text:p>Merlot Vigna Mühlweg</text:p>
          </table:table-cell>
          <table:table-cell office:value-type="string">
            <text:p>Ignaz Niedrist</text:p>
          </table:table-cell>
          <table:table-cell office:value-type="float" office:value="67.26481">
            <text:p>67.26481</text:p>
          </table:table-cell>
        </table:table-row>
        <table:table-row>
          <table:table-cell office:value-type="string"/>
          <table:table-cell office:value-type="string">
            <text:p>31019.0</text:p>
          </table:table-cell>
          <table:table-cell office:value-type="string">
            <text:p>RED</text:p>
          </table:table-cell>
          <table:table-cell office:value-type="string">
            <text:p>Merlot Riserva 2020</text:p>
          </table:table-cell>
          <table:table-cell office:value-type="string">
            <text:p>Untermo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ztzkejm815w9d23x3s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Untermoserhof</text:p>
          </table:table-cell>
          <table:table-cell office:value-type="float" office:value="37.876575">
            <text:p>37.876575</text:p>
          </table:table-cell>
        </table:table-row>
        <table:table-row>
          <table:table-cell office:value-type="string"/>
          <table:table-cell office:value-type="string">
            <text:p>31020.0</text:p>
          </table:table-cell>
          <table:table-cell office:value-type="string">
            <text:p>RED</text:p>
          </table:table-cell>
          <table:table-cell office:value-type="string">
            <text:p>Merlot Gant Riserva 2020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38.957985">
            <text:p>38.957985</text:p>
          </table:table-cell>
        </table:table-row>
        <table:table-row>
          <table:table-cell office:value-type="string"/>
          <table:table-cell office:value-type="string">
            <text:p>31022.0</text:p>
          </table:table-cell>
          <table:table-cell office:value-type="string">
            <text:p>RED</text:p>
          </table:table-cell>
          <table:table-cell office:value-type="string">
            <text:p>Merlot Bergmannhof 2023</text:p>
          </table:table-cell>
          <table:table-cell office:value-type="string">
            <text:p>Weingut Bergman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m6csfh1bfdx8qpsnb0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Bergmannhof</text:p>
          </table:table-cell>
          <table:table-cell office:value-type="float" office:value="34.565327">
            <text:p>34.565327</text:p>
          </table:table-cell>
        </table:table-row>
        <table:table-row>
          <table:table-cell office:value-type="string"/>
          <table:table-cell office:value-type="string">
            <text:p>31025.0</text:p>
          </table:table-cell>
          <table:table-cell office:value-type="string">
            <text:p>RED</text:p>
          </table:table-cell>
          <table:table-cell office:value-type="string">
            <text:p>Merlot Riserva MR 20</text:p>
          </table:table-cell>
          <table:table-cell office:value-type="string">
            <text:p>Weingut 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y8w9bzymra06agn44pq3</text:p>
          </table:table-cell>
          <table:table-cell office:value-type="string">
            <text:p>RED</text:p>
          </table:table-cell>
          <table:table-cell office:value-type="string">
            <text:p>Merlot MR</text:p>
          </table:table-cell>
          <table:table-cell office:value-type="string">
            <text:p>Pitzner</text:p>
          </table:table-cell>
          <table:table-cell office:value-type="float" office:value="42.965466">
            <text:p>42.965466</text:p>
          </table:table-cell>
        </table:table-row>
        <table:table-row>
          <table:table-cell office:value-type="string"/>
          <table:table-cell office:value-type="string">
            <text:p>31026.0</text:p>
          </table:table-cell>
          <table:table-cell office:value-type="string">
            <text:p>RED</text:p>
          </table:table-cell>
          <table:table-cell office:value-type="string">
            <text:p>Merlot Riserva MR 22</text:p>
          </table:table-cell>
          <table:table-cell office:value-type="string">
            <text:p>Weingut 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y8w9bzymra06agn44pq3</text:p>
          </table:table-cell>
          <table:table-cell office:value-type="string">
            <text:p>RED</text:p>
          </table:table-cell>
          <table:table-cell office:value-type="string">
            <text:p>Merlot MR</text:p>
          </table:table-cell>
          <table:table-cell office:value-type="string">
            <text:p>Pitzner</text:p>
          </table:table-cell>
          <table:table-cell office:value-type="float" office:value="42.965466">
            <text:p>42.965466</text:p>
          </table:table-cell>
        </table:table-row>
        <table:table-row>
          <table:table-cell office:value-type="string"/>
          <table:table-cell office:value-type="string">
            <text:p>31026.0</text:p>
          </table:table-cell>
          <table:table-cell office:value-type="string">
            <text:p>RED</text:p>
          </table:table-cell>
          <table:table-cell office:value-type="string">
            <text:p>Merlot Altenberg Reserve 2008</text:p>
          </table:table-cell>
          <table:table-cell office:value-type="string">
            <text:p>Weingut Pittn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yv5v9wj9se2pwcsrtn</text:p>
          </table:table-cell>
          <table:table-cell office:value-type="string">
            <text:p>RED</text:p>
          </table:table-cell>
          <table:table-cell office:value-type="string">
            <text:p>Altenberg Reserve</text:p>
          </table:table-cell>
          <table:table-cell office:value-type="string">
            <text:p>Pittnauer</text:p>
          </table:table-cell>
          <table:table-cell office:value-type="float" office:value="38.273407">
            <text:p>38.273407</text:p>
          </table:table-cell>
        </table:table-row>
        <table:table-row>
          <table:table-cell office:value-type="string"/>
          <table:table-cell office:value-type="string">
            <text:p>31027.0</text:p>
          </table:table-cell>
          <table:table-cell office:value-type="string">
            <text:p>RED</text:p>
          </table:table-cell>
          <table:table-cell office:value-type="string">
            <text:p>Merlot Schützner Stein 2021</text:p>
          </table:table-cell>
          <table:table-cell office:value-type="string">
            <text:p>Weingut Prie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zr835b79nwg7f0cns3</text:p>
          </table:table-cell>
          <table:table-cell office:value-type="string">
            <text:p>RED</text:p>
          </table:table-cell>
          <table:table-cell office:value-type="string">
            <text:p>Schützner Stein</text:p>
          </table:table-cell>
          <table:table-cell office:value-type="string">
            <text:p>Prieler</text:p>
          </table:table-cell>
          <table:table-cell office:value-type="float" office:value="52.30459">
            <text:p>52.30459</text:p>
          </table:table-cell>
        </table:table-row>
        <table:table-row>
          <table:table-cell office:value-type="string"/>
          <table:table-cell office:value-type="string">
            <text:p>31040.0</text:p>
          </table:table-cell>
          <table:table-cell office:value-type="string">
            <text:p>RED</text:p>
          </table:table-cell>
          <table:table-cell office:value-type="string">
            <text:p>Frauenriegel  2018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500">
            <text:p>6500</text:p>
          </table:table-cell>
          <table:table-cell office:value-type="float" office:value="2980">
            <text:p>29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56.628086">
            <text:p>56.628086</text:p>
          </table:table-cell>
        </table:table-row>
        <table:table-row>
          <table:table-cell office:value-type="string"/>
          <table:table-cell office:value-type="string">
            <text:p>31041.0</text:p>
          </table:table-cell>
          <table:table-cell office:value-type="string">
            <text:p>RED</text:p>
          </table:table-cell>
          <table:table-cell office:value-type="string">
            <text:p>Frauenriegel  2016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2830">
            <text:p>28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56.628086">
            <text:p>56.628086</text:p>
          </table:table-cell>
        </table:table-row>
        <table:table-row>
          <table:table-cell office:value-type="string"/>
          <table:table-cell office:value-type="string">
            <text:p>31042.0</text:p>
          </table:table-cell>
          <table:table-cell office:value-type="string">
            <text:p>RED</text:p>
          </table:table-cell>
          <table:table-cell office:value-type="string">
            <text:p>Iugum 2016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0.622913">
            <text:p>50.622913</text:p>
          </table:table-cell>
        </table:table-row>
        <table:table-row>
          <table:table-cell office:value-type="string"/>
          <table:table-cell office:value-type="string">
            <text:p>31043.0</text:p>
          </table:table-cell>
          <table:table-cell office:value-type="string">
            <text:p>RED</text:p>
          </table:table-cell>
          <table:table-cell office:value-type="string">
            <text:p>Linticlarus Cuvèe Reserve 2018</text:p>
          </table:table-cell>
          <table:table-cell office:value-type="string">
            <text:p>Weingut Tiefenbru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350">
            <text:p>535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a44sfp5261p2gard</text:p>
          </table:table-cell>
          <table:table-cell office:value-type="string">
            <text:p>RED</text:p>
          </table:table-cell>
          <table:table-cell office:value-type="string">
            <text:p>Cuvée Riserva Linticlarus</text:p>
          </table:table-cell>
          <table:table-cell office:value-type="string">
            <text:p>Tiefenbrunner</text:p>
          </table:table-cell>
          <table:table-cell office:value-type="float" office:value="41.955025">
            <text:p>41.955025</text:p>
          </table:table-cell>
        </table:table-row>
        <table:table-row>
          <table:table-cell office:value-type="string"/>
          <table:table-cell office:value-type="string">
            <text:p>31044.0</text:p>
          </table:table-cell>
          <table:table-cell office:value-type="string">
            <text:p>RED</text:p>
          </table:table-cell>
          <table:table-cell office:value-type="string">
            <text:p>Valbion 2020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y7fm3bp3mwmx7dwkpp</text:p>
          </table:table-cell>
          <table:table-cell office:value-type="string">
            <text:p>RED</text:p>
          </table:table-cell>
          <table:table-cell office:value-type="string">
            <text:p>Valbion Cabernet Franc - Merlot</text:p>
          </table:table-cell>
          <table:table-cell office:value-type="string">
            <text:p>Stroblhof</text:p>
          </table:table-cell>
          <table:table-cell office:value-type="float" office:value="39.856888">
            <text:p>39.856888</text:p>
          </table:table-cell>
        </table:table-row>
        <table:table-row>
          <table:table-cell office:value-type="string"/>
          <table:table-cell office:value-type="string">
            <text:p>31045.0</text:p>
          </table:table-cell>
          <table:table-cell office:value-type="string">
            <text:p>RED</text:p>
          </table:table-cell>
          <table:table-cell office:value-type="string">
            <text:p>Sagittarius 2019</text:p>
          </table:table-cell>
          <table:table-cell office:value-type="string">
            <text:p>Weingut Kränz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950">
            <text:p>2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n7mbzdg0nwfgwm7w6</text:p>
          </table:table-cell>
          <table:table-cell office:value-type="string">
            <text:p>RED</text:p>
          </table:table-cell>
          <table:table-cell office:value-type="string">
            <text:p>Sagittarius Kunstwerk der Natur</text:p>
          </table:table-cell>
          <table:table-cell office:value-type="string">
            <text:p>Kränzelhof Graf Pfeil</text:p>
          </table:table-cell>
          <table:table-cell office:value-type="float" office:value="26.611141">
            <text:p>26.611141</text:p>
          </table:table-cell>
        </table:table-row>
        <table:table-row>
          <table:table-cell office:value-type="string"/>
          <table:table-cell office:value-type="string">
            <text:p>31046.0</text:p>
          </table:table-cell>
          <table:table-cell office:value-type="string">
            <text:p>RED</text:p>
          </table:table-cell>
          <table:table-cell office:value-type="string">
            <text:p>Le Comte 2022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33.563442">
            <text:p>33.563442</text:p>
          </table:table-cell>
        </table:table-row>
        <table:table-row>
          <table:table-cell office:value-type="string"/>
          <table:table-cell office:value-type="string">
            <text:p>31051.0</text:p>
          </table:table-cell>
          <table:table-cell office:value-type="string">
            <text:p>RED</text:p>
          </table:table-cell>
          <table:table-cell office:value-type="string">
            <text:p>Erah 2017</text:p>
          </table:table-cell>
          <table:table-cell office:value-type="string">
            <text:p>Weingut 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orber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ts3r4r94xqn0eyzawq</text:p>
          </table:table-cell>
          <table:table-cell office:value-type="string">
            <text:p>RED</text:p>
          </table:table-cell>
          <table:table-cell office:value-type="string">
            <text:p>Erah Merlot - Cabernet Sauvignon</text:p>
          </table:table-cell>
          <table:table-cell office:value-type="string">
            <text:p>Haderburg</text:p>
          </table:table-cell>
          <table:table-cell office:value-type="float" office:value="37.036945">
            <text:p>37.036945</text:p>
          </table:table-cell>
        </table:table-row>
        <table:table-row>
          <table:table-cell office:value-type="string"/>
          <table:table-cell office:value-type="string">
            <text:p>31052.0</text:p>
          </table:table-cell>
          <table:table-cell office:value-type="string">
            <text:p>RED</text:p>
          </table:table-cell>
          <table:table-cell office:value-type="string">
            <text:p>Erah 2020</text:p>
          </table:table-cell>
          <table:table-cell office:value-type="string">
            <text:p>Weingut 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2039">
            <text:p>20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3r4r94xqn0eyzawq</text:p>
          </table:table-cell>
          <table:table-cell office:value-type="string">
            <text:p>RED</text:p>
          </table:table-cell>
          <table:table-cell office:value-type="string">
            <text:p>Erah Merlot - Cabernet Sauvignon</text:p>
          </table:table-cell>
          <table:table-cell office:value-type="string">
            <text:p>Haderburg</text:p>
          </table:table-cell>
          <table:table-cell office:value-type="float" office:value="37.036945">
            <text:p>37.036945</text:p>
          </table:table-cell>
        </table:table-row>
        <table:table-row>
          <table:table-cell office:value-type="string"/>
          <table:table-cell office:value-type="string">
            <text:p>31052.0</text:p>
          </table:table-cell>
          <table:table-cell office:value-type="string">
            <text:p>RED</text:p>
          </table:table-cell>
          <table:table-cell office:value-type="string">
            <text:p>Cassiano 2009 Magnum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846657">
            <text:p>40.846657</text:p>
          </table:table-cell>
        </table:table-row>
        <table:table-row>
          <table:table-cell office:value-type="string"/>
          <table:table-cell office:value-type="string">
            <text:p>31055.0</text:p>
          </table:table-cell>
          <table:table-cell office:value-type="string">
            <text:p>RED</text:p>
          </table:table-cell>
          <table:table-cell office:value-type="string">
            <text:p>Istante 2020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789">
            <text:p>17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5j1s2xd6stcrb69df</text:p>
          </table:table-cell>
          <table:table-cell office:value-type="string">
            <text:p>RED</text:p>
          </table:table-cell>
          <table:table-cell office:value-type="string">
            <text:p>Istante</text:p>
          </table:table-cell>
          <table:table-cell office:value-type="string">
            <text:p>Franz Haas</text:p>
          </table:table-cell>
          <table:table-cell office:value-type="float" office:value="37.50578">
            <text:p>37.50578</text:p>
          </table:table-cell>
        </table:table-row>
        <table:table-row>
          <table:table-cell office:value-type="string"/>
          <table:table-cell office:value-type="string">
            <text:p>31058.0</text:p>
          </table:table-cell>
          <table:table-cell office:value-type="string">
            <text:p>RED</text:p>
          </table:table-cell>
          <table:table-cell office:value-type="string">
            <text:p>Istante 2019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j1s2xd6stcrb69df</text:p>
          </table:table-cell>
          <table:table-cell office:value-type="string">
            <text:p>RED</text:p>
          </table:table-cell>
          <table:table-cell office:value-type="string">
            <text:p>Istante</text:p>
          </table:table-cell>
          <table:table-cell office:value-type="string">
            <text:p>Franz Haas</text:p>
          </table:table-cell>
          <table:table-cell office:value-type="float" office:value="37.50578">
            <text:p>37.50578</text:p>
          </table:table-cell>
        </table:table-row>
        <table:table-row>
          <table:table-cell office:value-type="string"/>
          <table:table-cell office:value-type="string">
            <text:p>31060.0</text:p>
          </table:table-cell>
          <table:table-cell office:value-type="string">
            <text:p>RED</text:p>
          </table:table-cell>
          <table:table-cell office:value-type="string">
            <text:p>Skythos 2016</text:p>
          </table:table-cell>
          <table:table-cell office:value-type="string">
            <text:p>Dolomythos Sac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200">
            <text:p>52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orber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jsm0f8st53a2dyweta</text:p>
          </table:table-cell>
          <table:table-cell office:value-type="string">
            <text:p>RED</text:p>
          </table:table-cell>
          <table:table-cell office:value-type="string">
            <text:p>Skythos</text:p>
          </table:table-cell>
          <table:table-cell office:value-type="string">
            <text:p>Ansitz Dolomytos Sacker</text:p>
          </table:table-cell>
          <table:table-cell office:value-type="float" office:value="50.06441">
            <text:p>50.06441</text:p>
          </table:table-cell>
        </table:table-row>
        <table:table-row>
          <table:table-cell office:value-type="string"/>
          <table:table-cell office:value-type="string">
            <text:p>31061.0</text:p>
          </table:table-cell>
          <table:table-cell office:value-type="string">
            <text:p>RED</text:p>
          </table:table-cell>
          <table:table-cell office:value-type="string">
            <text:p>Hexagon 2019</text:p>
          </table:table-cell>
          <table:table-cell office:value-type="string">
            <text:p>Weingut 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3379">
            <text:p>337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nb4qs0tdg1e56bfctkfxpjm</text:p>
          </table:table-cell>
          <table:table-cell office:value-type="string">
            <text:p>RED</text:p>
          </table:table-cell>
          <table:table-cell office:value-type="string">
            <text:p>Hexagon HX</text:p>
          </table:table-cell>
          <table:table-cell office:value-type="string">
            <text:p>Pitzner</text:p>
          </table:table-cell>
          <table:table-cell office:value-type="float" office:value="43.01404">
            <text:p>43.01404</text:p>
          </table:table-cell>
        </table:table-row>
        <table:table-row>
          <table:table-cell office:value-type="string"/>
          <table:table-cell office:value-type="string">
            <text:p>31069.0</text:p>
          </table:table-cell>
          <table:table-cell office:value-type="string">
            <text:p>RED</text:p>
          </table:table-cell>
          <table:table-cell office:value-type="string">
            <text:p>Pannobile Reserve Bio-Dyn</text:p>
          </table:table-cell>
          <table:table-cell office:value-type="string">
            <text:p>Weingut Paul Ach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bkbdx8b4qv9633ymbf</text:p>
          </table:table-cell>
          <table:table-cell office:value-type="string">
            <text:p>RED</text:p>
          </table:table-cell>
          <table:table-cell office:value-type="string">
            <text:p>Golser Pannobile Reserve</text:p>
          </table:table-cell>
          <table:table-cell office:value-type="string">
            <text:p>Paul Achs</text:p>
          </table:table-cell>
          <table:table-cell office:value-type="float" office:value="47.956142">
            <text:p>47.956142</text:p>
          </table:table-cell>
        </table:table-row>
        <table:table-row>
          <table:table-cell office:value-type="string"/>
          <table:table-cell office:value-type="string">
            <text:p>31070.0</text:p>
          </table:table-cell>
          <table:table-cell office:value-type="string">
            <text:p>RED</text:p>
          </table:table-cell>
          <table:table-cell office:value-type="string">
            <text:p>Pannobile 2013</text:p>
          </table:table-cell>
          <table:table-cell office:value-type="string">
            <text:p>Weingut H&amp;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4900">
            <text:p>4900</text:p>
          </table:table-cell>
          <table:table-cell office:value-type="float" office:value="1969">
            <text:p>196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ergein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zek17kaar07jws0ak18pr7</text:p>
          </table:table-cell>
          <table:table-cell office:value-type="string">
            <text:p>RED</text:p>
          </table:table-cell>
          <table:table-cell office:value-type="string">
            <text:p>Pannobile</text:p>
          </table:table-cell>
          <table:table-cell office:value-type="string">
            <text:p>Anita Nittnaus Hans</text:p>
          </table:table-cell>
          <table:table-cell office:value-type="float" office:value="31.656866">
            <text:p>31.656866</text:p>
          </table:table-cell>
        </table:table-row>
        <table:table-row>
          <table:table-cell office:value-type="string"/>
          <table:table-cell office:value-type="string">
            <text:p>31071.0</text:p>
          </table:table-cell>
          <table:table-cell office:value-type="string">
            <text:p>RED</text:p>
          </table:table-cell>
          <table:table-cell office:value-type="string">
            <text:p>Panobile 2015</text:p>
          </table:table-cell>
          <table:table-cell office:value-type="string">
            <text:p>Weingut H &amp; 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7kaar07jws0ak18pr7</text:p>
          </table:table-cell>
          <table:table-cell office:value-type="string">
            <text:p>RED</text:p>
          </table:table-cell>
          <table:table-cell office:value-type="string">
            <text:p>Pannobile</text:p>
          </table:table-cell>
          <table:table-cell office:value-type="string">
            <text:p>Anita Nittnaus Hans</text:p>
          </table:table-cell>
          <table:table-cell office:value-type="float" office:value="24.330618">
            <text:p>24.330618</text:p>
          </table:table-cell>
        </table:table-row>
        <table:table-row>
          <table:table-cell office:value-type="string"/>
          <table:table-cell office:value-type="string">
            <text:p>31072.0</text:p>
          </table:table-cell>
          <table:table-cell office:value-type="string">
            <text:p>RED</text:p>
          </table:table-cell>
          <table:table-cell office:value-type="string">
            <text:p>Pannobile 2016</text:p>
          </table:table-cell>
          <table:table-cell office:value-type="string">
            <text:p>Weingut H&amp;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7kaar07jws0ak18pr7</text:p>
          </table:table-cell>
          <table:table-cell office:value-type="string">
            <text:p>RED</text:p>
          </table:table-cell>
          <table:table-cell office:value-type="string">
            <text:p>Pannobile</text:p>
          </table:table-cell>
          <table:table-cell office:value-type="string">
            <text:p>Anita Nittnaus Hans</text:p>
          </table:table-cell>
          <table:table-cell office:value-type="float" office:value="31.656866">
            <text:p>31.656866</text:p>
          </table:table-cell>
        </table:table-row>
        <table:table-row>
          <table:table-cell office:value-type="string"/>
          <table:table-cell office:value-type="string">
            <text:p>31073.0</text:p>
          </table:table-cell>
          <table:table-cell office:value-type="string">
            <text:p>RED</text:p>
          </table:table-cell>
          <table:table-cell office:value-type="string">
            <text:p>Pannobile 2021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2014">
            <text:p>201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xyn7gybak3c9x0he</text:p>
          </table:table-cell>
          <table:table-cell office:value-type="string">
            <text:p>RED</text:p>
          </table:table-cell>
          <table:table-cell office:value-type="string">
            <text:p>Pannobile</text:p>
          </table:table-cell>
          <table:table-cell office:value-type="string">
            <text:p>Heinrich</text:p>
          </table:table-cell>
          <table:table-cell office:value-type="float" office:value="34.57516">
            <text:p>34.57516</text:p>
          </table:table-cell>
        </table:table-row>
        <table:table-row>
          <table:table-cell office:value-type="string"/>
          <table:table-cell office:value-type="string">
            <text:p>31074.0</text:p>
          </table:table-cell>
          <table:table-cell office:value-type="string">
            <text:p>RED</text:p>
          </table:table-cell>
          <table:table-cell office:value-type="string">
            <text:p>Gabarinza 2015</text:p>
          </table:table-cell>
          <table:table-cell office:value-type="string">
            <text:p>Weingut Hein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800">
            <text:p>68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qb924nhm65eqsphbg</text:p>
          </table:table-cell>
          <table:table-cell office:value-type="string">
            <text:p>RED</text:p>
          </table:table-cell>
          <table:table-cell office:value-type="string">
            <text:p>Gabarinza</text:p>
          </table:table-cell>
          <table:table-cell office:value-type="string">
            <text:p>Heinrich</text:p>
          </table:table-cell>
          <table:table-cell office:value-type="float" office:value="35.406006">
            <text:p>35.406006</text:p>
          </table:table-cell>
        </table:table-row>
        <table:table-row>
          <table:table-cell office:value-type="string"/>
          <table:table-cell office:value-type="string">
            <text:p>31075.0</text:p>
          </table:table-cell>
          <table:table-cell office:value-type="string">
            <text:p>RED</text:p>
          </table:table-cell>
          <table:table-cell office:value-type="string">
            <text:p>Harterberg 2015</text:p>
          </table:table-cell>
          <table:table-cell office:value-type="string">
            <text:p>Weingut Au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700">
            <text:p>67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vn1yj1rtskeghbnnrj</text:p>
          </table:table-cell>
          <table:table-cell office:value-type="string">
            <text:p>RED</text:p>
          </table:table-cell>
          <table:table-cell office:value-type="string">
            <text:p>Harterberg Merlot</text:p>
          </table:table-cell>
          <table:table-cell office:value-type="string">
            <text:p>Leo Aumann</text:p>
          </table:table-cell>
          <table:table-cell office:value-type="float" office:value="30.338976">
            <text:p>30.338976</text:p>
          </table:table-cell>
        </table:table-row>
        <table:table-row>
          <table:table-cell office:value-type="string"/>
          <table:table-cell office:value-type="string">
            <text:p>31076.0</text:p>
          </table:table-cell>
          <table:table-cell office:value-type="string">
            <text:p>RED</text:p>
          </table:table-cell>
          <table:table-cell office:value-type="string">
            <text:p>Harterberg 2012</text:p>
          </table:table-cell>
          <table:table-cell office:value-type="string">
            <text:p>Weingut Au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300">
            <text:p>7300</text:p>
          </table:table-cell>
          <table:table-cell office:value-type="float" office:value="3600">
            <text:p>3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vn1yj1rtskeghbnnrj</text:p>
          </table:table-cell>
          <table:table-cell office:value-type="string">
            <text:p>RED</text:p>
          </table:table-cell>
          <table:table-cell office:value-type="string">
            <text:p>Harterberg Merlot</text:p>
          </table:table-cell>
          <table:table-cell office:value-type="string">
            <text:p>Leo Aumann</text:p>
          </table:table-cell>
          <table:table-cell office:value-type="float" office:value="30.338976">
            <text:p>30.338976</text:p>
          </table:table-cell>
        </table:table-row>
        <table:table-row>
          <table:table-cell office:value-type="string"/>
          <table:table-cell office:value-type="string">
            <text:p>31078.0</text:p>
          </table:table-cell>
          <table:table-cell office:value-type="string">
            <text:p>RED</text:p>
          </table:table-cell>
          <table:table-cell office:value-type="string">
            <text:p>Il Pino di Biserno 2007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50.514996">
            <text:p>50.514996</text:p>
          </table:table-cell>
        </table:table-row>
        <table:table-row>
          <table:table-cell office:value-type="string"/>
          <table:table-cell office:value-type="string">
            <text:p>31079.0</text:p>
          </table:table-cell>
          <table:table-cell office:value-type="string">
            <text:p>RED</text:p>
          </table:table-cell>
          <table:table-cell office:value-type="string">
            <text:p>Il Pino di Biserno 2020</text:p>
          </table:table-cell>
          <table:table-cell office:value-type="string">
            <text:p>Tenuta di Bisern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3350">
            <text:p>3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46.266262">
            <text:p>46.266262</text:p>
          </table:table-cell>
        </table:table-row>
        <table:table-row>
          <table:table-cell office:value-type="string"/>
          <table:table-cell office:value-type="string">
            <text:p>31080.0</text:p>
          </table:table-cell>
          <table:table-cell office:value-type="string">
            <text:p>RED</text:p>
          </table:table-cell>
          <table:table-cell office:value-type="string">
            <text:p>Il Biserno 2012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1500">
            <text:p>115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Biserno</text:p>
          </table:table-cell>
          <table:table-cell office:value-type="float" office:value="44.3237">
            <text:p>44.3237</text:p>
          </table:table-cell>
        </table:table-row>
        <table:table-row>
          <table:table-cell office:value-type="string"/>
          <table:table-cell office:value-type="string">
            <text:p>31082.0</text:p>
          </table:table-cell>
          <table:table-cell office:value-type="string">
            <text:p>RED</text:p>
          </table:table-cell>
          <table:table-cell office:value-type="string">
            <text:p>Chorus 2008</text:p>
          </table:table-cell>
          <table:table-cell office:value-type="string">
            <text:p>Poggio Nibbia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r4z845qzzh51qm914k</text:p>
          </table:table-cell>
          <table:table-cell office:value-type="string">
            <text:p>RED</text:p>
          </table:table-cell>
          <table:table-cell office:value-type="string">
            <text:p>Chorus</text:p>
          </table:table-cell>
          <table:table-cell office:value-type="string">
            <text:p>Poggio Nibbiale di Buchheim</text:p>
          </table:table-cell>
          <table:table-cell office:value-type="float" office:value="37.393486">
            <text:p>37.393486</text:p>
          </table:table-cell>
        </table:table-row>
        <table:table-row>
          <table:table-cell office:value-type="string"/>
          <table:table-cell office:value-type="string">
            <text:p>31085.0</text:p>
          </table:table-cell>
          <table:table-cell office:value-type="string">
            <text:p>RED</text:p>
          </table:table-cell>
          <table:table-cell office:value-type="string">
            <text:p>Altrovino 2021</text:p>
          </table:table-cell>
          <table:table-cell office:value-type="string">
            <text:p>Cantina 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810">
            <text:p>28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dzf22y4hpzrmqha</text:p>
          </table:table-cell>
          <table:table-cell office:value-type="string">
            <text:p>RED</text:p>
          </table:table-cell>
          <table:table-cell office:value-type="string">
            <text:p>Altrovino Merlot e Cabernet Franc</text:p>
          </table:table-cell>
          <table:table-cell office:value-type="string">
            <text:p>Duemani</text:p>
          </table:table-cell>
          <table:table-cell office:value-type="float" office:value="42.929855">
            <text:p>42.929855</text:p>
          </table:table-cell>
        </table:table-row>
        <table:table-row>
          <table:table-cell office:value-type="string"/>
          <table:table-cell office:value-type="string">
            <text:p>31086.0</text:p>
          </table:table-cell>
          <table:table-cell office:value-type="string">
            <text:p>RED</text:p>
          </table:table-cell>
          <table:table-cell office:value-type="string">
            <text:p>Altrovino 2014/15</text:p>
          </table:table-cell>
          <table:table-cell office:value-type="string">
            <text:p>Cantina 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900">
            <text:p>49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2dzf22y4hpzrmqha</text:p>
          </table:table-cell>
          <table:table-cell office:value-type="string">
            <text:p>RED</text:p>
          </table:table-cell>
          <table:table-cell office:value-type="string">
            <text:p>Altrovino Merlot e Cabernet Franc</text:p>
          </table:table-cell>
          <table:table-cell office:value-type="string">
            <text:p>Duemani</text:p>
          </table:table-cell>
          <table:table-cell office:value-type="float" office:value="42.929855">
            <text:p>42.929855</text:p>
          </table:table-cell>
        </table:table-row>
        <table:table-row>
          <table:table-cell office:value-type="string"/>
          <table:table-cell office:value-type="string">
            <text:p>31087.0</text:p>
          </table:table-cell>
          <table:table-cell office:value-type="string">
            <text:p>RED</text:p>
          </table:table-cell>
          <table:table-cell office:value-type="string">
            <text:p>Bolgheri Rosso 2018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xhjmrqtycqm838g9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float" office:value="44.46799">
            <text:p>44.46799</text:p>
          </table:table-cell>
        </table:table-row>
        <table:table-row>
          <table:table-cell office:value-type="string"/>
          <table:table-cell office:value-type="string">
            <text:p>31088.0</text:p>
          </table:table-cell>
          <table:table-cell office:value-type="string">
            <text:p>RED</text:p>
          </table:table-cell>
          <table:table-cell office:value-type="string">
            <text:p>Bolgheri Rosso 2022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50">
            <text:p>1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xhjmrqtycqm838g9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Le Macchiole</text:p>
          </table:table-cell>
          <table:table-cell office:value-type="float" office:value="44.46799">
            <text:p>44.46799</text:p>
          </table:table-cell>
        </table:table-row>
        <table:table-row>
          <table:table-cell office:value-type="string"/>
          <table:table-cell office:value-type="string">
            <text:p>31095.0</text:p>
          </table:table-cell>
          <table:table-cell office:value-type="string">
            <text:p>RED</text:p>
          </table:table-cell>
          <table:table-cell office:value-type="string">
            <text:p>St. George Chateau Calon 2016</text:p>
          </table:table-cell>
          <table:table-cell office:value-type="string">
            <text:p>St. Georg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z2g52zmt893k1chk7</text:p>
          </table:table-cell>
          <table:table-cell office:value-type="string">
            <text:p>RED</text:p>
          </table:table-cell>
          <table:table-cell office:value-type="string">
            <text:p>Château Puy St. Georges Saint-Georges-Saint-Émilion</text:p>
          </table:table-cell>
          <table:table-cell office:value-type="string">
            <text:p>Château St. Georges</text:p>
          </table:table-cell>
          <table:table-cell office:value-type="float" office:value="30.468578">
            <text:p>30.468578</text:p>
          </table:table-cell>
        </table:table-row>
        <table:table-row>
          <table:table-cell office:value-type="string"/>
          <table:table-cell office:value-type="string">
            <text:p>31098.0</text:p>
          </table:table-cell>
          <table:table-cell office:value-type="string">
            <text:p>RED</text:p>
          </table:table-cell>
          <table:table-cell office:value-type="string">
            <text:p>Chateau Musar Rosso 2016</text:p>
          </table:table-cell>
          <table:table-cell office:value-type="string">
            <text:p>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3650">
            <text:p>3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tshdc22j4nk2q5gc7tq</text:p>
          </table:table-cell>
          <table:table-cell office:value-type="string">
            <text:p>RED</text:p>
          </table:table-cell>
          <table:table-cell office:value-type="string">
            <text:p>Château la Chapelle Saint-Estèphe</text:p>
          </table:table-cell>
          <table:table-cell office:value-type="string">
            <text:p>Gaston</text:p>
          </table:table-cell>
          <table:table-cell office:value-type="float" office:value="26.431917">
            <text:p>26.431917</text:p>
          </table:table-cell>
        </table:table-row>
        <table:table-row>
          <table:table-cell office:value-type="string"/>
          <table:table-cell office:value-type="string">
            <text:p>32009.0</text:p>
          </table:table-cell>
          <table:table-cell office:value-type="string">
            <text:p>RED</text:p>
          </table:table-cell>
          <table:table-cell office:value-type="string">
            <text:p>St. Magdalener 2023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7qrknrg486gmvw52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Pfannenstielhof</text:p>
          </table:table-cell>
          <table:table-cell office:value-type="float" office:value="46.955894">
            <text:p>46.955894</text:p>
          </table:table-cell>
        </table:table-row>
        <table:table-row>
          <table:table-cell office:value-type="string"/>
          <table:table-cell office:value-type="string">
            <text:p>32010.0</text:p>
          </table:table-cell>
          <table:table-cell office:value-type="string">
            <text:p>RED</text:p>
          </table:table-cell>
          <table:table-cell office:value-type="string">
            <text:p>St. Magdalener 2023</text:p>
          </table:table-cell>
          <table:table-cell office:value-type="string">
            <text:p>Weingut Glögg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06m2hz5tm0r51kwtc</text:p>
          </table:table-cell>
          <table:table-cell office:value-type="string">
            <text:p>RED</text:p>
          </table:table-cell>
          <table:table-cell office:value-type="string">
            <text:p>St. Magdalener Rondell</text:p>
          </table:table-cell>
          <table:table-cell office:value-type="string">
            <text:p>Franz Gojer – Glögglhof</text:p>
          </table:table-cell>
          <table:table-cell office:value-type="float" office:value="35.642822">
            <text:p>35.642822</text:p>
          </table:table-cell>
        </table:table-row>
        <table:table-row>
          <table:table-cell office:value-type="string"/>
          <table:table-cell office:value-type="string">
            <text:p>32011.0</text:p>
          </table:table-cell>
          <table:table-cell office:value-type="string">
            <text:p>RED</text:p>
          </table:table-cell>
          <table:table-cell office:value-type="string">
            <text:p>St. Magdalener Anver 2021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557">
            <text:p>1557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07qrknrg486gmvw52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Pfannenstielhof</text:p>
          </table:table-cell>
          <table:table-cell office:value-type="float" office:value="46.955894">
            <text:p>46.955894</text:p>
          </table:table-cell>
        </table:table-row>
        <table:table-row>
          <table:table-cell office:value-type="string"/>
          <table:table-cell office:value-type="string">
            <text:p>32014.0</text:p>
          </table:table-cell>
          <table:table-cell office:value-type="string">
            <text:p>RED</text:p>
          </table:table-cell>
          <table:table-cell office:value-type="string">
            <text:p>Gschleier Alte Reben 2021</text:p>
          </table:table-cell>
          <table:table-cell office:value-type="string">
            <text:p>KG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1280">
            <text:p>12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49.227535">
            <text:p>49.227535</text:p>
          </table:table-cell>
        </table:table-row>
        <table:table-row>
          <table:table-cell office:value-type="string"/>
          <table:table-cell office:value-type="string">
            <text:p>32015.0</text:p>
          </table:table-cell>
          <table:table-cell office:value-type="string">
            <text:p>RED</text:p>
          </table:table-cell>
          <table:table-cell office:value-type="string">
            <text:p>Kalterer See Keil 2022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ge484zecmydvex9</text:p>
          </table:table-cell>
          <table:table-cell office:value-type="string">
            <text:p>RED</text:p>
          </table:table-cell>
          <table:table-cell office:value-type="string">
            <text:p>Vernatsch Der Keil Bio</text:p>
          </table:table-cell>
          <table:table-cell office:value-type="string">
            <text:p>Manincor</text:p>
          </table:table-cell>
          <table:table-cell office:value-type="float" office:value="35.060028">
            <text:p>35.060028</text:p>
          </table:table-cell>
        </table:table-row>
        <table:table-row>
          <table:table-cell office:value-type="string"/>
          <table:table-cell office:value-type="string">
            <text:p>32016.0</text:p>
          </table:table-cell>
          <table:table-cell office:value-type="string">
            <text:p>RED</text:p>
          </table:table-cell>
          <table:table-cell office:value-type="string">
            <text:p>Meraner Hügel Vernatsch Baslan 2022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50">
            <text:p>3750</text:p>
          </table:table-cell>
          <table:table-cell office:value-type="float" office:value="1560">
            <text:p>15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8kth4k9t12e7x4a4s</text:p>
          </table:table-cell>
          <table:table-cell office:value-type="string">
            <text:p>RED</text:p>
          </table:table-cell>
          <table:table-cell office:value-type="string">
            <text:p>Baslan</text:p>
          </table:table-cell>
          <table:table-cell office:value-type="string">
            <text:p>Kränzelhof Graf Pfeil</text:p>
          </table:table-cell>
          <table:table-cell office:value-type="float" office:value="33.573795">
            <text:p>33.573795</text:p>
          </table:table-cell>
        </table:table-row>
        <table:table-row>
          <table:table-cell office:value-type="string"/>
          <table:table-cell office:value-type="string">
            <text:p>32017.0</text:p>
          </table:table-cell>
          <table:table-cell office:value-type="string">
            <text:p>RED</text:p>
          </table:table-cell>
          <table:table-cell office:value-type="string">
            <text:p>Sankt Anna R 2017</text:p>
          </table:table-cell>
          <table:table-cell office:value-type="string">
            <text:p>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100">
            <text:p>5100</text:p>
          </table:table-cell>
          <table:table-cell office:value-type="float" office:value="2350">
            <text:p>2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mc0w180pd1r5chedm</text:p>
          </table:table-cell>
          <table:table-cell office:value-type="string">
            <text:p>RED</text:p>
          </table:table-cell>
          <table:table-cell office:value-type="string">
            <text:p>Sankt Anna Bio</text:p>
          </table:table-cell>
          <table:table-cell office:value-type="string">
            <text:p>Weingut In Der Eben</text:p>
          </table:table-cell>
          <table:table-cell office:value-type="float" office:value="41.1537">
            <text:p>41.1537</text:p>
          </table:table-cell>
        </table:table-row>
        <table:table-row>
          <table:table-cell office:value-type="string"/>
          <table:table-cell office:value-type="string">
            <text:p>32018.0</text:p>
          </table:table-cell>
          <table:table-cell office:value-type="string">
            <text:p>RED</text:p>
          </table:table-cell>
          <table:table-cell office:value-type="string">
            <text:p>Campill Vernatsch 2019/20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1610">
            <text:p>16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jac176pmezp4f53y</text:p>
          </table:table-cell>
          <table:table-cell office:value-type="string">
            <text:p>RED</text:p>
          </table:table-cell>
          <table:table-cell office:value-type="string">
            <text:p>Schiava Campill</text:p>
          </table:table-cell>
          <table:table-cell office:value-type="string">
            <text:p>Pranzegg</text:p>
          </table:table-cell>
          <table:table-cell office:value-type="float" office:value="40.41844">
            <text:p>40.41844</text:p>
          </table:table-cell>
        </table:table-row>
        <table:table-row>
          <table:table-cell office:value-type="string"/>
          <table:table-cell office:value-type="string">
            <text:p>32019.0</text:p>
          </table:table-cell>
          <table:table-cell office:value-type="string">
            <text:p>RED</text:p>
          </table:table-cell>
          <table:table-cell office:value-type="string">
            <text:p>Vernatsch Elda 2018</text:p>
          </table:table-cell>
          <table:table-cell office:value-type="string">
            <text:p>Mayr Nu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400">
            <text:p>4400</text:p>
          </table:table-cell>
          <table:table-cell office:value-type="float" office:value="1925">
            <text:p>192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dn18rzt6rnwsmmh5y</text:p>
          </table:table-cell>
          <table:table-cell office:value-type="string">
            <text:p>RED</text:p>
          </table:table-cell>
          <table:table-cell office:value-type="string">
            <text:p>Elda Rosso</text:p>
          </table:table-cell>
          <table:table-cell office:value-type="string">
            <text:p>Nusserhof (Heinrich Mayr)</text:p>
          </table:table-cell>
          <table:table-cell office:value-type="float" office:value="43.952526">
            <text:p>43.952526</text:p>
          </table:table-cell>
        </table:table-row>
        <table:table-row>
          <table:table-cell office:value-type="string"/>
          <table:table-cell office:value-type="string">
            <text:p>32020.0</text:p>
          </table:table-cell>
          <table:table-cell office:value-type="string">
            <text:p>RED</text:p>
          </table:table-cell>
          <table:table-cell office:value-type="string">
            <text:p>Vernatsch Versal  2018</text:p>
          </table:table-cell>
          <table:table-cell office:value-type="string">
            <text:p>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900">
            <text:p>2900</text:p>
          </table:table-cell>
          <table:table-cell office:value-type="float" office:value="1019">
            <text:p>10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7jcjk8n8zag0gwdmp</text:p>
          </table:table-cell>
          <table:table-cell office:value-type="string">
            <text:p>RED</text:p>
          </table:table-cell>
          <table:table-cell office:value-type="string">
            <text:p>Vernatsch Versal</text:p>
          </table:table-cell>
          <table:table-cell office:value-type="string">
            <text:p>Weingut Oberstein</text:p>
          </table:table-cell>
          <table:table-cell office:value-type="float" office:value="46.98298">
            <text:p>46.98298</text:p>
          </table:table-cell>
        </table:table-row>
        <table:table-row>
          <table:table-cell office:value-type="string"/>
          <table:table-cell office:value-type="string">
            <text:p>32021.0</text:p>
          </table:table-cell>
          <table:table-cell office:value-type="string">
            <text:p>RED</text:p>
          </table:table-cell>
          <table:table-cell office:value-type="string">
            <text:p>Kalterer See Erbe &amp; Auftrag 2020/21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3ncxnpkv6z1cs14thx</text:p>
          </table:table-cell>
          <table:table-cell office:value-type="string">
            <text:p>RED</text:p>
          </table:table-cell>
          <table:table-cell office:value-type="string">
            <text:p>Erbe &amp; Auftrag Kalterersee</text:p>
          </table:table-cell>
          <table:table-cell office:value-type="string">
            <text:p>Weingut Andi Sölva</text:p>
          </table:table-cell>
          <table:table-cell office:value-type="float" office:value="46.102554">
            <text:p>46.102554</text:p>
          </table:table-cell>
        </table:table-row>
        <table:table-row>
          <table:table-cell office:value-type="string"/>
          <table:table-cell office:value-type="string">
            <text:p>32022.0</text:p>
          </table:table-cell>
          <table:table-cell office:value-type="string">
            <text:p>RED</text:p>
          </table:table-cell>
          <table:table-cell office:value-type="string">
            <text:p>Vernatsch Arena 2022</text:p>
          </table:table-cell>
          <table:table-cell office:value-type="string">
            <text:p>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550">
            <text:p>1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b4rjg25pnzwr52603arj4n</text:p>
          </table:table-cell>
          <table:table-cell office:value-type="string">
            <text:p>RED</text:p>
          </table:table-cell>
          <table:table-cell office:value-type="string">
            <text:p>Arena</text:p>
          </table:table-cell>
          <table:table-cell office:value-type="string">
            <text:p>Weingut Oberstein</text:p>
          </table:table-cell>
          <table:table-cell office:value-type="float" office:value="36.305435">
            <text:p>36.305435</text:p>
          </table:table-cell>
        </table:table-row>
        <table:table-row>
          <table:table-cell office:value-type="string"/>
          <table:table-cell office:value-type="string">
            <text:p>32022.0</text:p>
          </table:table-cell>
          <table:table-cell office:value-type="string">
            <text:p>RED</text:p>
          </table:table-cell>
          <table:table-cell office:value-type="string">
            <text:p>Laurenc  2018/19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50">
            <text:p>3850</text:p>
          </table:table-cell>
          <table:table-cell office:value-type="float" office:value="1630">
            <text:p>16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2t3aycbb7eskm5ha</text:p>
          </table:table-cell>
          <table:table-cell office:value-type="string">
            <text:p>RED</text:p>
          </table:table-cell>
          <table:table-cell office:value-type="string">
            <text:p>Laurenc</text:p>
          </table:table-cell>
          <table:table-cell office:value-type="string">
            <text:p>Pranzegg</text:p>
          </table:table-cell>
          <table:table-cell office:value-type="float" office:value="39.045467">
            <text:p>39.045467</text:p>
          </table:table-cell>
        </table:table-row>
        <table:table-row>
          <table:table-cell office:value-type="string"/>
          <table:table-cell office:value-type="string">
            <text:p>32023.0</text:p>
          </table:table-cell>
          <table:table-cell office:value-type="string">
            <text:p>RED</text:p>
          </table:table-cell>
          <table:table-cell office:value-type="string">
            <text:p>Berger Gei 2019/21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100">
            <text:p>5100</text:p>
          </table:table-cell>
          <table:table-cell office:value-type="float" office:value="2310">
            <text:p>23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Lagrein Gries Riserva Berger Gei</text:p>
          </table:table-cell>
          <table:table-cell office:value-type="string">
            <text:p>Ignaz Niedrist</text:p>
          </table:table-cell>
          <table:table-cell office:value-type="float" office:value="33.55091">
            <text:p>33.55091</text:p>
          </table:table-cell>
        </table:table-row>
        <table:table-row>
          <table:table-cell office:value-type="string"/>
          <table:table-cell office:value-type="string">
            <text:p>32024.0</text:p>
          </table:table-cell>
          <table:table-cell office:value-type="string">
            <text:p>RED</text:p>
          </table:table-cell>
          <table:table-cell office:value-type="string">
            <text:p>Lagrein Rahm 2017</text:p>
          </table:table-cell>
          <table:table-cell office:value-type="string">
            <text:p>Weingut Reyt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800">
            <text:p>3800</text:p>
          </table:table-cell>
          <table:table-cell office:value-type="float" office:value="1575">
            <text:p>15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mnnd7ra7dbpz1gee6b</text:p>
          </table:table-cell>
          <table:table-cell office:value-type="string">
            <text:p>RED</text:p>
          </table:table-cell>
          <table:table-cell office:value-type="string">
            <text:p>Lagrein Rahm Bio</text:p>
          </table:table-cell>
          <table:table-cell office:value-type="string">
            <text:p>Reyter</text:p>
          </table:table-cell>
          <table:table-cell office:value-type="float" office:value="44.113472">
            <text:p>44.113472</text:p>
          </table:table-cell>
        </table:table-row>
        <table:table-row>
          <table:table-cell office:value-type="string"/>
          <table:table-cell office:value-type="string">
            <text:p>32028.0</text:p>
          </table:table-cell>
          <table:table-cell office:value-type="string">
            <text:p>RED</text:p>
          </table:table-cell>
          <table:table-cell office:value-type="string">
            <text:p>Lagrein Riserva 2020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ydy3pv7d4tkss3kb</text:p>
          </table:table-cell>
          <table:table-cell office:value-type="string">
            <text:p>RED</text:p>
          </table:table-cell>
          <table:table-cell office:value-type="string">
            <text:p>Riserva Lagrein</text:p>
          </table:table-cell>
          <table:table-cell office:value-type="string">
            <text:p>Pfannenstielhof</text:p>
          </table:table-cell>
          <table:table-cell office:value-type="float" office:value="44.307423">
            <text:p>44.307423</text:p>
          </table:table-cell>
        </table:table-row>
        <table:table-row>
          <table:table-cell office:value-type="string"/>
          <table:table-cell office:value-type="string">
            <text:p>32029.0</text:p>
          </table:table-cell>
          <table:table-cell office:value-type="string">
            <text:p>RED</text:p>
          </table:table-cell>
          <table:table-cell office:value-type="string">
            <text:p>Lagrein Riserva 2021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ydy3pv7d4tkss3kb</text:p>
          </table:table-cell>
          <table:table-cell office:value-type="string">
            <text:p>RED</text:p>
          </table:table-cell>
          <table:table-cell office:value-type="string">
            <text:p>Riserva Lagrein</text:p>
          </table:table-cell>
          <table:table-cell office:value-type="string">
            <text:p>Pfannenstielhof</text:p>
          </table:table-cell>
          <table:table-cell office:value-type="float" office:value="44.307423">
            <text:p>44.307423</text:p>
          </table:table-cell>
        </table:table-row>
        <table:table-row>
          <table:table-cell office:value-type="string"/>
          <table:table-cell office:value-type="string">
            <text:p>32030.0</text:p>
          </table:table-cell>
          <table:table-cell office:value-type="string">
            <text:p>RED</text:p>
          </table:table-cell>
          <table:table-cell office:value-type="string">
            <text:p>Lagrein Riserva 2021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ydy3pv7d4tkss3kb</text:p>
          </table:table-cell>
          <table:table-cell office:value-type="string">
            <text:p>RED</text:p>
          </table:table-cell>
          <table:table-cell office:value-type="string">
            <text:p>Riserva Lagrein</text:p>
          </table:table-cell>
          <table:table-cell office:value-type="string">
            <text:p>Pfannenstielhof</text:p>
          </table:table-cell>
          <table:table-cell office:value-type="float" office:value="44.307423">
            <text:p>44.307423</text:p>
          </table:table-cell>
        </table:table-row>
        <table:table-row>
          <table:table-cell office:value-type="string"/>
          <table:table-cell office:value-type="string">
            <text:p>32032.0</text:p>
          </table:table-cell>
          <table:table-cell office:value-type="string">
            <text:p>RED</text:p>
          </table:table-cell>
          <table:table-cell office:value-type="string">
            <text:p>Lagrein Riserva 2019/20</text:p>
          </table:table-cell>
          <table:table-cell office:value-type="string">
            <text:p>Nusserhof H. 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300">
            <text:p>430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cxer606jvg3pam0ds</text:p>
          </table:table-cell>
          <table:table-cell office:value-type="string">
            <text:p>RED</text:p>
          </table:table-cell>
          <table:table-cell office:value-type="string">
            <text:p>Lagrein Riserva Südtirol</text:p>
          </table:table-cell>
          <table:table-cell office:value-type="string">
            <text:p>Nusserhof (Heinrich Mayr)</text:p>
          </table:table-cell>
          <table:table-cell office:value-type="float" office:value="44.47585">
            <text:p>44.47585</text:p>
          </table:table-cell>
        </table:table-row>
        <table:table-row>
          <table:table-cell office:value-type="string"/>
          <table:table-cell office:value-type="string">
            <text:p>32033.0</text:p>
          </table:table-cell>
          <table:table-cell office:value-type="string">
            <text:p>RED</text:p>
          </table:table-cell>
          <table:table-cell office:value-type="string">
            <text:p>Lagrein Riserva Gloria 12</text:p>
          </table:table-cell>
          <table:table-cell office:value-type="string">
            <text:p>Nusserhof H. 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200">
            <text:p>8200</text:p>
          </table:table-cell>
          <table:table-cell office:value-type="float" office:value="4420">
            <text:p>44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esdk19cfa35xnp8h1</text:p>
          </table:table-cell>
          <table:table-cell office:value-type="string">
            <text:p>RED</text:p>
          </table:table-cell>
          <table:table-cell office:value-type="string">
            <text:p>Lagrein Gloria</text:p>
          </table:table-cell>
          <table:table-cell office:value-type="string">
            <text:p>Nusserhof (Heinrich Mayr)</text:p>
          </table:table-cell>
          <table:table-cell office:value-type="float" office:value="53.014706">
            <text:p>53.014706</text:p>
          </table:table-cell>
        </table:table-row>
        <table:table-row>
          <table:table-cell office:value-type="string"/>
          <table:table-cell office:value-type="string">
            <text:p>32034.0</text:p>
          </table:table-cell>
          <table:table-cell office:value-type="string">
            <text:p>RED</text:p>
          </table:table-cell>
          <table:table-cell office:value-type="string">
            <text:p>Lagrein Riserva 2021</text:p>
          </table:table-cell>
          <table:table-cell office:value-type="string">
            <text:p>Weingut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jsq038w7zcrcgte80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Ansitz Waldgries</text:p>
          </table:table-cell>
          <table:table-cell office:value-type="float" office:value="36.593098">
            <text:p>36.593098</text:p>
          </table:table-cell>
        </table:table-row>
        <table:table-row>
          <table:table-cell office:value-type="string"/>
          <table:table-cell office:value-type="string">
            <text:p>32035.0</text:p>
          </table:table-cell>
          <table:table-cell office:value-type="string">
            <text:p>RED</text:p>
          </table:table-cell>
          <table:table-cell office:value-type="string">
            <text:p>Lagrein Riserva Taber  2017</text:p>
          </table:table-cell>
          <table:table-cell office:value-type="string">
            <text:p>KG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900">
            <text:p>5900</text:p>
          </table:table-cell>
          <table:table-cell office:value-type="float" office:value="2960">
            <text:p>29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6.47225">
            <text:p>36.47225</text:p>
          </table:table-cell>
        </table:table-row>
        <table:table-row>
          <table:table-cell office:value-type="string"/>
          <table:table-cell office:value-type="string">
            <text:p>32036.0</text:p>
          </table:table-cell>
          <table:table-cell office:value-type="string">
            <text:p>RED</text:p>
          </table:table-cell>
          <table:table-cell office:value-type="string">
            <text:p>Vernatsch Alte Reben 2023</text:p>
          </table:table-cell>
          <table:table-cell office:value-type="string">
            <text:p>Weingut Glögg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930">
            <text:p>9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qfg94yw5g35rd2g724</text:p>
          </table:table-cell>
          <table:table-cell office:value-type="string">
            <text:p>RED</text:p>
          </table:table-cell>
          <table:table-cell office:value-type="string">
            <text:p>Alte Reben Vernatsch</text:p>
          </table:table-cell>
          <table:table-cell office:value-type="string">
            <text:p>Franz Gojer – Glögglhof</text:p>
          </table:table-cell>
          <table:table-cell office:value-type="float" office:value="42.02584">
            <text:p>42.02584</text:p>
          </table:table-cell>
        </table:table-row>
        <table:table-row>
          <table:table-cell office:value-type="string"/>
          <table:table-cell office:value-type="string">
            <text:p>32037.0</text:p>
          </table:table-cell>
          <table:table-cell office:value-type="string">
            <text:p>RED</text:p>
          </table:table-cell>
          <table:table-cell office:value-type="string">
            <text:p>Vernatsch 2022</text:p>
          </table:table-cell>
          <table:table-cell office:value-type="string">
            <text:p>Weingut 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930">
            <text:p>9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canktdvbym3ds0k94</text:p>
          </table:table-cell>
          <table:table-cell office:value-type="string">
            <text:p>RED</text:p>
          </table:table-cell>
          <table:table-cell office:value-type="string">
            <text:p>Südtiroler Vernatsch</text:p>
          </table:table-cell>
          <table:table-cell office:value-type="string">
            <text:p>Prackfol</text:p>
          </table:table-cell>
          <table:table-cell office:value-type="float" office:value="41.964268">
            <text:p>41.964268</text:p>
          </table:table-cell>
        </table:table-row>
        <table:table-row>
          <table:table-cell office:value-type="string"/>
          <table:table-cell office:value-type="string">
            <text:p>32038.0</text:p>
          </table:table-cell>
          <table:table-cell office:value-type="string">
            <text:p>RED</text:p>
          </table:table-cell>
          <table:table-cell office:value-type="string">
            <text:p>Mitterberg Rot 2019 Magnum</text:p>
          </table:table-cell>
          <table:table-cell office:value-type="string">
            <text:p>Luis Oberrau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55m3fvc88emcn6kawv</text:p>
          </table:table-cell>
          <table:table-cell office:value-type="string">
            <text:p>RED</text:p>
          </table:table-cell>
          <table:table-cell office:value-type="string">
            <text:p>I Ferretti Collezione Rôl</text:p>
          </table:table-cell>
          <table:table-cell office:value-type="string">
            <text:p>Luisa</text:p>
          </table:table-cell>
          <table:table-cell office:value-type="float" office:value="15.039028">
            <text:p>15.039028</text:p>
          </table:table-cell>
        </table:table-row>
        <table:table-row>
          <table:table-cell office:value-type="string"/>
          <table:table-cell office:value-type="string">
            <text:p>32039.0</text:p>
          </table:table-cell>
          <table:table-cell office:value-type="string">
            <text:p>RED</text:p>
          </table:table-cell>
          <table:table-cell office:value-type="string">
            <text:p>Schiava  2018</text:p>
          </table:table-cell>
          <table:table-cell office:value-type="string">
            <text:p>Weingut Rey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00">
            <text:p>3200</text:p>
          </table:table-cell>
          <table:table-cell office:value-type="float" office:value="1246">
            <text:p>1246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9q5722vd4pz2hzwp0</text:p>
          </table:table-cell>
          <table:table-cell office:value-type="string">
            <text:p>RED</text:p>
          </table:table-cell>
          <table:table-cell office:value-type="string">
            <text:p>Schiava</text:p>
          </table:table-cell>
          <table:table-cell office:value-type="string">
            <text:p>Reyter</text:p>
          </table:table-cell>
          <table:table-cell office:value-type="float" office:value="38.46027">
            <text:p>38.46027</text:p>
          </table:table-cell>
        </table:table-row>
        <table:table-row>
          <table:table-cell office:value-type="string"/>
          <table:table-cell office:value-type="string">
            <text:p>32040.0</text:p>
          </table:table-cell>
          <table:table-cell office:value-type="string">
            <text:p>RED</text:p>
          </table:table-cell>
          <table:table-cell office:value-type="string">
            <text:p>Kalteresee Klassisch 2022</text:p>
          </table:table-cell>
          <table:table-cell office:value-type="string">
            <text:p>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1330">
            <text:p>1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mekg6ad99pvwwehgh</text:p>
          </table:table-cell>
          <table:table-cell office:value-type="string">
            <text:p>RED</text:p>
          </table:table-cell>
          <table:table-cell office:value-type="string">
            <text:p>Kalterersee Auslese Klassisch Sea</text:p>
          </table:table-cell>
          <table:table-cell office:value-type="string">
            <text:p>Weingut Andi Sölva</text:p>
          </table:table-cell>
          <table:table-cell office:value-type="float" office:value="41.60372">
            <text:p>41.60372</text:p>
          </table:table-cell>
        </table:table-row>
        <table:table-row>
          <table:table-cell office:value-type="string"/>
          <table:table-cell office:value-type="string">
            <text:p>32041.0</text:p>
          </table:table-cell>
          <table:table-cell office:value-type="string">
            <text:p>RED</text:p>
          </table:table-cell>
          <table:table-cell office:value-type="string">
            <text:p>Rublinus de Waldgries 2021</text:p>
          </table:table-cell>
          <table:table-cell office:value-type="string">
            <text:p>Weingut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47.724216">
            <text:p>47.724216</text:p>
          </table:table-cell>
        </table:table-row>
        <table:table-row>
          <table:table-cell office:value-type="string"/>
          <table:table-cell office:value-type="string">
            <text:p>32042.0</text:p>
          </table:table-cell>
          <table:table-cell office:value-type="string">
            <text:p>RED</text:p>
          </table:table-cell>
          <table:table-cell office:value-type="string">
            <text:p>Lagrein Tauris 2020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455">
            <text:p>14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8y2n98ncqhhw68jc0</text:p>
          </table:table-cell>
          <table:table-cell office:value-type="string">
            <text:p>RED</text:p>
          </table:table-cell>
          <table:table-cell office:value-type="string">
            <text:p>Tauris Lagrein</text:p>
          </table:table-cell>
          <table:table-cell office:value-type="string">
            <text:p>Kränzelhof Graf Pfeil</text:p>
          </table:table-cell>
          <table:table-cell office:value-type="float" office:value="39.76942">
            <text:p>39.76942</text:p>
          </table:table-cell>
        </table:table-row>
        <table:table-row>
          <table:table-cell office:value-type="string"/>
          <table:table-cell office:value-type="string">
            <text:p>32109.0</text:p>
          </table:table-cell>
          <table:table-cell office:value-type="string">
            <text:p>RED</text:p>
          </table:table-cell>
          <table:table-cell office:value-type="string">
            <text:p>Pinot Noir Riserva 2020</text:p>
          </table:table-cell>
          <table:table-cell office:value-type="string">
            <text:p>Weingut 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45.61222">
            <text:p>45.61222</text:p>
          </table:table-cell>
        </table:table-row>
        <table:table-row>
          <table:table-cell office:value-type="string"/>
          <table:table-cell office:value-type="string">
            <text:p>32110.0</text:p>
          </table:table-cell>
          <table:table-cell office:value-type="string">
            <text:p>RED</text:p>
          </table:table-cell>
          <table:table-cell office:value-type="string">
            <text:p>Pinot Nero Riserva Hausmannhof 2007 Magnum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195p7sy0eg6f78by</text:p>
          </table:table-cell>
          <table:table-cell office:value-type="string">
            <text:p>RED</text:p>
          </table:table-cell>
          <table:table-cell office:value-type="string">
            <text:p>Blauburgunder Riserva Hausmannhof</text:p>
          </table:table-cell>
          <table:table-cell office:value-type="string">
            <text:p>Haderburg</text:p>
          </table:table-cell>
          <table:table-cell office:value-type="float" office:value="44.016525">
            <text:p>44.016525</text:p>
          </table:table-cell>
        </table:table-row>
        <table:table-row>
          <table:table-cell office:value-type="string"/>
          <table:table-cell office:value-type="string">
            <text:p>32111.0</text:p>
          </table:table-cell>
          <table:table-cell office:value-type="string">
            <text:p>RED</text:p>
          </table:table-cell>
          <table:table-cell office:value-type="string">
            <text:p>Blauburgunder Mason di Mason 2020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500">
            <text:p>9500</text:p>
          </table:table-cell>
          <table:table-cell office:value-type="float" office:value="5200">
            <text:p>5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1.136673">
            <text:p>41.136673</text:p>
          </table:table-cell>
        </table:table-row>
        <table:table-row>
          <table:table-cell office:value-type="string"/>
          <table:table-cell office:value-type="string">
            <text:p>32112.0</text:p>
          </table:table-cell>
          <table:table-cell office:value-type="string">
            <text:p>RED</text:p>
          </table:table-cell>
          <table:table-cell office:value-type="string">
            <text:p>Pinot Noir unoaked 2021 xxx Projekt</text:p>
          </table:table-cell>
          <table:table-cell office:value-type="string">
            <text:p>Cantina Cald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k3mjm2nq5c3vfrzk2m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La Cantina</text:p>
          </table:table-cell>
          <table:table-cell office:value-type="float" office:value="18.435993">
            <text:p>18.435993</text:p>
          </table:table-cell>
        </table:table-row>
        <table:table-row>
          <table:table-cell office:value-type="string"/>
          <table:table-cell office:value-type="string">
            <text:p>32113.0</text:p>
          </table:table-cell>
          <table:table-cell office:value-type="string">
            <text:p>RED</text:p>
          </table:table-cell>
          <table:table-cell office:value-type="string">
            <text:p>Blauburgunder vom Muschelkalk 2020</text:p>
          </table:table-cell>
          <table:table-cell office:value-type="string">
            <text:p>M.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465">
            <text:p>246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cb5kg74y5xmstzrmd2bqjke</text:p>
          </table:table-cell>
          <table:table-cell office:value-type="string">
            <text:p>RED</text:p>
          </table:table-cell>
          <table:table-cell office:value-type="string">
            <text:p>Blauburgunder vom Muschelkalk</text:p>
          </table:table-cell>
          <table:table-cell office:value-type="string">
            <text:p>Weingut Abraham</text:p>
          </table:table-cell>
          <table:table-cell office:value-type="float" office:value="44.460308">
            <text:p>44.460308</text:p>
          </table:table-cell>
        </table:table-row>
        <table:table-row>
          <table:table-cell office:value-type="string"/>
          <table:table-cell office:value-type="string">
            <text:p>32114.0</text:p>
          </table:table-cell>
          <table:table-cell office:value-type="string">
            <text:p>RED</text:p>
          </table:table-cell>
          <table:table-cell office:value-type="string">
            <text:p>Pinot Nero Trattmann 2016 Magnum</text:p>
          </table:table-cell>
          <table:table-cell office:value-type="string">
            <text:p>KG 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8900">
            <text:p>89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Perpm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9.55103">
            <text:p>39.55103</text:p>
          </table:table-cell>
        </table:table-row>
        <table:table-row>
          <table:table-cell office:value-type="string"/>
          <table:table-cell office:value-type="string">
            <text:p>32115.0</text:p>
          </table:table-cell>
          <table:table-cell office:value-type="string">
            <text:p>RED</text:p>
          </table:table-cell>
          <table:table-cell office:value-type="string">
            <text:p>Pinot Nero Trattmann Riserva 2020</text:p>
          </table:table-cell>
          <table:table-cell office:value-type="string">
            <text:p>KG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2695">
            <text:p>26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42.646793">
            <text:p>42.646793</text:p>
          </table:table-cell>
        </table:table-row>
        <table:table-row>
          <table:table-cell office:value-type="string"/>
          <table:table-cell office:value-type="string">
            <text:p>32116.0</text:p>
          </table:table-cell>
          <table:table-cell office:value-type="string">
            <text:p>RED</text:p>
          </table:table-cell>
          <table:table-cell office:value-type="string">
            <text:p>Pinot Nero Filari di Mazzon 2021</text:p>
          </table:table-cell>
          <table:table-cell office:value-type="string">
            <text:p>Cantina F&amp;M Car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770">
            <text:p>1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4rvs6qaxj9sdpw9x91</text:p>
          </table:table-cell>
          <table:table-cell office:value-type="string">
            <text:p>RED</text:p>
          </table:table-cell>
          <table:table-cell office:value-type="string">
            <text:p>Pinot Nero Filari di Mazzon</text:p>
          </table:table-cell>
          <table:table-cell office:value-type="string">
            <text:p>Ferruccio Carlotto</text:p>
          </table:table-cell>
          <table:table-cell office:value-type="float" office:value="47.4736">
            <text:p>47.4736</text:p>
          </table:table-cell>
        </table:table-row>
        <table:table-row>
          <table:table-cell office:value-type="string"/>
          <table:table-cell office:value-type="string">
            <text:p>32117.0</text:p>
          </table:table-cell>
          <table:table-cell office:value-type="string">
            <text:p>RED</text:p>
          </table:table-cell>
          <table:table-cell office:value-type="string">
            <text:p>Pinot Nero Preasulis 2021/22</text:p>
          </table:table-cell>
          <table:table-cell office:value-type="string">
            <text:p>Weingut 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atdbnqbb6maab3d1fp</text:p>
          </table:table-cell>
          <table:table-cell office:value-type="string">
            <text:p>RED</text:p>
          </table:table-cell>
          <table:table-cell office:value-type="string">
            <text:p>Norital Pinot Nero</text:p>
          </table:table-cell>
          <table:table-cell office:value-type="string">
            <text:p>Weingut Loacker</text:p>
          </table:table-cell>
          <table:table-cell office:value-type="float" office:value="17.113684">
            <text:p>17.113684</text:p>
          </table:table-cell>
        </table:table-row>
        <table:table-row>
          <table:table-cell office:value-type="string"/>
          <table:table-cell office:value-type="string">
            <text:p>32117.0</text:p>
          </table:table-cell>
          <table:table-cell office:value-type="string">
            <text:p>RED</text:p>
          </table:table-cell>
          <table:table-cell office:value-type="string">
            <text:p>Blauburgunder Riserva Vigna Ganger 2015</text:p>
          </table:table-cell>
          <table:table-cell office:value-type="string">
            <text:p>KG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6500">
            <text:p>165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40.869625">
            <text:p>40.869625</text:p>
          </table:table-cell>
        </table:table-row>
        <table:table-row>
          <table:table-cell office:value-type="string"/>
          <table:table-cell office:value-type="string">
            <text:p>32119.0</text:p>
          </table:table-cell>
          <table:table-cell office:value-type="string">
            <text:p>RED</text:p>
          </table:table-cell>
          <table:table-cell office:value-type="string">
            <text:p>Blauburgunder 2022</text:p>
          </table:table-cell>
          <table:table-cell office:value-type="string">
            <text:p>Weingut Josmo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570">
            <text:p>15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4dg3507s29xjk3ydgaa0h</text:p>
          </table:table-cell>
          <table:table-cell office:value-type="string">
            <text:p>RED</text:p>
          </table:table-cell>
          <table:table-cell office:value-type="string">
            <text:p>Blauburgunder</text:p>
          </table:table-cell>
          <table:table-cell office:value-type="string">
            <text:p>Josmoar</text:p>
          </table:table-cell>
          <table:table-cell office:value-type="float" office:value="40.37951">
            <text:p>40.37951</text:p>
          </table:table-cell>
        </table:table-row>
        <table:table-row>
          <table:table-cell office:value-type="string"/>
          <table:table-cell office:value-type="string">
            <text:p>32122.0</text:p>
          </table:table-cell>
          <table:table-cell office:value-type="string">
            <text:p>RED</text:p>
          </table:table-cell>
          <table:table-cell office:value-type="string">
            <text:p>Blauburgunder Nina 2016 (0,5lt)</text:p>
          </table:table-cell>
          <table:table-cell office:value-type="string">
            <text:p>Weingut Buch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1tepeh8fs984xvc13tt</text:p>
          </table:table-cell>
          <table:table-cell office:value-type="string">
            <text:p>RED</text:p>
          </table:table-cell>
          <table:table-cell office:value-type="string">
            <text:p>Nina Noir</text:p>
          </table:table-cell>
          <table:table-cell office:value-type="string">
            <text:p>Buchner Landgut</text:p>
          </table:table-cell>
          <table:table-cell office:value-type="float" office:value="29.548649">
            <text:p>29.548649</text:p>
          </table:table-cell>
        </table:table-row>
        <table:table-row>
          <table:table-cell office:value-type="string"/>
          <table:table-cell office:value-type="string">
            <text:p>32123.0</text:p>
          </table:table-cell>
          <table:table-cell office:value-type="string">
            <text:p>RED</text:p>
          </table:table-cell>
          <table:table-cell office:value-type="string">
            <text:p>Pinot Nero Renaissnce Riserva  2019</text:p>
          </table:table-cell>
          <table:table-cell office:value-type="string">
            <text:p>Weingut 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atdbnqbb6maab3d1fp</text:p>
          </table:table-cell>
          <table:table-cell office:value-type="string">
            <text:p>RED</text:p>
          </table:table-cell>
          <table:table-cell office:value-type="string">
            <text:p>Norital Pinot Nero</text:p>
          </table:table-cell>
          <table:table-cell office:value-type="string">
            <text:p>Weingut Loacker</text:p>
          </table:table-cell>
          <table:table-cell office:value-type="float" office:value="17.113684">
            <text:p>17.113684</text:p>
          </table:table-cell>
        </table:table-row>
        <table:table-row>
          <table:table-cell office:value-type="string"/>
          <table:table-cell office:value-type="string">
            <text:p>32124.0</text:p>
          </table:table-cell>
          <table:table-cell office:value-type="string">
            <text:p>RED</text:p>
          </table:table-cell>
          <table:table-cell office:value-type="string">
            <text:p>Blauburgunder Mason 2020/21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370">
            <text:p>23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8jt956tpj87xh1wb</text:p>
          </table:table-cell>
          <table:table-cell office:value-type="string">
            <text:p>RED</text:p>
          </table:table-cell>
          <table:table-cell office:value-type="string">
            <text:p>Pinot Nero Mason Bio</text:p>
          </table:table-cell>
          <table:table-cell office:value-type="string">
            <text:p>Manincor</text:p>
          </table:table-cell>
          <table:table-cell office:value-type="float" office:value="33.588093">
            <text:p>33.588093</text:p>
          </table:table-cell>
        </table:table-row>
        <table:table-row>
          <table:table-cell office:value-type="string"/>
          <table:table-cell office:value-type="string">
            <text:p>32125.0</text:p>
          </table:table-cell>
          <table:table-cell office:value-type="string">
            <text:p>RED</text:p>
          </table:table-cell>
          <table:table-cell office:value-type="string">
            <text:p>Blauburgunder Hausmannhof Riserva 2018</text:p>
          </table:table-cell>
          <table:table-cell office:value-type="string">
            <text:p>Weingut 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195p7sy0eg6f78by</text:p>
          </table:table-cell>
          <table:table-cell office:value-type="string">
            <text:p>RED</text:p>
          </table:table-cell>
          <table:table-cell office:value-type="string">
            <text:p>Blauburgunder Riserva Hausmannhof</text:p>
          </table:table-cell>
          <table:table-cell office:value-type="string">
            <text:p>Haderburg</text:p>
          </table:table-cell>
          <table:table-cell office:value-type="float" office:value="49.85278">
            <text:p>49.85278</text:p>
          </table:table-cell>
        </table:table-row>
        <table:table-row>
          <table:table-cell office:value-type="string"/>
          <table:table-cell office:value-type="string">
            <text:p>32126.0</text:p>
          </table:table-cell>
          <table:table-cell office:value-type="string">
            <text:p>RED</text:p>
          </table:table-cell>
          <table:table-cell office:value-type="string">
            <text:p>Blauburgunder Riserva Girlan 2020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520">
            <text:p>2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34.251507">
            <text:p>34.251507</text:p>
          </table:table-cell>
        </table:table-row>
        <table:table-row>
          <table:table-cell office:value-type="string"/>
          <table:table-cell office:value-type="string">
            <text:p>32128.0</text:p>
          </table:table-cell>
          <table:table-cell office:value-type="string">
            <text:p>RED</text:p>
          </table:table-cell>
          <table:table-cell office:value-type="string">
            <text:p>Pinot Nero Libra 2021</text:p>
          </table:table-cell>
          <table:table-cell office:value-type="string">
            <text:p>Weingut Kränz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2390">
            <text:p>2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9yjxaaksk4abtkmzv</text:p>
          </table:table-cell>
          <table:table-cell office:value-type="string">
            <text:p>RED</text:p>
          </table:table-cell>
          <table:table-cell office:value-type="string">
            <text:p>Libra Blauburgunder</text:p>
          </table:table-cell>
          <table:table-cell office:value-type="string">
            <text:p>Kränzelhof Graf Pfeil</text:p>
          </table:table-cell>
          <table:table-cell office:value-type="float" office:value="27.152687">
            <text:p>27.152687</text:p>
          </table:table-cell>
        </table:table-row>
        <table:table-row>
          <table:table-cell office:value-type="string"/>
          <table:table-cell office:value-type="string">
            <text:p>32129.0</text:p>
          </table:table-cell>
          <table:table-cell office:value-type="string">
            <text:p>RED</text:p>
          </table:table-cell>
          <table:table-cell office:value-type="string">
            <text:p>Pinot Noir Riserva 2019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4z70315dtesvmw4yet</text:p>
          </table:table-cell>
          <table:table-cell office:value-type="string">
            <text:p>RED</text:p>
          </table:table-cell>
          <table:table-cell office:value-type="string">
            <text:p>Selektion Sepp Hanni Pinot Nero Riserva</text:p>
          </table:table-cell>
          <table:table-cell office:value-type="string">
            <text:p>Stroblhof</text:p>
          </table:table-cell>
          <table:table-cell office:value-type="float" office:value="35.94191">
            <text:p>35.94191</text:p>
          </table:table-cell>
        </table:table-row>
        <table:table-row>
          <table:table-cell office:value-type="string"/>
          <table:table-cell office:value-type="string">
            <text:p>32130.0</text:p>
          </table:table-cell>
          <table:table-cell office:value-type="string">
            <text:p>RED</text:p>
          </table:table-cell>
          <table:table-cell office:value-type="string">
            <text:p>Blauburgunder Riserva 2021</text:p>
          </table:table-cell>
          <table:table-cell office:value-type="string">
            <text:p>Weingut 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rvcmhc0gm7taz9qrtkb2pw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Prackfol</text:p>
          </table:table-cell>
          <table:table-cell office:value-type="float" office:value="42.0906">
            <text:p>42.0906</text:p>
          </table:table-cell>
        </table:table-row>
        <table:table-row>
          <table:table-cell office:value-type="string"/>
          <table:table-cell office:value-type="string">
            <text:p>32132.0</text:p>
          </table:table-cell>
          <table:table-cell office:value-type="string">
            <text:p>RED</text:p>
          </table:table-cell>
          <table:table-cell office:value-type="string">
            <text:p>Pinot Noir 2022</text:p>
          </table:table-cell>
          <table:table-cell office:value-type="string">
            <text:p>Claus Preis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520">
            <text:p>2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ea88jgtya5pxd8ecmw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Claus Preisinger</text:p>
          </table:table-cell>
          <table:table-cell office:value-type="float" office:value="43.452194">
            <text:p>43.452194</text:p>
          </table:table-cell>
        </table:table-row>
        <table:table-row>
          <table:table-cell office:value-type="string"/>
          <table:table-cell office:value-type="string">
            <text:p>32136.0</text:p>
          </table:table-cell>
          <table:table-cell office:value-type="string">
            <text:p>RED</text:p>
          </table:table-cell>
          <table:table-cell office:value-type="string">
            <text:p>Pinot Nero Riserva 2018</text:p>
          </table:table-cell>
          <table:table-cell office:value-type="string">
            <text:p>Weingut Pöck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3015">
            <text:p>301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c8n916bph6ekhmeys4</text:p>
          </table:table-cell>
          <table:table-cell office:value-type="string">
            <text:p>RED</text:p>
          </table:table-cell>
          <table:table-cell office:value-type="string">
            <text:p>Pinot Noir Reserve</text:p>
          </table:table-cell>
          <table:table-cell office:value-type="string">
            <text:p>Weingut Pöckl</text:p>
          </table:table-cell>
          <table:table-cell office:value-type="float" office:value="35.893303">
            <text:p>35.893303</text:p>
          </table:table-cell>
        </table:table-row>
        <table:table-row>
          <table:table-cell office:value-type="string"/>
          <table:table-cell office:value-type="string">
            <text:p>32140.0</text:p>
          </table:table-cell>
          <table:table-cell office:value-type="string">
            <text:p>RED</text:p>
          </table:table-cell>
          <table:table-cell office:value-type="string">
            <text:p>Pinot Noir Reserve 2019</text:p>
          </table:table-cell>
          <table:table-cell office:value-type="string">
            <text:p>Weingut Markowi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c4t3n39s84h2584kx4</text:p>
          </table:table-cell>
          <table:table-cell office:value-type="string">
            <text:p>RED</text:p>
          </table:table-cell>
          <table:table-cell office:value-type="string">
            <text:p>Reserve Pinot Noir</text:p>
          </table:table-cell>
          <table:table-cell office:value-type="string">
            <text:p>Markowitsch</text:p>
          </table:table-cell>
          <table:table-cell office:value-type="float" office:value="34.917923">
            <text:p>34.917923</text:p>
          </table:table-cell>
        </table:table-row>
        <table:table-row>
          <table:table-cell office:value-type="string"/>
          <table:table-cell office:value-type="string">
            <text:p>32141.0</text:p>
          </table:table-cell>
          <table:table-cell office:value-type="string">
            <text:p>RED</text:p>
          </table:table-cell>
          <table:table-cell office:value-type="string">
            <text:p>Pinot Nero Cecile 2009</text:p>
          </table:table-cell>
          <table:table-cell office:value-type="string">
            <text:p>Weingut Bründlmay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1q57wc3sk0k2j92dys</text:p>
          </table:table-cell>
          <table:table-cell office:value-type="string">
            <text:p>RED</text:p>
          </table:table-cell>
          <table:table-cell office:value-type="string">
            <text:p>Pinot Noir Cécile</text:p>
          </table:table-cell>
          <table:table-cell office:value-type="string">
            <text:p>Weingut Bründlmayer</text:p>
          </table:table-cell>
          <table:table-cell office:value-type="float" office:value="40.273266">
            <text:p>40.273266</text:p>
          </table:table-cell>
        </table:table-row>
        <table:table-row>
          <table:table-cell office:value-type="string"/>
          <table:table-cell office:value-type="string">
            <text:p>32145.0</text:p>
          </table:table-cell>
          <table:table-cell office:value-type="string">
            <text:p>RED</text:p>
          </table:table-cell>
          <table:table-cell office:value-type="string">
            <text:p>Pinot Noir Select 2021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710">
            <text:p>17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1t98whjr1bfd155bab</text:p>
          </table:table-cell>
          <table:table-cell office:value-type="string">
            <text:p>RED</text:p>
          </table:table-cell>
          <table:table-cell office:value-type="string">
            <text:p>Select Pinot Noir</text:p>
          </table:table-cell>
          <table:table-cell office:value-type="string">
            <text:p>Wieninger</text:p>
          </table:table-cell>
          <table:table-cell office:value-type="float" office:value="38.016468">
            <text:p>38.016468</text:p>
          </table:table-cell>
        </table:table-row>
        <table:table-row>
          <table:table-cell office:value-type="string"/>
          <table:table-cell office:value-type="string">
            <text:p>32146.0</text:p>
          </table:table-cell>
          <table:table-cell office:value-type="string">
            <text:p>RED</text:p>
          </table:table-cell>
          <table:table-cell office:value-type="string">
            <text:p>Pinot Noir Kalkstein 2020</text:p>
          </table:table-cell>
          <table:table-cell office:value-type="string">
            <text:p>Weingut Frank Jo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3025">
            <text:p>302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0tdmnw4455p97h3zp</text:p>
          </table:table-cell>
          <table:table-cell office:value-type="string">
            <text:p>RED</text:p>
          </table:table-cell>
          <table:table-cell office:value-type="string">
            <text:p>Kalkstein Pinot Noir</text:p>
          </table:table-cell>
          <table:table-cell office:value-type="string">
            <text:p>Frank John</text:p>
          </table:table-cell>
          <table:table-cell office:value-type="float" office:value="45.78653">
            <text:p>45.78653</text:p>
          </table:table-cell>
        </table:table-row>
        <table:table-row>
          <table:table-cell office:value-type="string"/>
          <table:table-cell office:value-type="string">
            <text:p>32147.0</text:p>
          </table:table-cell>
          <table:table-cell office:value-type="string">
            <text:p>RED</text:p>
          </table:table-cell>
          <table:table-cell office:value-type="string">
            <text:p>Pinot Noir Grand Select 2019</text:p>
          </table:table-cell>
          <table:table-cell office:value-type="string">
            <text:p>Weingut Wien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4xdv0vrx4c63gfn128</text:p>
          </table:table-cell>
          <table:table-cell office:value-type="string">
            <text:p>RED</text:p>
          </table:table-cell>
          <table:table-cell office:value-type="string">
            <text:p>Grand Select Pinot Noir</text:p>
          </table:table-cell>
          <table:table-cell office:value-type="string">
            <text:p>Wieninger</text:p>
          </table:table-cell>
          <table:table-cell office:value-type="float" office:value="40.27113">
            <text:p>40.27113</text:p>
          </table:table-cell>
        </table:table-row>
        <table:table-row>
          <table:table-cell office:value-type="string"/>
          <table:table-cell office:value-type="string">
            <text:p>32147.0</text:p>
          </table:table-cell>
          <table:table-cell office:value-type="string">
            <text:p>RED</text:p>
          </table:table-cell>
          <table:table-cell office:value-type="string">
            <text:p>Spätburgunder Schlangenpfiff 2020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k7zsn0cffs3hcf48e</text:p>
          </table:table-cell>
          <table:table-cell office:value-type="string">
            <text:p>RED</text:p>
          </table:table-cell>
          <table:table-cell office:value-type="string">
            <text:p>Spätburgunder Trocken</text:p>
          </table:table-cell>
          <table:table-cell office:value-type="string">
            <text:p>Weingut Münzberg</text:p>
          </table:table-cell>
          <table:table-cell office:value-type="float" office:value="35.09516">
            <text:p>35.09516</text:p>
          </table:table-cell>
        </table:table-row>
        <table:table-row>
          <table:table-cell office:value-type="string"/>
          <table:table-cell office:value-type="string">
            <text:p>32148.0</text:p>
          </table:table-cell>
          <table:table-cell office:value-type="string">
            <text:p>RED</text:p>
          </table:table-cell>
          <table:table-cell office:value-type="string">
            <text:p>Spätburgunder Kalkgestein Gordamsteiner 2019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1680">
            <text:p>16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k7zsn0cffs3hcf48e</text:p>
          </table:table-cell>
          <table:table-cell office:value-type="string">
            <text:p>RED</text:p>
          </table:table-cell>
          <table:table-cell office:value-type="string">
            <text:p>Spätburgunder Trocken</text:p>
          </table:table-cell>
          <table:table-cell office:value-type="string">
            <text:p>Weingut Münzberg</text:p>
          </table:table-cell>
          <table:table-cell office:value-type="float" office:value="35.09516">
            <text:p>35.09516</text:p>
          </table:table-cell>
        </table:table-row>
        <table:table-row>
          <table:table-cell office:value-type="string"/>
          <table:table-cell office:value-type="string">
            <text:p>32149.0</text:p>
          </table:table-cell>
          <table:table-cell office:value-type="string">
            <text:p>RED</text:p>
          </table:table-cell>
          <table:table-cell office:value-type="string">
            <text:p>Spätburgunder Schlangenpfiff 2019</text:p>
          </table:table-cell>
          <table:table-cell office:value-type="string">
            <text:p>Weingut Münz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2941">
            <text:p>2941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h5k7zsn0cffs3hcf48e</text:p>
          </table:table-cell>
          <table:table-cell office:value-type="string">
            <text:p>RED</text:p>
          </table:table-cell>
          <table:table-cell office:value-type="string">
            <text:p>Spätburgunder Trocken</text:p>
          </table:table-cell>
          <table:table-cell office:value-type="string">
            <text:p>Weingut Münzberg</text:p>
          </table:table-cell>
          <table:table-cell office:value-type="float" office:value="35.09516">
            <text:p>35.09516</text:p>
          </table:table-cell>
        </table:table-row>
        <table:table-row>
          <table:table-cell office:value-type="string"/>
          <table:table-cell office:value-type="string">
            <text:p>32150.0</text:p>
          </table:table-cell>
          <table:table-cell office:value-type="string">
            <text:p>RED</text:p>
          </table:table-cell>
          <table:table-cell office:value-type="string">
            <text:p>Frühburgunder 2018</text:p>
          </table:table-cell>
          <table:table-cell office:value-type="string">
            <text:p>Weingut Meyer-Näk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qy1wzsnm5fmnkt7ztn6</text:p>
          </table:table-cell>
          <table:table-cell office:value-type="string">
            <text:p>RED</text:p>
          </table:table-cell>
          <table:table-cell office:value-type="string">
            <text:p>Frühburgunder</text:p>
          </table:table-cell>
          <table:table-cell office:value-type="string">
            <text:p>Meyer - Näkel</text:p>
          </table:table-cell>
          <table:table-cell office:value-type="float" office:value="43.956005">
            <text:p>43.956005</text:p>
          </table:table-cell>
        </table:table-row>
        <table:table-row>
          <table:table-cell office:value-type="string"/>
          <table:table-cell office:value-type="string">
            <text:p>32151.0</text:p>
          </table:table-cell>
          <table:table-cell office:value-type="string">
            <text:p>RED</text:p>
          </table:table-cell>
          <table:table-cell office:value-type="string">
            <text:p>Spätburgunder Silberberg GG 2016</text:p>
          </table:table-cell>
          <table:table-cell office:value-type="string">
            <text:p>Weingut Meyer-Näk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zbt1hf9gjtmaweav8v3</text:p>
          </table:table-cell>
          <table:table-cell office:value-type="string">
            <text:p>RED</text:p>
          </table:table-cell>
          <table:table-cell office:value-type="string">
            <text:p>Spätburgunder Silberberg GG</text:p>
          </table:table-cell>
          <table:table-cell office:value-type="string">
            <text:p>Meyer - Näkel</text:p>
          </table:table-cell>
          <table:table-cell office:value-type="float" office:value="54.53085">
            <text:p>54.53085</text:p>
          </table:table-cell>
        </table:table-row>
        <table:table-row>
          <table:table-cell office:value-type="string"/>
          <table:table-cell office:value-type="string">
            <text:p>32152.0</text:p>
          </table:table-cell>
          <table:table-cell office:value-type="string">
            <text:p>RED</text:p>
          </table:table-cell>
          <table:table-cell office:value-type="string">
            <text:p>Pinot Nero 2018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4yqzbnar74d29ata2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Buvoli</text:p>
          </table:table-cell>
          <table:table-cell office:value-type="float" office:value="38.39643">
            <text:p>38.39643</text:p>
          </table:table-cell>
        </table:table-row>
        <table:table-row>
          <table:table-cell office:value-type="string"/>
          <table:table-cell office:value-type="string">
            <text:p>32153.0</text:p>
          </table:table-cell>
          <table:table-cell office:value-type="string">
            <text:p>RED</text:p>
          </table:table-cell>
          <table:table-cell office:value-type="string">
            <text:p>Pinot Noir Braunenberger Mandelgraben 2019</text:p>
          </table:table-cell>
          <table:table-cell office:value-type="string">
            <text:p>Weingut M. Molit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500">
            <text:p>55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7c85nxhj8t143mvatk</text:p>
          </table:table-cell>
          <table:table-cell office:value-type="string">
            <text:p>RED</text:p>
          </table:table-cell>
          <table:table-cell office:value-type="string">
            <text:p>Brauneberger Mandelgraben Pinot Noir</text:p>
          </table:table-cell>
          <table:table-cell office:value-type="string">
            <text:p>Markus Molitor</text:p>
          </table:table-cell>
          <table:table-cell office:value-type="float" office:value="38.311527">
            <text:p>38.311527</text:p>
          </table:table-cell>
        </table:table-row>
        <table:table-row>
          <table:table-cell office:value-type="string"/>
          <table:table-cell office:value-type="string">
            <text:p>32156.0</text:p>
          </table:table-cell>
          <table:table-cell office:value-type="string">
            <text:p>RED</text:p>
          </table:table-cell>
          <table:table-cell office:value-type="string">
            <text:p>Spätburgunder Wildstein "R" 2011 GG</text:p>
          </table:table-cell>
          <table:table-cell office:value-type="string">
            <text:p>Weingut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f6dh33mpe94b5y6yb</text:p>
          </table:table-cell>
          <table:table-cell office:value-type="string">
            <text:p>RED</text:p>
          </table:table-cell>
          <table:table-cell office:value-type="string">
            <text:p>Spermen Spätburgunder R GG</text:p>
          </table:table-cell>
          <table:table-cell office:value-type="string">
            <text:p>Weingut Seeger</text:p>
          </table:table-cell>
          <table:table-cell office:value-type="float" office:value="25.53551">
            <text:p>25.53551</text:p>
          </table:table-cell>
        </table:table-row>
        <table:table-row>
          <table:table-cell office:value-type="string"/>
          <table:table-cell office:value-type="string">
            <text:p>32158.0</text:p>
          </table:table-cell>
          <table:table-cell office:value-type="string">
            <text:p>RED</text:p>
          </table:table-cell>
          <table:table-cell office:value-type="string">
            <text:p>Spätburgunder Malterdinger 2021</text:p>
          </table:table-cell>
          <table:table-cell office:value-type="string">
            <text:p>Weingut Hub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610">
            <text:p>26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gbzx6tzwqc436hgr1</text:p>
          </table:table-cell>
          <table:table-cell office:value-type="string">
            <text:p>RED</text:p>
          </table:table-cell>
          <table:table-cell office:value-type="string">
            <text:p>Spätburgunder Malterdinger</text:p>
          </table:table-cell>
          <table:table-cell office:value-type="string">
            <text:p>Bernhard Huber</text:p>
          </table:table-cell>
          <table:table-cell office:value-type="float" office:value="33.35807">
            <text:p>33.35807</text:p>
          </table:table-cell>
        </table:table-row>
        <table:table-row>
          <table:table-cell office:value-type="string"/>
          <table:table-cell office:value-type="string">
            <text:p>32159.0</text:p>
          </table:table-cell>
          <table:table-cell office:value-type="string">
            <text:p>RED</text:p>
          </table:table-cell>
          <table:table-cell office:value-type="string">
            <text:p>Pinot noir Ried Holzspur 2018</text:p>
          </table:table-cell>
          <table:table-cell office:value-type="string">
            <text:p>Weingut Reini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tc5dzcjbvgr3an6xnc</text:p>
          </table:table-cell>
          <table:table-cell office:value-type="string">
            <text:p>RED</text:p>
          </table:table-cell>
          <table:table-cell office:value-type="string">
            <text:p>Holzspur Pinot Noir</text:p>
          </table:table-cell>
          <table:table-cell office:value-type="string">
            <text:p>Johanneshof Reinisch</text:p>
          </table:table-cell>
          <table:table-cell office:value-type="float" office:value="39.579784">
            <text:p>39.579784</text:p>
          </table:table-cell>
        </table:table-row>
        <table:table-row>
          <table:table-cell office:value-type="string"/>
          <table:table-cell office:value-type="string">
            <text:p>32159.0</text:p>
          </table:table-cell>
          <table:table-cell office:value-type="string">
            <text:p>RED</text:p>
          </table:table-cell>
          <table:table-cell office:value-type="string">
            <text:p>Pinot Noir Kalkstein 2020 Doppelmagnum</text:p>
          </table:table-cell>
          <table:table-cell office:value-type="string">
            <text:p>Weingut Frank Joh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0tdmnw4455p97h3zp</text:p>
          </table:table-cell>
          <table:table-cell office:value-type="string">
            <text:p>RED</text:p>
          </table:table-cell>
          <table:table-cell office:value-type="string">
            <text:p>Kalkstein Pinot Noir</text:p>
          </table:table-cell>
          <table:table-cell office:value-type="string">
            <text:p>Frank John</text:p>
          </table:table-cell>
          <table:table-cell office:value-type="float" office:value="45.78653">
            <text:p>45.78653</text:p>
          </table:table-cell>
        </table:table-row>
        <table:table-row>
          <table:table-cell office:value-type="string"/>
          <table:table-cell office:value-type="string">
            <text:p>32160.0</text:p>
          </table:table-cell>
          <table:table-cell office:value-type="string">
            <text:p>RED</text:p>
          </table:table-cell>
          <table:table-cell office:value-type="string">
            <text:p>Pinot noir  Ried Holzspur 2018 Magnum</text:p>
          </table:table-cell>
          <table:table-cell office:value-type="string">
            <text:p>Weingut Reini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6700">
            <text:p>1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tc5dzcjbvgr3an6xnc</text:p>
          </table:table-cell>
          <table:table-cell office:value-type="string">
            <text:p>RED</text:p>
          </table:table-cell>
          <table:table-cell office:value-type="string">
            <text:p>Holzspur Pinot Noir</text:p>
          </table:table-cell>
          <table:table-cell office:value-type="string">
            <text:p>Johanneshof Reinisch</text:p>
          </table:table-cell>
          <table:table-cell office:value-type="float" office:value="39.579784">
            <text:p>39.579784</text:p>
          </table:table-cell>
        </table:table-row>
        <table:table-row>
          <table:table-cell office:value-type="string"/>
          <table:table-cell office:value-type="string">
            <text:p>32210.0</text:p>
          </table:table-cell>
          <table:table-cell office:value-type="string">
            <text:p>RED</text:p>
          </table:table-cell>
          <table:table-cell office:value-type="string">
            <text:p>Les Cent Vignes  Beaune 1er Cru 2012</text:p>
          </table:table-cell>
          <table:table-cell office:value-type="string">
            <text:p>Lucien Jacob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900">
            <text:p>69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chym28wdnd9wy1e7fv</text:p>
          </table:table-cell>
          <table:table-cell office:value-type="string">
            <text:p>RED</text:p>
          </table:table-cell>
          <table:table-cell office:value-type="string">
            <text:p>Beaune 1er Cru 'Les Cent Vignes'</text:p>
          </table:table-cell>
          <table:table-cell office:value-type="string">
            <text:p>Domaine Lucien Jacob</text:p>
          </table:table-cell>
          <table:table-cell office:value-type="float" office:value="47.81465">
            <text:p>47.81465</text:p>
          </table:table-cell>
        </table:table-row>
        <table:table-row>
          <table:table-cell office:value-type="string"/>
          <table:table-cell office:value-type="string">
            <text:p>32211.0</text:p>
          </table:table-cell>
          <table:table-cell office:value-type="string">
            <text:p>RED</text:p>
          </table:table-cell>
          <table:table-cell office:value-type="string">
            <text:p>Pommard Rugiens 1er cru 2014</text:p>
          </table:table-cell>
          <table:table-cell office:value-type="string">
            <text:p>Roy Jacque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8900">
            <text:p>8900</text:p>
          </table:table-cell>
          <table:table-cell office:value-type="float" office:value="4490">
            <text:p>4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ch1b85q8d21tt24zvn</text:p>
          </table:table-cell>
          <table:table-cell office:value-type="string">
            <text:p>RED</text:p>
          </table:table-cell>
          <table:table-cell office:value-type="string">
            <text:p>Pommard 1er Cru 'Les Rugiens'</text:p>
          </table:table-cell>
          <table:table-cell office:value-type="string">
            <text:p>Domaine Roy Jacquelin</text:p>
          </table:table-cell>
          <table:table-cell office:value-type="float" office:value="48.73282">
            <text:p>48.73282</text:p>
          </table:table-cell>
        </table:table-row>
        <table:table-row>
          <table:table-cell office:value-type="string"/>
          <table:table-cell office:value-type="string">
            <text:p>32212.0</text:p>
          </table:table-cell>
          <table:table-cell office:value-type="string">
            <text:p>RED</text:p>
          </table:table-cell>
          <table:table-cell office:value-type="string">
            <text:p>Gevrey Chambertin 1er cru 2015</text:p>
          </table:table-cell>
          <table:table-cell office:value-type="string">
            <text:p>Jaques Prie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9100">
            <text:p>19100</text:p>
          </table:table-cell>
          <table:table-cell office:value-type="float" office:value="10300">
            <text:p>10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6w9jhzvq2m2efq6ccq</text:p>
          </table:table-cell>
          <table:table-cell office:value-type="string">
            <text:p>RED</text:p>
          </table:table-cell>
          <table:table-cell office:value-type="string">
            <text:p>Gevrey-Chambertin Premier Cru</text:p>
          </table:table-cell>
          <table:table-cell office:value-type="string">
            <text:p>Domaine Jacques Prieur</text:p>
          </table:table-cell>
          <table:table-cell office:value-type="float" office:value="38.392704">
            <text:p>38.392704</text:p>
          </table:table-cell>
        </table:table-row>
        <table:table-row>
          <table:table-cell office:value-type="string"/>
          <table:table-cell office:value-type="string">
            <text:p>32214.0</text:p>
          </table:table-cell>
          <table:table-cell office:value-type="string">
            <text:p>RED</text:p>
          </table:table-cell>
          <table:table-cell office:value-type="string">
            <text:p>Nuit-St-Georges 1er Cru "Les Saint-Georges" 2014</text:p>
          </table:table-cell>
          <table:table-cell office:value-type="string">
            <text:p>Domaine Chicot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900">
            <text:p>159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jt9q9q4dfdajqw7yz9</text:p>
          </table:table-cell>
          <table:table-cell office:value-type="string">
            <text:p>RED</text:p>
          </table:table-cell>
          <table:table-cell office:value-type="string">
            <text:p>Nuits-Saint-Georges 1er Cru 'Les Vaucrains'</text:p>
          </table:table-cell>
          <table:table-cell office:value-type="string">
            <text:p>Georges Chicotot</text:p>
          </table:table-cell>
          <table:table-cell office:value-type="float" office:value="45.019367">
            <text:p>45.019367</text:p>
          </table:table-cell>
        </table:table-row>
        <table:table-row>
          <table:table-cell office:value-type="string"/>
          <table:table-cell office:value-type="string">
            <text:p>32216.0</text:p>
          </table:table-cell>
          <table:table-cell office:value-type="string">
            <text:p>RED</text:p>
          </table:table-cell>
          <table:table-cell office:value-type="string">
            <text:p>Fixin 2009</text:p>
          </table:table-cell>
          <table:table-cell office:value-type="string">
            <text:p>Meo-Camuzet F&amp;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1900">
            <text:p>11900</text:p>
          </table:table-cell>
          <table:table-cell office:value-type="float" office:value="6500">
            <text:p>6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y94c5nsj25ysdaq2x</text:p>
          </table:table-cell>
          <table:table-cell office:value-type="string">
            <text:p>RED</text:p>
          </table:table-cell>
          <table:table-cell office:value-type="string">
            <text:p>Fixin</text:p>
          </table:table-cell>
          <table:table-cell office:value-type="string">
            <text:p>Méo-Camuzet</text:p>
          </table:table-cell>
          <table:table-cell office:value-type="float" office:value="48.175446">
            <text:p>48.175446</text:p>
          </table:table-cell>
        </table:table-row>
        <table:table-row>
          <table:table-cell office:value-type="string"/>
          <table:table-cell office:value-type="string">
            <text:p>32309.0</text:p>
          </table:table-cell>
          <table:table-cell office:value-type="string">
            <text:p>RED</text:p>
          </table:table-cell>
          <table:table-cell office:value-type="string">
            <text:p>Pinot Nero Campo alle More 2020</text:p>
          </table:table-cell>
          <table:table-cell office:value-type="string">
            <text:p>Cantina G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970">
            <text:p>19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d2nnypwzpz8j2ecgq</text:p>
          </table:table-cell>
          <table:table-cell office:value-type="string">
            <text:p>RED</text:p>
          </table:table-cell>
          <table:table-cell office:value-type="string">
            <text:p>Pinot Noir Campo alle More</text:p>
          </table:table-cell>
          <table:table-cell office:value-type="string">
            <text:p>Gini</text:p>
          </table:table-cell>
          <table:table-cell office:value-type="float" office:value="36.684666">
            <text:p>36.684666</text:p>
          </table:table-cell>
        </table:table-row>
        <table:table-row>
          <table:table-cell office:value-type="string"/>
          <table:table-cell office:value-type="string">
            <text:p>32310.0</text:p>
          </table:table-cell>
          <table:table-cell office:value-type="string">
            <text:p>RED</text:p>
          </table:table-cell>
          <table:table-cell office:value-type="string">
            <text:p>Pinot Nero 2021</text:p>
          </table:table-cell>
          <table:table-cell office:value-type="string">
            <text:p>Civett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2380">
            <text:p>23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vwdg5jnsq4c0k9caa4g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Podere della Civettaja</text:p>
          </table:table-cell>
          <table:table-cell office:value-type="float" office:value="32.421368">
            <text:p>32.421368</text:p>
          </table:table-cell>
        </table:table-row>
        <table:table-row>
          <table:table-cell office:value-type="string"/>
          <table:table-cell office:value-type="string">
            <text:p>32311.0</text:p>
          </table:table-cell>
          <table:table-cell office:value-type="string">
            <text:p>RED</text:p>
          </table:table-cell>
          <table:table-cell office:value-type="string">
            <text:p>Pinot Nero 2018</text:p>
          </table:table-cell>
          <table:table-cell office:value-type="string">
            <text:p>Weingut Gantenb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2000">
            <text:p>32000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fq3bnkdkdmz08p89c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Daniel &amp; Marta Gantenbein</text:p>
          </table:table-cell>
          <table:table-cell office:value-type="float" office:value="24.8904">
            <text:p>24.8904</text:p>
          </table:table-cell>
        </table:table-row>
        <table:table-row>
          <table:table-cell office:value-type="string"/>
          <table:table-cell office:value-type="string">
            <text:p>32311.0</text:p>
          </table:table-cell>
          <table:table-cell office:value-type="string">
            <text:p>RED</text:p>
          </table:table-cell>
          <table:table-cell office:value-type="string">
            <text:p>Cabernet Franc Amistar </text:p>
          </table:table-cell>
          <table:table-cell office:value-type="string">
            <text:p>Weingut 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e1yqgxavtr8dypt8</text:p>
          </table:table-cell>
          <table:table-cell office:value-type="string">
            <text:p>RED</text:p>
          </table:table-cell>
          <table:table-cell office:value-type="string">
            <text:p>Cabernet Franc Amistar Tradition</text:p>
          </table:table-cell>
          <table:table-cell office:value-type="string">
            <text:p>Peter Sölva</text:p>
          </table:table-cell>
          <table:table-cell office:value-type="float" office:value="46.727947">
            <text:p>46.727947</text:p>
          </table:table-cell>
        </table:table-row>
        <table:table-row>
          <table:table-cell office:value-type="string"/>
          <table:table-cell office:value-type="string">
            <text:p>32312.0</text:p>
          </table:table-cell>
          <table:table-cell office:value-type="string">
            <text:p>RED</text:p>
          </table:table-cell>
          <table:table-cell office:value-type="string">
            <text:p>Cabernet Sauvignon 2021</text:p>
          </table:table-cell>
          <table:table-cell office:value-type="string">
            <text:p>Weingut 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43.427273">
            <text:p>43.427273</text:p>
          </table:table-cell>
        </table:table-row>
        <table:table-row>
          <table:table-cell office:value-type="string"/>
          <table:table-cell office:value-type="string">
            <text:p>32313.0</text:p>
          </table:table-cell>
          <table:table-cell office:value-type="string">
            <text:p>RED</text:p>
          </table:table-cell>
          <table:table-cell office:value-type="string">
            <text:p>Cabernet Sauvignon Riserva Toren 2015</text:p>
          </table:table-cell>
          <table:table-cell office:value-type="string">
            <text:p>Kellerei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6300">
            <text:p>6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44.896656">
            <text:p>44.896656</text:p>
          </table:table-cell>
        </table:table-row>
        <table:table-row>
          <table:table-cell office:value-type="string"/>
          <table:table-cell office:value-type="string">
            <text:p>32314.0</text:p>
          </table:table-cell>
          <table:table-cell office:value-type="string">
            <text:p>RED</text:p>
          </table:table-cell>
          <table:table-cell office:value-type="string">
            <text:p>Cabernet Sauvignon Cabrone 2020 xxx Project</text:p>
          </table:table-cell>
          <table:table-cell office:value-type="string">
            <text:p>Cantina Cald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z9884tzpbz4adwka</text:p>
          </table:table-cell>
          <table:table-cell office:value-type="string">
            <text:p>RED</text:p>
          </table:table-cell>
          <table:table-cell office:value-type="string">
            <text:p>Carlone Primitivo di Manduria</text:p>
          </table:table-cell>
          <table:table-cell office:value-type="string">
            <text:p>Cantina Sampietrana</text:p>
          </table:table-cell>
          <table:table-cell office:value-type="float" office:value="18.335123">
            <text:p>18.335123</text:p>
          </table:table-cell>
        </table:table-row>
        <table:table-row>
          <table:table-cell office:value-type="string"/>
          <table:table-cell office:value-type="string">
            <text:p>32315.0</text:p>
          </table:table-cell>
          <table:table-cell office:value-type="string">
            <text:p>RED</text:p>
          </table:table-cell>
          <table:table-cell office:value-type="string">
            <text:p>Cabernet Sauvignon Weinegg 2021</text:p>
          </table:table-cell>
          <table:table-cell office:value-type="string">
            <text:p>Weingut Thur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250">
            <text:p>2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4hgx8m4bkjfva90c</text:p>
          </table:table-cell>
          <table:table-cell office:value-type="string">
            <text:p>RED</text:p>
          </table:table-cell>
          <table:table-cell office:value-type="string">
            <text:p>Weinegg</text:p>
          </table:table-cell>
          <table:table-cell office:value-type="string">
            <text:p>Thurnhof</text:p>
          </table:table-cell>
          <table:table-cell office:value-type="float" office:value="44.08779">
            <text:p>44.08779</text:p>
          </table:table-cell>
        </table:table-row>
        <table:table-row>
          <table:table-cell office:value-type="string"/>
          <table:table-cell office:value-type="string">
            <text:p>32320.0</text:p>
          </table:table-cell>
          <table:table-cell office:value-type="string">
            <text:p>RED</text:p>
          </table:table-cell>
          <table:table-cell office:value-type="string">
            <text:p>Cabernet Franc 2020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620">
            <text:p>26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pb5sxb65f39ntdv1b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Tenuta Nicolussi Leck</text:p>
          </table:table-cell>
          <table:table-cell office:value-type="float" office:value="37.833927">
            <text:p>37.833927</text:p>
          </table:table-cell>
        </table:table-row>
        <table:table-row>
          <table:table-cell office:value-type="string"/>
          <table:table-cell office:value-type="string">
            <text:p>32322.0</text:p>
          </table:table-cell>
          <table:table-cell office:value-type="string">
            <text:p>RED</text:p>
          </table:table-cell>
          <table:table-cell office:value-type="string">
            <text:p>Cabernet Franc 2020</text:p>
          </table:table-cell>
          <table:table-cell office:value-type="string">
            <text:p>Marco Buv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d088vw73sebwqc5afgrj</text:p>
          </table:table-cell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Buvoli</text:p>
          </table:table-cell>
          <table:table-cell office:value-type="float" office:value="37.839283">
            <text:p>37.839283</text:p>
          </table:table-cell>
        </table:table-row>
        <table:table-row>
          <table:table-cell office:value-type="string"/>
          <table:table-cell office:value-type="string">
            <text:p>32325.0</text:p>
          </table:table-cell>
          <table:table-cell office:value-type="string">
            <text:p>RED</text:p>
          </table:table-cell>
          <table:table-cell office:value-type="string">
            <text:p>L'Franc 2015</text:p>
          </table:table-cell>
          <table:table-cell office:value-type="string">
            <text:p>Proprietà Spe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dbqcxmqmw812z232k</text:p>
          </table:table-cell>
          <table:table-cell office:value-type="string">
            <text:p>RED</text:p>
          </table:table-cell>
          <table:table-cell office:value-type="string">
            <text:p>'L Franc Bandit Vino da Tavola</text:p>
          </table:table-cell>
          <table:table-cell office:value-type="string">
            <text:p>Proprieta Sperino</text:p>
          </table:table-cell>
          <table:table-cell office:value-type="float" office:value="54.499115">
            <text:p>54.499115</text:p>
          </table:table-cell>
        </table:table-row>
        <table:table-row>
          <table:table-cell office:value-type="string"/>
          <table:table-cell office:value-type="string">
            <text:p>32329.0</text:p>
          </table:table-cell>
          <table:table-cell office:value-type="string">
            <text:p>RED</text:p>
          </table:table-cell>
          <table:table-cell office:value-type="string">
            <text:p>Paleo Rosso 2020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900">
            <text:p>12900</text:p>
          </table:table-cell>
          <table:table-cell office:value-type="float" office:value="6750">
            <text:p>6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0tmm0da7zqeq70px</text:p>
          </table:table-cell>
          <table:table-cell office:value-type="string">
            <text:p>RED</text:p>
          </table:table-cell>
          <table:table-cell office:value-type="string">
            <text:p>Cabernet Franc Paleo Rosso</text:p>
          </table:table-cell>
          <table:table-cell office:value-type="string">
            <text:p>Le Macchiole</text:p>
          </table:table-cell>
          <table:table-cell office:value-type="float" office:value="41.84849">
            <text:p>41.84849</text:p>
          </table:table-cell>
        </table:table-row>
        <table:table-row>
          <table:table-cell office:value-type="string"/>
          <table:table-cell office:value-type="string">
            <text:p>32330.0</text:p>
          </table:table-cell>
          <table:table-cell office:value-type="string">
            <text:p>RED</text:p>
          </table:table-cell>
          <table:table-cell office:value-type="string">
            <text:p>Il Paleo 2019</text:p>
          </table:table-cell>
          <table:table-cell office:value-type="string">
            <text:p>Le Macchi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10tmm0da7zqeq70px</text:p>
          </table:table-cell>
          <table:table-cell office:value-type="string">
            <text:p>RED</text:p>
          </table:table-cell>
          <table:table-cell office:value-type="string">
            <text:p>Cabernet Franc Paleo Rosso</text:p>
          </table:table-cell>
          <table:table-cell office:value-type="string">
            <text:p>Le Macchiole</text:p>
          </table:table-cell>
          <table:table-cell office:value-type="float" office:value="38.16991">
            <text:p>38.16991</text:p>
          </table:table-cell>
        </table:table-row>
        <table:table-row>
          <table:table-cell office:value-type="string"/>
          <table:table-cell office:value-type="string">
            <text:p>32331.0</text:p>
          </table:table-cell>
          <table:table-cell office:value-type="string">
            <text:p>RED</text:p>
          </table:table-cell>
          <table:table-cell office:value-type="string">
            <text:p>Cifra 2022</text:p>
          </table:table-cell>
          <table:table-cell office:value-type="string">
            <text:p>Cantina 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480">
            <text:p>24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hy2b4z29d69kabkm</text:p>
          </table:table-cell>
          <table:table-cell office:value-type="string">
            <text:p>RED</text:p>
          </table:table-cell>
          <table:table-cell office:value-type="string">
            <text:p>Cabernet Franc CiFRA</text:p>
          </table:table-cell>
          <table:table-cell office:value-type="string">
            <text:p>Duemani</text:p>
          </table:table-cell>
          <table:table-cell office:value-type="float" office:value="44.747826">
            <text:p>44.747826</text:p>
          </table:table-cell>
        </table:table-row>
        <table:table-row>
          <table:table-cell office:value-type="string"/>
          <table:table-cell office:value-type="string">
            <text:p>32349.0</text:p>
          </table:table-cell>
          <table:table-cell office:value-type="string">
            <text:p>RED</text:p>
          </table:table-cell>
          <table:table-cell office:value-type="string">
            <text:p>Sammarco 2011</text:p>
          </table:table-cell>
          <table:table-cell office:value-type="string">
            <text:p>Castello di Rampo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4200">
            <text:p>14200</text:p>
          </table:table-cell>
          <table:table-cell office:value-type="float" office:value="7500">
            <text:p>7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jp327rzg8szr1nwq</text:p>
          </table:table-cell>
          <table:table-cell office:value-type="string">
            <text:p>RED</text:p>
          </table:table-cell>
          <table:table-cell office:value-type="string">
            <text:p>Sammarco</text:p>
          </table:table-cell>
          <table:table-cell office:value-type="string">
            <text:p>Castello dei Rampolla</text:p>
          </table:table-cell>
          <table:table-cell office:value-type="float" office:value="52.352135">
            <text:p>52.352135</text:p>
          </table:table-cell>
        </table:table-row>
        <table:table-row>
          <table:table-cell office:value-type="string"/>
          <table:table-cell office:value-type="string">
            <text:p>32350.0</text:p>
          </table:table-cell>
          <table:table-cell office:value-type="string">
            <text:p>RED</text:p>
          </table:table-cell>
          <table:table-cell office:value-type="string">
            <text:p>Cabernet Franc 2018</text:p>
          </table:table-cell>
          <table:table-cell office:value-type="string">
            <text:p>Stefan Zehedb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720">
            <text:p>17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4apgxbrdwxm2ndxr4e</text:p>
          </table:table-cell>
          <table:table-cell office:value-type="string">
            <text:p>RED</text:p>
          </table:table-cell>
          <table:table-cell office:value-type="string">
            <text:p>Cabernet Franc Reserve</text:p>
          </table:table-cell>
          <table:table-cell office:value-type="string">
            <text:p>St. Zehetbauer</text:p>
          </table:table-cell>
          <table:table-cell office:value-type="float" office:value="28.931763">
            <text:p>28.931763</text:p>
          </table:table-cell>
        </table:table-row>
        <table:table-row>
          <table:table-cell office:value-type="string"/>
          <table:table-cell office:value-type="string">
            <text:p>32351.0</text:p>
          </table:table-cell>
          <table:table-cell office:value-type="string">
            <text:p>RED</text:p>
          </table:table-cell>
          <table:table-cell office:value-type="string">
            <text:p>Les Bonnesveaux Varrains 2019</text:p>
          </table:table-cell>
          <table:table-cell office:value-type="string">
            <text:p>Le P'tit Doma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100">
            <text:p>61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s8h0qxmd52rbts380k4</text:p>
          </table:table-cell>
          <table:table-cell office:value-type="string">
            <text:p>RED</text:p>
          </table:table-cell>
          <table:table-cell office:value-type="string">
            <text:p>Les Bonneveaux Saumur Champigny</text:p>
          </table:table-cell>
          <table:table-cell office:value-type="string">
            <text:p>Le P'tit Domaine</text:p>
          </table:table-cell>
          <table:table-cell office:value-type="float" office:value="39.666573">
            <text:p>39.666573</text:p>
          </table:table-cell>
        </table:table-row>
        <table:table-row>
          <table:table-cell office:value-type="string"/>
          <table:table-cell office:value-type="string">
            <text:p>32352.0</text:p>
          </table:table-cell>
          <table:table-cell office:value-type="string">
            <text:p>RED</text:p>
          </table:table-cell>
          <table:table-cell office:value-type="string">
            <text:p>Les Bonnesveaux Varrains 2020</text:p>
          </table:table-cell>
          <table:table-cell office:value-type="string">
            <text:p>Le P'tit Doma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s8h0qxmd52rbts380k4</text:p>
          </table:table-cell>
          <table:table-cell office:value-type="string">
            <text:p>RED</text:p>
          </table:table-cell>
          <table:table-cell office:value-type="string">
            <text:p>Les Bonneveaux Saumur Champigny</text:p>
          </table:table-cell>
          <table:table-cell office:value-type="string">
            <text:p>Le P'tit Domaine</text:p>
          </table:table-cell>
          <table:table-cell office:value-type="float" office:value="39.666573">
            <text:p>39.666573</text:p>
          </table:table-cell>
        </table:table-row>
        <table:table-row>
          <table:table-cell office:value-type="string"/>
          <table:table-cell office:value-type="string">
            <text:p>32353.0</text:p>
          </table:table-cell>
          <table:table-cell office:value-type="string">
            <text:p>RED</text:p>
          </table:table-cell>
          <table:table-cell office:value-type="string">
            <text:p>Samur-Champigny Les Poyeux 2015</text:p>
          </table:table-cell>
          <table:table-cell office:value-type="string">
            <text:p>Clos Rouge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25500">
            <text:p>25500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3f992ggpy2tej7rzvm</text:p>
          </table:table-cell>
          <table:table-cell office:value-type="string">
            <text:p>RED</text:p>
          </table:table-cell>
          <table:table-cell office:value-type="string">
            <text:p>Les Poyeux Saumur Champigny</text:p>
          </table:table-cell>
          <table:table-cell office:value-type="string">
            <text:p>Clos Rougeard</text:p>
          </table:table-cell>
          <table:table-cell office:value-type="float" office:value="59.038967">
            <text:p>59.038967</text:p>
          </table:table-cell>
        </table:table-row>
        <table:table-row>
          <table:table-cell office:value-type="string"/>
          <table:table-cell office:value-type="string">
            <text:p>32354.0</text:p>
          </table:table-cell>
          <table:table-cell office:value-type="string">
            <text:p>RED</text:p>
          </table:table-cell>
          <table:table-cell office:value-type="string">
            <text:p>Cabernet Franc 2014</text:p>
          </table:table-cell>
          <table:table-cell office:value-type="string">
            <text:p>Paradig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2500">
            <text:p>125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kfg5vbtjge69cd1n5</text:p>
          </table:table-cell>
          <table:table-cell office:value-type="string">
            <text:p>RED</text:p>
          </table:table-cell>
          <table:table-cell office:value-type="string">
            <text:p>Cabernet Franc</text:p>
          </table:table-cell>
          <table:table-cell office:value-type="string">
            <text:p>Paradigm</text:p>
          </table:table-cell>
          <table:table-cell office:value-type="float" office:value="40.750984">
            <text:p>40.750984</text:p>
          </table:table-cell>
        </table:table-row>
        <table:table-row>
          <table:table-cell office:value-type="string"/>
          <table:table-cell office:value-type="string">
            <text:p>32356.0</text:p>
          </table:table-cell>
          <table:table-cell office:value-type="string">
            <text:p>RED</text:p>
          </table:table-cell>
          <table:table-cell office:value-type="string">
            <text:p>La Trinità Cabernet Franc 2018</text:p>
          </table:table-cell>
          <table:table-cell office:value-type="string">
            <text:p>Cantina Heu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b3jmr0y323zwcf7kan</text:p>
          </table:table-cell>
          <table:table-cell office:value-type="string">
            <text:p>RED</text:p>
          </table:table-cell>
          <table:table-cell office:value-type="string">
            <text:p>Trinitas Villányi Franc</text:p>
          </table:table-cell>
          <table:table-cell office:value-type="string">
            <text:p>Heumann</text:p>
          </table:table-cell>
          <table:table-cell office:value-type="float" office:value="31.953632">
            <text:p>31.953632</text:p>
          </table:table-cell>
        </table:table-row>
        <table:table-row>
          <table:table-cell office:value-type="string"/>
          <table:table-cell office:value-type="string">
            <text:p>32357.0</text:p>
          </table:table-cell>
          <table:table-cell office:value-type="string">
            <text:p>RED</text:p>
          </table:table-cell>
          <table:table-cell office:value-type="string">
            <text:p>Cabernet Franc 2021</text:p>
          </table:table-cell>
          <table:table-cell office:value-type="string">
            <text:p>Damascene Vineyar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p8wg7jyga6ywkm1g8</text:p>
          </table:table-cell>
          <table:table-cell office:value-type="string">
            <text:p>RED</text:p>
          </table:table-cell>
          <table:table-cell office:value-type="string">
            <text:p>Stellenbosch Vineyards Cabernet Franc</text:p>
          </table:table-cell>
          <table:table-cell office:value-type="string">
            <text:p>Damascene</text:p>
          </table:table-cell>
          <table:table-cell office:value-type="float" office:value="37.29242">
            <text:p>37.29242</text:p>
          </table:table-cell>
        </table:table-row>
        <table:table-row>
          <table:table-cell office:value-type="string"/>
          <table:table-cell office:value-type="string">
            <text:p>32360.0</text:p>
          </table:table-cell>
          <table:table-cell office:value-type="string">
            <text:p>RED</text:p>
          </table:table-cell>
          <table:table-cell office:value-type="string">
            <text:p>Sassella Riserva Tocce Rosse 2007</text:p>
          </table:table-cell>
          <table:table-cell office:value-type="string">
            <text:p>Cantina AR.PE.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vkf60h08rm4x2pf2h27</text:p>
          </table:table-cell>
          <table:table-cell office:value-type="string">
            <text:p>RED</text:p>
          </table:table-cell>
          <table:table-cell office:value-type="string">
            <text:p>Valtellina Superiore Sassella Riserva</text:p>
          </table:table-cell>
          <table:table-cell office:value-type="string">
            <text:p>Cantina di Villa</text:p>
          </table:table-cell>
          <table:table-cell office:value-type="float" office:value="21.03914">
            <text:p>21.03914</text:p>
          </table:table-cell>
        </table:table-row>
        <table:table-row>
          <table:table-cell office:value-type="string"/>
          <table:table-cell office:value-type="string">
            <text:p>32361.0</text:p>
          </table:table-cell>
          <table:table-cell office:value-type="string">
            <text:p>RED</text:p>
          </table:table-cell>
          <table:table-cell office:value-type="string">
            <text:p>Sassella Riserva Tocce Rosse 2013</text:p>
          </table:table-cell>
          <table:table-cell office:value-type="string">
            <text:p>Cantina AR.PE.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vkf60h08rm4x2pf2h27</text:p>
          </table:table-cell>
          <table:table-cell office:value-type="string">
            <text:p>RED</text:p>
          </table:table-cell>
          <table:table-cell office:value-type="string">
            <text:p>Valtellina Superiore Sassella Riserva</text:p>
          </table:table-cell>
          <table:table-cell office:value-type="string">
            <text:p>Cantina di Villa</text:p>
          </table:table-cell>
          <table:table-cell office:value-type="float" office:value="21.03914">
            <text:p>21.03914</text:p>
          </table:table-cell>
        </table:table-row>
        <table:table-row>
          <table:table-cell office:value-type="string"/>
          <table:table-cell office:value-type="string">
            <text:p>32362.0</text:p>
          </table:table-cell>
          <table:table-cell office:value-type="string">
            <text:p>RED</text:p>
          </table:table-cell>
          <table:table-cell office:value-type="string">
            <text:p>Pettirosso 2021</text:p>
          </table:table-cell>
          <table:table-cell office:value-type="string">
            <text:p>Cantina AR.PE.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vj00hdbcx0d29r35zw7</text:p>
          </table:table-cell>
          <table:table-cell office:value-type="string">
            <text:p>RED</text:p>
          </table:table-cell>
          <table:table-cell office:value-type="string">
            <text:p>PettiRosso Rosso</text:p>
          </table:table-cell>
          <table:table-cell office:value-type="string">
            <text:p>Cantine Forno</text:p>
          </table:table-cell>
          <table:table-cell office:value-type="float" office:value="22.598413">
            <text:p>22.598413</text:p>
          </table:table-cell>
        </table:table-row>
        <table:table-row>
          <table:table-cell office:value-type="string"/>
          <table:table-cell office:value-type="string">
            <text:p>32363.0</text:p>
          </table:table-cell>
          <table:table-cell office:value-type="string">
            <text:p>RED</text:p>
          </table:table-cell>
          <table:table-cell office:value-type="string">
            <text:p>Syrah 2020</text:p>
          </table:table-cell>
          <table:table-cell office:value-type="string">
            <text:p>Weingut 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620">
            <text:p>26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1t1gzhjmv8b8xrr0</text:p>
          </table:table-cell>
          <table:table-cell office:value-type="string">
            <text:p>RED</text:p>
          </table:table-cell>
          <table:table-cell office:value-type="string">
            <text:p>Syrah Marra</text:p>
          </table:table-cell>
          <table:table-cell office:value-type="string">
            <text:p>Ignaz Niedrist</text:p>
          </table:table-cell>
          <table:table-cell office:value-type="float" office:value="28.21892">
            <text:p>28.21892</text:p>
          </table:table-cell>
        </table:table-row>
        <table:table-row>
          <table:table-cell office:value-type="string"/>
          <table:table-cell office:value-type="string">
            <text:p>32364.0</text:p>
          </table:table-cell>
          <table:table-cell office:value-type="string">
            <text:p>RED</text:p>
          </table:table-cell>
          <table:table-cell office:value-type="string">
            <text:p>Carmenere Oratorio di San Lorenzoi 2017</text:p>
          </table:table-cell>
          <table:table-cell office:value-type="string">
            <text:p>Cantina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23ffbkh5qny4h0eef</text:p>
          </table:table-cell>
          <table:table-cell office:value-type="string">
            <text:p>RED</text:p>
          </table:table-cell>
          <table:table-cell office:value-type="string">
            <text:p>Carmenere Riserva Oratorio Di San Lorenzo</text:p>
          </table:table-cell>
          <table:table-cell office:value-type="string">
            <text:p>Inama Azienda Agricola</text:p>
          </table:table-cell>
          <table:table-cell office:value-type="float" office:value="43.378002">
            <text:p>43.378002</text:p>
          </table:table-cell>
        </table:table-row>
        <table:table-row>
          <table:table-cell office:value-type="string"/>
          <table:table-cell office:value-type="string">
            <text:p>32365.0</text:p>
          </table:table-cell>
          <table:table-cell office:value-type="string">
            <text:p>RED</text:p>
          </table:table-cell>
          <table:table-cell office:value-type="string">
            <text:p>Amarone Riserva 2010</text:p>
          </table:table-cell>
          <table:table-cell office:value-type="string">
            <text:p>Mus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900">
            <text:p>6900</text:p>
          </table:table-cell>
          <table:table-cell office:value-type="float" office:value="3095">
            <text:p>30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d95t3rg7gc1dngrk33</text:p>
          </table:table-cell>
          <table:table-cell office:value-type="string">
            <text:p>RED</text:p>
          </table:table-cell>
          <table:table-cell office:value-type="string">
            <text:p>Amarone</text:p>
          </table:table-cell>
          <table:table-cell office:value-type="string">
            <text:p>Musella</text:p>
          </table:table-cell>
          <table:table-cell office:value-type="float" office:value="35.937675">
            <text:p>35.937675</text:p>
          </table:table-cell>
        </table:table-row>
        <table:table-row>
          <table:table-cell office:value-type="string"/>
          <table:table-cell office:value-type="string">
            <text:p>32368.0</text:p>
          </table:table-cell>
          <table:table-cell office:value-type="string">
            <text:p>RED</text:p>
          </table:table-cell>
          <table:table-cell office:value-type="string">
            <text:p>Amarone Ravazol 2016</text:p>
          </table:table-cell>
          <table:table-cell office:value-type="string">
            <text:p>Ca la Bio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q63tdynt9d1qt0jby</text:p>
          </table:table-cell>
          <table:table-cell office:value-type="string">
            <text:p>RED</text:p>
          </table:table-cell>
          <table:table-cell office:value-type="string">
            <text:p>Amarone della Valpolicella Classico Vigneti di Ravazzol</text:p>
          </table:table-cell>
          <table:table-cell office:value-type="string">
            <text:p>Ca' La Bionda</text:p>
          </table:table-cell>
          <table:table-cell office:value-type="float" office:value="43.602222">
            <text:p>43.602222</text:p>
          </table:table-cell>
        </table:table-row>
        <table:table-row>
          <table:table-cell office:value-type="string"/>
          <table:table-cell office:value-type="string">
            <text:p>32369.0</text:p>
          </table:table-cell>
          <table:table-cell office:value-type="string">
            <text:p>RED</text:p>
          </table:table-cell>
          <table:table-cell office:value-type="string">
            <text:p>Teroldego Vigneto Morei Amfora 2020</text:p>
          </table:table-cell>
          <table:table-cell office:value-type="string">
            <text:p>Cantina 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2335">
            <text:p>233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Karada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cz52p49tm11n5n31d</text:p>
          </table:table-cell>
          <table:table-cell office:value-type="string">
            <text:p>RED</text:p>
          </table:table-cell>
          <table:table-cell office:value-type="string">
            <text:p>Teroldego Morei</text:p>
          </table:table-cell>
          <table:table-cell office:value-type="string">
            <text:p>Foradori</text:p>
          </table:table-cell>
          <table:table-cell office:value-type="float" office:value="47.34791">
            <text:p>47.34791</text:p>
          </table:table-cell>
        </table:table-row>
        <table:table-row>
          <table:table-cell office:value-type="string"/>
          <table:table-cell office:value-type="string">
            <text:p>32413.0</text:p>
          </table:table-cell>
          <table:table-cell office:value-type="string">
            <text:p>RED</text:p>
          </table:table-cell>
          <table:table-cell office:value-type="string">
            <text:p>Ciliegiolo 2021/23</text:p>
          </table:table-cell>
          <table:table-cell office:value-type="string">
            <text:p>Antonio Cami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k2xa8a054s80jn3nyd</text:p>
          </table:table-cell>
          <table:table-cell office:value-type="string">
            <text:p>RED</text:p>
          </table:table-cell>
          <table:table-cell office:value-type="string">
            <text:p>Ciliegiolo Maremma Toscana</text:p>
          </table:table-cell>
          <table:table-cell office:value-type="string">
            <text:p>Antonio Camillo</text:p>
          </table:table-cell>
          <table:table-cell office:value-type="float" office:value="40.7328">
            <text:p>40.7328</text:p>
          </table:table-cell>
        </table:table-row>
        <table:table-row>
          <table:table-cell office:value-type="string"/>
          <table:table-cell office:value-type="string">
            <text:p>32420.0</text:p>
          </table:table-cell>
          <table:table-cell office:value-type="string">
            <text:p>RED</text:p>
          </table:table-cell>
          <table:table-cell office:value-type="string">
            <text:p>Syrah Crozes-Heremitage Rouge "Le Rouvre" 2020</text:p>
          </table:table-cell>
          <table:table-cell office:value-type="string">
            <text:p>Domaine Yann Cha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100">
            <text:p>4100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e2rnkggrmdtr15xcbz</text:p>
          </table:table-cell>
          <table:table-cell office:value-type="string">
            <text:p>RED</text:p>
          </table:table-cell>
          <table:table-cell office:value-type="string">
            <text:p>Crozes-Hermitage Le Rouvre</text:p>
          </table:table-cell>
          <table:table-cell office:value-type="string">
            <text:p>Yann Chave</text:p>
          </table:table-cell>
          <table:table-cell office:value-type="float" office:value="52.553596">
            <text:p>52.553596</text:p>
          </table:table-cell>
        </table:table-row>
        <table:table-row>
          <table:table-cell office:value-type="string"/>
          <table:table-cell office:value-type="string">
            <text:p>32421.0</text:p>
          </table:table-cell>
          <table:table-cell office:value-type="string">
            <text:p>RED</text:p>
          </table:table-cell>
          <table:table-cell office:value-type="string">
            <text:p>Montepulicano d'Abruzzo 2021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890">
            <text:p>38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Netz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6tm16eae9c8tj0thw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float" office:value="44.535213">
            <text:p>44.535213</text:p>
          </table:table-cell>
        </table:table-row>
        <table:table-row>
          <table:table-cell office:value-type="string"/>
          <table:table-cell office:value-type="string">
            <text:p>32430.0</text:p>
          </table:table-cell>
          <table:table-cell office:value-type="string">
            <text:p>RED</text:p>
          </table:table-cell>
          <table:table-cell office:value-type="string">
            <text:p>Chianti Classico 2013</text:p>
          </table:table-cell>
          <table:table-cell office:value-type="string">
            <text:p>Le Capann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500">
            <text:p>65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w254gtgrgjvdykm8q</text:p>
          </table:table-cell>
          <table:table-cell office:value-type="string">
            <text:p>RED</text:p>
          </table:table-cell>
          <table:table-cell office:value-type="string">
            <text:p>Chianti Classico Riserva</text:p>
          </table:table-cell>
          <table:table-cell office:value-type="string">
            <text:p>Capannelle</text:p>
          </table:table-cell>
          <table:table-cell office:value-type="float" office:value="39.21126">
            <text:p>39.21126</text:p>
          </table:table-cell>
        </table:table-row>
        <table:table-row>
          <table:table-cell office:value-type="string"/>
          <table:table-cell office:value-type="string">
            <text:p>32431.0</text:p>
          </table:table-cell>
          <table:table-cell office:value-type="string">
            <text:p>RED</text:p>
          </table:table-cell>
          <table:table-cell office:value-type="string">
            <text:p>Chianti Rufina 2018 Doppia Magnum</text:p>
          </table:table-cell>
          <table:table-cell office:value-type="string">
            <text:p>Cantina Selvapian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8">
            <text:p>2018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aycfywrvtjqgaqfk</text:p>
          </table:table-cell>
          <table:table-cell office:value-type="string">
            <text:p>RED</text:p>
          </table:table-cell>
          <table:table-cell office:value-type="string">
            <text:p>Chianti Rufina</text:p>
          </table:table-cell>
          <table:table-cell office:value-type="string">
            <text:p>Selvapiana</text:p>
          </table:table-cell>
          <table:table-cell office:value-type="float" office:value="46.544514">
            <text:p>46.544514</text:p>
          </table:table-cell>
        </table:table-row>
        <table:table-row>
          <table:table-cell office:value-type="string"/>
          <table:table-cell office:value-type="string">
            <text:p>32432.0</text:p>
          </table:table-cell>
          <table:table-cell office:value-type="string">
            <text:p>RED</text:p>
          </table:table-cell>
          <table:table-cell office:value-type="string">
            <text:p>Chianti Classico 2018</text:p>
          </table:table-cell>
          <table:table-cell office:value-type="string">
            <text:p>Castello di Rampo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80ad7c5wa8rrrare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ei Rampolla</text:p>
          </table:table-cell>
          <table:table-cell office:value-type="float" office:value="46.108025">
            <text:p>46.108025</text:p>
          </table:table-cell>
        </table:table-row>
        <table:table-row>
          <table:table-cell office:value-type="string"/>
          <table:table-cell office:value-type="string">
            <text:p>32433.0</text:p>
          </table:table-cell>
          <table:table-cell office:value-type="string">
            <text:p>RED</text:p>
          </table:table-cell>
          <table:table-cell office:value-type="string">
            <text:p>Chianti Classico 2021</text:p>
          </table:table-cell>
          <table:table-cell office:value-type="string">
            <text:p>La vigna di S. Mar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4dfzqgm22bdxnrbks2a7x</text:p>
          </table:table-cell>
          <table:table-cell office:value-type="string">
            <text:p>RED</text:p>
          </table:table-cell>
          <table:table-cell office:value-type="string">
            <text:p>Chianti Classico Riserva</text:p>
          </table:table-cell>
          <table:table-cell office:value-type="string">
            <text:p>La Vigna di San Martino Ad Argiano</text:p>
          </table:table-cell>
          <table:table-cell office:value-type="float" office:value="29.410913">
            <text:p>29.410913</text:p>
          </table:table-cell>
        </table:table-row>
        <table:table-row>
          <table:table-cell office:value-type="string"/>
          <table:table-cell office:value-type="string">
            <text:p>32435.0</text:p>
          </table:table-cell>
          <table:table-cell office:value-type="string">
            <text:p>RED</text:p>
          </table:table-cell>
          <table:table-cell office:value-type="string">
            <text:p>Chianti Classico 2022</text:p>
          </table:table-cell>
          <table:table-cell office:value-type="string">
            <text:p>Castello di Monsa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39m04epgh2xr2r3st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o di Monsanto</text:p>
          </table:table-cell>
          <table:table-cell office:value-type="float" office:value="48.001072">
            <text:p>48.001072</text:p>
          </table:table-cell>
        </table:table-row>
        <table:table-row>
          <table:table-cell office:value-type="string"/>
          <table:table-cell office:value-type="string">
            <text:p>32441.0</text:p>
          </table:table-cell>
          <table:table-cell office:value-type="string">
            <text:p>RED</text:p>
          </table:table-cell>
          <table:table-cell office:value-type="string">
            <text:p>Chianti Classico 2020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580">
            <text:p>15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5xaymkrv8ya7nayxe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Isole e Olena</text:p>
          </table:table-cell>
          <table:table-cell office:value-type="float" office:value="45.239803">
            <text:p>45.239803</text:p>
          </table:table-cell>
        </table:table-row>
        <table:table-row>
          <table:table-cell office:value-type="string"/>
          <table:table-cell office:value-type="string">
            <text:p>32442.0</text:p>
          </table:table-cell>
          <table:table-cell office:value-type="string">
            <text:p>RED</text:p>
          </table:table-cell>
          <table:table-cell office:value-type="string">
            <text:p>Chianti Classico 2016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aymkrv8ya7nayxe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Isole e Olena</text:p>
          </table:table-cell>
          <table:table-cell office:value-type="float" office:value="45.239803">
            <text:p>45.239803</text:p>
          </table:table-cell>
        </table:table-row>
        <table:table-row>
          <table:table-cell office:value-type="string"/>
          <table:table-cell office:value-type="string">
            <text:p>32443.0</text:p>
          </table:table-cell>
          <table:table-cell office:value-type="string">
            <text:p>RED</text:p>
          </table:table-cell>
          <table:table-cell office:value-type="string">
            <text:p>Chianti Classico 2022</text:p>
          </table:table-cell>
          <table:table-cell office:value-type="string">
            <text:p>Cantina Carle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670">
            <text:p>16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z22exh7f0b33wnvxt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Tenuta di Carleone</text:p>
          </table:table-cell>
          <table:table-cell office:value-type="float" office:value="29.557997">
            <text:p>29.557997</text:p>
          </table:table-cell>
        </table:table-row>
        <table:table-row>
          <table:table-cell office:value-type="string"/>
          <table:table-cell office:value-type="string">
            <text:p>32444.0</text:p>
          </table:table-cell>
          <table:table-cell office:value-type="string">
            <text:p>RED</text:p>
          </table:table-cell>
          <table:table-cell office:value-type="string">
            <text:p>Chianti Rufina Bucerchiale 2020</text:p>
          </table:table-cell>
          <table:table-cell office:value-type="string">
            <text:p>Cantin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780">
            <text:p>17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ymenneav6e00x080</text:p>
          </table:table-cell>
          <table:table-cell office:value-type="string">
            <text:p>RED</text:p>
          </table:table-cell>
          <table:table-cell office:value-type="string">
            <text:p>Chianti Rufina Riserva Vigneto Bucerchiale</text:p>
          </table:table-cell>
          <table:table-cell office:value-type="string">
            <text:p>Selvapiana</text:p>
          </table:table-cell>
          <table:table-cell office:value-type="float" office:value="51.82218">
            <text:p>51.82218</text:p>
          </table:table-cell>
        </table:table-row>
        <table:table-row>
          <table:table-cell office:value-type="string"/>
          <table:table-cell office:value-type="string">
            <text:p>32445.0</text:p>
          </table:table-cell>
          <table:table-cell office:value-type="string">
            <text:p>RED</text:p>
          </table:table-cell>
          <table:table-cell office:value-type="string">
            <text:p>Chianti Rufina Bucerchiale 2016</text:p>
          </table:table-cell>
          <table:table-cell office:value-type="string">
            <text:p>Cantina Selvapi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1780">
            <text:p>17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ymenneav6e00x080</text:p>
          </table:table-cell>
          <table:table-cell office:value-type="string">
            <text:p>RED</text:p>
          </table:table-cell>
          <table:table-cell office:value-type="string">
            <text:p>Chianti Rufina Riserva Vigneto Bucerchiale</text:p>
          </table:table-cell>
          <table:table-cell office:value-type="string">
            <text:p>Selvapiana</text:p>
          </table:table-cell>
          <table:table-cell office:value-type="float" office:value="51.82218">
            <text:p>51.82218</text:p>
          </table:table-cell>
        </table:table-row>
        <table:table-row>
          <table:table-cell office:value-type="string"/>
          <table:table-cell office:value-type="string">
            <text:p>32446.0</text:p>
          </table:table-cell>
          <table:table-cell office:value-type="string">
            <text:p>RED</text:p>
          </table:table-cell>
          <table:table-cell office:value-type="string">
            <text:p>Fontalloro 2016</text:p>
          </table:table-cell>
          <table:table-cell office:value-type="string">
            <text:p>Fattoria di Fe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2570">
            <text:p>25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91121">
            <text:p>42.91121</text:p>
          </table:table-cell>
        </table:table-row>
        <table:table-row>
          <table:table-cell office:value-type="string"/>
          <table:table-cell office:value-type="string">
            <text:p>32447.0</text:p>
          </table:table-cell>
          <table:table-cell office:value-type="string">
            <text:p>RED</text:p>
          </table:table-cell>
          <table:table-cell office:value-type="string">
            <text:p>Fontalloro 2010</text:p>
          </table:table-cell>
          <table:table-cell office:value-type="string">
            <text:p>Fattoria di Fe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91121">
            <text:p>42.91121</text:p>
          </table:table-cell>
        </table:table-row>
        <table:table-row>
          <table:table-cell office:value-type="string"/>
          <table:table-cell office:value-type="string">
            <text:p>32449.0</text:p>
          </table:table-cell>
          <table:table-cell office:value-type="string">
            <text:p>RED</text:p>
          </table:table-cell>
          <table:table-cell office:value-type="string">
            <text:p>Fontalloro 1994</text:p>
          </table:table-cell>
          <table:table-cell office:value-type="string">
            <text:p>Fattoria di Fel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4">
            <text:p>1994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91121">
            <text:p>42.91121</text:p>
          </table:table-cell>
        </table:table-row>
        <table:table-row>
          <table:table-cell office:value-type="string"/>
          <table:table-cell office:value-type="string">
            <text:p>32450.0</text:p>
          </table:table-cell>
          <table:table-cell office:value-type="string">
            <text:p>RED</text:p>
          </table:table-cell>
          <table:table-cell office:value-type="string">
            <text:p>Rosso di Montalcino 2021/22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1170">
            <text:p>1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w0tpk1pmmqfbvw2nqe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enuta Corte Pavone</text:p>
          </table:table-cell>
          <table:table-cell office:value-type="float" office:value="44.11015">
            <text:p>44.11015</text:p>
          </table:table-cell>
        </table:table-row>
        <table:table-row>
          <table:table-cell office:value-type="string"/>
          <table:table-cell office:value-type="string">
            <text:p>32451.0</text:p>
          </table:table-cell>
          <table:table-cell office:value-type="string">
            <text:p>RED</text:p>
          </table:table-cell>
          <table:table-cell office:value-type="string">
            <text:p>Brunello di Montalcino 2015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7h5egdhpnj5hbq77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Corte Pavone</text:p>
          </table:table-cell>
          <table:table-cell office:value-type="float" office:value="46.796703">
            <text:p>46.796703</text:p>
          </table:table-cell>
        </table:table-row>
        <table:table-row>
          <table:table-cell office:value-type="string"/>
          <table:table-cell office:value-type="string">
            <text:p>32452.0</text:p>
          </table:table-cell>
          <table:table-cell office:value-type="string">
            <text:p>RED</text:p>
          </table:table-cell>
          <table:table-cell office:value-type="string">
            <text:p>Brunello di Montalcino 2018</text:p>
          </table:table-cell>
          <table:table-cell office:value-type="string">
            <text:p>Corte Pav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3220">
            <text:p>3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r7h5egdhpnj5hbq77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Tenuta Corte Pavone</text:p>
          </table:table-cell>
          <table:table-cell office:value-type="float" office:value="46.796703">
            <text:p>46.796703</text:p>
          </table:table-cell>
        </table:table-row>
        <table:table-row>
          <table:table-cell office:value-type="string"/>
          <table:table-cell office:value-type="string">
            <text:p>32453.0</text:p>
          </table:table-cell>
          <table:table-cell office:value-type="string">
            <text:p>RED</text:p>
          </table:table-cell>
          <table:table-cell office:value-type="string">
            <text:p>Rosso di Montalcino 2022</text:p>
          </table:table-cell>
          <table:table-cell office:value-type="string">
            <text:p>Castello Tricerc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Teat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8qbpjtgz5rxc8byrv4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ricerchi</text:p>
          </table:table-cell>
          <table:table-cell office:value-type="float" office:value="45.863503">
            <text:p>45.863503</text:p>
          </table:table-cell>
        </table:table-row>
        <table:table-row>
          <table:table-cell office:value-type="string"/>
          <table:table-cell office:value-type="string">
            <text:p>32456.0</text:p>
          </table:table-cell>
          <table:table-cell office:value-type="string">
            <text:p>RED</text:p>
          </table:table-cell>
          <table:table-cell office:value-type="string">
            <text:p>Brunello di Montalcino  2011</text:p>
          </table:table-cell>
          <table:table-cell office:value-type="string">
            <text:p>Conti Cost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6900">
            <text:p>6900</text:p>
          </table:table-cell>
          <table:table-cell office:value-type="float" office:value="2860">
            <text:p>28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56.00868">
            <text:p>56.00868</text:p>
          </table:table-cell>
        </table:table-row>
        <table:table-row>
          <table:table-cell office:value-type="string"/>
          <table:table-cell office:value-type="string">
            <text:p>32458.0</text:p>
          </table:table-cell>
          <table:table-cell office:value-type="string">
            <text:p>RED</text:p>
          </table:table-cell>
          <table:table-cell office:value-type="string">
            <text:p>Brunello di Montalcino 2013</text:p>
          </table:table-cell>
          <table:table-cell office:value-type="string">
            <text:p>Conti Costa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qweyg8nyq4ss0ahtv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onti Costanti</text:p>
          </table:table-cell>
          <table:table-cell office:value-type="float" office:value="56.00868">
            <text:p>56.00868</text:p>
          </table:table-cell>
        </table:table-row>
        <table:table-row>
          <table:table-cell office:value-type="string"/>
          <table:table-cell office:value-type="string">
            <text:p>32459.0</text:p>
          </table:table-cell>
          <table:table-cell office:value-type="string">
            <text:p>RED</text:p>
          </table:table-cell>
          <table:table-cell office:value-type="string">
            <text:p>Nobile di Montepulciano Asinone 2020</text:p>
          </table:table-cell>
          <table:table-cell office:value-type="string">
            <text:p>Cantina Poliz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3925">
            <text:p>392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7b05dgyw9ry5apyj</text:p>
          </table:table-cell>
          <table:table-cell office:value-type="string">
            <text:p>RED</text:p>
          </table:table-cell>
          <table:table-cell office:value-type="string">
            <text:p>Vino Nobile di Montepulciano Asinone</text:p>
          </table:table-cell>
          <table:table-cell office:value-type="string">
            <text:p>Poliziano</text:p>
          </table:table-cell>
          <table:table-cell office:value-type="float" office:value="48.66626">
            <text:p>48.66626</text:p>
          </table:table-cell>
        </table:table-row>
        <table:table-row>
          <table:table-cell office:value-type="string"/>
          <table:table-cell office:value-type="string">
            <text:p>32460.0</text:p>
          </table:table-cell>
          <table:table-cell office:value-type="string">
            <text:p>RED</text:p>
          </table:table-cell>
          <table:table-cell office:value-type="string">
            <text:p>Sangiovese 2018</text:p>
          </table:table-cell>
          <table:table-cell office:value-type="string">
            <text:p>Castello di Monsa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2900">
            <text:p>2900</text:p>
          </table:table-cell>
          <table:table-cell office:value-type="float" office:value="850">
            <text:p>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narw617hxqyekqsjj1</text:p>
          </table:table-cell>
          <table:table-cell office:value-type="string">
            <text:p>RED</text:p>
          </table:table-cell>
          <table:table-cell office:value-type="string">
            <text:p>Fabrizio Bianchi Sangiovese</text:p>
          </table:table-cell>
          <table:table-cell office:value-type="string">
            <text:p>Castello di Monsanto</text:p>
          </table:table-cell>
          <table:table-cell office:value-type="float" office:value="41.308285">
            <text:p>41.308285</text:p>
          </table:table-cell>
        </table:table-row>
        <table:table-row>
          <table:table-cell office:value-type="string"/>
          <table:table-cell office:value-type="string">
            <text:p>32461.0</text:p>
          </table:table-cell>
          <table:table-cell office:value-type="string">
            <text:p>RED</text:p>
          </table:table-cell>
          <table:table-cell office:value-type="string">
            <text:p>Sangioveto 2016</text:p>
          </table:table-cell>
          <table:table-cell office:value-type="string">
            <text:p>Castello di Monsa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900">
            <text:p>590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narw617hxqyekqsjj1</text:p>
          </table:table-cell>
          <table:table-cell office:value-type="string">
            <text:p>RED</text:p>
          </table:table-cell>
          <table:table-cell office:value-type="string">
            <text:p>Fabrizio Bianchi Sangiovese</text:p>
          </table:table-cell>
          <table:table-cell office:value-type="string">
            <text:p>Castello di Monsanto</text:p>
          </table:table-cell>
          <table:table-cell office:value-type="float" office:value="40.246925">
            <text:p>40.246925</text:p>
          </table:table-cell>
        </table:table-row>
        <table:table-row>
          <table:table-cell office:value-type="string"/>
          <table:table-cell office:value-type="string">
            <text:p>32462.0</text:p>
          </table:table-cell>
          <table:table-cell office:value-type="string">
            <text:p>RED</text:p>
          </table:table-cell>
          <table:table-cell office:value-type="string">
            <text:p>Palistorti Rosso 2015</text:p>
          </table:table-cell>
          <table:table-cell office:value-type="string">
            <text:p>Tenuta di Valg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">
            <text:p>550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ye7eb5pw6cqzbp61w0vvhv7</text:p>
          </table:table-cell>
          <table:table-cell office:value-type="string">
            <text:p>RED</text:p>
          </table:table-cell>
          <table:table-cell office:value-type="string">
            <text:p>Palistorti</text:p>
          </table:table-cell>
          <table:table-cell office:value-type="string">
            <text:p>Tenuta di Valgiano</text:p>
          </table:table-cell>
          <table:table-cell office:value-type="float" office:value="51.25668">
            <text:p>51.25668</text:p>
          </table:table-cell>
        </table:table-row>
        <table:table-row>
          <table:table-cell office:value-type="string"/>
          <table:table-cell office:value-type="string">
            <text:p>32464.0</text:p>
          </table:table-cell>
          <table:table-cell office:value-type="string">
            <text:p>RED</text:p>
          </table:table-cell>
          <table:table-cell office:value-type="string">
            <text:p>Palistorti Rosso 2013</text:p>
          </table:table-cell>
          <table:table-cell office:value-type="string">
            <text:p>Tenuta di Valg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ye7eb5pw6cqzbp61w0vvhv7</text:p>
          </table:table-cell>
          <table:table-cell office:value-type="string">
            <text:p>RED</text:p>
          </table:table-cell>
          <table:table-cell office:value-type="string">
            <text:p>Palistorti</text:p>
          </table:table-cell>
          <table:table-cell office:value-type="string">
            <text:p>Tenuta di Valgiano</text:p>
          </table:table-cell>
          <table:table-cell office:value-type="float" office:value="51.25668">
            <text:p>51.25668</text:p>
          </table:table-cell>
        </table:table-row>
        <table:table-row>
          <table:table-cell office:value-type="string"/>
          <table:table-cell office:value-type="string">
            <text:p>32467.0</text:p>
          </table:table-cell>
          <table:table-cell office:value-type="string">
            <text:p>RED</text:p>
          </table:table-cell>
          <table:table-cell office:value-type="string">
            <text:p>Carmignano 2019</text:p>
          </table:table-cell>
          <table:table-cell office:value-type="string">
            <text:p>Fattoria di Baccher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h0ad2kpghtzy47pj59</text:p>
          </table:table-cell>
          <table:table-cell office:value-type="string">
            <text:p>RED</text:p>
          </table:table-cell>
          <table:table-cell office:value-type="string">
            <text:p>Terre a Mano Carmignano Rosso</text:p>
          </table:table-cell>
          <table:table-cell office:value-type="string">
            <text:p>Bacchereto</text:p>
          </table:table-cell>
          <table:table-cell office:value-type="float" office:value="35.578987">
            <text:p>35.578987</text:p>
          </table:table-cell>
        </table:table-row>
        <table:table-row>
          <table:table-cell office:value-type="string"/>
          <table:table-cell office:value-type="string">
            <text:p>32468.0</text:p>
          </table:table-cell>
          <table:table-cell office:value-type="string">
            <text:p>RED</text:p>
          </table:table-cell>
          <table:table-cell office:value-type="string">
            <text:p>Carmignano 2017</text:p>
          </table:table-cell>
          <table:table-cell office:value-type="string">
            <text:p>Fattoria di Bacchere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h0ad2kpghtzy47pj59</text:p>
          </table:table-cell>
          <table:table-cell office:value-type="string">
            <text:p>RED</text:p>
          </table:table-cell>
          <table:table-cell office:value-type="string">
            <text:p>Terre a Mano Carmignano Rosso</text:p>
          </table:table-cell>
          <table:table-cell office:value-type="string">
            <text:p>Bacchereto</text:p>
          </table:table-cell>
          <table:table-cell office:value-type="float" office:value="35.578987">
            <text:p>35.578987</text:p>
          </table:table-cell>
        </table:table-row>
        <table:table-row>
          <table:table-cell office:value-type="string"/>
          <table:table-cell office:value-type="string">
            <text:p>32469.0</text:p>
          </table:table-cell>
          <table:table-cell office:value-type="string">
            <text:p>RED</text:p>
          </table:table-cell>
          <table:table-cell office:value-type="string">
            <text:p>Flaccianello della Pieve 2016</text:p>
          </table:table-cell>
          <table:table-cell office:value-type="string">
            <text:p>Cantina 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9000">
            <text:p>29000</text:p>
          </table:table-cell>
          <table:table-cell office:value-type="float" office:value="6800">
            <text:p>6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0685">
            <text:p>58.600685</text:p>
          </table:table-cell>
        </table:table-row>
        <table:table-row>
          <table:table-cell office:value-type="string"/>
          <table:table-cell office:value-type="string">
            <text:p>32470.0</text:p>
          </table:table-cell>
          <table:table-cell office:value-type="string">
            <text:p>RED</text:p>
          </table:table-cell>
          <table:table-cell office:value-type="string">
            <text:p>Flaccianello della Pieve 2001</text:p>
          </table:table-cell>
          <table:table-cell office:value-type="string">
            <text:p>Cantina Fond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21500">
            <text:p>21500</text:p>
          </table:table-cell>
          <table:table-cell office:value-type="float" office:value="12500">
            <text:p>1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4.41035">
            <text:p>54.41035</text:p>
          </table:table-cell>
        </table:table-row>
        <table:table-row>
          <table:table-cell office:value-type="string"/>
          <table:table-cell office:value-type="string">
            <text:p>32471.0</text:p>
          </table:table-cell>
          <table:table-cell office:value-type="string">
            <text:p>RED</text:p>
          </table:table-cell>
          <table:table-cell office:value-type="string">
            <text:p>Flaccianello della Pieve 1995</text:p>
          </table:table-cell>
          <table:table-cell office:value-type="string">
            <text:p>Cantina 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5">
            <text:p>1995</text:p>
          </table:table-cell>
          <table:table-cell office:value-type="float" office:value="27000">
            <text:p>27000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0685">
            <text:p>58.600685</text:p>
          </table:table-cell>
        </table:table-row>
        <table:table-row>
          <table:table-cell office:value-type="string"/>
          <table:table-cell office:value-type="string">
            <text:p>32473.0</text:p>
          </table:table-cell>
          <table:table-cell office:value-type="string">
            <text:p>RED</text:p>
          </table:table-cell>
          <table:table-cell office:value-type="string">
            <text:p>Flaccianello della Pieve 1991</text:p>
          </table:table-cell>
          <table:table-cell office:value-type="string">
            <text:p>Cantina 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1">
            <text:p>1991</text:p>
          </table:table-cell>
          <table:table-cell office:value-type="float" office:value="39000">
            <text:p>39000</text:p>
          </table:table-cell>
          <table:table-cell office:value-type="float" office:value="6800">
            <text:p>6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8.600685">
            <text:p>58.600685</text:p>
          </table:table-cell>
        </table:table-row>
        <table:table-row>
          <table:table-cell office:value-type="string"/>
          <table:table-cell office:value-type="string">
            <text:p>32480.0</text:p>
          </table:table-cell>
          <table:table-cell office:value-type="string">
            <text:p>RED</text:p>
          </table:table-cell>
          <table:table-cell office:value-type="string">
            <text:p>Barolo Sori Ginestra 2020</text:p>
          </table:table-cell>
          <table:table-cell office:value-type="string">
            <text:p>Conterno-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900">
            <text:p>11900</text:p>
          </table:table-cell>
          <table:table-cell office:value-type="float" office:value="6300">
            <text:p>6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mm69xxhykex1zvn8</text:p>
          </table:table-cell>
          <table:table-cell office:value-type="string">
            <text:p>RED</text:p>
          </table:table-cell>
          <table:table-cell office:value-type="string">
            <text:p>Barolo Sorì Ginestra Bio</text:p>
          </table:table-cell>
          <table:table-cell office:value-type="string">
            <text:p>Conterno Fantino</text:p>
          </table:table-cell>
          <table:table-cell office:value-type="float" office:value="63.75841">
            <text:p>63.75841</text:p>
          </table:table-cell>
        </table:table-row>
        <table:table-row>
          <table:table-cell office:value-type="string"/>
          <table:table-cell office:value-type="string">
            <text:p>32481.0</text:p>
          </table:table-cell>
          <table:table-cell office:value-type="string">
            <text:p>RED</text:p>
          </table:table-cell>
          <table:table-cell office:value-type="string">
            <text:p>Barolo Bricco Boschis 2010</text:p>
          </table:table-cell>
          <table:table-cell office:value-type="string">
            <text:p>Cavallott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y2hr954cemgymcadg</text:p>
          </table:table-cell>
          <table:table-cell office:value-type="string">
            <text:p>RED</text:p>
          </table:table-cell>
          <table:table-cell office:value-type="string">
            <text:p>Barolo Bricco Boschis</text:p>
          </table:table-cell>
          <table:table-cell office:value-type="string">
            <text:p>Cavallotto</text:p>
          </table:table-cell>
          <table:table-cell office:value-type="float" office:value="47.76331">
            <text:p>47.76331</text:p>
          </table:table-cell>
        </table:table-row>
        <table:table-row>
          <table:table-cell office:value-type="string"/>
          <table:table-cell office:value-type="string">
            <text:p>32482.0</text:p>
          </table:table-cell>
          <table:table-cell office:value-type="string">
            <text:p>RED</text:p>
          </table:table-cell>
          <table:table-cell office:value-type="string">
            <text:p>Barolo Cicala 2006</text:p>
          </table:table-cell>
          <table:table-cell office:value-type="string">
            <text:p>A. Cont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25000">
            <text:p>250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xjdegjmef69h6etsc</text:p>
          </table:table-cell>
          <table:table-cell office:value-type="string">
            <text:p>RED</text:p>
          </table:table-cell>
          <table:table-cell office:value-type="string">
            <text:p>Barolo Bussia Cicala</text:p>
          </table:table-cell>
          <table:table-cell office:value-type="string">
            <text:p>Aldo Conterno</text:p>
          </table:table-cell>
          <table:table-cell office:value-type="float" office:value="36.01747">
            <text:p>36.01747</text:p>
          </table:table-cell>
        </table:table-row>
        <table:table-row>
          <table:table-cell office:value-type="string"/>
          <table:table-cell office:value-type="string">
            <text:p>32483.0</text:p>
          </table:table-cell>
          <table:table-cell office:value-type="string">
            <text:p>RED</text:p>
          </table:table-cell>
          <table:table-cell office:value-type="string">
            <text:p>Barolo Le Vigne 2007</text:p>
          </table:table-cell>
          <table:table-cell office:value-type="string">
            <text:p>Luciano Sandro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25000">
            <text:p>25000</text:p>
          </table:table-cell>
          <table:table-cell office:value-type="float" office:value="13000">
            <text:p>1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hdneb67mx04k6zhqex</text:p>
          </table:table-cell>
          <table:table-cell office:value-type="string">
            <text:p>RED</text:p>
          </table:table-cell>
          <table:table-cell office:value-type="string">
            <text:p>Barolo Le Vigne</text:p>
          </table:table-cell>
          <table:table-cell office:value-type="string">
            <text:p>Sandrone Luciano</text:p>
          </table:table-cell>
          <table:table-cell office:value-type="float" office:value="56.292778">
            <text:p>56.292778</text:p>
          </table:table-cell>
        </table:table-row>
        <table:table-row>
          <table:table-cell office:value-type="string"/>
          <table:table-cell office:value-type="string">
            <text:p>32484.0</text:p>
          </table:table-cell>
          <table:table-cell office:value-type="string">
            <text:p>RED</text:p>
          </table:table-cell>
          <table:table-cell office:value-type="string">
            <text:p>Barbaresco Ovello 2017</text:p>
          </table:table-cell>
          <table:table-cell office:value-type="string">
            <text:p>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500">
            <text:p>85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97f2edej1m3dgmj6</text:p>
          </table:table-cell>
          <table:table-cell office:value-type="string">
            <text:p>RED</text:p>
          </table:table-cell>
          <table:table-cell office:value-type="string">
            <text:p>Barbaresco Riserva Ovello</text:p>
          </table:table-cell>
          <table:table-cell office:value-type="string">
            <text:p>Produttori del Barbaresco</text:p>
          </table:table-cell>
          <table:table-cell office:value-type="float" office:value="53.99159">
            <text:p>53.99159</text:p>
          </table:table-cell>
        </table:table-row>
        <table:table-row>
          <table:table-cell office:value-type="string"/>
          <table:table-cell office:value-type="string">
            <text:p>32485.0</text:p>
          </table:table-cell>
          <table:table-cell office:value-type="string">
            <text:p>RED</text:p>
          </table:table-cell>
          <table:table-cell office:value-type="string">
            <text:p>Barolo Lazzairasco 2020 Magnum</text:p>
          </table:table-cell>
          <table:table-cell office:value-type="string">
            <text:p>Guido Porr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300">
            <text:p>930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zbqdq49d1eq36axb9</text:p>
          </table:table-cell>
          <table:table-cell office:value-type="string">
            <text:p>RED</text:p>
          </table:table-cell>
          <table:table-cell office:value-type="string">
            <text:p>V. Lazzairasco Barolo</text:p>
          </table:table-cell>
          <table:table-cell office:value-type="string">
            <text:p>Guido Porro</text:p>
          </table:table-cell>
          <table:table-cell office:value-type="float" office:value="56.633747">
            <text:p>56.633747</text:p>
          </table:table-cell>
        </table:table-row>
        <table:table-row>
          <table:table-cell office:value-type="string"/>
          <table:table-cell office:value-type="string">
            <text:p>32486.0</text:p>
          </table:table-cell>
          <table:table-cell office:value-type="string">
            <text:p>RED</text:p>
          </table:table-cell>
          <table:table-cell office:value-type="string">
            <text:p>Barbaresco Ovello 2018</text:p>
          </table:table-cell>
          <table:table-cell office:value-type="string">
            <text:p>Angel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w45jevgv6v35bhpfz</text:p>
          </table:table-cell>
          <table:table-cell office:value-type="string">
            <text:p>RED</text:p>
          </table:table-cell>
          <table:table-cell office:value-type="string">
            <text:p>Barbaresco Ovello Vigna Loreto</text:p>
          </table:table-cell>
          <table:table-cell office:value-type="string">
            <text:p>Albino Rocca</text:p>
          </table:table-cell>
          <table:table-cell office:value-type="float" office:value="27.95353">
            <text:p>27.95353</text:p>
          </table:table-cell>
        </table:table-row>
        <table:table-row>
          <table:table-cell office:value-type="string"/>
          <table:table-cell office:value-type="string">
            <text:p>32487.0</text:p>
          </table:table-cell>
          <table:table-cell office:value-type="string">
            <text:p>RED</text:p>
          </table:table-cell>
          <table:table-cell office:value-type="string">
            <text:p>Barbera D'Alba Gepin 2020/22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200">
            <text:p>32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w2hhb8wxp54m5e8c4</text:p>
          </table:table-cell>
          <table:table-cell office:value-type="string">
            <text:p>RED</text:p>
          </table:table-cell>
          <table:table-cell office:value-type="string">
            <text:p>Barbera d'Alba Gepin</text:p>
          </table:table-cell>
          <table:table-cell office:value-type="string">
            <text:p>Albino Rocca</text:p>
          </table:table-cell>
          <table:table-cell office:value-type="float" office:value="55.164024">
            <text:p>55.164024</text:p>
          </table:table-cell>
        </table:table-row>
        <table:table-row>
          <table:table-cell office:value-type="string"/>
          <table:table-cell office:value-type="string">
            <text:p>32488.0</text:p>
          </table:table-cell>
          <table:table-cell office:value-type="string">
            <text:p>RED</text:p>
          </table:table-cell>
          <table:table-cell office:value-type="string">
            <text:p>Barbaresco Ronchi 2013 Magnum</text:p>
          </table:table-cell>
          <table:table-cell office:value-type="string">
            <text:p>Albino Rocc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900">
            <text:p>16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18761">
            <text:p>52.18761</text:p>
          </table:table-cell>
        </table:table-row>
        <table:table-row>
          <table:table-cell office:value-type="string"/>
          <table:table-cell office:value-type="string">
            <text:p>32489.0</text:p>
          </table:table-cell>
          <table:table-cell office:value-type="string">
            <text:p>RED</text:p>
          </table:table-cell>
          <table:table-cell office:value-type="string">
            <text:p>Barbaresco Ronchi 2016</text:p>
          </table:table-cell>
          <table:table-cell office:value-type="string">
            <text:p>Albino Rocc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800">
            <text:p>88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18761">
            <text:p>52.18761</text:p>
          </table:table-cell>
        </table:table-row>
        <table:table-row>
          <table:table-cell office:value-type="string"/>
          <table:table-cell office:value-type="string">
            <text:p>32490.0</text:p>
          </table:table-cell>
          <table:table-cell office:value-type="string">
            <text:p>RED</text:p>
          </table:table-cell>
          <table:table-cell office:value-type="string">
            <text:p>Barbera D'Asti Bricco dell'Uccellone 1999</text:p>
          </table:table-cell>
          <table:table-cell office:value-type="string">
            <text:p>Giacomo Bolog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22000">
            <text:p>22000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c0sjg6nrkg62b3yed</text:p>
          </table:table-cell>
          <table:table-cell office:value-type="string">
            <text:p>RED</text:p>
          </table:table-cell>
          <table:table-cell office:value-type="string">
            <text:p>Barbera d'Asti</text:p>
          </table:table-cell>
          <table:table-cell office:value-type="string">
            <text:p>Bologna e Figli</text:p>
          </table:table-cell>
          <table:table-cell office:value-type="float" office:value="34.01364">
            <text:p>34.01364</text:p>
          </table:table-cell>
        </table:table-row>
        <table:table-row>
          <table:table-cell office:value-type="string"/>
          <table:table-cell office:value-type="string">
            <text:p>32491.0</text:p>
          </table:table-cell>
          <table:table-cell office:value-type="string">
            <text:p>RED</text:p>
          </table:table-cell>
          <table:table-cell office:value-type="string">
            <text:p>Barbaresco 2020</text:p>
          </table:table-cell>
          <table:table-cell office:value-type="string">
            <text:p>Produttori del Barba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6.832153">
            <text:p>46.832153</text:p>
          </table:table-cell>
        </table:table-row>
        <table:table-row>
          <table:table-cell office:value-type="string"/>
          <table:table-cell office:value-type="string">
            <text:p>32492.0</text:p>
          </table:table-cell>
          <table:table-cell office:value-type="string">
            <text:p>RED</text:p>
          </table:table-cell>
          <table:table-cell office:value-type="string">
            <text:p>Nebbiolo Langhe Ginestrino 2021/22</text:p>
          </table:table-cell>
          <table:table-cell office:value-type="string">
            <text:p>Conterno-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gwegeg14ry41e9rq</text:p>
          </table:table-cell>
          <table:table-cell office:value-type="string">
            <text:p>RED</text:p>
          </table:table-cell>
          <table:table-cell office:value-type="string">
            <text:p>Nebbiolo Ginestrino</text:p>
          </table:table-cell>
          <table:table-cell office:value-type="string">
            <text:p>Conterno Fantino</text:p>
          </table:table-cell>
          <table:table-cell office:value-type="float" office:value="62.64405">
            <text:p>62.64405</text:p>
          </table:table-cell>
        </table:table-row>
        <table:table-row>
          <table:table-cell office:value-type="string"/>
          <table:table-cell office:value-type="string">
            <text:p>32493.0</text:p>
          </table:table-cell>
          <table:table-cell office:value-type="string">
            <text:p>RED</text:p>
          </table:table-cell>
          <table:table-cell office:value-type="string">
            <text:p>Barbaresco Rabajà 2019</text:p>
          </table:table-cell>
          <table:table-cell office:value-type="string">
            <text:p>Giuseppe Corte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ag2a0h2dgqwefrqp</text:p>
          </table:table-cell>
          <table:table-cell office:value-type="string">
            <text:p>RED</text:p>
          </table:table-cell>
          <table:table-cell office:value-type="string">
            <text:p>Barbaresco Rabaja</text:p>
          </table:table-cell>
          <table:table-cell office:value-type="string">
            <text:p>Giuseppe Cortese</text:p>
          </table:table-cell>
          <table:table-cell office:value-type="float" office:value="57.60066">
            <text:p>57.60066</text:p>
          </table:table-cell>
        </table:table-row>
        <table:table-row>
          <table:table-cell office:value-type="string"/>
          <table:table-cell office:value-type="string">
            <text:p>32495.0</text:p>
          </table:table-cell>
          <table:table-cell office:value-type="string">
            <text:p>RED</text:p>
          </table:table-cell>
          <table:table-cell office:value-type="string">
            <text:p>Barbaresco Angelo 2019</text:p>
          </table:table-cell>
          <table:table-cell office:value-type="string">
            <text:p>Albino Rocc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wc3gsyqw46mx06vy7</text:p>
          </table:table-cell>
          <table:table-cell office:value-type="string">
            <text:p>RED</text:p>
          </table:table-cell>
          <table:table-cell office:value-type="string">
            <text:p>Barbaresco Angelo</text:p>
          </table:table-cell>
          <table:table-cell office:value-type="string">
            <text:p>Albino Rocca</text:p>
          </table:table-cell>
          <table:table-cell office:value-type="float" office:value="51.267662">
            <text:p>51.267662</text:p>
          </table:table-cell>
        </table:table-row>
        <table:table-row>
          <table:table-cell office:value-type="string"/>
          <table:table-cell office:value-type="string">
            <text:p>32495.0</text:p>
          </table:table-cell>
          <table:table-cell office:value-type="string">
            <text:p>RED</text:p>
          </table:table-cell>
          <table:table-cell office:value-type="string">
            <text:p>Nebbiolo Lessona 2013 Magnum</text:p>
          </table:table-cell>
          <table:table-cell office:value-type="string">
            <text:p>Proprietà Speri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98pdr2jkf1z6h88xw</text:p>
          </table:table-cell>
          <table:table-cell office:value-type="string">
            <text:p>RED</text:p>
          </table:table-cell>
          <table:table-cell office:value-type="string">
            <text:p>Nebbiolo Lessona</text:p>
          </table:table-cell>
          <table:table-cell office:value-type="string">
            <text:p>Proprieta Sperino</text:p>
          </table:table-cell>
          <table:table-cell office:value-type="float" office:value="65.346">
            <text:p>65.346</text:p>
          </table:table-cell>
        </table:table-row>
        <table:table-row>
          <table:table-cell office:value-type="string"/>
          <table:table-cell office:value-type="string">
            <text:p>32496.0</text:p>
          </table:table-cell>
          <table:table-cell office:value-type="string">
            <text:p>RED</text:p>
          </table:table-cell>
          <table:table-cell office:value-type="string">
            <text:p>Barbaresco Ronchi 2021</text:p>
          </table:table-cell>
          <table:table-cell office:value-type="string">
            <text:p>Albino Rocc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3150">
            <text:p>3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18761">
            <text:p>52.18761</text:p>
          </table:table-cell>
        </table:table-row>
        <table:table-row>
          <table:table-cell office:value-type="string"/>
          <table:table-cell office:value-type="string">
            <text:p>33010.0</text:p>
          </table:table-cell>
          <table:table-cell office:value-type="string">
            <text:p>RED</text:p>
          </table:table-cell>
          <table:table-cell office:value-type="string">
            <text:p>Blaufränkisch Perwolf 2010</text:p>
          </table:table-cell>
          <table:table-cell office:value-type="string">
            <text:p>Weingut Krutz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py02j5wtcfnyym901</text:p>
          </table:table-cell>
          <table:table-cell office:value-type="string">
            <text:p>RED</text:p>
          </table:table-cell>
          <table:table-cell office:value-type="string">
            <text:p>Perwolff Blaufränkisch</text:p>
          </table:table-cell>
          <table:table-cell office:value-type="string">
            <text:p>Krutzler</text:p>
          </table:table-cell>
          <table:table-cell office:value-type="float" office:value="44.518265">
            <text:p>44.518265</text:p>
          </table:table-cell>
        </table:table-row>
        <table:table-row>
          <table:table-cell office:value-type="string"/>
          <table:table-cell office:value-type="string">
            <text:p>33011.0</text:p>
          </table:table-cell>
          <table:table-cell office:value-type="string">
            <text:p>RED</text:p>
          </table:table-cell>
          <table:table-cell office:value-type="string">
            <text:p>Blaufränkisch Perwolf 2021</text:p>
          </table:table-cell>
          <table:table-cell office:value-type="string">
            <text:p>Weingut Krutz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740">
            <text:p>47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py02j5wtcfnyym901</text:p>
          </table:table-cell>
          <table:table-cell office:value-type="string">
            <text:p>RED</text:p>
          </table:table-cell>
          <table:table-cell office:value-type="string">
            <text:p>Perwolff Blaufränkisch</text:p>
          </table:table-cell>
          <table:table-cell office:value-type="string">
            <text:p>Krutzler</text:p>
          </table:table-cell>
          <table:table-cell office:value-type="float" office:value="44.518265">
            <text:p>44.518265</text:p>
          </table:table-cell>
        </table:table-row>
        <table:table-row>
          <table:table-cell office:value-type="string"/>
          <table:table-cell office:value-type="string">
            <text:p>33020.0</text:p>
          </table:table-cell>
          <table:table-cell office:value-type="string">
            <text:p>RED</text:p>
          </table:table-cell>
          <table:table-cell office:value-type="string">
            <text:p>Blaufränkisch Eisenberg Reserve 2018/20</text:p>
          </table:table-cell>
          <table:table-cell office:value-type="string">
            <text:p>Weingut Krutz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500">
            <text:p>45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7pa826yeqyt16hw409</text:p>
          </table:table-cell>
          <table:table-cell office:value-type="string">
            <text:p>RED</text:p>
          </table:table-cell>
          <table:table-cell office:value-type="string">
            <text:p>Eisenberg Reserve Blaufränkisch</text:p>
          </table:table-cell>
          <table:table-cell office:value-type="string">
            <text:p>Krutzler</text:p>
          </table:table-cell>
          <table:table-cell office:value-type="float" office:value="44.510036">
            <text:p>44.510036</text:p>
          </table:table-cell>
        </table:table-row>
        <table:table-row>
          <table:table-cell office:value-type="string"/>
          <table:table-cell office:value-type="string">
            <text:p>33030.0</text:p>
          </table:table-cell>
          <table:table-cell office:value-type="string">
            <text:p>RED</text:p>
          </table:table-cell>
          <table:table-cell office:value-type="string">
            <text:p>Blaufränkisch Szapary 2016</text:p>
          </table:table-cell>
          <table:table-cell office:value-type="string">
            <text:p>Weingut Uwe Schief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600">
            <text:p>56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öller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z1ccsys8rfs8wk83bb</text:p>
          </table:table-cell>
          <table:table-cell office:value-type="string">
            <text:p>RED</text:p>
          </table:table-cell>
          <table:table-cell office:value-type="string">
            <text:p>Szapary Blaufränkisch</text:p>
          </table:table-cell>
          <table:table-cell office:value-type="string">
            <text:p>Weinbau Uwe Schiefer</text:p>
          </table:table-cell>
          <table:table-cell office:value-type="float" office:value="55.75465">
            <text:p>55.75465</text:p>
          </table:table-cell>
        </table:table-row>
        <table:table-row>
          <table:table-cell office:value-type="string"/>
          <table:table-cell office:value-type="string">
            <text:p>33038.0</text:p>
          </table:table-cell>
          <table:table-cell office:value-type="string">
            <text:p>RED</text:p>
          </table:table-cell>
          <table:table-cell office:value-type="string">
            <text:p>Blaufränkisch Mörbisch 2021</text:p>
          </table:table-cell>
          <table:table-cell office:value-type="string">
            <text:p>Weingut Schönber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z20hh4n068xwyg3f04</text:p>
          </table:table-cell>
          <table:table-cell office:value-type="string">
            <text:p>RED</text:p>
          </table:table-cell>
          <table:table-cell office:value-type="string">
            <text:p>Mörbisch Blaufränkisch</text:p>
          </table:table-cell>
          <table:table-cell office:value-type="string">
            <text:p>Schönberger</text:p>
          </table:table-cell>
          <table:table-cell office:value-type="float" office:value="49.495426">
            <text:p>49.495426</text:p>
          </table:table-cell>
        </table:table-row>
        <table:table-row>
          <table:table-cell office:value-type="string"/>
          <table:table-cell office:value-type="string">
            <text:p>33039.0</text:p>
          </table:table-cell>
          <table:table-cell office:value-type="string">
            <text:p>RED</text:p>
          </table:table-cell>
          <table:table-cell office:value-type="string">
            <text:p>Blaufränkisch Kräften 2018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">
            <text:p>43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z387a4ct2edhsdjx5z</text:p>
          </table:table-cell>
          <table:table-cell office:value-type="string">
            <text:p>RED</text:p>
          </table:table-cell>
          <table:table-cell office:value-type="string">
            <text:p>Kräften Blaufränkisch</text:p>
          </table:table-cell>
          <table:table-cell office:value-type="string">
            <text:p>Schönberger</text:p>
          </table:table-cell>
          <table:table-cell office:value-type="float" office:value="46.820023">
            <text:p>46.820023</text:p>
          </table:table-cell>
        </table:table-row>
        <table:table-row>
          <table:table-cell office:value-type="string"/>
          <table:table-cell office:value-type="string">
            <text:p>33041.0</text:p>
          </table:table-cell>
          <table:table-cell office:value-type="string">
            <text:p>RED</text:p>
          </table:table-cell>
          <table:table-cell office:value-type="string">
            <text:p>Blaufränkisch Lehmgrube 2017</text:p>
          </table:table-cell>
          <table:table-cell office:value-type="string">
            <text:p>Weingut Schön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500">
            <text:p>55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8mbefd1sxye7kgd5ny</text:p>
          </table:table-cell>
          <table:table-cell office:value-type="string">
            <text:p>RED</text:p>
          </table:table-cell>
          <table:table-cell office:value-type="string">
            <text:p>Lehmgrube Blaufränkisch</text:p>
          </table:table-cell>
          <table:table-cell office:value-type="string">
            <text:p>Schönberger</text:p>
          </table:table-cell>
          <table:table-cell office:value-type="float" office:value="50.056152">
            <text:p>50.056152</text:p>
          </table:table-cell>
        </table:table-row>
        <table:table-row>
          <table:table-cell office:value-type="string"/>
          <table:table-cell office:value-type="string">
            <text:p>33043.0</text:p>
          </table:table-cell>
          <table:table-cell office:value-type="string">
            <text:p>RED</text:p>
          </table:table-cell>
          <table:table-cell office:value-type="string">
            <text:p>Blaufränkisch Altenberg Jois 2021</text:p>
          </table:table-cell>
          <table:table-cell office:value-type="string">
            <text:p>Weingut H&amp;A Nittna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z2vx5gz0nsa9y8kqyd</text:p>
          </table:table-cell>
          <table:table-cell office:value-type="string">
            <text:p>RED</text:p>
          </table:table-cell>
          <table:table-cell office:value-type="string">
            <text:p>Altenberg Blaufränkisch</text:p>
          </table:table-cell>
          <table:table-cell office:value-type="string">
            <text:p>Nittnaus</text:p>
          </table:table-cell>
          <table:table-cell office:value-type="float" office:value="40.437187">
            <text:p>40.437187</text:p>
          </table:table-cell>
        </table:table-row>
        <table:table-row>
          <table:table-cell office:value-type="string"/>
          <table:table-cell office:value-type="string">
            <text:p>33060.0</text:p>
          </table:table-cell>
          <table:table-cell office:value-type="string">
            <text:p>RED</text:p>
          </table:table-cell>
          <table:table-cell office:value-type="string">
            <text:p>Blaufränkisch Altenberg Jois Magnum 2021</text:p>
          </table:table-cell>
          <table:table-cell office:value-type="string">
            <text:p>Weingut H&amp;A Nittnau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4100">
            <text:p>4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z2vx5gz0nsa9y8kqyd</text:p>
          </table:table-cell>
          <table:table-cell office:value-type="string">
            <text:p>RED</text:p>
          </table:table-cell>
          <table:table-cell office:value-type="string">
            <text:p>Altenberg Blaufränkisch</text:p>
          </table:table-cell>
          <table:table-cell office:value-type="string">
            <text:p>Nittnaus</text:p>
          </table:table-cell>
          <table:table-cell office:value-type="float" office:value="40.437187">
            <text:p>40.437187</text:p>
          </table:table-cell>
        </table:table-row>
        <table:table-row>
          <table:table-cell office:value-type="string"/>
          <table:table-cell office:value-type="string">
            <text:p>33061.0</text:p>
          </table:table-cell>
          <table:table-cell office:value-type="string">
            <text:p>RED</text:p>
          </table:table-cell>
          <table:table-cell office:value-type="string">
            <text:p>Blausfränkisch Kirchberg Lutzmannsburg 2021</text:p>
          </table:table-cell>
          <table:table-cell office:value-type="string">
            <text:p>Weingut Mor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wwcx7p4cq2vcjh24dberr5</text:p>
          </table:table-cell>
          <table:table-cell office:value-type="string">
            <text:p>RED</text:p>
          </table:table-cell>
          <table:table-cell office:value-type="string">
            <text:p>Lutzmannsburg Alte Reben Blaufränkisch</text:p>
          </table:table-cell>
          <table:table-cell office:value-type="string">
            <text:p>Moric</text:p>
          </table:table-cell>
          <table:table-cell office:value-type="float" office:value="39.441727">
            <text:p>39.441727</text:p>
          </table:table-cell>
        </table:table-row>
        <table:table-row>
          <table:table-cell office:value-type="string"/>
          <table:table-cell office:value-type="string">
            <text:p>33080.0</text:p>
          </table:table-cell>
          <table:table-cell office:value-type="string">
            <text:p>RED</text:p>
          </table:table-cell>
          <table:table-cell office:value-type="string">
            <text:p>Blaufränkisch Obere Wald 2020</text:p>
          </table:table-cell>
          <table:table-cell office:value-type="string">
            <text:p>Weingut E. Triebau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630">
            <text:p>26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19vvhhwh47p30rsm4</text:p>
          </table:table-cell>
          <table:table-cell office:value-type="string">
            <text:p>RED</text:p>
          </table:table-cell>
          <table:table-cell office:value-type="string">
            <text:p>Rust Blaufränkisch Ried Oberer Wald Trocken</text:p>
          </table:table-cell>
          <table:table-cell office:value-type="string">
            <text:p>Ernst Triebaumer</text:p>
          </table:table-cell>
          <table:table-cell office:value-type="float" office:value="35.889202">
            <text:p>35.889202</text:p>
          </table:table-cell>
        </table:table-row>
        <table:table-row>
          <table:table-cell office:value-type="string"/>
          <table:table-cell office:value-type="string">
            <text:p>35063.0</text:p>
          </table:table-cell>
          <table:table-cell office:value-type="string">
            <text:p>RED</text:p>
          </table:table-cell>
          <table:table-cell office:value-type="string">
            <text:p>Cassiano 2021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846657">
            <text:p>40.846657</text:p>
          </table:table-cell>
        </table:table-row>
        <table:table-row>
          <table:table-cell office:value-type="string"/>
          <table:table-cell office:value-type="string">
            <text:p>39050.0</text:p>
          </table:table-cell>
          <table:table-cell office:value-type="string">
            <text:p>RED</text:p>
          </table:table-cell>
          <table:table-cell office:value-type="string">
            <text:p>Nebbiolo Langhe 2021</text:p>
          </table:table-cell>
          <table:table-cell office:value-type="string">
            <text:p>Giuseppte Cortes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4ekjx1vprt30w92ye</text:p>
          </table:table-cell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Giuseppe Cortese</text:p>
          </table:table-cell>
          <table:table-cell office:value-type="float" office:value="48.889656">
            <text:p>48.889656</text:p>
          </table:table-cell>
        </table:table-row>
        <table:table-row>
          <table:table-cell office:value-type="string"/>
          <table:table-cell office:value-type="string">
            <text:p>39094.0</text:p>
          </table:table-cell>
          <table:table-cell office:value-type="string">
            <text:p>RED</text:p>
          </table:table-cell>
          <table:table-cell office:value-type="string">
            <text:p>Barbaresco Rabajà Riserva 2016</text:p>
          </table:table-cell>
          <table:table-cell office:value-type="string">
            <text:p>Giuseppe Corte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4500">
            <text:p>14500</text:p>
          </table:table-cell>
          <table:table-cell office:value-type="float" office:value="7700">
            <text:p>7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Holz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ce606d6g6t9jxwbev8</text:p>
          </table:table-cell>
          <table:table-cell office:value-type="string">
            <text:p>RED</text:p>
          </table:table-cell>
          <table:table-cell office:value-type="string">
            <text:p>Barbaresco Riserva Rabajà</text:p>
          </table:table-cell>
          <table:table-cell office:value-type="string">
            <text:p>Giuseppe Cortese</text:p>
          </table:table-cell>
          <table:table-cell office:value-type="float" office:value="58.312542">
            <text:p>58.3125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Rombone 2021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900">
            <text:p>9900</text:p>
          </table:table-cell>
          <table:table-cell office:value-type="float" office:value="4650">
            <text:p>4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13je1mthgd609q7m</text:p>
          </table:table-cell>
          <table:table-cell office:value-type="string">
            <text:p>RED</text:p>
          </table:table-cell>
          <table:table-cell office:value-type="string">
            <text:p>Barbaresco Rombone</text:p>
          </table:table-cell>
          <table:table-cell office:value-type="string">
            <text:p>Nada Fiorenzo</text:p>
          </table:table-cell>
          <table:table-cell office:value-type="float" office:value="59.386044">
            <text:p>59.3860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Manzola 2021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3350">
            <text:p>3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6qpk5bms5p6f4saf</text:p>
          </table:table-cell>
          <table:table-cell office:value-type="string">
            <text:p>RED</text:p>
          </table:table-cell>
          <table:table-cell office:value-type="string">
            <text:p>Manzola Barbaresco</text:p>
          </table:table-cell>
          <table:table-cell office:value-type="string">
            <text:p>Nada Fiorenzo</text:p>
          </table:table-cell>
          <table:table-cell office:value-type="float" office:value="57.47726">
            <text:p>57.477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aresco 2021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180">
            <text:p>21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ecqhbw3219yv3qp0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Nada Fiorenzo</text:p>
          </table:table-cell>
          <table:table-cell office:value-type="float" office:value="49.294342">
            <text:p>49.2943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bera d'Alba 2022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bczqk40yerqzn8yb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Nada Fiorenzo</text:p>
          </table:table-cell>
          <table:table-cell office:value-type="float" office:value="54.140533">
            <text:p>54.1405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ebbiolo Langhe 2022</text:p>
          </table:table-cell>
          <table:table-cell office:value-type="string">
            <text:p>Nada Fi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sjnc18cqb3jtkye1m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Nada Fiorenzo</text:p>
          </table:table-cell>
          <table:table-cell office:value-type="float" office:value="53.96099">
            <text:p>53.9609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Giannetto 2020</text:p>
          </table:table-cell>
          <table:table-cell office:value-type="string">
            <text:p>Guido Porr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2050">
            <text:p>2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6ev3m2z29dwsxyw5</text:p>
          </table:table-cell>
          <table:table-cell office:value-type="string">
            <text:p>RED</text:p>
          </table:table-cell>
          <table:table-cell office:value-type="string">
            <text:p>Gianetto Barolo</text:p>
          </table:table-cell>
          <table:table-cell office:value-type="string">
            <text:p>Guido Porro</text:p>
          </table:table-cell>
          <table:table-cell office:value-type="float" office:value="56.4094">
            <text:p>56.40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S. Caterina 2020</text:p>
          </table:table-cell>
          <table:table-cell office:value-type="string">
            <text:p>Guido Porr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3ps5td9a9fkas00ep</text:p>
          </table:table-cell>
          <table:table-cell office:value-type="string">
            <text:p>RED</text:p>
          </table:table-cell>
          <table:table-cell office:value-type="string">
            <text:p>V. S. Caterina Barolo</text:p>
          </table:table-cell>
          <table:table-cell office:value-type="string">
            <text:p>Guido Porro</text:p>
          </table:table-cell>
          <table:table-cell office:value-type="float" office:value="53.6388">
            <text:p>53.63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Lazzairasco 2020</text:p>
          </table:table-cell>
          <table:table-cell office:value-type="string">
            <text:p>Guido Porr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350">
            <text:p>2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zbqdq49d1eq36axb9</text:p>
          </table:table-cell>
          <table:table-cell office:value-type="string">
            <text:p>RED</text:p>
          </table:table-cell>
          <table:table-cell office:value-type="string">
            <text:p>V. Lazzairasco Barolo</text:p>
          </table:table-cell>
          <table:table-cell office:value-type="string">
            <text:p>Guido Porro</text:p>
          </table:table-cell>
          <table:table-cell office:value-type="float" office:value="55.845802">
            <text:p>55.845802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>
            <text:p>10121.0</text:p>
          </table:table-cell>
          <table:table-cell office:value-type="string">
            <text:p>SPARKLING</text:p>
          </table:table-cell>
          <table:table-cell office:value-type="string">
            <text:p>Brut Nature </text:p>
          </table:table-cell>
          <table:table-cell office:value-type="string">
            <text:p>Stein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>
            <text:p>10122.0</text:p>
          </table:table-cell>
          <table:table-cell office:value-type="string">
            <text:p>SPARKLING</text:p>
          </table:table-cell>
          <table:table-cell office:value-type="string">
            <text:p>Ferrari Brut Perlè 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2722">
            <text:p>2722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Perpm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>
            <text:p>22010.0</text:p>
          </table:table-cell>
          <table:table-cell office:value-type="string">
            <text:p>WHITE</text:p>
          </table:table-cell>
          <table:table-cell office:value-type="string">
            <text:p>Weißburgunder Preasulis 2022723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380">
            <text:p>13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direkt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>
            <text:p>22022.0</text:p>
          </table:table-cell>
          <table:table-cell office:value-type="string">
            <text:p>WHITE</text:p>
          </table:table-cell>
          <table:table-cell office:value-type="string">
            <text:p>Weissburgunder Renaissance 2019/21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2900">
            <text:p>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>
            <text:p>22210.0</text:p>
          </table:table-cell>
          <table:table-cell office:value-type="string">
            <text:p>WHITE</text:p>
          </table:table-cell>
          <table:table-cell office:value-type="string">
            <text:p>Sauvignon DOC 2021</text:p>
          </table:table-cell>
          <table:table-cell office:value-type="string">
            <text:p>Prackfo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>
            <text:p>22247.0</text:p>
          </table:table-cell>
          <table:table-cell office:value-type="string">
            <text:p>WHITE</text:p>
          </table:table-cell>
          <table:table-cell office:value-type="string">
            <text:p>Sauvignon Lismore 2011</text:p>
          </table:table-cell>
          <table:table-cell office:value-type="string">
            <text:p>Grey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500">
            <text:p>85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>
            <text:p>23291.0</text:p>
          </table:table-cell>
          <table:table-cell office:value-type="string"/>
          <table:table-cell office:value-type="string">
            <text:p>Vernatsch Rosè 2023</text:p>
          </table:table-cell>
          <table:table-cell office:value-type="string">
            <text:p>Ober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00">
            <text:p>28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Vinum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>
            <text:p>31091.0</text:p>
          </table:table-cell>
          <table:table-cell office:value-type="string">
            <text:p>RED</text:p>
          </table:table-cell>
          <table:table-cell office:value-type="string">
            <text:p>Chateau Lynch Bage 2001</text:p>
          </table:table-cell>
          <table:table-cell office:value-type="string">
            <text:p>Pauill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29900">
            <text:p>29900</text:p>
          </table:table-cell>
          <table:table-cell office:value-type="float" office:value="8700">
            <text:p>8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Gebhard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0]); &quot;&quot;; 1)"/>
          <table:table-cell office:value-type="string"/>
          <table:table-cell office:value-type="string">
            <text:p>31093.0</text:p>
          </table:table-cell>
          <table:table-cell office:value-type="string">
            <text:p>RED</text:p>
          </table:table-cell>
          <table:table-cell office:value-type="string">
            <text:p>Chateau Pichon Baron Deuxièmes Crus 2011</text:p>
          </table:table-cell>
          <table:table-cell office:value-type="string">
            <text:p>Pauilla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1500">
            <text:p>21500</text:p>
          </table:table-cell>
          <table:table-cell office:value-type="float" office:value="8550">
            <text:p>8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Meixn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1]); &quot;&quot;; 1)"/>
          <table:table-cell office:value-type="string"/>
          <table:table-cell office:value-type="string">
            <text:p>32012.0</text:p>
          </table:table-cell>
          <table:table-cell office:value-type="string">
            <text:p>RED</text:p>
          </table:table-cell>
          <table:table-cell office:value-type="string">
            <text:p>Der Pfannenstiel 2018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600">
            <text:p>5600</text:p>
          </table:table-cell>
          <table:table-cell office:value-type="float" office:value="3271">
            <text:p>3271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2]); &quot;&quot;; 1)"/>
          <table:table-cell office:value-type="string"/>
          <table:table-cell office:value-type="string">
            <text:p>32013.0</text:p>
          </table:table-cell>
          <table:table-cell office:value-type="string">
            <text:p>RED</text:p>
          </table:table-cell>
          <table:table-cell office:value-type="string">
            <text:p>Der Pfannenstiel 2017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900">
            <text:p>5900</text:p>
          </table:table-cell>
          <table:table-cell office:value-type="float" office:value="3271">
            <text:p>3271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3]); &quot;&quot;; 1)"/>
          <table:table-cell office:value-type="string"/>
          <table:table-cell office:value-type="string">
            <text:p>32014.0</text:p>
          </table:table-cell>
          <table:table-cell office:value-type="string">
            <text:p>RED</text:p>
          </table:table-cell>
          <table:table-cell office:value-type="string">
            <text:p>Der Pfannenstiel 2018 Magnum</text:p>
          </table:table-cell>
          <table:table-cell office:value-type="string">
            <text:p>Pfannenstiel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700">
            <text:p>1170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4]); &quot;&quot;; 1)"/>
          <table:table-cell office:value-type="string"/>
          <table:table-cell office:value-type="string">
            <text:p>32355.0</text:p>
          </table:table-cell>
          <table:table-cell office:value-type="string">
            <text:p>RED</text:p>
          </table:table-cell>
          <table:table-cell office:value-type="string">
            <text:p>Cabernet Franc Gran Enemigo 2015 </text:p>
          </table:table-cell>
          <table:table-cell office:value-type="string">
            <text:p>Gualtallar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3900">
            <text:p>139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